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6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75.64mm" svg:height="114.02mm" svg:x="163.02mm" svg:y="22.15mm">
            <loext:p draw:notify-on-update-of-ranges="Foglio1.G1:Foglio1.G1 Foglio1.G2:Foglio1.G78 Foglio1.F1:Foglio1.F1 Foglio1.F2:Foglio1.F78 Foglio1.H1:Foglio1.H1 Foglio1.H2:Foglio1.H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prezzo graph</text:p>
          </table:table-cell>
          <table:table-cell office:value-type="string" calcext:value-type="string">
            <text:p>AO grapf</text:p>
          </table:table-cell>
          <table:table-cell office:value-type="string" calcext:value-type="string">
            <text:p>AC graf</text:p>
          </table:table-cell>
          <table:table-cell table:style-name="Default"/>
          <table:table-cell office:value-type="string" calcext:value-type="string">
            <text:p>dati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altro</text:p>
          </table:table-cell>
          <table:table-cell/>
        </table:table-row>
        <table:table-row table:style-name="ro1">
          <table:table-cell table:formula="of:=[Foglio2.H2]" office:value-type="float" office:value="0.0912" calcext:value-type="float">
            <text:p>0,0912</text:p>
          </table:table-cell>
          <table:table-cell table:formula="of:=[Foglio2.I2]" office:value-type="float" office:value="0.000945436352941212" calcext:value-type="float">
            <text:p>0,0009</text:p>
          </table:table-cell>
          <table:table-cell table:formula="of:=[Foglio2.J2]" office:value-type="float" office:value="-0.000044509017647057" calcext:value-type="float">
            <text:p>0,0000</text:p>
          </table:table-cell>
          <table:table-cell table:number-columns-repeated="2"/>
          <table:table-cell table:formula="of:=([.A2]-[.$K$2])/([.$K$3]-[.$K$2])+0.5" office:value-type="float" office:value="0.909276569264785" calcext:value-type="float">
            <text:p>0,90928</text:p>
          </table:table-cell>
          <table:table-cell table:formula="of:=([.B2]-[.$L$2])/([.$L$3]-[.$L$2])-0.5" office:value-type="float" office:value="0.166892211742755" calcext:value-type="float">
            <text:p>0,16689</text:p>
          </table:table-cell>
          <table:table-cell table:formula="of:=([.C2]-[.$M$2])/([.$M$3]-[.$M$2])-0.5" office:value-type="float" office:value="0.0478623379431893" calcext:value-type="float">
            <text:p>0,04786</text:p>
          </table:table-cell>
          <table:table-cell table:style-name="Default"/>
          <table:table-cell office:value-type="string" calcext:value-type="string">
            <text:p>min</text:p>
          </table:table-cell>
          <table:table-cell table:style-name="ce4" table:formula="of:=MIN([.A2:.A78])" office:value-type="float" office:value="0.08872702" calcext:value-type="float">
            <text:p>0,089</text:p>
          </table:table-cell>
          <table:table-cell table:style-name="ce4" table:formula="of:=MIN([.B2:.B177])" office:value-type="float" office:value="-0.0014490517647059" calcext:value-type="float">
            <text:p>-0,001</text:p>
          </table:table-cell>
          <table:table-cell table:style-name="ce4" table:formula="of:=MIN([.C2:.C78])" office:value-type="float" office:value="-0.000520779035294117" calcext:value-type="float">
            <text:p>-0,001</text:p>
          </table:table-cell>
          <table:table-cell table:style-name="ce3"/>
        </table:table-row>
        <table:table-row table:style-name="ro1">
          <table:table-cell table:formula="of:=[Foglio2.H3]" office:value-type="float" office:value="0.09115207" calcext:value-type="float">
            <text:p>0,0912</text:p>
          </table:table-cell>
          <table:table-cell table:formula="of:=[Foglio2.I3]" office:value-type="float" office:value="0.000978359500000053" calcext:value-type="float">
            <text:p>0,0010</text:p>
          </table:table-cell>
          <table:table-cell table:formula="of:=[Foglio2.J3]" office:value-type="float" office:value="0.0000323832352941034" calcext:value-type="float">
            <text:p>0,0000</text:p>
          </table:table-cell>
          <table:table-cell table:number-columns-repeated="2"/>
          <table:table-cell table:formula="of:=([.A3]-[.$K$2])/([.$K$3]-[.$K$2])+0.5" office:value-type="float" office:value="0.901344185677024" calcext:value-type="float">
            <text:p>0,90134</text:p>
          </table:table-cell>
          <table:table-cell table:formula="of:=([.B3]-[.$L$2])/([.$L$3]-[.$L$2])-0.5" office:value-type="float" office:value="0.176061683162466" calcext:value-type="float">
            <text:p>0,17606</text:p>
          </table:table-cell>
          <table:table-cell table:formula="of:=([.C3]-[.$M$2])/([.$M$3]-[.$M$2])-0.5" office:value-type="float" office:value="0.136312939293621" calcext:value-type="float">
            <text:p>0,13631</text:p>
          </table:table-cell>
          <table:table-cell/>
          <table:table-cell office:value-type="string" calcext:value-type="string">
            <text:p>max</text:p>
          </table:table-cell>
          <table:table-cell table:formula="of:=MAX([.A2:.A78])" office:value-type="float" office:value="0.09476934" calcext:value-type="float">
            <text:p>0,09476934</text:p>
          </table:table-cell>
          <table:table-cell table:formula="of:=MAX([.B2:.B177])" office:value-type="float" office:value="0.00214146567647057" calcext:value-type="float">
            <text:p>0,0021414657</text:p>
          </table:table-cell>
          <table:table-cell table:formula="of:=MAX([.C2:.C78])" office:value-type="float" office:value="0.000348545217647042" calcext:value-type="float">
            <text:p>0,0003485452</text:p>
          </table:table-cell>
          <table:table-cell table:style-name="ce3"/>
        </table:table-row>
        <table:table-row table:style-name="ro1">
          <table:table-cell table:formula="of:=[Foglio2.H4]" office:value-type="float" office:value="0.08981454" calcext:value-type="float">
            <text:p>0,0898</text:p>
          </table:table-cell>
          <table:table-cell table:formula="of:=[Foglio2.I4]" office:value-type="float" office:value="0.0010672245294118" calcext:value-type="float">
            <text:p>0,0011</text:p>
          </table:table-cell>
          <table:table-cell table:formula="of:=[Foglio2.J4]" office:value-type="float" office:value="0.0000256094588235361" calcext:value-type="float">
            <text:p>0,0000</text:p>
          </table:table-cell>
          <table:table-cell table:number-columns-repeated="2"/>
          <table:table-cell table:formula="of:=([.A4]-[.$K$2])/([.$K$3]-[.$K$2])+0.5" office:value-type="float" office:value="0.679983847263964" calcext:value-type="float">
            <text:p>0,67998</text:p>
          </table:table-cell>
          <table:table-cell table:formula="of:=([.B4]-[.$L$2])/([.$L$3]-[.$L$2])-0.5" office:value-type="float" office:value="0.20081160594313" calcext:value-type="float">
            <text:p>0,20081</text:p>
          </table:table-cell>
          <table:table-cell table:formula="of:=([.C4]-[.$M$2])/([.$M$3]-[.$M$2])-0.5" office:value-type="float" office:value="0.128520937117621" calcext:value-type="float">
            <text:p>0,12852</text:p>
          </table:table-cell>
          <table:table-cell table:number-columns-repeated="6"/>
        </table:table-row>
        <table:table-row table:style-name="ro1">
          <table:table-cell table:formula="of:=[Foglio2.H5]" office:value-type="float" office:value="0.08999909" calcext:value-type="float">
            <text:p>0,0900</text:p>
          </table:table-cell>
          <table:table-cell table:formula="of:=[Foglio2.I5]" office:value-type="float" office:value="0.000797670264705924" calcext:value-type="float">
            <text:p>0,0008</text:p>
          </table:table-cell>
          <table:table-cell table:formula="of:=[Foglio2.J5]" office:value-type="float" office:value="0.00013930479999999" calcext:value-type="float">
            <text:p>0,0001</text:p>
          </table:table-cell>
          <table:table-cell table:number-columns-repeated="2"/>
          <table:table-cell table:formula="of:=([.A5]-[.$K$2])/([.$K$3]-[.$K$2])+0.5" office:value-type="float" office:value="0.710526751314065" calcext:value-type="float">
            <text:p>0,71053</text:p>
          </table:table-cell>
          <table:table-cell table:formula="of:=([.B5]-[.$L$2])/([.$L$3]-[.$L$2])-0.5" office:value-type="float" office:value="0.125737673251815" calcext:value-type="float">
            <text:p>0,12574</text:p>
          </table:table-cell>
          <table:table-cell table:formula="of:=([.C5]-[.$M$2])/([.$M$3]-[.$M$2])-0.5" office:value-type="float" office:value="0.259306821431548" calcext:value-type="float">
            <text:p>0,25931</text:p>
          </table:table-cell>
          <table:table-cell table:number-columns-repeated="6"/>
        </table:table-row>
        <table:table-row table:style-name="ro1">
          <table:table-cell table:formula="of:=[Foglio2.H6]" office:value-type="float" office:value="0.09062309" calcext:value-type="float">
            <text:p>0,0906</text:p>
          </table:table-cell>
          <table:table-cell table:formula="of:=[Foglio2.I6]" office:value-type="float" office:value="0.000593922941176508" calcext:value-type="float">
            <text:p>0,0006</text:p>
          </table:table-cell>
          <table:table-cell table:formula="of:=[Foglio2.J6]" office:value-type="float" office:value="-0.0000788524529411749" calcext:value-type="float">
            <text:p>-0,0001</text:p>
          </table:table-cell>
          <table:table-cell table:number-columns-repeated="2"/>
          <table:table-cell table:formula="of:=([.A6]-[.$K$2])/([.$K$3]-[.$K$2])+0.5" office:value-type="float" office:value="0.813798342358564" calcext:value-type="float">
            <text:p>0,81380</text:p>
          </table:table-cell>
          <table:table-cell table:formula="of:=([.B6]-[.$L$2])/([.$L$3]-[.$L$2])-0.5" office:value-type="float" office:value="0.0689917231575983" calcext:value-type="float">
            <text:p>0,06899</text:p>
          </table:table-cell>
          <table:table-cell table:formula="of:=([.C6]-[.$M$2])/([.$M$3]-[.$M$2])-0.5" office:value-type="float" office:value="0.00835643991040713" calcext:value-type="float">
            <text:p>0,00836</text:p>
          </table:table-cell>
          <table:table-cell table:number-columns-repeated="6"/>
        </table:table-row>
        <table:table-row table:style-name="ro1">
          <table:table-cell table:formula="of:=[Foglio2.H7]" office:value-type="float" office:value="0.09105815" calcext:value-type="float">
            <text:p>0,0911</text:p>
          </table:table-cell>
          <table:table-cell table:formula="of:=[Foglio2.I7]" office:value-type="float" office:value="0.000648221617647091" calcext:value-type="float">
            <text:p>0,0006</text:p>
          </table:table-cell>
          <table:table-cell table:formula="of:=[Foglio2.J7]" office:value-type="float" office:value="-0.000223156829411766" calcext:value-type="float">
            <text:p>-0,0002</text:p>
          </table:table-cell>
          <table:table-cell table:number-columns-repeated="2"/>
          <table:table-cell table:formula="of:=([.A7]-[.$K$2])/([.$K$3]-[.$K$2])+0.5" office:value-type="float" office:value="0.88580048723007" calcext:value-type="float">
            <text:p>0,88580</text:p>
          </table:table-cell>
          <table:table-cell table:formula="of:=([.B7]-[.$L$2])/([.$L$3]-[.$L$2])-0.5" office:value-type="float" office:value="0.0841145229657481" calcext:value-type="float">
            <text:p>0,08411</text:p>
          </table:table-cell>
          <table:table-cell table:formula="of:=([.C7]-[.$M$2])/([.$M$3]-[.$M$2])-0.5" office:value-type="float" office:value="-0.157639592044724" calcext:value-type="float">
            <text:p>-0,15764</text:p>
          </table:table-cell>
          <table:table-cell table:number-columns-repeated="6"/>
        </table:table-row>
        <table:table-row table:style-name="ro1">
          <table:table-cell table:formula="of:=[Foglio2.H8]" office:value-type="float" office:value="0.08872702" calcext:value-type="float">
            <text:p>0,0887</text:p>
          </table:table-cell>
          <table:table-cell table:formula="of:=[Foglio2.I8]" office:value-type="float" office:value="0.000381818970588268" calcext:value-type="float">
            <text:p>0,0004</text:p>
          </table:table-cell>
          <table:table-cell table:formula="of:=[Foglio2.J8]" office:value-type="float" office:value="-0.0000495500470588273" calcext:value-type="float">
            <text:p>0,0000</text:p>
          </table:table-cell>
          <table:table-cell table:number-columns-repeated="2"/>
          <table:table-cell table:formula="of:=([.A8]-[.$K$2])/([.$K$3]-[.$K$2])+0.5" office:value-type="float" office:value="0.5" calcext:value-type="float">
            <text:p>0,50000</text:p>
          </table:table-cell>
          <table:table-cell table:formula="of:=([.B8]-[.$L$2])/([.$L$3]-[.$L$2])-0.5" office:value-type="float" office:value="0.00991835168311184" calcext:value-type="float">
            <text:p>0,00992</text:p>
          </table:table-cell>
          <table:table-cell table:formula="of:=([.C8]-[.$M$2])/([.$M$3]-[.$M$2])-0.5" office:value-type="float" office:value="0.0420635472218731" calcext:value-type="float">
            <text:p>0,04206</text:p>
          </table:table-cell>
          <table:table-cell table:number-columns-repeated="6"/>
        </table:table-row>
        <table:table-row table:style-name="ro1">
          <table:table-cell table:formula="of:=[Foglio2.H9]" office:value-type="float" office:value="0.08884" calcext:value-type="float">
            <text:p>0,0888</text:p>
          </table:table-cell>
          <table:table-cell table:formula="of:=[Foglio2.I9]" office:value-type="float" office:value="0.0000172904705882382" calcext:value-type="float">
            <text:p>0,0000</text:p>
          </table:table-cell>
          <table:table-cell table:formula="of:=[Foglio2.J9]" office:value-type="float" office:value="-0.000105965882352937" calcext:value-type="float">
            <text:p>-0,0001</text:p>
          </table:table-cell>
          <table:table-cell table:number-columns-repeated="2"/>
          <table:table-cell table:formula="of:=([.A9]-[.$K$2])/([.$K$3]-[.$K$2])+0.5" office:value-type="float" office:value="0.518698115955461" calcext:value-type="float">
            <text:p>0,51870</text:p>
          </table:table-cell>
          <table:table-cell table:formula="of:=([.B9]-[.$L$2])/([.$L$3]-[.$L$2])-0.5" office:value-type="float" office:value="-0.0916069872052542" calcext:value-type="float">
            <text:p>-0,09161</text:p>
          </table:table-cell>
          <table:table-cell table:formula="of:=([.C9]-[.$M$2])/([.$M$3]-[.$M$2])-0.5" office:value-type="float" office:value="-0.0228326466933895" calcext:value-type="float">
            <text:p>-0,02283</text:p>
          </table:table-cell>
          <table:table-cell table:number-columns-repeated="6"/>
        </table:table-row>
        <table:table-row table:style-name="ro1">
          <table:table-cell table:formula="of:=[Foglio2.H10]" office:value-type="float" office:value="0.0888" calcext:value-type="float">
            <text:p>0,0888</text:p>
          </table:table-cell>
          <table:table-cell table:formula="of:=[Foglio2.I10]" office:value-type="float" office:value="-0.000584912411764685" calcext:value-type="float">
            <text:p>-0,0006</text:p>
          </table:table-cell>
          <table:table-cell table:formula="of:=[Foglio2.J10]" office:value-type="float" office:value="-0.000193977847058846" calcext:value-type="float">
            <text:p>-0,0002</text:p>
          </table:table-cell>
          <table:table-cell table:number-columns-repeated="2"/>
          <table:table-cell table:formula="of:=([.A10]-[.$K$2])/([.$K$3]-[.$K$2])+0.5" office:value-type="float" office:value="0.512078142170557" calcext:value-type="float">
            <text:p>0,51208</text:p>
          </table:table-cell>
          <table:table-cell table:formula="of:=([.B10]-[.$L$2])/([.$L$3]-[.$L$2])-0.5" office:value-type="float" office:value="-0.259327348467614" calcext:value-type="float">
            <text:p>-0,25933</text:p>
          </table:table-cell>
          <table:table-cell table:formula="of:=([.C10]-[.$M$2])/([.$M$3]-[.$M$2])-0.5" office:value-type="float" office:value="-0.124074461135055" calcext:value-type="float">
            <text:p>-0,12407</text:p>
          </table:table-cell>
          <table:table-cell table:number-columns-repeated="6"/>
        </table:table-row>
        <table:table-row table:style-name="ro1">
          <table:table-cell table:formula="of:=[Foglio2.H11]" office:value-type="float" office:value="0.08948799" calcext:value-type="float">
            <text:p>0,0895</text:p>
          </table:table-cell>
          <table:table-cell table:formula="of:=[Foglio2.I11]" office:value-type="float" office:value="-0.00100636782352939" calcext:value-type="float">
            <text:p>-0,0010</text:p>
          </table:table-cell>
          <table:table-cell table:formula="of:=[Foglio2.J11]" office:value-type="float" office:value="-0.000476122576470589" calcext:value-type="float">
            <text:p>-0,0005</text:p>
          </table:table-cell>
          <table:table-cell table:number-columns-repeated="2"/>
          <table:table-cell table:formula="of:=([.A11]-[.$K$2])/([.$K$3]-[.$K$2])+0.5" office:value-type="float" office:value="0.625940036277456" calcext:value-type="float">
            <text:p>0,62594</text:p>
          </table:table-cell>
          <table:table-cell table:formula="of:=([.B11]-[.$L$2])/([.$L$3]-[.$L$2])-0.5" office:value-type="float" office:value="-0.376707480626675" calcext:value-type="float">
            <text:p>-0,37671</text:p>
          </table:table-cell>
          <table:table-cell table:formula="of:=([.C11]-[.$M$2])/([.$M$3]-[.$M$2])-0.5" office:value-type="float" office:value="-0.448630837489645" calcext:value-type="float">
            <text:p>-0,44863</text:p>
          </table:table-cell>
          <table:table-cell table:number-columns-repeated="6"/>
        </table:table-row>
        <table:table-row table:style-name="ro1">
          <table:table-cell table:formula="of:=[Foglio2.H12]" office:value-type="float" office:value="0.089495" calcext:value-type="float">
            <text:p>0,0895</text:p>
          </table:table-cell>
          <table:table-cell table:formula="of:=[Foglio2.I12]" office:value-type="float" office:value="-0.00140673417647058" calcext:value-type="float">
            <text:p>-0,0014</text:p>
          </table:table-cell>
          <table:table-cell table:formula="of:=[Foglio2.J12]" office:value-type="float" office:value="-0.000486586829411761" calcext:value-type="float">
            <text:p>-0,0005</text:p>
          </table:table-cell>
          <table:table-cell table:number-columns-repeated="2"/>
          <table:table-cell table:formula="of:=([.A12]-[.$K$2])/([.$K$3]-[.$K$2])+0.5" office:value-type="float" office:value="0.627100186683259" calcext:value-type="float">
            <text:p>0,62710</text:p>
          </table:table-cell>
          <table:table-cell table:formula="of:=([.B12]-[.$L$2])/([.$L$3]-[.$L$2])-0.5" office:value-type="float" office:value="-0.488214069718749" calcext:value-type="float">
            <text:p>-0,48821</text:p>
          </table:table-cell>
          <table:table-cell table:formula="of:=([.C12]-[.$M$2])/([.$M$3]-[.$M$2])-0.5" office:value-type="float" office:value="-0.46066806399721" calcext:value-type="float">
            <text:p>-0,46067</text:p>
          </table:table-cell>
          <table:table-cell table:number-columns-repeated="6"/>
        </table:table-row>
        <table:table-row table:style-name="ro1">
          <table:table-cell table:formula="of:=[Foglio2.H13]" office:value-type="float" office:value="0.09" calcext:value-type="float">
            <text:p>0,0900</text:p>
          </table:table-cell>
          <table:table-cell table:formula="of:=[Foglio2.I13]" office:value-type="float" office:value="-0.0014490517647059" calcext:value-type="float">
            <text:p>-0,0014</text:p>
          </table:table-cell>
          <table:table-cell table:formula="of:=[Foglio2.J13]" office:value-type="float" office:value="-0.000520779035294117" calcext:value-type="float">
            <text:p>-0,0005</text:p>
          </table:table-cell>
          <table:table-cell table:number-columns-repeated="2"/>
          <table:table-cell table:formula="of:=([.A13]-[.$K$2])/([.$K$3]-[.$K$2])+0.5" office:value-type="float" office:value="0.71067735571767" calcext:value-type="float">
            <text:p>0,71068</text:p>
          </table:table-cell>
          <table:table-cell table:formula="of:=([.B13]-[.$L$2])/([.$L$3]-[.$L$2])-0.5" office:value-type="float" office:value="-0.5" calcext:value-type="float">
            <text:p>-0,50000</text:p>
          </table:table-cell>
          <table:table-cell table:formula="of:=([.C13]-[.$M$2])/([.$M$3]-[.$M$2])-0.5" office:value-type="float" office:value="-0.5" calcext:value-type="float">
            <text:p>-0,50000</text:p>
          </table:table-cell>
          <table:table-cell table:number-columns-repeated="6"/>
        </table:table-row>
        <table:table-row table:style-name="ro1">
          <table:table-cell table:formula="of:=[Foglio2.H14]" office:value-type="float" office:value="0.08956724" calcext:value-type="float">
            <text:p>0,0896</text:p>
          </table:table-cell>
          <table:table-cell table:formula="of:=[Foglio2.I14]" office:value-type="float" office:value="-0.00126449373529414" calcext:value-type="float">
            <text:p>-0,0013</text:p>
          </table:table-cell>
          <table:table-cell table:formula="of:=[Foglio2.J14]" office:value-type="float" office:value="-0.000306739782352963" calcext:value-type="float">
            <text:p>-0,0003</text:p>
          </table:table-cell>
          <table:table-cell table:number-columns-repeated="2"/>
          <table:table-cell table:formula="of:=([.A14]-[.$K$2])/([.$K$3]-[.$K$2])+0.5" office:value-type="float" office:value="0.639055859338797" calcext:value-type="float">
            <text:p>0,63906</text:p>
          </table:table-cell>
          <table:table-cell table:formula="of:=([.B14]-[.$L$2])/([.$L$3]-[.$L$2])-0.5" office:value-type="float" office:value="-0.448598486865644" calcext:value-type="float">
            <text:p>-0,44860</text:p>
          </table:table-cell>
          <table:table-cell table:formula="of:=([.C14]-[.$M$2])/([.$M$3]-[.$M$2])-0.5" office:value-type="float" office:value="-0.253786631148273" calcext:value-type="float">
            <text:p>-0,25379</text:p>
          </table:table-cell>
          <table:table-cell table:number-columns-repeated="6"/>
        </table:table-row>
        <table:table-row table:style-name="ro1">
          <table:table-cell table:formula="of:=[Foglio2.H15]" office:value-type="float" office:value="0.0898887" calcext:value-type="float">
            <text:p>0,0899</text:p>
          </table:table-cell>
          <table:table-cell table:formula="of:=[Foglio2.I15]" office:value-type="float" office:value="-0.000771867941176493" calcext:value-type="float">
            <text:p>-0,0008</text:p>
          </table:table-cell>
          <table:table-cell table:formula="of:=[Foglio2.J15]" office:value-type="float" office:value="-0.0000847906470588355" calcext:value-type="float">
            <text:p>-0,0001</text:p>
          </table:table-cell>
          <table:table-cell table:number-columns-repeated="2"/>
          <table:table-cell table:formula="of:=([.A15]-[.$K$2])/([.$K$3]-[.$K$2])+0.5" office:value-type="float" office:value="0.692257278661176" calcext:value-type="float">
            <text:p>0,69226</text:p>
          </table:table-cell>
          <table:table-cell table:formula="of:=([.B15]-[.$L$2])/([.$L$3]-[.$L$2])-0.5" office:value-type="float" office:value="-0.311396592657263" calcext:value-type="float">
            <text:p>-0,31140</text:p>
          </table:table-cell>
          <table:table-cell table:formula="of:=([.C15]-[.$M$2])/([.$M$3]-[.$M$2])-0.5" office:value-type="float" office:value="0.00152562379367038" calcext:value-type="float">
            <text:p>0,00153</text:p>
          </table:table-cell>
          <table:table-cell table:number-columns-repeated="6"/>
        </table:table-row>
        <table:table-row table:style-name="ro1">
          <table:table-cell table:formula="of:=[Foglio2.H16]" office:value-type="float" office:value="0.08979751" calcext:value-type="float">
            <text:p>0,0898</text:p>
          </table:table-cell>
          <table:table-cell table:formula="of:=[Foglio2.I16]" office:value-type="float" office:value="-0.000609635676470599" calcext:value-type="float">
            <text:p>-0,0006</text:p>
          </table:table-cell>
          <table:table-cell table:formula="of:=[Foglio2.J16]" office:value-type="float" office:value="0.000328488717647049" calcext:value-type="float">
            <text:p>0,0003</text:p>
          </table:table-cell>
          <table:table-cell table:number-columns-repeated="2"/>
          <table:table-cell table:formula="of:=([.A16]-[.$K$2])/([.$K$3]-[.$K$2])+0.5" office:value-type="float" office:value="0.677165393425041" calcext:value-type="float">
            <text:p>0,67717</text:p>
          </table:table-cell>
          <table:table-cell table:formula="of:=([.B16]-[.$L$2])/([.$L$3]-[.$L$2])-0.5" office:value-type="float" office:value="-0.266213059263052" calcext:value-type="float">
            <text:p>-0,26621</text:p>
          </table:table-cell>
          <table:table-cell table:formula="of:=([.C16]-[.$M$2])/([.$M$3]-[.$M$2])-0.5" office:value-type="float" office:value="0.476928631713499" calcext:value-type="float">
            <text:p>0,47693</text:p>
          </table:table-cell>
          <table:table-cell table:number-columns-repeated="6"/>
        </table:table-row>
        <table:table-row table:style-name="ro1">
          <table:table-cell table:formula="of:=[Foglio2.H17]" office:value-type="float" office:value="0.08977781" calcext:value-type="float">
            <text:p>0,0898</text:p>
          </table:table-cell>
          <table:table-cell table:formula="of:=[Foglio2.I17]" office:value-type="float" office:value="-0.000493880294117677" calcext:value-type="float">
            <text:p>-0,0005</text:p>
          </table:table-cell>
          <table:table-cell table:formula="of:=[Foglio2.J17]" office:value-type="float" office:value="0.000308150205882363" calcext:value-type="float">
            <text:p>0,0003</text:p>
          </table:table-cell>
          <table:table-cell table:number-columns-repeated="2"/>
          <table:table-cell table:formula="of:=([.A17]-[.$K$2])/([.$K$3]-[.$K$2])+0.5" office:value-type="float" office:value="0.673905056335976" calcext:value-type="float">
            <text:p>0,67391</text:p>
          </table:table-cell>
          <table:table-cell table:formula="of:=([.B17]-[.$L$2])/([.$L$3]-[.$L$2])-0.5" office:value-type="float" office:value="-0.233973866932323" calcext:value-type="float">
            <text:p>-0,23397</text:p>
          </table:table-cell>
          <table:table-cell table:formula="of:=([.C17]-[.$M$2])/([.$M$3]-[.$M$2])-0.5" office:value-type="float" office:value="0.453532860002453" calcext:value-type="float">
            <text:p>0,45353</text:p>
          </table:table-cell>
          <table:table-cell table:number-columns-repeated="6"/>
        </table:table-row>
        <table:table-row table:style-name="ro1">
          <table:table-cell table:formula="of:=[Foglio2.H18]" office:value-type="float" office:value="0.09008626" calcext:value-type="float">
            <text:p>0,0901</text:p>
          </table:table-cell>
          <table:table-cell table:formula="of:=[Foglio2.I18]" office:value-type="float" office:value="-0.000406650647058846" calcext:value-type="float">
            <text:p>-0,0004</text:p>
          </table:table-cell>
          <table:table-cell table:formula="of:=[Foglio2.J18]" office:value-type="float" office:value="0.000215425364705873" calcext:value-type="float">
            <text:p>0,0002</text:p>
          </table:table-cell>
          <table:table-cell table:number-columns-repeated="2"/>
          <table:table-cell table:formula="of:=([.A18]-[.$K$2])/([.$K$3]-[.$K$2])+0.5" office:value-type="float" office:value="0.724953329184816" calcext:value-type="float">
            <text:p>0,72495</text:p>
          </table:table-cell>
          <table:table-cell table:formula="of:=([.B18]-[.$L$2])/([.$L$3]-[.$L$2])-0.5" office:value-type="float" office:value="-0.20967941676242" calcext:value-type="float">
            <text:p>-0,20968</text:p>
          </table:table-cell>
          <table:table-cell table:formula="of:=([.C18]-[.$M$2])/([.$M$3]-[.$M$2])-0.5" office:value-type="float" office:value="0.346869735325124" calcext:value-type="float">
            <text:p>0,34687</text:p>
          </table:table-cell>
          <table:table-cell table:number-columns-repeated="6"/>
        </table:table-row>
        <table:table-row table:style-name="ro1">
          <table:table-cell table:formula="of:=[Foglio2.H19]" office:value-type="float" office:value="0.09014946" calcext:value-type="float">
            <text:p>0,0901</text:p>
          </table:table-cell>
          <table:table-cell table:formula="of:=[Foglio2.I19]" office:value-type="float" office:value="-0.000385955235294152" calcext:value-type="float">
            <text:p>-0,0004</text:p>
          </table:table-cell>
          <table:table-cell table:formula="of:=[Foglio2.J19]" office:value-type="float" office:value="0.000126947311764708" calcext:value-type="float">
            <text:p>0,0001</text:p>
          </table:table-cell>
          <table:table-cell table:number-columns-repeated="2"/>
          <table:table-cell table:formula="of:=([.A19]-[.$K$2])/([.$K$3]-[.$K$2])+0.5" office:value-type="float" office:value="0.735412887764964" calcext:value-type="float">
            <text:p>0,73541</text:p>
          </table:table-cell>
          <table:table-cell table:formula="of:=([.B19]-[.$L$2])/([.$L$3]-[.$L$2])-0.5" office:value-type="float" office:value="-0.203915508884587" calcext:value-type="float">
            <text:p>-0,20392</text:p>
          </table:table-cell>
          <table:table-cell table:formula="of:=([.C19]-[.$M$2])/([.$M$3]-[.$M$2])-0.5" office:value-type="float" office:value="0.245091770840847" calcext:value-type="float">
            <text:p>0,24509</text:p>
          </table:table-cell>
          <table:table-cell table:number-columns-repeated="6"/>
        </table:table-row>
        <table:table-row table:style-name="ro1">
          <table:table-cell table:formula="of:=[Foglio2.H20]" office:value-type="float" office:value="0.08960953" calcext:value-type="float">
            <text:p>0,0896</text:p>
          </table:table-cell>
          <table:table-cell table:formula="of:=[Foglio2.I20]" office:value-type="float" office:value="-0.000343239911764728" calcext:value-type="float">
            <text:p>-0,0003</text:p>
          </table:table-cell>
          <table:table-cell table:formula="of:=[Foglio2.J20]" office:value-type="float" office:value="0.0000619171176470479" calcext:value-type="float">
            <text:p>0,0001</text:p>
          </table:table-cell>
          <table:table-cell table:number-columns-repeated="2"/>
          <table:table-cell table:formula="of:=([.A20]-[.$K$2])/([.$K$3]-[.$K$2])+0.5" office:value-type="float" office:value="0.646054826622887" calcext:value-type="float">
            <text:p>0,64605</text:p>
          </table:table-cell>
          <table:table-cell table:formula="of:=([.B20]-[.$L$2])/([.$L$3]-[.$L$2])-0.5" office:value-type="float" office:value="-0.192018804794096" calcext:value-type="float">
            <text:p>-0,19202</text:p>
          </table:table-cell>
          <table:table-cell table:formula="of:=([.C20]-[.$M$2])/([.$M$3]-[.$M$2])-0.5" office:value-type="float" office:value="0.170286318332597" calcext:value-type="float">
            <text:p>0,17029</text:p>
          </table:table-cell>
          <table:table-cell table:number-columns-repeated="6"/>
        </table:table-row>
        <table:table-row table:style-name="ro1">
          <table:table-cell table:formula="of:=[Foglio2.H21]" office:value-type="float" office:value="0.0900892" calcext:value-type="float">
            <text:p>0,0901</text:p>
          </table:table-cell>
          <table:table-cell table:formula="of:=[Foglio2.I21]" office:value-type="float" office:value="-0.000328442705882379" calcext:value-type="float">
            <text:p>-0,0003</text:p>
          </table:table-cell>
          <table:table-cell table:formula="of:=[Foglio2.J21]" office:value-type="float" office:value="0.000048393847058828" calcext:value-type="float">
            <text:p>0,0000</text:p>
          </table:table-cell>
          <table:table-cell table:number-columns-repeated="2"/>
          <table:table-cell table:formula="of:=([.A21]-[.$K$2])/([.$K$3]-[.$K$2])+0.5" office:value-type="float" office:value="0.725439897258005" calcext:value-type="float">
            <text:p>0,72544</text:p>
          </table:table-cell>
          <table:table-cell table:formula="of:=([.B21]-[.$L$2])/([.$L$3]-[.$L$2])-0.5" office:value-type="float" office:value="-0.187897614429539" calcext:value-type="float">
            <text:p>-0,18790</text:p>
          </table:table-cell>
          <table:table-cell table:formula="of:=([.C21]-[.$M$2])/([.$M$3]-[.$M$2])-0.5" office:value-type="float" office:value="0.154730246426784" calcext:value-type="float">
            <text:p>0,15473</text:p>
          </table:table-cell>
          <table:table-cell table:number-columns-repeated="6"/>
        </table:table-row>
        <table:table-row table:style-name="ro1">
          <table:table-cell table:formula="of:=[Foglio2.H22]" office:value-type="float" office:value="0.09020895" calcext:value-type="float">
            <text:p>0,0902</text:p>
          </table:table-cell>
          <table:table-cell table:formula="of:=[Foglio2.I22]" office:value-type="float" office:value="-0.000240371411764736" calcext:value-type="float">
            <text:p>-0,0002</text:p>
          </table:table-cell>
          <table:table-cell table:formula="of:=[Foglio2.J22]" office:value-type="float" office:value="0.0000124892764705897" calcext:value-type="float">
            <text:p>0,0000</text:p>
          </table:table-cell>
          <table:table-cell table:number-columns-repeated="2"/>
          <table:table-cell table:formula="of:=([.A22]-[.$K$2])/([.$K$3]-[.$K$2])+0.5" office:value-type="float" office:value="0.745258443776561" calcext:value-type="float">
            <text:p>0,74526</text:p>
          </table:table-cell>
          <table:table-cell table:formula="of:=([.B22]-[.$L$2])/([.$L$3]-[.$L$2])-0.5" office:value-type="float" office:value="-0.163368755968185" calcext:value-type="float">
            <text:p>-0,16337</text:p>
          </table:table-cell>
          <table:table-cell table:formula="of:=([.C22]-[.$M$2])/([.$M$3]-[.$M$2])-0.5" office:value-type="float" office:value="0.113428545172317" calcext:value-type="float">
            <text:p>0,11343</text:p>
          </table:table-cell>
          <table:table-cell table:number-columns-repeated="6"/>
        </table:table-row>
        <table:table-row table:style-name="ro1">
          <table:table-cell table:formula="of:=[Foglio2.H23]" office:value-type="float" office:value="0.09099999" calcext:value-type="float">
            <text:p>0,0910</text:p>
          </table:table-cell>
          <table:table-cell table:formula="of:=[Foglio2.I23]" office:value-type="float" office:value="-0.000193336617647075" calcext:value-type="float">
            <text:p>-0,0002</text:p>
          </table:table-cell>
          <table:table-cell table:formula="of:=[Foglio2.J23]" office:value-type="float" office:value="0.0000578977647058776" calcext:value-type="float">
            <text:p>0,0001</text:p>
          </table:table-cell>
          <table:table-cell table:number-columns-repeated="2"/>
          <table:table-cell table:formula="of:=([.A23]-[.$K$2])/([.$K$3]-[.$K$2])+0.5" office:value-type="float" office:value="0.87617504534682" calcext:value-type="float">
            <text:p>0,87618</text:p>
          </table:table-cell>
          <table:table-cell table:formula="of:=([.B23]-[.$L$2])/([.$L$3]-[.$L$2])-0.5" office:value-type="float" office:value="-0.150269030124143" calcext:value-type="float">
            <text:p>-0,15027</text:p>
          </table:table-cell>
          <table:table-cell table:formula="of:=([.C23]-[.$M$2])/([.$M$3]-[.$M$2])-0.5" office:value-type="float" office:value="0.165662781225963" calcext:value-type="float">
            <text:p>0,16566</text:p>
          </table:table-cell>
          <table:table-cell table:number-columns-repeated="6"/>
        </table:table-row>
        <table:table-row table:style-name="ro1">
          <table:table-cell table:formula="of:=[Foglio2.H24]" office:value-type="float" office:value="0.09189" calcext:value-type="float">
            <text:p>0,0919</text:p>
          </table:table-cell>
          <table:table-cell table:formula="of:=[Foglio2.I24]" office:value-type="float" office:value="0.0000811082647058509" calcext:value-type="float">
            <text:p>0,0001</text:p>
          </table:table-cell>
          <table:table-cell table:formula="of:=[Foglio2.J24]" office:value-type="float" office:value="0.0000115198588235388" calcext:value-type="float">
            <text:p>0,0000</text:p>
          </table:table-cell>
          <table:table-cell table:number-columns-repeated="2"/>
          <table:table-cell table:formula="of:=([.A24]-[.$K$2])/([.$K$3]-[.$K$2])+0.5" office:value-type="float" office:value="1.02347111705438" calcext:value-type="float">
            <text:p>1,02347</text:p>
          </table:table-cell>
          <table:table-cell table:formula="of:=([.B24]-[.$L$2])/([.$L$3]-[.$L$2])-0.5" office:value-type="float" office:value="-0.0738330047185678" calcext:value-type="float">
            <text:p>-0,07383</text:p>
          </table:table-cell>
          <table:table-cell table:formula="of:=([.C24]-[.$M$2])/([.$M$3]-[.$M$2])-0.5" office:value-type="float" office:value="0.112313405862938" calcext:value-type="float">
            <text:p>0,11231</text:p>
          </table:table-cell>
          <table:table-cell table:number-columns-repeated="6"/>
        </table:table-row>
        <table:table-row table:style-name="ro1">
          <table:table-cell table:formula="of:=[Foglio2.H25]" office:value-type="float" office:value="0.09139824" calcext:value-type="float">
            <text:p>0,0914</text:p>
          </table:table-cell>
          <table:table-cell table:formula="of:=[Foglio2.I25]" office:value-type="float" office:value="0.00042348073529408" calcext:value-type="float">
            <text:p>0,0004</text:p>
          </table:table-cell>
          <table:table-cell table:formula="of:=[Foglio2.J25]" office:value-type="float" office:value="0.000132620611764703" calcext:value-type="float">
            <text:p>0,0001</text:p>
          </table:table-cell>
          <table:table-cell table:number-columns-repeated="2"/>
          <table:table-cell table:formula="of:=([.A25]-[.$K$2])/([.$K$3]-[.$K$2])+0.5" office:value-type="float" office:value="0.942085159342769" calcext:value-type="float">
            <text:p>0,94209</text:p>
          </table:table-cell>
          <table:table-cell table:formula="of:=([.B25]-[.$L$2])/([.$L$3]-[.$L$2])-0.5" office:value-type="float" office:value="0.0215216276421781" calcext:value-type="float">
            <text:p>0,02152</text:p>
          </table:table-cell>
          <table:table-cell table:formula="of:=([.C25]-[.$M$2])/([.$M$3]-[.$M$2])-0.5" office:value-type="float" office:value="0.251617874283608" calcext:value-type="float">
            <text:p>0,25162</text:p>
          </table:table-cell>
          <table:table-cell table:number-columns-repeated="6"/>
        </table:table-row>
        <table:table-row table:style-name="ro1">
          <table:table-cell table:formula="of:=[Foglio2.H26]" office:value-type="float" office:value="0.09120489" calcext:value-type="float">
            <text:p>0,0912</text:p>
          </table:table-cell>
          <table:table-cell table:formula="of:=[Foglio2.I26]" office:value-type="float" office:value="0.000645237647058775" calcext:value-type="float">
            <text:p>0,0006</text:p>
          </table:table-cell>
          <table:table-cell table:formula="of:=[Foglio2.J26]" office:value-type="float" office:value="0.000280257011764701" calcext:value-type="float">
            <text:p>0,0003</text:p>
          </table:table-cell>
          <table:table-cell table:number-columns-repeated="2"/>
          <table:table-cell table:formula="of:=([.A26]-[.$K$2])/([.$K$3]-[.$K$2])+0.5" office:value-type="float" office:value="0.910085861059989" calcext:value-type="float">
            <text:p>0,91009</text:p>
          </table:table-cell>
          <table:table-cell table:formula="of:=([.B26]-[.$L$2])/([.$L$3]-[.$L$2])-0.5" office:value-type="float" office:value="0.0832834531722705" calcext:value-type="float">
            <text:p>0,08328</text:p>
          </table:table-cell>
          <table:table-cell table:formula="of:=([.C26]-[.$M$2])/([.$M$3]-[.$M$2])-0.5" office:value-type="float" office:value="0.421446795426098" calcext:value-type="float">
            <text:p>0,42145</text:p>
          </table:table-cell>
          <table:table-cell table:number-columns-repeated="6"/>
        </table:table-row>
        <table:table-row table:style-name="ro1">
          <table:table-cell table:formula="of:=[Foglio2.H27]" office:value-type="float" office:value="0.09132752" calcext:value-type="float">
            <text:p>0,0913</text:p>
          </table:table-cell>
          <table:table-cell table:formula="of:=[Foglio2.I27]" office:value-type="float" office:value="0.000780029176470548" calcext:value-type="float">
            <text:p>0,0008</text:p>
          </table:table-cell>
          <table:table-cell table:formula="of:=[Foglio2.J27]" office:value-type="float" office:value="0.000297933805882339" calcext:value-type="float">
            <text:p>0,0003</text:p>
          </table:table-cell>
          <table:table-cell table:number-columns-repeated="2"/>
          <table:table-cell table:formula="of:=([.A27]-[.$K$2])/([.$K$3]-[.$K$2])+0.5" office:value-type="float" office:value="0.930381045691057" calcext:value-type="float">
            <text:p>0,93038</text:p>
          </table:table-cell>
          <table:table-cell table:formula="of:=([.B27]-[.$L$2])/([.$L$3]-[.$L$2])-0.5" office:value-type="float" office:value="0.120824429262783" calcext:value-type="float">
            <text:p>0,12082</text:p>
          </table:table-cell>
          <table:table-cell table:formula="of:=([.C27]-[.$M$2])/([.$M$3]-[.$M$2])-0.5" office:value-type="float" office:value="0.441780743383759" calcext:value-type="float">
            <text:p>0,44178</text:p>
          </table:table-cell>
          <table:table-cell table:number-columns-repeated="6"/>
        </table:table-row>
        <table:table-row table:style-name="ro1">
          <table:table-cell table:formula="of:=[Foglio2.H28]" office:value-type="float" office:value="0.09075536" calcext:value-type="float">
            <text:p>0,0908</text:p>
          </table:table-cell>
          <table:table-cell table:formula="of:=[Foglio2.I28]" office:value-type="float" office:value="0.000951646617647045" calcext:value-type="float">
            <text:p>0,0010</text:p>
          </table:table-cell>
          <table:table-cell table:formula="of:=[Foglio2.J28]" office:value-type="float" office:value="0.000203728688235288" calcext:value-type="float">
            <text:p>0,0002</text:p>
          </table:table-cell>
          <table:table-cell table:number-columns-repeated="2"/>
          <table:table-cell table:formula="of:=([.A28]-[.$K$2])/([.$K$3]-[.$K$2])+0.5" office:value-type="float" office:value="0.835688940671795" calcext:value-type="float">
            <text:p>0,83569</text:p>
          </table:table-cell>
          <table:table-cell table:formula="of:=([.B28]-[.$L$2])/([.$L$3]-[.$L$2])-0.5" office:value-type="float" office:value="0.168621841192431" calcext:value-type="float">
            <text:p>0,16862</text:p>
          </table:table-cell>
          <table:table-cell table:formula="of:=([.C28]-[.$M$2])/([.$M$3]-[.$M$2])-0.5" office:value-type="float" office:value="0.333414828906705" calcext:value-type="float">
            <text:p>0,33341</text:p>
          </table:table-cell>
          <table:table-cell table:number-columns-repeated="6"/>
        </table:table-row>
        <table:table-row table:style-name="ro1">
          <table:table-cell table:formula="of:=[Foglio2.H29]" office:value-type="float" office:value="0.09100101" calcext:value-type="float">
            <text:p>0,0910</text:p>
          </table:table-cell>
          <table:table-cell table:formula="of:=[Foglio2.I29]" office:value-type="float" office:value="0.000915232176470562" calcext:value-type="float">
            <text:p>0,0009</text:p>
          </table:table-cell>
          <table:table-cell table:formula="of:=[Foglio2.J29]" office:value-type="float" office:value="0.000208521347058843" calcext:value-type="float">
            <text:p>0,0002</text:p>
          </table:table-cell>
          <table:table-cell table:number-columns-repeated="2"/>
          <table:table-cell table:formula="of:=([.A29]-[.$K$2])/([.$K$3]-[.$K$2])+0.5" office:value-type="float" office:value="0.876343854678336" calcext:value-type="float">
            <text:p>0,87634</text:p>
          </table:table-cell>
          <table:table-cell table:formula="of:=([.B29]-[.$L$2])/([.$L$3]-[.$L$2])-0.5" office:value-type="float" office:value="0.158480004598385" calcext:value-type="float">
            <text:p>0,15848</text:p>
          </table:table-cell>
          <table:table-cell table:formula="of:=([.C29]-[.$M$2])/([.$M$3]-[.$M$2])-0.5" office:value-type="float" office:value="0.338927914280016" calcext:value-type="float">
            <text:p>0,33893</text:p>
          </table:table-cell>
          <table:table-cell table:number-columns-repeated="6"/>
        </table:table-row>
        <table:table-row table:style-name="ro1">
          <table:table-cell table:formula="of:=[Foglio2.H30]" office:value-type="float" office:value="0.09126514" calcext:value-type="float">
            <text:p>0,0913</text:p>
          </table:table-cell>
          <table:table-cell table:formula="of:=[Foglio2.I30]" office:value-type="float" office:value="0.000776510205882333" calcext:value-type="float">
            <text:p>0,0008</text:p>
          </table:table-cell>
          <table:table-cell table:formula="of:=[Foglio2.J30]" office:value-type="float" office:value="0.00010150101176471" calcext:value-type="float">
            <text:p>0,0001</text:p>
          </table:table-cell>
          <table:table-cell table:number-columns-repeated="2"/>
          <table:table-cell table:formula="of:=([.A30]-[.$K$2])/([.$K$3]-[.$K$2])+0.5" office:value-type="float" office:value="0.920057196573502" calcext:value-type="float">
            <text:p>0,92006</text:p>
          </table:table-cell>
          <table:table-cell table:formula="of:=([.B30]-[.$L$2])/([.$L$3]-[.$L$2])-0.5" office:value-type="float" office:value="0.119844355876184" calcext:value-type="float">
            <text:p>0,11984</text:p>
          </table:table-cell>
          <table:table-cell table:formula="of:=([.C30]-[.$M$2])/([.$M$3]-[.$M$2])-0.5" office:value-type="float" office:value="0.215820414481115" calcext:value-type="float">
            <text:p>0,21582</text:p>
          </table:table-cell>
          <table:table-cell table:number-columns-repeated="6"/>
        </table:table-row>
        <table:table-row table:style-name="ro1">
          <table:table-cell table:formula="of:=[Foglio2.H31]" office:value-type="float" office:value="0.09101565" calcext:value-type="float">
            <text:p>0,0910</text:p>
          </table:table-cell>
          <table:table-cell table:formula="of:=[Foglio2.I31]" office:value-type="float" office:value="0.000765455911764676" calcext:value-type="float">
            <text:p>0,0008</text:p>
          </table:table-cell>
          <table:table-cell table:formula="of:=[Foglio2.J31]" office:value-type="float" office:value="-0.0000612646117646998" calcext:value-type="float">
            <text:p>-0,0001</text:p>
          </table:table-cell>
          <table:table-cell table:number-columns-repeated="2"/>
          <table:table-cell table:formula="of:=([.A31]-[.$K$2])/([.$K$3]-[.$K$2])+0.5" office:value-type="float" office:value="0.87876676508361" calcext:value-type="float">
            <text:p>0,87877</text:p>
          </table:table-cell>
          <table:table-cell table:formula="of:=([.B31]-[.$L$2])/([.$L$3]-[.$L$2])-0.5" office:value-type="float" office:value="0.116765609066355" calcext:value-type="float">
            <text:p>0,11677</text:p>
          </table:table-cell>
          <table:table-cell table:formula="of:=([.C31]-[.$M$2])/([.$M$3]-[.$M$2])-0.5" office:value-type="float" office:value="0.0285880636307516" calcext:value-type="float">
            <text:p>0,02859</text:p>
          </table:table-cell>
          <table:table-cell table:number-columns-repeated="6"/>
        </table:table-row>
        <table:table-row table:style-name="ro1">
          <table:table-cell table:formula="of:=[Foglio2.H32]" office:value-type="float" office:value="0.0915175" calcext:value-type="float">
            <text:p>0,0915</text:p>
          </table:table-cell>
          <table:table-cell table:formula="of:=[Foglio2.I32]" office:value-type="float" office:value="0.000730998235294086" calcext:value-type="float">
            <text:p>0,0007</text:p>
          </table:table-cell>
          <table:table-cell table:formula="of:=[Foglio2.J32]" office:value-type="float" office:value="-0.0000625127176470646" calcext:value-type="float">
            <text:p>-0,0001</text:p>
          </table:table-cell>
          <table:table-cell table:number-columns-repeated="2"/>
          <table:table-cell table:formula="of:=([.A32]-[.$K$2])/([.$K$3]-[.$K$2])+0.5" office:value-type="float" office:value="0.961822611182459" calcext:value-type="float">
            <text:p>0,96182</text:p>
          </table:table-cell>
          <table:table-cell table:formula="of:=([.B32]-[.$L$2])/([.$L$3]-[.$L$2])-0.5" office:value-type="float" office:value="0.107168753728619" calcext:value-type="float">
            <text:p>0,10717</text:p>
          </table:table-cell>
          <table:table-cell table:formula="of:=([.C32]-[.$M$2])/([.$M$3]-[.$M$2])-0.5" office:value-type="float" office:value="0.0271523440150362" calcext:value-type="float">
            <text:p>0,02715</text:p>
          </table:table-cell>
          <table:table-cell table:number-columns-repeated="6"/>
        </table:table-row>
        <table:table-row table:style-name="ro1">
          <table:table-cell table:formula="of:=[Foglio2.H33]" office:value-type="float" office:value="0.09118" calcext:value-type="float">
            <text:p>0,0912</text:p>
          </table:table-cell>
          <table:table-cell table:formula="of:=[Foglio2.I33]" office:value-type="float" office:value="0.000699159176470551" calcext:value-type="float">
            <text:p>0,0007</text:p>
          </table:table-cell>
          <table:table-cell table:formula="of:=[Foglio2.J33]" office:value-type="float" office:value="-0.0000464729058823554" calcext:value-type="float">
            <text:p>0,0000</text:p>
          </table:table-cell>
          <table:table-cell table:number-columns-repeated="2"/>
          <table:table-cell table:formula="of:=([.A33]-[.$K$2])/([.$K$3]-[.$K$2])+0.5" office:value-type="float" office:value="0.905966582372335" calcext:value-type="float">
            <text:p>0,90597</text:p>
          </table:table-cell>
          <table:table-cell table:formula="of:=([.B33]-[.$L$2])/([.$L$3]-[.$L$2])-0.5" office:value-type="float" office:value="0.0983012132291911" calcext:value-type="float">
            <text:p>0,09830</text:p>
          </table:table-cell>
          <table:table-cell table:formula="of:=([.C33]-[.$M$2])/([.$M$3]-[.$M$2])-0.5" office:value-type="float" office:value="0.0456032404560847" calcext:value-type="float">
            <text:p>0,04560</text:p>
          </table:table-cell>
          <table:table-cell table:number-columns-repeated="6"/>
        </table:table-row>
        <table:table-row table:style-name="ro1">
          <table:table-cell table:formula="of:=[Foglio2.H34]" office:value-type="float" office:value="0.09160786" calcext:value-type="float">
            <text:p>0,0916</text:p>
          </table:table-cell>
          <table:table-cell table:formula="of:=[Foglio2.I34]" office:value-type="float" office:value="0.000770768529411742" calcext:value-type="float">
            <text:p>0,0008</text:p>
          </table:table-cell>
          <table:table-cell table:formula="of:=[Foglio2.J34]" office:value-type="float" office:value="-0.0000494192352941264" calcext:value-type="float">
            <text:p>0,0000</text:p>
          </table:table-cell>
          <table:table-cell table:number-columns-repeated="2"/>
          <table:table-cell table:formula="of:=([.A34]-[.$K$2])/([.$K$3]-[.$K$2])+0.5" office:value-type="float" office:value="0.976777131962556" calcext:value-type="float">
            <text:p>0,97678</text:p>
          </table:table-cell>
          <table:table-cell table:formula="of:=([.B34]-[.$L$2])/([.$L$3]-[.$L$2])-0.5" office:value-type="float" office:value="0.118245233586805" calcext:value-type="float">
            <text:p>0,11825</text:p>
          </table:table-cell>
          <table:table-cell table:formula="of:=([.C34]-[.$M$2])/([.$M$3]-[.$M$2])-0.5" office:value-type="float" office:value="0.0422140224493366" calcext:value-type="float">
            <text:p>0,04221</text:p>
          </table:table-cell>
          <table:table-cell table:number-columns-repeated="6"/>
        </table:table-row>
        <table:table-row table:style-name="ro1">
          <table:table-cell table:formula="of:=[Foglio2.H35]" office:value-type="float" office:value="0.09184324" calcext:value-type="float">
            <text:p>0,0918</text:p>
          </table:table-cell>
          <table:table-cell table:formula="of:=[Foglio2.I35]" office:value-type="float" office:value="0.000925600999999984" calcext:value-type="float">
            <text:p>0,0009</text:p>
          </table:table-cell>
          <table:table-cell table:formula="of:=[Foglio2.J35]" office:value-type="float" office:value="-0.00000762804117646618" calcext:value-type="float">
            <text:p>0,0000</text:p>
          </table:table-cell>
          <table:table-cell table:number-columns-repeated="2"/>
          <table:table-cell table:formula="of:=([.A35]-[.$K$2])/([.$K$3]-[.$K$2])+0.5" office:value-type="float" office:value="1.01573236769982" calcext:value-type="float">
            <text:p>1,01573</text:p>
          </table:table-cell>
          <table:table-cell table:formula="of:=([.B35]-[.$L$2])/([.$L$3]-[.$L$2])-0.5" office:value-type="float" office:value="0.161367840042522" calcext:value-type="float">
            <text:p>0,16137</text:p>
          </table:table-cell>
          <table:table-cell table:formula="of:=([.C35]-[.$M$2])/([.$M$3]-[.$M$2])-0.5" office:value-type="float" office:value="0.0902872172052281" calcext:value-type="float">
            <text:p>0,09029</text:p>
          </table:table-cell>
          <table:table-cell table:number-columns-repeated="6"/>
        </table:table-row>
        <table:table-row table:style-name="ro1">
          <table:table-cell table:formula="of:=[Foglio2.H36]" office:value-type="float" office:value="0.09219218" calcext:value-type="float">
            <text:p>0,0922</text:p>
          </table:table-cell>
          <table:table-cell table:formula="of:=[Foglio2.I36]" office:value-type="float" office:value="0.00102017199999999" calcext:value-type="float">
            <text:p>0,0010</text:p>
          </table:table-cell>
          <table:table-cell table:formula="of:=[Foglio2.J36]" office:value-type="float" office:value="0.0000962612117647143" calcext:value-type="float">
            <text:p>0,0001</text:p>
          </table:table-cell>
          <table:table-cell table:number-columns-repeated="2"/>
          <table:table-cell table:formula="of:=([.A36]-[.$K$2])/([.$K$3]-[.$K$2])+0.5" office:value-type="float" office:value="1.07348170901243" calcext:value-type="float">
            <text:p>1,07348</text:p>
          </table:table-cell>
          <table:table-cell table:formula="of:=([.B36]-[.$L$2])/([.$L$3]-[.$L$2])-0.5" office:value-type="float" office:value="0.187706940617679" calcext:value-type="float">
            <text:p>0,18771</text:p>
          </table:table-cell>
          <table:table-cell table:formula="of:=([.C36]-[.$M$2])/([.$M$3]-[.$M$2])-0.5" office:value-type="float" office:value="0.209792974222469" calcext:value-type="float">
            <text:p>0,20979</text:p>
          </table:table-cell>
          <table:table-cell table:number-columns-repeated="6"/>
        </table:table-row>
        <table:table-row table:style-name="ro1">
          <table:table-cell table:formula="of:=[Foglio2.H37]" office:value-type="float" office:value="0.09186507" calcext:value-type="float">
            <text:p>0,0919</text:p>
          </table:table-cell>
          <table:table-cell table:formula="of:=[Foglio2.I37]" office:value-type="float" office:value="0.00123222482352939" calcext:value-type="float">
            <text:p>0,0012</text:p>
          </table:table-cell>
          <table:table-cell table:formula="of:=[Foglio2.J37]" office:value-type="float" office:value="0.0000905868941176557" calcext:value-type="float">
            <text:p>0,0001</text:p>
          </table:table-cell>
          <table:table-cell table:number-columns-repeated="2"/>
          <table:table-cell table:formula="of:=([.A37]-[.$K$2])/([.$K$3]-[.$K$2])+0.5" office:value-type="float" office:value="1.01934521839294" calcext:value-type="float">
            <text:p>1,01935</text:p>
          </table:table-cell>
          <table:table-cell table:formula="of:=([.B37]-[.$L$2])/([.$L$3]-[.$L$2])-0.5" office:value-type="float" office:value="0.246766067053762" calcext:value-type="float">
            <text:p>0,24677</text:p>
          </table:table-cell>
          <table:table-cell table:formula="of:=([.C37]-[.$M$2])/([.$M$3]-[.$M$2])-0.5" office:value-type="float" office:value="0.203265700161196" calcext:value-type="float">
            <text:p>0,20327</text:p>
          </table:table-cell>
          <table:table-cell table:number-columns-repeated="6"/>
        </table:table-row>
        <table:table-row table:style-name="ro1">
          <table:table-cell table:formula="of:=[Foglio2.H38]" office:value-type="float" office:value="0.09286905" calcext:value-type="float">
            <text:p>0,0929</text:p>
          </table:table-cell>
          <table:table-cell table:formula="of:=[Foglio2.I38]" office:value-type="float" office:value="0.00141366244117645" calcext:value-type="float">
            <text:p>0,0014</text:p>
          </table:table-cell>
          <table:table-cell table:formula="of:=[Foglio2.J38]" office:value-type="float" office:value="0.000159739064705877" calcext:value-type="float">
            <text:p>0,0002</text:p>
          </table:table-cell>
          <table:table-cell table:number-columns-repeated="2"/>
          <table:table-cell table:formula="of:=([.A38]-[.$K$2])/([.$K$3]-[.$K$2])+0.5" office:value-type="float" office:value="1.18550325040713" calcext:value-type="float">
            <text:p>1,18550</text:p>
          </table:table-cell>
          <table:table-cell table:formula="of:=([.B38]-[.$L$2])/([.$L$3]-[.$L$2])-0.5" office:value-type="float" office:value="0.297298509973079" calcext:value-type="float">
            <text:p>0,29730</text:p>
          </table:table-cell>
          <table:table-cell table:formula="of:=([.C38]-[.$M$2])/([.$M$3]-[.$M$2])-0.5" office:value-type="float" office:value="0.282812739547548" calcext:value-type="float">
            <text:p>0,28281</text:p>
          </table:table-cell>
          <table:table-cell table:number-columns-repeated="6"/>
        </table:table-row>
        <table:table-row table:style-name="ro1">
          <table:table-cell table:formula="of:=[Foglio2.H39]" office:value-type="float" office:value="0.09211051" calcext:value-type="float">
            <text:p>0,0921</text:p>
          </table:table-cell>
          <table:table-cell table:formula="of:=[Foglio2.I39]" office:value-type="float" office:value="0.0015869776470588" calcext:value-type="float">
            <text:p>0,0016</text:p>
          </table:table-cell>
          <table:table-cell table:formula="of:=[Foglio2.J39]" office:value-type="float" office:value="0.000177934858823531" calcext:value-type="float">
            <text:p>0,0002</text:p>
          </table:table-cell>
          <table:table-cell table:number-columns-repeated="2"/>
          <table:table-cell table:formula="of:=([.A39]-[.$K$2])/([.$K$3]-[.$K$2])+0.5" office:value-type="float" office:value="1.05996537753711" calcext:value-type="float">
            <text:p>1,05997</text:p>
          </table:table-cell>
          <table:table-cell table:formula="of:=([.B39]-[.$L$2])/([.$L$3]-[.$L$2])-0.5" office:value-type="float" office:value="0.345568768709257" calcext:value-type="float">
            <text:p>0,34557</text:p>
          </table:table-cell>
          <table:table-cell table:formula="of:=([.C39]-[.$M$2])/([.$M$3]-[.$M$2])-0.5" office:value-type="float" office:value="0.303743702943648" calcext:value-type="float">
            <text:p>0,30374</text:p>
          </table:table-cell>
          <table:table-cell table:number-columns-repeated="6"/>
        </table:table-row>
        <table:table-row table:style-name="ro1">
          <table:table-cell table:formula="of:=[Foglio2.H40]" office:value-type="float" office:value="0.0920011" calcext:value-type="float">
            <text:p>0,0920</text:p>
          </table:table-cell>
          <table:table-cell table:formula="of:=[Foglio2.I40]" office:value-type="float" office:value="0.00153522097058822" calcext:value-type="float">
            <text:p>0,0015</text:p>
          </table:table-cell>
          <table:table-cell table:formula="of:=[Foglio2.J40]" office:value-type="float" office:value="0.000229326070588229" calcext:value-type="float">
            <text:p>0,0002</text:p>
          </table:table-cell>
          <table:table-cell table:number-columns-repeated="2"/>
          <table:table-cell table:formula="of:=([.A40]-[.$K$2])/([.$K$3]-[.$K$2])+0.5" office:value-type="float" office:value="1.04185809424195" calcext:value-type="float">
            <text:p>1,04186</text:p>
          </table:table-cell>
          <table:table-cell table:formula="of:=([.B40]-[.$L$2])/([.$L$3]-[.$L$2])-0.5" office:value-type="float" office:value="0.33115394485211" calcext:value-type="float">
            <text:p>0,33115</text:p>
          </table:table-cell>
          <table:table-cell table:formula="of:=([.C40]-[.$M$2])/([.$M$3]-[.$M$2])-0.5" office:value-type="float" office:value="0.362859978131908" calcext:value-type="float">
            <text:p>0,36286</text:p>
          </table:table-cell>
          <table:table-cell table:number-columns-repeated="6"/>
        </table:table-row>
        <table:table-row table:style-name="ro1">
          <table:table-cell table:formula="of:=[Foglio2.H41]" office:value-type="float" office:value="0.09235756" calcext:value-type="float">
            <text:p>0,0924</text:p>
          </table:table-cell>
          <table:table-cell table:formula="of:=[Foglio2.I41]" office:value-type="float" office:value="0.00157781623529409" calcext:value-type="float">
            <text:p>0,0016</text:p>
          </table:table-cell>
          <table:table-cell table:formula="of:=[Foglio2.J41]" office:value-type="float" office:value="0.0000660405470588349" calcext:value-type="float">
            <text:p>0,0001</text:p>
          </table:table-cell>
          <table:table-cell table:number-columns-repeated="2"/>
          <table:table-cell table:formula="of:=([.A41]-[.$K$2])/([.$K$3]-[.$K$2])+0.5" office:value-type="float" office:value="1.10085199062612" calcext:value-type="float">
            <text:p>1,10085</text:p>
          </table:table-cell>
          <table:table-cell table:formula="of:=([.B41]-[.$L$2])/([.$L$3]-[.$L$2])-0.5" office:value-type="float" office:value="0.343017211192881" calcext:value-type="float">
            <text:p>0,34302</text:p>
          </table:table-cell>
          <table:table-cell table:formula="of:=([.C41]-[.$M$2])/([.$M$3]-[.$M$2])-0.5" office:value-type="float" office:value="0.175029576556253" calcext:value-type="float">
            <text:p>0,17503</text:p>
          </table:table-cell>
          <table:table-cell table:number-columns-repeated="6"/>
        </table:table-row>
        <table:table-row table:style-name="ro1">
          <table:table-cell table:formula="of:=[Foglio2.H42]" office:value-type="float" office:value="0.09233659" calcext:value-type="float">
            <text:p>0,0923</text:p>
          </table:table-cell>
          <table:table-cell table:formula="of:=[Foglio2.I42]" office:value-type="float" office:value="0.00149073729411764" calcext:value-type="float">
            <text:p>0,0015</text:p>
          </table:table-cell>
          <table:table-cell table:formula="of:=[Foglio2.J42]" office:value-type="float" office:value="0.0000569333176470455" calcext:value-type="float">
            <text:p>0,0001</text:p>
          </table:table-cell>
          <table:table-cell table:number-columns-repeated="2"/>
          <table:table-cell table:formula="of:=([.A42]-[.$K$2])/([.$K$3]-[.$K$2])+0.5" office:value-type="float" office:value="1.09738146936938" calcext:value-type="float">
            <text:p>1,09738</text:p>
          </table:table-cell>
          <table:table-cell table:formula="of:=([.B42]-[.$L$2])/([.$L$3]-[.$L$2])-0.5" office:value-type="float" office:value="0.31876473432762" calcext:value-type="float">
            <text:p>0,31876</text:p>
          </table:table-cell>
          <table:table-cell table:formula="of:=([.C42]-[.$M$2])/([.$M$3]-[.$M$2])-0.5" office:value-type="float" office:value="0.16455335967748" calcext:value-type="float">
            <text:p>0,16455</text:p>
          </table:table-cell>
          <table:table-cell table:number-columns-repeated="6"/>
        </table:table-row>
        <table:table-row table:style-name="ro1">
          <table:table-cell table:formula="of:=[Foglio2.H43]" office:value-type="float" office:value="0.092" calcext:value-type="float">
            <text:p>0,0920</text:p>
          </table:table-cell>
          <table:table-cell table:formula="of:=[Foglio2.I43]" office:value-type="float" office:value="0.00138915423529409" calcext:value-type="float">
            <text:p>0,0014</text:p>
          </table:table-cell>
          <table:table-cell table:formula="of:=[Foglio2.J43]" office:value-type="float" office:value="-0.0000252439823529293" calcext:value-type="float">
            <text:p>0,0000</text:p>
          </table:table-cell>
          <table:table-cell table:number-columns-repeated="2"/>
          <table:table-cell table:formula="of:=([.A43]-[.$K$2])/([.$K$3]-[.$K$2])+0.5" office:value-type="float" office:value="1.04167604496286" calcext:value-type="float">
            <text:p>1,04168</text:p>
          </table:table-cell>
          <table:table-cell table:formula="of:=([.B43]-[.$L$2])/([.$L$3]-[.$L$2])-0.5" office:value-type="float" office:value="0.290472695509321" calcext:value-type="float">
            <text:p>0,29047</text:p>
          </table:table-cell>
          <table:table-cell table:formula="of:=([.C43]-[.$M$2])/([.$M$3]-[.$M$2])-0.5" office:value-type="float" office:value="0.070023269527634" calcext:value-type="float">
            <text:p>0,07002</text:p>
          </table:table-cell>
          <table:table-cell table:number-columns-repeated="6"/>
        </table:table-row>
        <table:table-row table:style-name="ro1">
          <table:table-cell table:formula="of:=[Foglio2.H44]" office:value-type="float" office:value="0.09189711" calcext:value-type="float">
            <text:p>0,0919</text:p>
          </table:table-cell>
          <table:table-cell table:formula="of:=[Foglio2.I44]" office:value-type="float" office:value="0.00101058052941176" calcext:value-type="float">
            <text:p>0,0010</text:p>
          </table:table-cell>
          <table:table-cell table:formula="of:=[Foglio2.J44]" office:value-type="float" office:value="-0.0000115476176470674" calcext:value-type="float">
            <text:p>0,0000</text:p>
          </table:table-cell>
          <table:table-cell table:number-columns-repeated="2"/>
          <table:table-cell table:formula="of:=([.A44]-[.$K$2])/([.$K$3]-[.$K$2])+0.5" office:value-type="float" office:value="1.02464781739464" calcext:value-type="float">
            <text:p>1,02465</text:p>
          </table:table-cell>
          <table:table-cell table:formula="of:=([.B44]-[.$L$2])/([.$L$3]-[.$L$2])-0.5" office:value-type="float" office:value="0.185035606820988" calcext:value-type="float">
            <text:p>0,18504</text:p>
          </table:table-cell>
          <table:table-cell table:formula="of:=([.C44]-[.$M$2])/([.$M$3]-[.$M$2])-0.5" office:value-type="float" office:value="0.0857784548448773" calcext:value-type="float">
            <text:p>0,08578</text:p>
          </table:table-cell>
          <table:table-cell table:number-columns-repeated="6"/>
        </table:table-row>
        <table:table-row table:style-name="ro1">
          <table:table-cell table:formula="of:=[Foglio2.H45]" office:value-type="float" office:value="0.09228287" calcext:value-type="float">
            <text:p>0,0923</text:p>
          </table:table-cell>
          <table:table-cell table:formula="of:=[Foglio2.I45]" office:value-type="float" office:value="0.000909799000000003" calcext:value-type="float">
            <text:p>0,0009</text:p>
          </table:table-cell>
          <table:table-cell table:formula="of:=[Foglio2.J45]" office:value-type="float" office:value="-0.000265036929411755" calcext:value-type="float">
            <text:p>-0,0003</text:p>
          </table:table-cell>
          <table:table-cell table:number-columns-repeated="2"/>
          <table:table-cell table:formula="of:=([.A45]-[.$K$2])/([.$K$3]-[.$K$2])+0.5" office:value-type="float" office:value="1.08849084457625" calcext:value-type="float">
            <text:p>1,08849</text:p>
          </table:table-cell>
          <table:table-cell table:formula="of:=([.B45]-[.$L$2])/([.$L$3]-[.$L$2])-0.5" office:value-type="float" office:value="0.156966803072541" calcext:value-type="float">
            <text:p>0,15697</text:p>
          </table:table-cell>
          <table:table-cell table:formula="of:=([.C45]-[.$M$2])/([.$M$3]-[.$M$2])-0.5" office:value-type="float" office:value="-0.205815056905272" calcext:value-type="float">
            <text:p>-0,20582</text:p>
          </table:table-cell>
          <table:table-cell table:number-columns-repeated="6"/>
        </table:table-row>
        <table:table-row table:style-name="ro1">
          <table:table-cell table:formula="of:=[Foglio2.H46]" office:value-type="float" office:value="0.09170003" calcext:value-type="float">
            <text:p>0,0917</text:p>
          </table:table-cell>
          <table:table-cell table:formula="of:=[Foglio2.I46]" office:value-type="float" office:value="0.000749355999999993" calcext:value-type="float">
            <text:p>0,0007</text:p>
          </table:table-cell>
          <table:table-cell table:formula="of:=[Foglio2.J46]" office:value-type="float" office:value="-0.000200126411764695" calcext:value-type="float">
            <text:p>-0,0002</text:p>
          </table:table-cell>
          <table:table-cell table:number-columns-repeated="2"/>
          <table:table-cell table:formula="of:=([.A46]-[.$K$2])/([.$K$3]-[.$K$2])+0.5" office:value-type="float" office:value="0.992031206556421" calcext:value-type="float">
            <text:p>0,99203</text:p>
          </table:table-cell>
          <table:table-cell table:formula="of:=([.B46]-[.$L$2])/([.$L$3]-[.$L$2])-0.5" office:value-type="float" office:value="0.112281600276968" calcext:value-type="float">
            <text:p>0,11228</text:p>
          </table:table-cell>
          <table:table-cell table:formula="of:=([.C46]-[.$M$2])/([.$M$3]-[.$M$2])-0.5" office:value-type="float" office:value="-0.13114727048674" calcext:value-type="float">
            <text:p>-0,13115</text:p>
          </table:table-cell>
          <table:table-cell table:number-columns-repeated="6"/>
        </table:table-row>
        <table:table-row table:style-name="ro1">
          <table:table-cell table:formula="of:=[Foglio2.H47]" office:value-type="float" office:value="0.0916402" calcext:value-type="float">
            <text:p>0,0916</text:p>
          </table:table-cell>
          <table:table-cell table:formula="of:=[Foglio2.I47]" office:value-type="float" office:value="0.000548911911764691" calcext:value-type="float">
            <text:p>0,0005</text:p>
          </table:table-cell>
          <table:table-cell table:formula="of:=[Foglio2.J47]" office:value-type="float" office:value="-0.000172204335294116" calcext:value-type="float">
            <text:p>-0,0002</text:p>
          </table:table-cell>
          <table:table-cell table:number-columns-repeated="2"/>
          <table:table-cell table:formula="of:=([.A47]-[.$K$2])/([.$K$3]-[.$K$2])+0.5" office:value-type="float" office:value="0.98212938076765" calcext:value-type="float">
            <text:p>0,98213</text:p>
          </table:table-cell>
          <table:table-cell table:formula="of:=([.B47]-[.$L$2])/([.$L$3]-[.$L$2])-0.5" office:value-type="float" office:value="0.0564556388329196" calcext:value-type="float">
            <text:p>0,05646</text:p>
          </table:table-cell>
          <table:table-cell table:formula="of:=([.C47]-[.$M$2])/([.$M$3]-[.$M$2])-0.5" office:value-type="float" office:value="-0.0990279819978808" calcext:value-type="float">
            <text:p>-0,09903</text:p>
          </table:table-cell>
          <table:table-cell table:number-columns-repeated="6"/>
        </table:table-row>
        <table:table-row table:style-name="ro1">
          <table:table-cell table:formula="of:=[Foglio2.H48]" office:value-type="float" office:value="0.090862" calcext:value-type="float">
            <text:p>0,0909</text:p>
          </table:table-cell>
          <table:table-cell table:formula="of:=[Foglio2.I48]" office:value-type="float" office:value="0.000291862617647076" calcext:value-type="float">
            <text:p>0,0003</text:p>
          </table:table-cell>
          <table:table-cell table:formula="of:=[Foglio2.J48]" office:value-type="float" office:value="-0.000153190100000014" calcext:value-type="float">
            <text:p>-0,0002</text:p>
          </table:table-cell>
          <table:table-cell table:number-columns-repeated="2"/>
          <table:table-cell table:formula="of:=([.A48]-[.$K$2])/([.$K$3]-[.$K$2])+0.5" office:value-type="float" office:value="0.853337790782347" calcext:value-type="float">
            <text:p>0,85334</text:p>
          </table:table-cell>
          <table:table-cell table:formula="of:=([.B48]-[.$L$2])/([.$L$3]-[.$L$2])-0.5" office:value-type="float" office:value="-0.0151355171296566" calcext:value-type="float">
            <text:p>-0,01514</text:p>
          </table:table-cell>
          <table:table-cell table:formula="of:=([.C48]-[.$M$2])/([.$M$3]-[.$M$2])-0.5" office:value-type="float" office:value="-0.0771555503594316" calcext:value-type="float">
            <text:p>-0,07716</text:p>
          </table:table-cell>
          <table:table-cell table:number-columns-repeated="6"/>
        </table:table-row>
        <table:table-row table:style-name="ro1">
          <table:table-cell table:formula="of:=[Foglio2.H49]" office:value-type="float" office:value="0.09165274" calcext:value-type="float">
            <text:p>0,0917</text:p>
          </table:table-cell>
          <table:table-cell table:formula="of:=[Foglio2.I49]" office:value-type="float" office:value="0.00025698488235297" calcext:value-type="float">
            <text:p>0,0003</text:p>
          </table:table-cell>
          <table:table-cell table:formula="of:=[Foglio2.J49]" office:value-type="float" office:value="-0.00025952026470587" calcext:value-type="float">
            <text:p>-0,0003</text:p>
          </table:table-cell>
          <table:table-cell table:number-columns-repeated="2"/>
          <table:table-cell table:formula="of:=([.A49]-[.$K$2])/([.$K$3]-[.$K$2])+0.5" office:value-type="float" office:value="0.984204742549218" calcext:value-type="float">
            <text:p>0,98420</text:p>
          </table:table-cell>
          <table:table-cell table:formula="of:=([.B49]-[.$L$2])/([.$L$3]-[.$L$2])-0.5" office:value-type="float" office:value="-0.0248493636338189" calcext:value-type="float">
            <text:p>-0,02485</text:p>
          </table:table-cell>
          <table:table-cell table:formula="of:=([.C49]-[.$M$2])/([.$M$3]-[.$M$2])-0.5" office:value-type="float" office:value="-0.199469133980402" calcext:value-type="float">
            <text:p>-0,19947</text:p>
          </table:table-cell>
          <table:table-cell table:number-columns-repeated="6"/>
        </table:table-row>
        <table:table-row table:style-name="ro1">
          <table:table-cell table:formula="of:=[Foglio2.H50]" office:value-type="float" office:value="0.09011385" calcext:value-type="float">
            <text:p>0,0901</text:p>
          </table:table-cell>
          <table:table-cell table:formula="of:=[Foglio2.I50]" office:value-type="float" office:value="0.0000622082941176688" calcext:value-type="float">
            <text:p>0,0001</text:p>
          </table:table-cell>
          <table:table-cell table:formula="of:=[Foglio2.J50]" office:value-type="float" office:value="-0.000124879858823509" calcext:value-type="float">
            <text:p>-0,0001</text:p>
          </table:table-cell>
          <table:table-cell table:number-columns-repeated="2"/>
          <table:table-cell table:formula="of:=([.A50]-[.$K$2])/([.$K$3]-[.$K$2])+0.5" office:value-type="float" office:value="0.729519456102952" calcext:value-type="float">
            <text:p>0,72952</text:p>
          </table:table-cell>
          <table:table-cell table:formula="of:=([.B50]-[.$L$2])/([.$L$3]-[.$L$2])-0.5" office:value-type="float" office:value="-0.0790968617803481" calcext:value-type="float">
            <text:p>-0,07910</text:p>
          </table:table-cell>
          <table:table-cell table:formula="of:=([.C50]-[.$M$2])/([.$M$3]-[.$M$2])-0.5" office:value-type="float" office:value="-0.0445897487258945" calcext:value-type="float">
            <text:p>-0,04459</text:p>
          </table:table-cell>
          <table:table-cell table:number-columns-repeated="6"/>
        </table:table-row>
        <table:table-row table:style-name="ro1">
          <table:table-cell table:formula="of:=[Foglio2.H51]" office:value-type="float" office:value="0.08949283" calcext:value-type="float">
            <text:p>0,0895</text:p>
          </table:table-cell>
          <table:table-cell table:formula="of:=[Foglio2.I51]" office:value-type="float" office:value="-0.000358960529411728" calcext:value-type="float">
            <text:p>-0,0004</text:p>
          </table:table-cell>
          <table:table-cell table:formula="of:=[Foglio2.J51]" office:value-type="float" office:value="-0.0000979931411764667" calcext:value-type="float">
            <text:p>-0,0001</text:p>
          </table:table-cell>
          <table:table-cell table:number-columns-repeated="2"/>
          <table:table-cell table:formula="of:=([.A51]-[.$K$2])/([.$K$3]-[.$K$2])+0.5" office:value-type="float" office:value="0.626741053105428" calcext:value-type="float">
            <text:p>0,62674</text:p>
          </table:table-cell>
          <table:table-cell table:formula="of:=([.B51]-[.$L$2])/([.$L$3]-[.$L$2])-0.5" office:value-type="float" office:value="-0.196397175851903" calcext:value-type="float">
            <text:p>-0,19640</text:p>
          </table:table-cell>
          <table:table-cell table:formula="of:=([.C51]-[.$M$2])/([.$M$3]-[.$M$2])-0.5" office:value-type="float" office:value="-0.0136614529190333" calcext:value-type="float">
            <text:p>-0,01366</text:p>
          </table:table-cell>
          <table:table-cell table:number-columns-repeated="6"/>
        </table:table-row>
        <table:table-row table:style-name="ro1">
          <table:table-cell table:formula="of:=[Foglio2.H52]" office:value-type="float" office:value="0.0904576" calcext:value-type="float">
            <text:p>0,0905</text:p>
          </table:table-cell>
          <table:table-cell table:formula="of:=[Foglio2.I52]" office:value-type="float" office:value="-0.000653593205882291" calcext:value-type="float">
            <text:p>-0,0007</text:p>
          </table:table-cell>
          <table:table-cell table:formula="of:=[Foglio2.J52]" office:value-type="float" office:value="-0.000278660941176467" calcext:value-type="float">
            <text:p>-0,0003</text:p>
          </table:table-cell>
          <table:table-cell table:number-columns-repeated="2"/>
          <table:table-cell table:formula="of:=([.A52]-[.$K$2])/([.$K$3]-[.$K$2])+0.5" office:value-type="float" office:value="0.78640985581697" calcext:value-type="float">
            <text:p>0,78641</text:p>
          </table:table-cell>
          <table:table-cell table:formula="of:=([.B52]-[.$L$2])/([.$L$3]-[.$L$2])-0.5" office:value-type="float" office:value="-0.278455731839317" calcext:value-type="float">
            <text:p>-0,27846</text:p>
          </table:table-cell>
          <table:table-cell table:formula="of:=([.C52]-[.$M$2])/([.$M$3]-[.$M$2])-0.5" office:value-type="float" office:value="-0.221487013276693" calcext:value-type="float">
            <text:p>-0,22149</text:p>
          </table:table-cell>
          <table:table-cell table:number-columns-repeated="6"/>
        </table:table-row>
        <table:table-row table:style-name="ro1">
          <table:table-cell table:formula="of:=[Foglio2.H53]" office:value-type="float" office:value="0.0907176" calcext:value-type="float">
            <text:p>0,0907</text:p>
          </table:table-cell>
          <table:table-cell table:formula="of:=[Foglio2.I53]" office:value-type="float" office:value="-0.000782936970588177" calcext:value-type="float">
            <text:p>-0,0008</text:p>
          </table:table-cell>
          <table:table-cell table:formula="of:=[Foglio2.J53]" office:value-type="float" office:value="-0.00035833369999998" calcext:value-type="float">
            <text:p>-0,0004</text:p>
          </table:table-cell>
          <table:table-cell table:number-columns-repeated="2"/>
          <table:table-cell table:formula="of:=([.A53]-[.$K$2])/([.$K$3]-[.$K$2])+0.5" office:value-type="float" office:value="0.829439685418844" calcext:value-type="float">
            <text:p>0,82944</text:p>
          </table:table-cell>
          <table:table-cell table:formula="of:=([.B53]-[.$L$2])/([.$L$3]-[.$L$2])-0.5" office:value-type="float" office:value="-0.314479443414299" calcext:value-type="float">
            <text:p>-0,31448</text:p>
          </table:table-cell>
          <table:table-cell table:formula="of:=([.C53]-[.$M$2])/([.$M$3]-[.$M$2])-0.5" office:value-type="float" office:value="-0.3131360827165" calcext:value-type="float">
            <text:p>-0,31314</text:p>
          </table:table-cell>
          <table:table-cell table:number-columns-repeated="6"/>
        </table:table-row>
        <table:table-row table:style-name="ro1">
          <table:table-cell table:formula="of:=[Foglio2.H54]" office:value-type="float" office:value="0.09063107" calcext:value-type="float">
            <text:p>0,0906</text:p>
          </table:table-cell>
          <table:table-cell table:formula="of:=[Foglio2.I54]" office:value-type="float" office:value="-0.000908667029411725" calcext:value-type="float">
            <text:p>-0,0009</text:p>
          </table:table-cell>
          <table:table-cell table:formula="of:=[Foglio2.J54]" office:value-type="float" office:value="-0.000254547082352927" calcext:value-type="float">
            <text:p>-0,0003</text:p>
          </table:table-cell>
          <table:table-cell table:number-columns-repeated="2"/>
          <table:table-cell table:formula="of:=([.A54]-[.$K$2])/([.$K$3]-[.$K$2])+0.5" office:value-type="float" office:value="0.815119027128653" calcext:value-type="float">
            <text:p>0,81512</text:p>
          </table:table-cell>
          <table:table-cell table:formula="of:=([.B54]-[.$L$2])/([.$L$3]-[.$L$2])-0.5" office:value-type="float" office:value="-0.349496696744324" calcext:value-type="float">
            <text:p>-0,34950</text:p>
          </table:table-cell>
          <table:table-cell table:formula="of:=([.C54]-[.$M$2])/([.$M$3]-[.$M$2])-0.5" office:value-type="float" office:value="-0.193748389003924" calcext:value-type="float">
            <text:p>-0,19375</text:p>
          </table:table-cell>
          <table:table-cell table:number-columns-repeated="6"/>
        </table:table-row>
        <table:table-row table:style-name="ro1">
          <table:table-cell table:formula="of:=[Foglio2.H55]" office:value-type="float" office:value="0.09100006" calcext:value-type="float">
            <text:p>0,0910</text:p>
          </table:table-cell>
          <table:table-cell table:formula="of:=[Foglio2.I55]" office:value-type="float" office:value="-0.000930957411764674" calcext:value-type="float">
            <text:p>-0,0009</text:p>
          </table:table-cell>
          <table:table-cell table:formula="of:=[Foglio2.J55]" office:value-type="float" office:value="-0.000181644000000006" calcext:value-type="float">
            <text:p>-0,0002</text:p>
          </table:table-cell>
          <table:table-cell table:number-columns-repeated="2"/>
          <table:table-cell table:formula="of:=([.A55]-[.$K$2])/([.$K$3]-[.$K$2])+0.5" office:value-type="float" office:value="0.876186630300944" calcext:value-type="float">
            <text:p>0,87619</text:p>
          </table:table-cell>
          <table:table-cell table:formula="of:=([.B55]-[.$L$2])/([.$L$3]-[.$L$2])-0.5" office:value-type="float" office:value="-0.355704822096208" calcext:value-type="float">
            <text:p>-0,35570</text:p>
          </table:table-cell>
          <table:table-cell table:formula="of:=([.C55]-[.$M$2])/([.$M$3]-[.$M$2])-0.5" office:value-type="float" office:value="-0.109886605433214" calcext:value-type="float">
            <text:p>-0,10989</text:p>
          </table:table-cell>
          <table:table-cell table:number-columns-repeated="6"/>
        </table:table-row>
        <table:table-row table:style-name="ro1">
          <table:table-cell table:formula="of:=[Foglio2.H56]" office:value-type="float" office:value="0.0914346" calcext:value-type="float">
            <text:p>0,0914</text:p>
          </table:table-cell>
          <table:table-cell table:formula="of:=[Foglio2.I56]" office:value-type="float" office:value="-0.000639730176470565" calcext:value-type="float">
            <text:p>-0,0006</text:p>
          </table:table-cell>
          <table:table-cell table:formula="of:=[Foglio2.J56]" office:value-type="float" office:value="-0.000147780452941187" calcext:value-type="float">
            <text:p>-0,0001</text:p>
          </table:table-cell>
          <table:table-cell table:number-columns-repeated="2"/>
          <table:table-cell table:formula="of:=([.A56]-[.$K$2])/([.$K$3]-[.$K$2])+0.5" office:value-type="float" office:value="0.948102715513244" calcext:value-type="float">
            <text:p>0,94810</text:p>
          </table:table-cell>
          <table:table-cell table:formula="of:=([.B56]-[.$L$2])/([.$L$3]-[.$L$2])-0.5" office:value-type="float" office:value="-0.274594720261224" calcext:value-type="float">
            <text:p>-0,27459</text:p>
          </table:table-cell>
          <table:table-cell table:formula="of:=([.C56]-[.$M$2])/([.$M$3]-[.$M$2])-0.5" office:value-type="float" office:value="-0.0709327318420323" calcext:value-type="float">
            <text:p>-0,07093</text:p>
          </table:table-cell>
          <table:table-cell table:number-columns-repeated="6"/>
        </table:table-row>
        <table:table-row table:style-name="ro1">
          <table:table-cell table:formula="of:=[Foglio2.H57]" office:value-type="float" office:value="0.09110457" calcext:value-type="float">
            <text:p>0,0911</text:p>
          </table:table-cell>
          <table:table-cell table:formula="of:=[Foglio2.I57]" office:value-type="float" office:value="-0.000435724117647029" calcext:value-type="float">
            <text:p>-0,0004</text:p>
          </table:table-cell>
          <table:table-cell table:formula="of:=[Foglio2.J57]" office:value-type="float" office:value="0.0000998729647058688" calcext:value-type="float">
            <text:p>0,0001</text:p>
          </table:table-cell>
          <table:table-cell table:number-columns-repeated="2"/>
          <table:table-cell table:formula="of:=([.A57]-[.$K$2])/([.$K$3]-[.$K$2])+0.5" office:value-type="float" office:value="0.89348296680745" calcext:value-type="float">
            <text:p>0,89348</text:p>
          </table:table-cell>
          <table:table-cell table:formula="of:=([.B57]-[.$L$2])/([.$L$3]-[.$L$2])-0.5" office:value-type="float" office:value="-0.217776709440842" calcext:value-type="float">
            <text:p>-0,21778</text:p>
          </table:table-cell>
          <table:table-cell table:formula="of:=([.C57]-[.$M$2])/([.$M$3]-[.$M$2])-0.5" office:value-type="float" office:value="0.213947641400953" calcext:value-type="float">
            <text:p>0,21395</text:p>
          </table:table-cell>
          <table:table-cell table:number-columns-repeated="6"/>
        </table:table-row>
        <table:table-row table:style-name="ro1">
          <table:table-cell table:formula="of:=[Foglio2.H58]" office:value-type="float" office:value="0.091351" calcext:value-type="float">
            <text:p>0,0914</text:p>
          </table:table-cell>
          <table:table-cell table:formula="of:=[Foglio2.I58]" office:value-type="float" office:value="-0.00029128123529408" calcext:value-type="float">
            <text:p>-0,0003</text:p>
          </table:table-cell>
          <table:table-cell table:formula="of:=[Foglio2.J58]" office:value-type="float" office:value="0.000205547876470585" calcext:value-type="float">
            <text:p>0,0002</text:p>
          </table:table-cell>
          <table:table-cell table:number-columns-repeated="2"/>
          <table:table-cell table:formula="of:=([.A58]-[.$K$2])/([.$K$3]-[.$K$2])+0.5" office:value-type="float" office:value="0.934266970302797" calcext:value-type="float">
            <text:p>0,93427</text:p>
          </table:table-cell>
          <table:table-cell table:formula="of:=([.B58]-[.$L$2])/([.$L$3]-[.$L$2])-0.5" office:value-type="float" office:value="-0.177547721636337" calcext:value-type="float">
            <text:p>-0,17755</text:p>
          </table:table-cell>
          <table:table-cell table:formula="of:=([.C58]-[.$M$2])/([.$M$3]-[.$M$2])-0.5" office:value-type="float" office:value="0.335507475268684" calcext:value-type="float">
            <text:p>0,33551</text:p>
          </table:table-cell>
          <table:table-cell table:number-columns-repeated="6"/>
        </table:table-row>
        <table:table-row table:style-name="ro1">
          <table:table-cell table:formula="of:=[Foglio2.H59]" office:value-type="float" office:value="0.09122" calcext:value-type="float">
            <text:p>0,0912</text:p>
          </table:table-cell>
          <table:table-cell table:formula="of:=[Foglio2.I59]" office:value-type="float" office:value="-0.000189245999999976" calcext:value-type="float">
            <text:p>-0,0002</text:p>
          </table:table-cell>
          <table:table-cell table:formula="of:=[Foglio2.J59]" office:value-type="float" office:value="0.000206106552941185" calcext:value-type="float">
            <text:p>0,0002</text:p>
          </table:table-cell>
          <table:table-cell table:number-columns-repeated="2"/>
          <table:table-cell table:formula="of:=([.A59]-[.$K$2])/([.$K$3]-[.$K$2])+0.5" office:value-type="float" office:value="0.912586556157238" calcext:value-type="float">
            <text:p>0,91259</text:p>
          </table:table-cell>
          <table:table-cell table:formula="of:=([.B59]-[.$L$2])/([.$L$3]-[.$L$2])-0.5" office:value-type="float" office:value="-0.149129746521121" calcext:value-type="float">
            <text:p>-0,14913</text:p>
          </table:table-cell>
          <table:table-cell table:formula="of:=([.C59]-[.$M$2])/([.$M$3]-[.$M$2])-0.5" office:value-type="float" office:value="0.336150131295718" calcext:value-type="float">
            <text:p>0,33615</text:p>
          </table:table-cell>
          <table:table-cell table:number-columns-repeated="6"/>
        </table:table-row>
        <table:table-row table:style-name="ro1">
          <table:table-cell table:formula="of:=[Foglio2.H60]" office:value-type="float" office:value="0.09098007" calcext:value-type="float">
            <text:p>0,0910</text:p>
          </table:table-cell>
          <table:table-cell table:formula="of:=[Foglio2.I60]" office:value-type="float" office:value="-0.000166868911764692" calcext:value-type="float">
            <text:p>-0,0002</text:p>
          </table:table-cell>
          <table:table-cell table:formula="of:=[Foglio2.J60]" office:value-type="float" office:value="0.000155324088235292" calcext:value-type="float">
            <text:p>0,0002</text:p>
          </table:table-cell>
          <table:table-cell table:number-columns-repeated="2"/>
          <table:table-cell table:formula="of:=([.A60]-[.$K$2])/([.$K$3]-[.$K$2])+0.5" office:value-type="float" office:value="0.872878298401937" calcext:value-type="float">
            <text:p>0,87288</text:p>
          </table:table-cell>
          <table:table-cell table:formula="of:=([.B60]-[.$L$2])/([.$L$3]-[.$L$2])-0.5" office:value-type="float" office:value="-0.142897472593507" calcext:value-type="float">
            <text:p>-0,14290</text:p>
          </table:table-cell>
          <table:table-cell table:formula="of:=([.C60]-[.$M$2])/([.$M$3]-[.$M$2])-0.5" office:value-type="float" office:value="0.277734109271621" calcext:value-type="float">
            <text:p>0,27773</text:p>
          </table:table-cell>
          <table:table-cell table:number-columns-repeated="6"/>
        </table:table-row>
        <table:table-row table:style-name="ro1">
          <table:table-cell table:formula="of:=[Foglio2.H61]" office:value-type="float" office:value="0.09170003" calcext:value-type="float">
            <text:p>0,0917</text:p>
          </table:table-cell>
          <table:table-cell table:formula="of:=[Foglio2.I61]" office:value-type="float" office:value="-0.0000122550294117535" calcext:value-type="float">
            <text:p>0,0000</text:p>
          </table:table-cell>
          <table:table-cell table:formula="of:=[Foglio2.J61]" office:value-type="float" office:value="0.0000522061470588142" calcext:value-type="float">
            <text:p>0,0001</text:p>
          </table:table-cell>
          <table:table-cell table:number-columns-repeated="2"/>
          <table:table-cell table:formula="of:=([.A61]-[.$K$2])/([.$K$3]-[.$K$2])+0.5" office:value-type="float" office:value="0.992031206556421" calcext:value-type="float">
            <text:p>0,99203</text:p>
          </table:table-cell>
          <table:table-cell table:formula="of:=([.B61]-[.$L$2])/([.$L$3]-[.$L$2])-0.5" office:value-type="float" office:value="-0.0998357454508376" calcext:value-type="float">
            <text:p>-0,09984</text:p>
          </table:table-cell>
          <table:table-cell table:formula="of:=([.C61]-[.$M$2])/([.$M$3]-[.$M$2])-0.5" office:value-type="float" office:value="0.15911560665007" calcext:value-type="float">
            <text:p>0,15912</text:p>
          </table:table-cell>
          <table:table-cell table:number-columns-repeated="6"/>
        </table:table-row>
        <table:table-row table:style-name="ro1">
          <table:table-cell table:formula="of:=[Foglio2.H62]" office:value-type="float" office:value="0.09253998" calcext:value-type="float">
            <text:p>0,0925</text:p>
          </table:table-cell>
          <table:table-cell table:formula="of:=[Foglio2.I62]" office:value-type="float" office:value="0.000192141147058844" calcext:value-type="float">
            <text:p>0,0002</text:p>
          </table:table-cell>
          <table:table-cell table:formula="of:=[Foglio2.J62]" office:value-type="float" office:value="0.0000812469764705781" calcext:value-type="float">
            <text:p>0,0001</text:p>
          </table:table-cell>
          <table:table-cell table:number-columns-repeated="2"/>
          <table:table-cell table:formula="of:=([.A62]-[.$K$2])/([.$K$3]-[.$K$2])+0.5" office:value-type="float" office:value="1.13104238107217" calcext:value-type="float">
            <text:p>1,13104</text:p>
          </table:table-cell>
          <table:table-cell table:formula="of:=([.B62]-[.$L$2])/([.$L$3]-[.$L$2])-0.5" office:value-type="float" office:value="-0.0429090824226738" calcext:value-type="float">
            <text:p>-0,04291</text:p>
          </table:table-cell>
          <table:table-cell table:formula="of:=([.C62]-[.$M$2])/([.$M$3]-[.$M$2])-0.5" office:value-type="float" office:value="0.19252181763925" calcext:value-type="float">
            <text:p>0,19252</text:p>
          </table:table-cell>
          <table:table-cell table:number-columns-repeated="6"/>
        </table:table-row>
        <table:table-row table:style-name="ro1">
          <table:table-cell table:formula="of:=[Foglio2.H63]" office:value-type="float" office:value="0.09223097" calcext:value-type="float">
            <text:p>0,0922</text:p>
          </table:table-cell>
          <table:table-cell table:formula="of:=[Foglio2.I63]" office:value-type="float" office:value="0.000434989352941201" calcext:value-type="float">
            <text:p>0,0004</text:p>
          </table:table-cell>
          <table:table-cell table:formula="of:=[Foglio2.J63]" office:value-type="float" office:value="0.00014038903529412" calcext:value-type="float">
            <text:p>0,0001</text:p>
          </table:table-cell>
          <table:table-cell table:number-columns-repeated="2"/>
          <table:table-cell table:formula="of:=([.A63]-[.$K$2])/([.$K$3]-[.$K$2])+0.5" office:value-type="float" office:value="1.07990142859034" calcext:value-type="float">
            <text:p>1,07990</text:p>
          </table:table-cell>
          <table:table-cell table:formula="of:=([.B63]-[.$L$2])/([.$L$3]-[.$L$2])-0.5" office:value-type="float" office:value="0.0247269087292825" calcext:value-type="float">
            <text:p>0,02473</text:p>
          </table:table-cell>
          <table:table-cell table:formula="of:=([.C63]-[.$M$2])/([.$M$3]-[.$M$2])-0.5" office:value-type="float" office:value="0.260554037634779" calcext:value-type="float">
            <text:p>0,26055</text:p>
          </table:table-cell>
          <table:table-cell table:number-columns-repeated="6"/>
        </table:table-row>
        <table:table-row table:style-name="ro1">
          <table:table-cell table:formula="of:=[Foglio2.H64]" office:value-type="float" office:value="0.092655" calcext:value-type="float">
            <text:p>0,0927</text:p>
          </table:table-cell>
          <table:table-cell table:formula="of:=[Foglio2.I64]" office:value-type="float" office:value="0.000670951470588252" calcext:value-type="float">
            <text:p>0,0007</text:p>
          </table:table-cell>
          <table:table-cell table:formula="of:=[Foglio2.J64]" office:value-type="float" office:value="0.00021119774705883" calcext:value-type="float">
            <text:p>0,0002</text:p>
          </table:table-cell>
          <table:table-cell table:number-columns-repeated="2"/>
          <table:table-cell table:formula="of:=([.A64]-[.$K$2])/([.$K$3]-[.$K$2])+0.5" office:value-type="float" office:value="1.15007811569066" calcext:value-type="float">
            <text:p>1,15008</text:p>
          </table:table-cell>
          <table:table-cell table:formula="of:=([.B64]-[.$L$2])/([.$L$3]-[.$L$2])-0.5" office:value-type="float" office:value="0.0904450458816077" calcext:value-type="float">
            <text:p>0,09045</text:p>
          </table:table-cell>
          <table:table-cell table:formula="of:=([.C64]-[.$M$2])/([.$M$3]-[.$M$2])-0.5" office:value-type="float" office:value="0.342006627419483" calcext:value-type="float">
            <text:p>0,34201</text:p>
          </table:table-cell>
          <table:table-cell table:number-columns-repeated="6"/>
        </table:table-row>
        <table:table-row table:style-name="ro1">
          <table:table-cell table:formula="of:=[Foglio2.H65]" office:value-type="float" office:value="0.09300003" calcext:value-type="float">
            <text:p>0,0930</text:p>
          </table:table-cell>
          <table:table-cell table:formula="of:=[Foglio2.I65]" office:value-type="float" office:value="0.00108578067647058" calcext:value-type="float">
            <text:p>0,0011</text:p>
          </table:table-cell>
          <table:table-cell table:formula="of:=[Foglio2.J65]" office:value-type="float" office:value="0.000196629947058827" calcext:value-type="float">
            <text:p>0,0002</text:p>
          </table:table-cell>
          <table:table-cell table:number-columns-repeated="2"/>
          <table:table-cell table:formula="of:=([.A65]-[.$K$2])/([.$K$3]-[.$K$2])+0.5" office:value-type="float" office:value="1.20718035456579" calcext:value-type="float">
            <text:p>1,20718</text:p>
          </table:table-cell>
          <table:table-cell table:formula="of:=([.B65]-[.$L$2])/([.$L$3]-[.$L$2])-0.5" office:value-type="float" office:value="0.205979704236145" calcext:value-type="float">
            <text:p>0,20598</text:p>
          </table:table-cell>
          <table:table-cell table:formula="of:=([.C65]-[.$M$2])/([.$M$3]-[.$M$2])-0.5" office:value-type="float" office:value="0.325249013731936" calcext:value-type="float">
            <text:p>0,32525</text:p>
          </table:table-cell>
          <table:table-cell table:number-columns-repeated="6"/>
        </table:table-row>
        <table:table-row table:style-name="ro1">
          <table:table-cell table:formula="of:=[Foglio2.H66]" office:value-type="float" office:value="0.09383155" calcext:value-type="float">
            <text:p>0,0938</text:p>
          </table:table-cell>
          <table:table-cell table:formula="of:=[Foglio2.I66]" office:value-type="float" office:value="0.00130231464705882" calcext:value-type="float">
            <text:p>0,0013</text:p>
          </table:table-cell>
          <table:table-cell table:formula="of:=[Foglio2.J66]" office:value-type="float" office:value="0.000348545217647042" calcext:value-type="float">
            <text:p>0,0003</text:p>
          </table:table-cell>
          <table:table-cell table:number-columns-repeated="2"/>
          <table:table-cell table:formula="of:=([.A66]-[.$K$2])/([.$K$3]-[.$K$2])+0.5" office:value-type="float" office:value="1.34479636960638" calcext:value-type="float">
            <text:p>1,34480</text:p>
          </table:table-cell>
          <table:table-cell table:formula="of:=([.B66]-[.$L$2])/([.$L$3]-[.$L$2])-0.5" office:value-type="float" office:value="0.266286881164184" calcext:value-type="float">
            <text:p>0,26629</text:p>
          </table:table-cell>
          <table:table-cell table:formula="of:=([.C66]-[.$M$2])/([.$M$3]-[.$M$2])-0.5" office:value-type="float" office:value="0.5" calcext:value-type="float">
            <text:p>0,50000</text:p>
          </table:table-cell>
          <table:table-cell table:number-columns-repeated="6"/>
        </table:table-row>
        <table:table-row table:style-name="ro1">
          <table:table-cell table:formula="of:=[Foglio2.H67]" office:value-type="float" office:value="0.09434095" calcext:value-type="float">
            <text:p>0,0943</text:p>
          </table:table-cell>
          <table:table-cell table:formula="of:=[Foglio2.I67]" office:value-type="float" office:value="0.00159897429411765" calcext:value-type="float">
            <text:p>0,0016</text:p>
          </table:table-cell>
          <table:table-cell table:formula="of:=[Foglio2.J67]" office:value-type="float" office:value="0.000283712558823521" calcext:value-type="float">
            <text:p>0,0003</text:p>
          </table:table-cell>
          <table:table-cell table:number-columns-repeated="2"/>
          <table:table-cell table:formula="of:=([.A67]-[.$K$2])/([.$K$3]-[.$K$2])+0.5" office:value-type="float" office:value="1.42910173575713" calcext:value-type="float">
            <text:p>1,42910</text:p>
          </table:table-cell>
          <table:table-cell table:formula="of:=([.B67]-[.$L$2])/([.$L$3]-[.$L$2])-0.5" office:value-type="float" office:value="0.348909971545726" calcext:value-type="float">
            <text:p>0,34891</text:p>
          </table:table-cell>
          <table:table-cell table:formula="of:=([.C67]-[.$M$2])/([.$M$3]-[.$M$2])-0.5" office:value-type="float" office:value="0.425421776047113" calcext:value-type="float">
            <text:p>0,42542</text:p>
          </table:table-cell>
          <table:table-cell table:number-columns-repeated="6"/>
        </table:table-row>
        <table:table-row table:style-name="ro1">
          <table:table-cell table:formula="of:=[Foglio2.H68]" office:value-type="float" office:value="0.09439001" calcext:value-type="float">
            <text:p>0,0944</text:p>
          </table:table-cell>
          <table:table-cell table:formula="of:=[Foglio2.I68]" office:value-type="float" office:value="0.00179603976470587" calcext:value-type="float">
            <text:p>0,0018</text:p>
          </table:table-cell>
          <table:table-cell table:formula="of:=[Foglio2.J68]" office:value-type="float" office:value="0.000308162123529415" calcext:value-type="float">
            <text:p>0,0003</text:p>
          </table:table-cell>
          <table:table-cell table:number-columns-repeated="2"/>
          <table:table-cell table:formula="of:=([.A68]-[.$K$2])/([.$K$3]-[.$K$2])+0.5" office:value-type="float" office:value="1.43722113360431" calcext:value-type="float">
            <text:p>1,43722</text:p>
          </table:table-cell>
          <table:table-cell table:formula="of:=([.B68]-[.$L$2])/([.$L$3]-[.$L$2])-0.5" office:value-type="float" office:value="0.40379494949577" calcext:value-type="float">
            <text:p>0,40379</text:p>
          </table:table-cell>
          <table:table-cell table:formula="of:=([.C68]-[.$M$2])/([.$M$3]-[.$M$2])-0.5" office:value-type="float" office:value="0.453546569095479" calcext:value-type="float">
            <text:p>0,45355</text:p>
          </table:table-cell>
          <table:table-cell table:number-columns-repeated="6"/>
        </table:table-row>
        <table:table-row table:style-name="ro1">
          <table:table-cell table:formula="of:=[Foglio2.H69]" office:value-type="float" office:value="0.09411878" calcext:value-type="float">
            <text:p>0,0941</text:p>
          </table:table-cell>
          <table:table-cell table:formula="of:=[Foglio2.I69]" office:value-type="float" office:value="0.00204525320588234" calcext:value-type="float">
            <text:p>0,0020</text:p>
          </table:table-cell>
          <table:table-cell table:formula="of:=[Foglio2.J69]" office:value-type="float" office:value="0.000230367247058816" calcext:value-type="float">
            <text:p>0,0002</text:p>
          </table:table-cell>
          <table:table-cell table:number-columns-repeated="2"/>
          <table:table-cell table:formula="of:=([.A69]-[.$K$2])/([.$K$3]-[.$K$2])+0.5" office:value-type="float" office:value="1.39233274636232" calcext:value-type="float">
            <text:p>1,39233</text:p>
          </table:table-cell>
          <table:table-cell table:formula="of:=([.B69]-[.$L$2])/([.$L$3]-[.$L$2])-0.5" office:value-type="float" office:value="0.473203731171208" calcext:value-type="float">
            <text:p>0,47320</text:p>
          </table:table-cell>
          <table:table-cell table:formula="of:=([.C69]-[.$M$2])/([.$M$3]-[.$M$2])-0.5" office:value-type="float" office:value="0.36405766296247" calcext:value-type="float">
            <text:p>0,36406</text:p>
          </table:table-cell>
          <table:table-cell table:number-columns-repeated="6"/>
        </table:table-row>
        <table:table-row table:style-name="ro1">
          <table:table-cell table:formula="of:=[Foglio2.H70]" office:value-type="float" office:value="0.09400005" calcext:value-type="float">
            <text:p>0,0940</text:p>
          </table:table-cell>
          <table:table-cell table:formula="of:=[Foglio2.I70]" office:value-type="float" office:value="0.00206684752941175" calcext:value-type="float">
            <text:p>0,0021</text:p>
          </table:table-cell>
          <table:table-cell table:formula="of:=[Foglio2.J70]" office:value-type="float" office:value="0.000283367317647051" calcext:value-type="float">
            <text:p>0,0003</text:p>
          </table:table-cell>
          <table:table-cell table:number-columns-repeated="2"/>
          <table:table-cell table:formula="of:=([.A70]-[.$K$2])/([.$K$3]-[.$K$2])+0.5" office:value-type="float" office:value="1.37268300917528" calcext:value-type="float">
            <text:p>1,37268</text:p>
          </table:table-cell>
          <table:table-cell table:formula="of:=([.B70]-[.$L$2])/([.$L$3]-[.$L$2])-0.5" office:value-type="float" office:value="0.479217996213278" calcext:value-type="float">
            <text:p>0,47922</text:p>
          </table:table-cell>
          <table:table-cell table:formula="of:=([.C70]-[.$M$2])/([.$M$3]-[.$M$2])-0.5" office:value-type="float" office:value="0.425024638643778" calcext:value-type="float">
            <text:p>0,42502</text:p>
          </table:table-cell>
          <table:table-cell table:number-columns-repeated="6"/>
        </table:table-row>
        <table:table-row table:style-name="ro1">
          <table:table-cell table:formula="of:=[Foglio2.H71]" office:value-type="float" office:value="0.093918" calcext:value-type="float">
            <text:p>0,0939</text:p>
          </table:table-cell>
          <table:table-cell table:formula="of:=[Foglio2.I71]" office:value-type="float" office:value="0.00214146567647057" calcext:value-type="float">
            <text:p>0,0021</text:p>
          </table:table-cell>
          <table:table-cell table:formula="of:=[Foglio2.J71]" office:value-type="float" office:value="0.000137131435294113" calcext:value-type="float">
            <text:p>0,0001</text:p>
          </table:table-cell>
          <table:table-cell table:number-columns-repeated="2"/>
          <table:table-cell table:formula="of:=([.A71]-[.$K$2])/([.$K$3]-[.$K$2])+0.5" office:value-type="float" office:value="1.359103787949" calcext:value-type="float">
            <text:p>1,35910</text:p>
          </table:table-cell>
          <table:table-cell table:formula="of:=([.B71]-[.$L$2])/([.$L$3]-[.$L$2])-0.5" office:value-type="float" office:value="0.5" calcext:value-type="float">
            <text:p>0,50000</text:p>
          </table:table-cell>
          <table:table-cell table:formula="of:=([.C71]-[.$M$2])/([.$M$3]-[.$M$2])-0.5" office:value-type="float" office:value="0.256806759229759" calcext:value-type="float">
            <text:p>0,25681</text:p>
          </table:table-cell>
          <table:table-cell table:number-columns-repeated="6"/>
        </table:table-row>
        <table:table-row table:style-name="ro1">
          <table:table-cell table:formula="of:=[Foglio2.H72]" office:value-type="float" office:value="0.09366985" calcext:value-type="float">
            <text:p>0,0937</text:p>
          </table:table-cell>
          <table:table-cell table:formula="of:=[Foglio2.I72]" office:value-type="float" office:value="0.00200726461764701" calcext:value-type="float">
            <text:p>0,0020</text:p>
          </table:table-cell>
          <table:table-cell table:formula="of:=[Foglio2.J72]" office:value-type="float" office:value="0.000130091517647063" calcext:value-type="float">
            <text:p>0,0001</text:p>
          </table:table-cell>
          <table:table-cell table:number-columns-repeated="2"/>
          <table:table-cell table:formula="of:=([.A72]-[.$K$2])/([.$K$3]-[.$K$2])+0.5" office:value-type="float" office:value="1.3180351255809" calcext:value-type="float">
            <text:p>1,31804</text:p>
          </table:table-cell>
          <table:table-cell table:formula="of:=([.B72]-[.$L$2])/([.$L$3]-[.$L$2])-0.5" office:value-type="float" office:value="0.462623476693213" calcext:value-type="float">
            <text:p>0,46262</text:p>
          </table:table-cell>
          <table:table-cell table:formula="of:=([.C72]-[.$M$2])/([.$M$3]-[.$M$2])-0.5" office:value-type="float" office:value="0.248708609864626" calcext:value-type="float">
            <text:p>0,24871</text:p>
          </table:table-cell>
          <table:table-cell table:number-columns-repeated="6"/>
        </table:table-row>
        <table:table-row table:style-name="ro1">
          <table:table-cell table:formula="of:=[Foglio2.H73]" office:value-type="float" office:value="0.09372186" calcext:value-type="float">
            <text:p>0,0937</text:p>
          </table:table-cell>
          <table:table-cell table:formula="of:=[Foglio2.I73]" office:value-type="float" office:value="0.00178174402941172" calcext:value-type="float">
            <text:p>0,0018</text:p>
          </table:table-cell>
          <table:table-cell table:formula="of:=[Foglio2.J73]" office:value-type="float" office:value="-0.00000125039411766597" calcext:value-type="float">
            <text:p>0,0000</text:p>
          </table:table-cell>
          <table:table-cell table:number-columns-repeated="2"/>
          <table:table-cell table:formula="of:=([.A73]-[.$K$2])/([.$K$3]-[.$K$2])+0.5" office:value-type="float" office:value="1.32664274649472" calcext:value-type="float">
            <text:p>1,32664</text:p>
          </table:table-cell>
          <table:table-cell table:formula="of:=([.B73]-[.$L$2])/([.$L$3]-[.$L$2])-0.5" office:value-type="float" office:value="0.399813424401309" calcext:value-type="float">
            <text:p>0,39981</text:p>
          </table:table-cell>
          <table:table-cell table:formula="of:=([.C73]-[.$M$2])/([.$M$3]-[.$M$2])-0.5" office:value-type="float" office:value="0.0976235442859726" calcext:value-type="float">
            <text:p>0,09762</text:p>
          </table:table-cell>
          <table:table-cell table:number-columns-repeated="6"/>
        </table:table-row>
        <table:table-row table:style-name="ro1">
          <table:table-cell table:formula="of:=[Foglio2.H74]" office:value-type="float" office:value="0.09465284" calcext:value-type="float">
            <text:p>0,0947</text:p>
          </table:table-cell>
          <table:table-cell table:formula="of:=[Foglio2.I74]" office:value-type="float" office:value="0.00172682782352938" calcext:value-type="float">
            <text:p>0,0017</text:p>
          </table:table-cell>
          <table:table-cell table:formula="of:=[Foglio2.J74]" office:value-type="float" office:value="-0.000163085905882363" calcext:value-type="float">
            <text:p>-0,0002</text:p>
          </table:table-cell>
          <table:table-cell table:number-columns-repeated="2"/>
          <table:table-cell table:formula="of:=([.A74]-[.$K$2])/([.$K$3]-[.$K$2])+0.5" office:value-type="float" office:value="1.48071932635147" calcext:value-type="float">
            <text:p>1,48072</text:p>
          </table:table-cell>
          <table:table-cell table:formula="of:=([.B74]-[.$L$2])/([.$L$3]-[.$L$2])-0.5" office:value-type="float" office:value="0.384518635618903" calcext:value-type="float">
            <text:p>0,38452</text:p>
          </table:table-cell>
          <table:table-cell table:formula="of:=([.C74]-[.$M$2])/([.$M$3]-[.$M$2])-0.5" office:value-type="float" office:value="-0.0885388815489943" calcext:value-type="float">
            <text:p>-0,08854</text:p>
          </table:table-cell>
          <table:table-cell table:number-columns-repeated="6"/>
        </table:table-row>
        <table:table-row table:style-name="ro1">
          <table:table-cell table:formula="of:=[Foglio2.H75]" office:value-type="float" office:value="0.09476934" calcext:value-type="float">
            <text:p>0,0948</text:p>
          </table:table-cell>
          <table:table-cell table:formula="of:=[Foglio2.I75]" office:value-type="float" office:value="0.00178379864705877" calcext:value-type="float">
            <text:p>0,0018</text:p>
          </table:table-cell>
          <table:table-cell table:formula="of:=[Foglio2.J75]" office:value-type="float" office:value="-0.000161392335294108" calcext:value-type="float">
            <text:p>-0,0002</text:p>
          </table:table-cell>
          <table:table-cell table:number-columns-repeated="2"/>
          <table:table-cell table:formula="of:=([.A75]-[.$K$2])/([.$K$3]-[.$K$2])+0.5" office:value-type="float" office:value="1.5" calcext:value-type="float">
            <text:p>1,50000</text:p>
          </table:table-cell>
          <table:table-cell table:formula="of:=([.B75]-[.$L$2])/([.$L$3]-[.$L$2])-0.5" office:value-type="float" office:value="0.400385658816183" calcext:value-type="float">
            <text:p>0,40039</text:p>
          </table:table-cell>
          <table:table-cell table:formula="of:=([.C75]-[.$M$2])/([.$M$3]-[.$M$2])-0.5" office:value-type="float" office:value="-0.0865907355234757" calcext:value-type="float">
            <text:p>-0,08659</text:p>
          </table:table-cell>
          <table:table-cell table:number-columns-repeated="6"/>
        </table:table-row>
        <table:table-row table:style-name="ro1">
          <table:table-cell table:formula="of:=[Foglio2.H76]" office:value-type="float" office:value="0.09425371" calcext:value-type="float">
            <text:p>0,0943</text:p>
          </table:table-cell>
          <table:table-cell table:formula="of:=[Foglio2.I76]" office:value-type="float" office:value="0.00181096414705875" calcext:value-type="float">
            <text:p>0,0018</text:p>
          </table:table-cell>
          <table:table-cell table:formula="of:=[Foglio2.J76]" office:value-type="float" office:value="-0.0000383212058823578" calcext:value-type="float">
            <text:p>0,0000</text:p>
          </table:table-cell>
          <table:table-cell table:number-columns-repeated="2"/>
          <table:table-cell table:formula="of:=([.A76]-[.$K$2])/([.$K$3]-[.$K$2])+0.5" office:value-type="float" office:value="1.41466357293225" calcext:value-type="float">
            <text:p>1,41466</text:p>
          </table:table-cell>
          <table:table-cell table:formula="of:=([.B76]-[.$L$2])/([.$L$3]-[.$L$2])-0.5" office:value-type="float" office:value="0.407951559955792" calcext:value-type="float">
            <text:p>0,40795</text:p>
          </table:table-cell>
          <table:table-cell table:formula="of:=([.C76]-[.$M$2])/([.$M$3]-[.$M$2])-0.5" office:value-type="float" office:value="0.0549802939230944" calcext:value-type="float">
            <text:p>0,05498</text:p>
          </table:table-cell>
          <table:table-cell table:number-columns-repeated="6"/>
        </table:table-row>
        <table:table-row table:style-name="ro1">
          <table:table-cell table:formula="of:=[Foglio2.H77]" office:value-type="float" office:value="0.09400003" calcext:value-type="float">
            <text:p>0,0940</text:p>
          </table:table-cell>
          <table:table-cell table:formula="of:=[Foglio2.I77]" office:value-type="float" office:value="0.00189855514705879" calcext:value-type="float">
            <text:p>0,0019</text:p>
          </table:table-cell>
          <table:table-cell table:formula="of:=[Foglio2.J77]" office:value-type="float" office:value="0.0000105861882352676" calcext:value-type="float">
            <text:p>0,0000</text:p>
          </table:table-cell>
          <table:table-cell table:number-columns-repeated="2"/>
          <table:table-cell table:formula="of:=([.A77]-[.$K$2])/([.$K$3]-[.$K$2])+0.5" office:value-type="float" office:value="1.37267969918839" calcext:value-type="float">
            <text:p>1,37268</text:p>
          </table:table-cell>
          <table:table-cell table:formula="of:=([.B77]-[.$L$2])/([.$L$3]-[.$L$2])-0.5" office:value-type="float" office:value="0.432346651035293" calcext:value-type="float">
            <text:p>0,43235</text:p>
          </table:table-cell>
          <table:table-cell table:formula="of:=([.C77]-[.$M$2])/([.$M$3]-[.$M$2])-0.5" office:value-type="float" office:value="0.111239387066025" calcext:value-type="float">
            <text:p>0,11124</text:p>
          </table:table-cell>
          <table:table-cell table:number-columns-repeated="6"/>
        </table:table-row>
        <table:table-row table:style-name="ro1">
          <table:table-cell table:formula="of:=[Foglio2.H78]" office:value-type="float" office:value="0.09357186" calcext:value-type="float">
            <text:p>0,0936</text:p>
          </table:table-cell>
          <table:table-cell table:formula="of:=[Foglio2.I78]" office:value-type="float" office:value="0.00198625352941173" calcext:value-type="float">
            <text:p>0,0020</text:p>
          </table:table-cell>
          <table:table-cell table:formula="of:=[Foglio2.J78]" office:value-type="float" office:value="0.0000572752882353061" calcext:value-type="float">
            <text:p>0,0001</text:p>
          </table:table-cell>
          <table:table-cell table:number-columns-repeated="2"/>
          <table:table-cell table:formula="of:=([.A78]-[.$K$2])/([.$K$3]-[.$K$2])+0.5" office:value-type="float" office:value="1.30181784480133" calcext:value-type="float">
            <text:p>1,30182</text:p>
          </table:table-cell>
          <table:table-cell table:formula="of:=([.B78]-[.$L$2])/([.$L$3]-[.$L$2])-0.5" office:value-type="float" office:value="0.456771649323062" calcext:value-type="float">
            <text:p>0,45677</text:p>
          </table:table-cell>
          <table:table-cell table:formula="of:=([.C78]-[.$M$2])/([.$M$3]-[.$M$2])-0.5" office:value-type="float" office:value="0.16494673486183" calcext:value-type="float">
            <text:p>0,16495</text:p>
          </table:table-cell>
          <table:table-cell table:number-columns-repeated="6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5.64mm" svg:height="114.02mm" svg:x="165.88mm" svg:y="0.24mm">
            <loext:p draw:notify-on-update-of-ranges="Foglio1.G1:Foglio1.G1 Foglio1.G2:Foglio1.G78 Foglio1.F1:Foglio1.F1 Foglio1.F2:Foglio1.F78 Foglio1.H1:Foglio1.H1 Foglio1.H2:Foglio1.H78 Foglio2.D2:Foglio2.D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copia qui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0.0912</text:p>
          </table:table-cell>
          <table:table-cell table:style-name="ce5" office:value-type="string" calcext:value-type="string">
            <text:p>0.0009454363529412119</text:p>
          </table:table-cell>
          <table:table-cell table:style-name="ce5" office:value-type="string" calcext:value-type="string">
            <text:p>-0.0000445090176470569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2];&quot;.&quot;;&quot;,&quot;)/1" office:value-type="float" office:value="0.0912" calcext:value-type="float">
            <text:p>0,09</text:p>
          </table:table-cell>
          <table:table-cell table:style-name="ce8" table:formula="of:=SUBSTITUTE([.B2];&quot;.&quot;;&quot;,&quot;)/1" office:value-type="float" office:value="0.000945436352941212" calcext:value-type="float">
            <text:p>0,00</text:p>
          </table:table-cell>
          <table:table-cell table:style-name="ce8" table:formula="of:=SUBSTITUTE([.C2];&quot;.&quot;;&quot;,&quot;)/1" office:value-type="float" office:value="-0.000044509017647057" calcext:value-type="float">
            <text:p>0,00</text:p>
          </table:table-cell>
          <table:table-cell table:style-name="ce8" table:formula="of:=SUBSTITUTE([.D2];&quot;.&quot;;&quot;,&quot;)/1" office:value-type="float" office:value="0" calcext:value-type="float">
            <text:p>0,00</text:p>
          </table:table-cell>
          <table:table-cell table:style-name="ce8" table:formula="of:=SUBSTITUTE([.E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15207</text:p>
          </table:table-cell>
          <table:table-cell table:style-name="ce5" office:value-type="string" calcext:value-type="string">
            <text:p>0.0009783595000000533</text:p>
          </table:table-cell>
          <table:table-cell table:style-name="ce5" office:value-type="string" calcext:value-type="string">
            <text:p>0.00003238323529410340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3];&quot;.&quot;;&quot;,&quot;)/1" office:value-type="float" office:value="0.09115207" calcext:value-type="float">
            <text:p>0,09</text:p>
          </table:table-cell>
          <table:table-cell table:style-name="ce8" table:formula="of:=SUBSTITUTE([.B3];&quot;.&quot;;&quot;,&quot;)/1" office:value-type="float" office:value="0.000978359500000053" calcext:value-type="float">
            <text:p>0,00</text:p>
          </table:table-cell>
          <table:table-cell table:style-name="ce8" table:formula="of:=SUBSTITUTE([.C3];&quot;.&quot;;&quot;,&quot;)/1" office:value-type="float" office:value="0.0000323832352941034" calcext:value-type="float">
            <text:p>0,00</text:p>
          </table:table-cell>
          <table:table-cell table:style-name="ce8" table:formula="of:=SUBSTITUTE([.D3];&quot;.&quot;;&quot;,&quot;)/1" office:value-type="float" office:value="0" calcext:value-type="float">
            <text:p>0,00</text:p>
          </table:table-cell>
          <table:table-cell table:style-name="ce8" table:formula="of:=SUBSTITUTE([.E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81454</text:p>
          </table:table-cell>
          <table:table-cell table:style-name="ce5" office:value-type="string" calcext:value-type="string">
            <text:p>0.0010672245294117977</text:p>
          </table:table-cell>
          <table:table-cell table:style-name="ce5" office:value-type="string" calcext:value-type="string">
            <text:p>0.00002560945882353613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4];&quot;.&quot;;&quot;,&quot;)/1" office:value-type="float" office:value="0.08981454" calcext:value-type="float">
            <text:p>0,09</text:p>
          </table:table-cell>
          <table:table-cell table:style-name="ce8" table:formula="of:=SUBSTITUTE([.B4];&quot;.&quot;;&quot;,&quot;)/1" office:value-type="float" office:value="0.0010672245294118" calcext:value-type="float">
            <text:p>0,00</text:p>
          </table:table-cell>
          <table:table-cell table:style-name="ce8" table:formula="of:=SUBSTITUTE([.C4];&quot;.&quot;;&quot;,&quot;)/1" office:value-type="float" office:value="0.0000256094588235361" calcext:value-type="float">
            <text:p>0,00</text:p>
          </table:table-cell>
          <table:table-cell table:style-name="ce8" table:formula="of:=SUBSTITUTE([.D4];&quot;.&quot;;&quot;,&quot;)/1" office:value-type="float" office:value="2" calcext:value-type="float">
            <text:p>2,00</text:p>
          </table:table-cell>
          <table:table-cell table:style-name="ce8" table:formula="of:=SUBSTITUTE([.E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99909</text:p>
          </table:table-cell>
          <table:table-cell table:style-name="ce5" office:value-type="string" calcext:value-type="string">
            <text:p>0.0007976702647059242</text:p>
          </table:table-cell>
          <table:table-cell table:style-name="ce5" office:value-type="string" calcext:value-type="string">
            <text:p>0.0001393047999999896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5];&quot;.&quot;;&quot;,&quot;)/1" office:value-type="float" office:value="0.08999909" calcext:value-type="float">
            <text:p>0,09</text:p>
          </table:table-cell>
          <table:table-cell table:style-name="ce8" table:formula="of:=SUBSTITUTE([.B5];&quot;.&quot;;&quot;,&quot;)/1" office:value-type="float" office:value="0.000797670264705924" calcext:value-type="float">
            <text:p>0,00</text:p>
          </table:table-cell>
          <table:table-cell table:style-name="ce8" table:formula="of:=SUBSTITUTE([.C5];&quot;.&quot;;&quot;,&quot;)/1" office:value-type="float" office:value="0.00013930479999999" calcext:value-type="float">
            <text:p>0,00</text:p>
          </table:table-cell>
          <table:table-cell table:style-name="ce8" table:formula="of:=SUBSTITUTE([.D5];&quot;.&quot;;&quot;,&quot;)/1" office:value-type="float" office:value="2" calcext:value-type="float">
            <text:p>2,00</text:p>
          </table:table-cell>
          <table:table-cell table:style-name="ce8" table:formula="of:=SUBSTITUTE([.E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62309</text:p>
          </table:table-cell>
          <table:table-cell table:style-name="ce5" office:value-type="string" calcext:value-type="string">
            <text:p>0.0005939229411765085</text:p>
          </table:table-cell>
          <table:table-cell table:style-name="ce5" office:value-type="string" calcext:value-type="string">
            <text:p>-0.0000788524529411749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6];&quot;.&quot;;&quot;,&quot;)/1" office:value-type="float" office:value="0.09062309" calcext:value-type="float">
            <text:p>0,09</text:p>
          </table:table-cell>
          <table:table-cell table:style-name="ce8" table:formula="of:=SUBSTITUTE([.B6];&quot;.&quot;;&quot;,&quot;)/1" office:value-type="float" office:value="0.000593922941176508" calcext:value-type="float">
            <text:p>0,00</text:p>
          </table:table-cell>
          <table:table-cell table:style-name="ce8" table:formula="of:=SUBSTITUTE([.C6];&quot;.&quot;;&quot;,&quot;)/1" office:value-type="float" office:value="-0.0000788524529411749" calcext:value-type="float">
            <text:p>0,00</text:p>
          </table:table-cell>
          <table:table-cell table:style-name="ce8" table:formula="of:=SUBSTITUTE([.D6];&quot;.&quot;;&quot;,&quot;)/1" office:value-type="float" office:value="0" calcext:value-type="float">
            <text:p>0,00</text:p>
          </table:table-cell>
          <table:table-cell table:style-name="ce8" table:formula="of:=SUBSTITUTE([.E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05815</text:p>
          </table:table-cell>
          <table:table-cell table:style-name="ce5" office:value-type="string" calcext:value-type="string">
            <text:p>0.0006482216176470906</text:p>
          </table:table-cell>
          <table:table-cell table:style-name="ce5" office:value-type="string" calcext:value-type="string">
            <text:p>-0.0002231568294117664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7];&quot;.&quot;;&quot;,&quot;)/1" office:value-type="float" office:value="0.09105815" calcext:value-type="float">
            <text:p>0,09</text:p>
          </table:table-cell>
          <table:table-cell table:style-name="ce8" table:formula="of:=SUBSTITUTE([.B7];&quot;.&quot;;&quot;,&quot;)/1" office:value-type="float" office:value="0.000648221617647091" calcext:value-type="float">
            <text:p>0,00</text:p>
          </table:table-cell>
          <table:table-cell table:style-name="ce8" table:formula="of:=SUBSTITUTE([.C7];&quot;.&quot;;&quot;,&quot;)/1" office:value-type="float" office:value="-0.000223156829411766" calcext:value-type="float">
            <text:p>0,00</text:p>
          </table:table-cell>
          <table:table-cell table:style-name="ce8" table:formula="of:=SUBSTITUTE([.D7];&quot;.&quot;;&quot;,&quot;)/1" office:value-type="float" office:value="0" calcext:value-type="float">
            <text:p>0,00</text:p>
          </table:table-cell>
          <table:table-cell table:style-name="ce8" table:formula="of:=SUBSTITUTE([.E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872702</text:p>
          </table:table-cell>
          <table:table-cell table:style-name="ce5" office:value-type="string" calcext:value-type="string">
            <text:p>0.0003818189705882685</text:p>
          </table:table-cell>
          <table:table-cell table:style-name="ce5" office:value-type="string" calcext:value-type="string">
            <text:p>-0.00004955004705882730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8];&quot;.&quot;;&quot;,&quot;)/1" office:value-type="float" office:value="0.08872702" calcext:value-type="float">
            <text:p>0,09</text:p>
          </table:table-cell>
          <table:table-cell table:style-name="ce8" table:formula="of:=SUBSTITUTE([.B8];&quot;.&quot;;&quot;,&quot;)/1" office:value-type="float" office:value="0.000381818970588268" calcext:value-type="float">
            <text:p>0,00</text:p>
          </table:table-cell>
          <table:table-cell table:style-name="ce8" table:formula="of:=SUBSTITUTE([.C8];&quot;.&quot;;&quot;,&quot;)/1" office:value-type="float" office:value="-0.0000495500470588273" calcext:value-type="float">
            <text:p>0,00</text:p>
          </table:table-cell>
          <table:table-cell table:style-name="ce8" table:formula="of:=SUBSTITUTE([.D8];&quot;.&quot;;&quot;,&quot;)/1" office:value-type="float" office:value="0" calcext:value-type="float">
            <text:p>0,00</text:p>
          </table:table-cell>
          <table:table-cell table:style-name="ce8" table:formula="of:=SUBSTITUTE([.E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884</text:p>
          </table:table-cell>
          <table:table-cell table:style-name="ce5" office:value-type="string" calcext:value-type="string">
            <text:p>0.000017290470588238183</text:p>
          </table:table-cell>
          <table:table-cell table:style-name="ce5" office:value-type="string" calcext:value-type="string">
            <text:p>-0.0001059658823529374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9];&quot;.&quot;;&quot;,&quot;)/1" office:value-type="float" office:value="0.08884" calcext:value-type="float">
            <text:p>0,09</text:p>
          </table:table-cell>
          <table:table-cell table:style-name="ce8" table:formula="of:=SUBSTITUTE([.B9];&quot;.&quot;;&quot;,&quot;)/1" office:value-type="float" office:value="0.0000172904705882382" calcext:value-type="float">
            <text:p>0,00</text:p>
          </table:table-cell>
          <table:table-cell table:style-name="ce8" table:formula="of:=SUBSTITUTE([.C9];&quot;.&quot;;&quot;,&quot;)/1" office:value-type="float" office:value="-0.000105965882352937" calcext:value-type="float">
            <text:p>0,00</text:p>
          </table:table-cell>
          <table:table-cell table:style-name="ce8" table:formula="of:=SUBSTITUTE([.D9];&quot;.&quot;;&quot;,&quot;)/1" office:value-type="float" office:value="0" calcext:value-type="float">
            <text:p>0,00</text:p>
          </table:table-cell>
          <table:table-cell table:style-name="ce8" table:formula="of:=SUBSTITUTE([.E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88</text:p>
          </table:table-cell>
          <table:table-cell table:style-name="ce5" office:value-type="string" calcext:value-type="string">
            <text:p>-0.0005849124117646848</text:p>
          </table:table-cell>
          <table:table-cell table:style-name="ce5" office:value-type="string" calcext:value-type="string">
            <text:p>-0.000193977847058846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10];&quot;.&quot;;&quot;,&quot;)/1" office:value-type="float" office:value="0.0888" calcext:value-type="float">
            <text:p>0,09</text:p>
          </table:table-cell>
          <table:table-cell table:style-name="ce8" table:formula="of:=SUBSTITUTE([.B10];&quot;.&quot;;&quot;,&quot;)/1" office:value-type="float" office:value="-0.000584912411764685" calcext:value-type="float">
            <text:p>0,00</text:p>
          </table:table-cell>
          <table:table-cell table:style-name="ce8" table:formula="of:=SUBSTITUTE([.C10];&quot;.&quot;;&quot;,&quot;)/1" office:value-type="float" office:value="-0.000193977847058846" calcext:value-type="float">
            <text:p>0,00</text:p>
          </table:table-cell>
          <table:table-cell table:style-name="ce8" table:formula="of:=SUBSTITUTE([.D10];&quot;.&quot;;&quot;,&quot;)/1" office:value-type="float" office:value="0" calcext:value-type="float">
            <text:p>0,00</text:p>
          </table:table-cell>
          <table:table-cell table:style-name="ce8" table:formula="of:=SUBSTITUTE([.E1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48799</text:p>
          </table:table-cell>
          <table:table-cell table:style-name="ce5" office:value-type="string" calcext:value-type="string">
            <text:p>-0.0010063678235293916</text:p>
          </table:table-cell>
          <table:table-cell table:style-name="ce5" office:value-type="string" calcext:value-type="string">
            <text:p>-0.00047612257647058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11];&quot;.&quot;;&quot;,&quot;)/1" office:value-type="float" office:value="0.08948799" calcext:value-type="float">
            <text:p>0,09</text:p>
          </table:table-cell>
          <table:table-cell table:style-name="ce8" table:formula="of:=SUBSTITUTE([.B11];&quot;.&quot;;&quot;,&quot;)/1" office:value-type="float" office:value="-0.00100636782352939" calcext:value-type="float">
            <text:p>0,00</text:p>
          </table:table-cell>
          <table:table-cell table:style-name="ce8" table:formula="of:=SUBSTITUTE([.C11];&quot;.&quot;;&quot;,&quot;)/1" office:value-type="float" office:value="-0.000476122576470589" calcext:value-type="float">
            <text:p>0,00</text:p>
          </table:table-cell>
          <table:table-cell table:style-name="ce8" table:formula="of:=SUBSTITUTE([.D11];&quot;.&quot;;&quot;,&quot;)/1" office:value-type="float" office:value="0" calcext:value-type="float">
            <text:p>0,00</text:p>
          </table:table-cell>
          <table:table-cell table:style-name="ce8" table:formula="of:=SUBSTITUTE([.E1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495</text:p>
          </table:table-cell>
          <table:table-cell table:style-name="ce5" office:value-type="string" calcext:value-type="string">
            <text:p>-0.001406734176470581</text:p>
          </table:table-cell>
          <table:table-cell table:style-name="ce5" office:value-type="string" calcext:value-type="string">
            <text:p>-0.00048658682941176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12];&quot;.&quot;;&quot;,&quot;)/1" office:value-type="float" office:value="0.089495" calcext:value-type="float">
            <text:p>0,09</text:p>
          </table:table-cell>
          <table:table-cell table:style-name="ce8" table:formula="of:=SUBSTITUTE([.B12];&quot;.&quot;;&quot;,&quot;)/1" office:value-type="float" office:value="-0.00140673417647058" calcext:value-type="float">
            <text:p>0,00</text:p>
          </table:table-cell>
          <table:table-cell table:style-name="ce8" table:formula="of:=SUBSTITUTE([.C12];&quot;.&quot;;&quot;,&quot;)/1" office:value-type="float" office:value="-0.000486586829411761" calcext:value-type="float">
            <text:p>0,00</text:p>
          </table:table-cell>
          <table:table-cell table:style-name="ce8" table:formula="of:=SUBSTITUTE([.D12];&quot;.&quot;;&quot;,&quot;)/1" office:value-type="float" office:value="0" calcext:value-type="float">
            <text:p>0,00</text:p>
          </table:table-cell>
          <table:table-cell table:style-name="ce8" table:formula="of:=SUBSTITUTE([.E1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</text:p>
          </table:table-cell>
          <table:table-cell table:style-name="ce5" office:value-type="string" calcext:value-type="string">
            <text:p>-0.0014490517647059026</text:p>
          </table:table-cell>
          <table:table-cell table:style-name="ce5" office:value-type="string" calcext:value-type="string">
            <text:p>-0.000520779035294116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13];&quot;.&quot;;&quot;,&quot;)/1" office:value-type="float" office:value="0.09" calcext:value-type="float">
            <text:p>0,09</text:p>
          </table:table-cell>
          <table:table-cell table:style-name="ce8" table:formula="of:=SUBSTITUTE([.B13];&quot;.&quot;;&quot;,&quot;)/1" office:value-type="float" office:value="-0.0014490517647059" calcext:value-type="float">
            <text:p>0,00</text:p>
          </table:table-cell>
          <table:table-cell table:style-name="ce8" table:formula="of:=SUBSTITUTE([.C13];&quot;.&quot;;&quot;,&quot;)/1" office:value-type="float" office:value="-0.000520779035294117" calcext:value-type="float">
            <text:p>0,00</text:p>
          </table:table-cell>
          <table:table-cell table:style-name="ce8" table:formula="of:=SUBSTITUTE([.D13];&quot;.&quot;;&quot;,&quot;)/1" office:value-type="float" office:value="0" calcext:value-type="float">
            <text:p>0,00</text:p>
          </table:table-cell>
          <table:table-cell table:style-name="ce8" table:formula="of:=SUBSTITUTE([.E1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56724</text:p>
          </table:table-cell>
          <table:table-cell table:style-name="ce5" office:value-type="string" calcext:value-type="string">
            <text:p>-0.0012644937352941366</text:p>
          </table:table-cell>
          <table:table-cell table:style-name="ce5" office:value-type="string" calcext:value-type="string">
            <text:p>-0.0003067397823529633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14];&quot;.&quot;;&quot;,&quot;)/1" office:value-type="float" office:value="0.08956724" calcext:value-type="float">
            <text:p>0,09</text:p>
          </table:table-cell>
          <table:table-cell table:style-name="ce8" table:formula="of:=SUBSTITUTE([.B14];&quot;.&quot;;&quot;,&quot;)/1" office:value-type="float" office:value="-0.00126449373529414" calcext:value-type="float">
            <text:p>0,00</text:p>
          </table:table-cell>
          <table:table-cell table:style-name="ce8" table:formula="of:=SUBSTITUTE([.C14];&quot;.&quot;;&quot;,&quot;)/1" office:value-type="float" office:value="-0.000306739782352963" calcext:value-type="float">
            <text:p>0,00</text:p>
          </table:table-cell>
          <table:table-cell table:style-name="ce8" table:formula="of:=SUBSTITUTE([.D14];&quot;.&quot;;&quot;,&quot;)/1" office:value-type="float" office:value="0" calcext:value-type="float">
            <text:p>0,00</text:p>
          </table:table-cell>
          <table:table-cell table:style-name="ce8" table:formula="of:=SUBSTITUTE([.E1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8887</text:p>
          </table:table-cell>
          <table:table-cell table:style-name="ce5" office:value-type="string" calcext:value-type="string">
            <text:p>-0.0007718679411764934</text:p>
          </table:table-cell>
          <table:table-cell table:style-name="ce5" office:value-type="string" calcext:value-type="string">
            <text:p>-0.000084790647058835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15];&quot;.&quot;;&quot;,&quot;)/1" office:value-type="float" office:value="0.0898887" calcext:value-type="float">
            <text:p>0,09</text:p>
          </table:table-cell>
          <table:table-cell table:style-name="ce8" table:formula="of:=SUBSTITUTE([.B15];&quot;.&quot;;&quot;,&quot;)/1" office:value-type="float" office:value="-0.000771867941176493" calcext:value-type="float">
            <text:p>0,00</text:p>
          </table:table-cell>
          <table:table-cell table:style-name="ce8" table:formula="of:=SUBSTITUTE([.C15];&quot;.&quot;;&quot;,&quot;)/1" office:value-type="float" office:value="-0.0000847906470588355" calcext:value-type="float">
            <text:p>0,00</text:p>
          </table:table-cell>
          <table:table-cell table:style-name="ce8" table:formula="of:=SUBSTITUTE([.D15];&quot;.&quot;;&quot;,&quot;)/1" office:value-type="float" office:value="0" calcext:value-type="float">
            <text:p>0,00</text:p>
          </table:table-cell>
          <table:table-cell table:style-name="ce8" table:formula="of:=SUBSTITUTE([.E1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79751</text:p>
          </table:table-cell>
          <table:table-cell table:style-name="ce5" office:value-type="string" calcext:value-type="string">
            <text:p>-0.000609635676470599</text:p>
          </table:table-cell>
          <table:table-cell table:style-name="ce5" office:value-type="string" calcext:value-type="string">
            <text:p>0.0003284887176470490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16];&quot;.&quot;;&quot;,&quot;)/1" office:value-type="float" office:value="0.08979751" calcext:value-type="float">
            <text:p>0,09</text:p>
          </table:table-cell>
          <table:table-cell table:style-name="ce8" table:formula="of:=SUBSTITUTE([.B16];&quot;.&quot;;&quot;,&quot;)/1" office:value-type="float" office:value="-0.000609635676470599" calcext:value-type="float">
            <text:p>0,00</text:p>
          </table:table-cell>
          <table:table-cell table:style-name="ce8" table:formula="of:=SUBSTITUTE([.C16];&quot;.&quot;;&quot;,&quot;)/1" office:value-type="float" office:value="0.000328488717647049" calcext:value-type="float">
            <text:p>0,00</text:p>
          </table:table-cell>
          <table:table-cell table:style-name="ce8" table:formula="of:=SUBSTITUTE([.D16];&quot;.&quot;;&quot;,&quot;)/1" office:value-type="float" office:value="0" calcext:value-type="float">
            <text:p>0,00</text:p>
          </table:table-cell>
          <table:table-cell table:style-name="ce8" table:formula="of:=SUBSTITUTE([.E1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77781</text:p>
          </table:table-cell>
          <table:table-cell table:style-name="ce5" office:value-type="string" calcext:value-type="string">
            <text:p>-0.0004938802941176768</text:p>
          </table:table-cell>
          <table:table-cell table:style-name="ce5" office:value-type="string" calcext:value-type="string">
            <text:p>0.000308150205882362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17];&quot;.&quot;;&quot;,&quot;)/1" office:value-type="float" office:value="0.08977781" calcext:value-type="float">
            <text:p>0,09</text:p>
          </table:table-cell>
          <table:table-cell table:style-name="ce8" table:formula="of:=SUBSTITUTE([.B17];&quot;.&quot;;&quot;,&quot;)/1" office:value-type="float" office:value="-0.000493880294117677" calcext:value-type="float">
            <text:p>0,00</text:p>
          </table:table-cell>
          <table:table-cell table:style-name="ce8" table:formula="of:=SUBSTITUTE([.C17];&quot;.&quot;;&quot;,&quot;)/1" office:value-type="float" office:value="0.000308150205882363" calcext:value-type="float">
            <text:p>0,00</text:p>
          </table:table-cell>
          <table:table-cell table:style-name="ce8" table:formula="of:=SUBSTITUTE([.D17];&quot;.&quot;;&quot;,&quot;)/1" office:value-type="float" office:value="2" calcext:value-type="float">
            <text:p>2,00</text:p>
          </table:table-cell>
          <table:table-cell table:style-name="ce8" table:formula="of:=SUBSTITUTE([.E1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08626</text:p>
          </table:table-cell>
          <table:table-cell table:style-name="ce5" office:value-type="string" calcext:value-type="string">
            <text:p>-0.00040665064705884546</text:p>
          </table:table-cell>
          <table:table-cell table:style-name="ce5" office:value-type="string" calcext:value-type="string">
            <text:p>0.0002154253647058734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18];&quot;.&quot;;&quot;,&quot;)/1" office:value-type="float" office:value="0.09008626" calcext:value-type="float">
            <text:p>0,09</text:p>
          </table:table-cell>
          <table:table-cell table:style-name="ce8" table:formula="of:=SUBSTITUTE([.B18];&quot;.&quot;;&quot;,&quot;)/1" office:value-type="float" office:value="-0.000406650647058846" calcext:value-type="float">
            <text:p>0,00</text:p>
          </table:table-cell>
          <table:table-cell table:style-name="ce8" table:formula="of:=SUBSTITUTE([.C18];&quot;.&quot;;&quot;,&quot;)/1" office:value-type="float" office:value="0.000215425364705873" calcext:value-type="float">
            <text:p>0,00</text:p>
          </table:table-cell>
          <table:table-cell table:style-name="ce8" table:formula="of:=SUBSTITUTE([.D18];&quot;.&quot;;&quot;,&quot;)/1" office:value-type="float" office:value="2" calcext:value-type="float">
            <text:p>2,00</text:p>
          </table:table-cell>
          <table:table-cell table:style-name="ce8" table:formula="of:=SUBSTITUTE([.E1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14946</text:p>
          </table:table-cell>
          <table:table-cell table:style-name="ce5" office:value-type="string" calcext:value-type="string">
            <text:p>-0.00038595523529415254</text:p>
          </table:table-cell>
          <table:table-cell table:style-name="ce5" office:value-type="string" calcext:value-type="string">
            <text:p>0.00012694731176470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19];&quot;.&quot;;&quot;,&quot;)/1" office:value-type="float" office:value="0.09014946" calcext:value-type="float">
            <text:p>0,09</text:p>
          </table:table-cell>
          <table:table-cell table:style-name="ce8" table:formula="of:=SUBSTITUTE([.B19];&quot;.&quot;;&quot;,&quot;)/1" office:value-type="float" office:value="-0.000385955235294152" calcext:value-type="float">
            <text:p>0,00</text:p>
          </table:table-cell>
          <table:table-cell table:style-name="ce8" table:formula="of:=SUBSTITUTE([.C19];&quot;.&quot;;&quot;,&quot;)/1" office:value-type="float" office:value="0.000126947311764708" calcext:value-type="float">
            <text:p>0,00</text:p>
          </table:table-cell>
          <table:table-cell table:style-name="ce8" table:formula="of:=SUBSTITUTE([.D19];&quot;.&quot;;&quot;,&quot;)/1" office:value-type="float" office:value="2" calcext:value-type="float">
            <text:p>2,00</text:p>
          </table:table-cell>
          <table:table-cell table:style-name="ce8" table:formula="of:=SUBSTITUTE([.E1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60953</text:p>
          </table:table-cell>
          <table:table-cell table:style-name="ce5" office:value-type="string" calcext:value-type="string">
            <text:p>-0.00034323991176472834</text:p>
          </table:table-cell>
          <table:table-cell table:style-name="ce5" office:value-type="string" calcext:value-type="string">
            <text:p>0.000061917117647047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0];&quot;.&quot;;&quot;,&quot;)/1" office:value-type="float" office:value="0.08960953" calcext:value-type="float">
            <text:p>0,09</text:p>
          </table:table-cell>
          <table:table-cell table:style-name="ce8" table:formula="of:=SUBSTITUTE([.B20];&quot;.&quot;;&quot;,&quot;)/1" office:value-type="float" office:value="-0.000343239911764728" calcext:value-type="float">
            <text:p>0,00</text:p>
          </table:table-cell>
          <table:table-cell table:style-name="ce8" table:formula="of:=SUBSTITUTE([.C20];&quot;.&quot;;&quot;,&quot;)/1" office:value-type="float" office:value="0.0000619171176470479" calcext:value-type="float">
            <text:p>0,00</text:p>
          </table:table-cell>
          <table:table-cell table:style-name="ce8" table:formula="of:=SUBSTITUTE([.D20];&quot;.&quot;;&quot;,&quot;)/1" office:value-type="float" office:value="2" calcext:value-type="float">
            <text:p>2,00</text:p>
          </table:table-cell>
          <table:table-cell table:style-name="ce8" table:formula="of:=SUBSTITUTE([.E2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0892</text:p>
          </table:table-cell>
          <table:table-cell table:style-name="ce5" office:value-type="string" calcext:value-type="string">
            <text:p>-0.00032844270588237856</text:p>
          </table:table-cell>
          <table:table-cell table:style-name="ce5" office:value-type="string" calcext:value-type="string">
            <text:p>0.0000483938470588280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1];&quot;.&quot;;&quot;,&quot;)/1" office:value-type="float" office:value="0.0900892" calcext:value-type="float">
            <text:p>0,09</text:p>
          </table:table-cell>
          <table:table-cell table:style-name="ce8" table:formula="of:=SUBSTITUTE([.B21];&quot;.&quot;;&quot;,&quot;)/1" office:value-type="float" office:value="-0.000328442705882379" calcext:value-type="float">
            <text:p>0,00</text:p>
          </table:table-cell>
          <table:table-cell table:style-name="ce8" table:formula="of:=SUBSTITUTE([.C21];&quot;.&quot;;&quot;,&quot;)/1" office:value-type="float" office:value="0.000048393847058828" calcext:value-type="float">
            <text:p>0,00</text:p>
          </table:table-cell>
          <table:table-cell table:style-name="ce8" table:formula="of:=SUBSTITUTE([.D21];&quot;.&quot;;&quot;,&quot;)/1" office:value-type="float" office:value="2" calcext:value-type="float">
            <text:p>2,00</text:p>
          </table:table-cell>
          <table:table-cell table:style-name="ce8" table:formula="of:=SUBSTITUTE([.E2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20895</text:p>
          </table:table-cell>
          <table:table-cell table:style-name="ce5" office:value-type="string" calcext:value-type="string">
            <text:p>-0.00024037141176473653</text:p>
          </table:table-cell>
          <table:table-cell table:style-name="ce5" office:value-type="string" calcext:value-type="string">
            <text:p>0.00001248927647058971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2];&quot;.&quot;;&quot;,&quot;)/1" office:value-type="float" office:value="0.09020895" calcext:value-type="float">
            <text:p>0,09</text:p>
          </table:table-cell>
          <table:table-cell table:style-name="ce8" table:formula="of:=SUBSTITUTE([.B22];&quot;.&quot;;&quot;,&quot;)/1" office:value-type="float" office:value="-0.000240371411764736" calcext:value-type="float">
            <text:p>0,00</text:p>
          </table:table-cell>
          <table:table-cell table:style-name="ce8" table:formula="of:=SUBSTITUTE([.C22];&quot;.&quot;;&quot;,&quot;)/1" office:value-type="float" office:value="0.0000124892764705897" calcext:value-type="float">
            <text:p>0,00</text:p>
          </table:table-cell>
          <table:table-cell table:style-name="ce8" table:formula="of:=SUBSTITUTE([.D22];&quot;.&quot;;&quot;,&quot;)/1" office:value-type="float" office:value="2" calcext:value-type="float">
            <text:p>2,00</text:p>
          </table:table-cell>
          <table:table-cell table:style-name="ce8" table:formula="of:=SUBSTITUTE([.E2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99999</text:p>
          </table:table-cell>
          <table:table-cell table:style-name="ce5" office:value-type="string" calcext:value-type="string">
            <text:p>-0.00019333661764707466</text:p>
          </table:table-cell>
          <table:table-cell table:style-name="ce5" office:value-type="string" calcext:value-type="string">
            <text:p>0.0000578977647058776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3];&quot;.&quot;;&quot;,&quot;)/1" office:value-type="float" office:value="0.09099999" calcext:value-type="float">
            <text:p>0,09</text:p>
          </table:table-cell>
          <table:table-cell table:style-name="ce8" table:formula="of:=SUBSTITUTE([.B23];&quot;.&quot;;&quot;,&quot;)/1" office:value-type="float" office:value="-0.000193336617647075" calcext:value-type="float">
            <text:p>0,00</text:p>
          </table:table-cell>
          <table:table-cell table:style-name="ce8" table:formula="of:=SUBSTITUTE([.C23];&quot;.&quot;;&quot;,&quot;)/1" office:value-type="float" office:value="0.0000578977647058776" calcext:value-type="float">
            <text:p>0,00</text:p>
          </table:table-cell>
          <table:table-cell table:style-name="ce8" table:formula="of:=SUBSTITUTE([.D23];&quot;.&quot;;&quot;,&quot;)/1" office:value-type="float" office:value="2" calcext:value-type="float">
            <text:p>2,00</text:p>
          </table:table-cell>
          <table:table-cell table:style-name="ce8" table:formula="of:=SUBSTITUTE([.E2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89</text:p>
          </table:table-cell>
          <table:table-cell table:style-name="ce5" office:value-type="string" calcext:value-type="string">
            <text:p>0.00008110826470585086</text:p>
          </table:table-cell>
          <table:table-cell table:style-name="ce5" office:value-type="string" calcext:value-type="string">
            <text:p>0.00001151985882353879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4];&quot;.&quot;;&quot;,&quot;)/1" office:value-type="float" office:value="0.09189" calcext:value-type="float">
            <text:p>0,09</text:p>
          </table:table-cell>
          <table:table-cell table:style-name="ce8" table:formula="of:=SUBSTITUTE([.B24];&quot;.&quot;;&quot;,&quot;)/1" office:value-type="float" office:value="0.0000811082647058509" calcext:value-type="float">
            <text:p>0,00</text:p>
          </table:table-cell>
          <table:table-cell table:style-name="ce8" table:formula="of:=SUBSTITUTE([.C24];&quot;.&quot;;&quot;,&quot;)/1" office:value-type="float" office:value="0.0000115198588235388" calcext:value-type="float">
            <text:p>0,00</text:p>
          </table:table-cell>
          <table:table-cell table:style-name="ce8" table:formula="of:=SUBSTITUTE([.D24];&quot;.&quot;;&quot;,&quot;)/1" office:value-type="float" office:value="2" calcext:value-type="float">
            <text:p>2,00</text:p>
          </table:table-cell>
          <table:table-cell table:style-name="ce8" table:formula="of:=SUBSTITUTE([.E2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39824</text:p>
          </table:table-cell>
          <table:table-cell table:style-name="ce5" office:value-type="string" calcext:value-type="string">
            <text:p>0.0004234807352940795</text:p>
          </table:table-cell>
          <table:table-cell table:style-name="ce5" office:value-type="string" calcext:value-type="string">
            <text:p>0.0001326206117647027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5];&quot;.&quot;;&quot;,&quot;)/1" office:value-type="float" office:value="0.09139824" calcext:value-type="float">
            <text:p>0,09</text:p>
          </table:table-cell>
          <table:table-cell table:style-name="ce8" table:formula="of:=SUBSTITUTE([.B25];&quot;.&quot;;&quot;,&quot;)/1" office:value-type="float" office:value="0.00042348073529408" calcext:value-type="float">
            <text:p>0,00</text:p>
          </table:table-cell>
          <table:table-cell table:style-name="ce8" table:formula="of:=SUBSTITUTE([.C25];&quot;.&quot;;&quot;,&quot;)/1" office:value-type="float" office:value="0.000132620611764703" calcext:value-type="float">
            <text:p>0,00</text:p>
          </table:table-cell>
          <table:table-cell table:style-name="ce8" table:formula="of:=SUBSTITUTE([.D25];&quot;.&quot;;&quot;,&quot;)/1" office:value-type="float" office:value="2" calcext:value-type="float">
            <text:p>2,00</text:p>
          </table:table-cell>
          <table:table-cell table:style-name="ce8" table:formula="of:=SUBSTITUTE([.E2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20489</text:p>
          </table:table-cell>
          <table:table-cell table:style-name="ce5" office:value-type="string" calcext:value-type="string">
            <text:p>0.0006452376470587745</text:p>
          </table:table-cell>
          <table:table-cell table:style-name="ce5" office:value-type="string" calcext:value-type="string">
            <text:p>0.000280257011764700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6];&quot;.&quot;;&quot;,&quot;)/1" office:value-type="float" office:value="0.09120489" calcext:value-type="float">
            <text:p>0,09</text:p>
          </table:table-cell>
          <table:table-cell table:style-name="ce8" table:formula="of:=SUBSTITUTE([.B26];&quot;.&quot;;&quot;,&quot;)/1" office:value-type="float" office:value="0.000645237647058775" calcext:value-type="float">
            <text:p>0,00</text:p>
          </table:table-cell>
          <table:table-cell table:style-name="ce8" table:formula="of:=SUBSTITUTE([.C26];&quot;.&quot;;&quot;,&quot;)/1" office:value-type="float" office:value="0.000280257011764701" calcext:value-type="float">
            <text:p>0,00</text:p>
          </table:table-cell>
          <table:table-cell table:style-name="ce8" table:formula="of:=SUBSTITUTE([.D26];&quot;.&quot;;&quot;,&quot;)/1" office:value-type="float" office:value="2" calcext:value-type="float">
            <text:p>2,00</text:p>
          </table:table-cell>
          <table:table-cell table:style-name="ce8" table:formula="of:=SUBSTITUTE([.E2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32752</text:p>
          </table:table-cell>
          <table:table-cell table:style-name="ce5" office:value-type="string" calcext:value-type="string">
            <text:p>0.000780029176470548</text:p>
          </table:table-cell>
          <table:table-cell table:style-name="ce5" office:value-type="string" calcext:value-type="string">
            <text:p>0.0002979338058823388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7];&quot;.&quot;;&quot;,&quot;)/1" office:value-type="float" office:value="0.09132752" calcext:value-type="float">
            <text:p>0,09</text:p>
          </table:table-cell>
          <table:table-cell table:style-name="ce8" table:formula="of:=SUBSTITUTE([.B27];&quot;.&quot;;&quot;,&quot;)/1" office:value-type="float" office:value="0.000780029176470548" calcext:value-type="float">
            <text:p>0,00</text:p>
          </table:table-cell>
          <table:table-cell table:style-name="ce8" table:formula="of:=SUBSTITUTE([.C27];&quot;.&quot;;&quot;,&quot;)/1" office:value-type="float" office:value="0.000297933805882339" calcext:value-type="float">
            <text:p>0,00</text:p>
          </table:table-cell>
          <table:table-cell table:style-name="ce8" table:formula="of:=SUBSTITUTE([.D27];&quot;.&quot;;&quot;,&quot;)/1" office:value-type="float" office:value="2" calcext:value-type="float">
            <text:p>2,00</text:p>
          </table:table-cell>
          <table:table-cell table:style-name="ce8" table:formula="of:=SUBSTITUTE([.E2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75536</text:p>
          </table:table-cell>
          <table:table-cell table:style-name="ce5" office:value-type="string" calcext:value-type="string">
            <text:p>0.0009516466176470451</text:p>
          </table:table-cell>
          <table:table-cell table:style-name="ce5" office:value-type="string" calcext:value-type="string">
            <text:p>0.0002037286882352884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8];&quot;.&quot;;&quot;,&quot;)/1" office:value-type="float" office:value="0.09075536" calcext:value-type="float">
            <text:p>0,09</text:p>
          </table:table-cell>
          <table:table-cell table:style-name="ce8" table:formula="of:=SUBSTITUTE([.B28];&quot;.&quot;;&quot;,&quot;)/1" office:value-type="float" office:value="0.000951646617647045" calcext:value-type="float">
            <text:p>0,00</text:p>
          </table:table-cell>
          <table:table-cell table:style-name="ce8" table:formula="of:=SUBSTITUTE([.C28];&quot;.&quot;;&quot;,&quot;)/1" office:value-type="float" office:value="0.000203728688235288" calcext:value-type="float">
            <text:p>0,00</text:p>
          </table:table-cell>
          <table:table-cell table:style-name="ce8" table:formula="of:=SUBSTITUTE([.D28];&quot;.&quot;;&quot;,&quot;)/1" office:value-type="float" office:value="2" calcext:value-type="float">
            <text:p>2,00</text:p>
          </table:table-cell>
          <table:table-cell table:style-name="ce8" table:formula="of:=SUBSTITUTE([.E2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00101</text:p>
          </table:table-cell>
          <table:table-cell table:style-name="ce5" office:value-type="string" calcext:value-type="string">
            <text:p>0.0009152321764705623</text:p>
          </table:table-cell>
          <table:table-cell table:style-name="ce5" office:value-type="string" calcext:value-type="string">
            <text:p>0.0002085213470588431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29];&quot;.&quot;;&quot;,&quot;)/1" office:value-type="float" office:value="0.09100101" calcext:value-type="float">
            <text:p>0,09</text:p>
          </table:table-cell>
          <table:table-cell table:style-name="ce8" table:formula="of:=SUBSTITUTE([.B29];&quot;.&quot;;&quot;,&quot;)/1" office:value-type="float" office:value="0.000915232176470562" calcext:value-type="float">
            <text:p>0,00</text:p>
          </table:table-cell>
          <table:table-cell table:style-name="ce8" table:formula="of:=SUBSTITUTE([.C29];&quot;.&quot;;&quot;,&quot;)/1" office:value-type="float" office:value="0.000208521347058843" calcext:value-type="float">
            <text:p>0,00</text:p>
          </table:table-cell>
          <table:table-cell table:style-name="ce8" table:formula="of:=SUBSTITUTE([.D29];&quot;.&quot;;&quot;,&quot;)/1" office:value-type="float" office:value="2" calcext:value-type="float">
            <text:p>2,00</text:p>
          </table:table-cell>
          <table:table-cell table:style-name="ce8" table:formula="of:=SUBSTITUTE([.E2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26514</text:p>
          </table:table-cell>
          <table:table-cell table:style-name="ce5" office:value-type="string" calcext:value-type="string">
            <text:p>0.0007765102058823331</text:p>
          </table:table-cell>
          <table:table-cell table:style-name="ce5" office:value-type="string" calcext:value-type="string">
            <text:p>0.00010150101176470969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30];&quot;.&quot;;&quot;,&quot;)/1" office:value-type="float" office:value="0.09126514" calcext:value-type="float">
            <text:p>0,09</text:p>
          </table:table-cell>
          <table:table-cell table:style-name="ce8" table:formula="of:=SUBSTITUTE([.B30];&quot;.&quot;;&quot;,&quot;)/1" office:value-type="float" office:value="0.000776510205882333" calcext:value-type="float">
            <text:p>0,00</text:p>
          </table:table-cell>
          <table:table-cell table:style-name="ce8" table:formula="of:=SUBSTITUTE([.C30];&quot;.&quot;;&quot;,&quot;)/1" office:value-type="float" office:value="0.00010150101176471" calcext:value-type="float">
            <text:p>0,00</text:p>
          </table:table-cell>
          <table:table-cell table:style-name="ce8" table:formula="of:=SUBSTITUTE([.D30];&quot;.&quot;;&quot;,&quot;)/1" office:value-type="float" office:value="0" calcext:value-type="float">
            <text:p>0,00</text:p>
          </table:table-cell>
          <table:table-cell table:style-name="ce8" table:formula="of:=SUBSTITUTE([.E3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01565</text:p>
          </table:table-cell>
          <table:table-cell table:style-name="ce5" office:value-type="string" calcext:value-type="string">
            <text:p>0.0007654559117646759</text:p>
          </table:table-cell>
          <table:table-cell table:style-name="ce5" office:value-type="string" calcext:value-type="string">
            <text:p>-0.0000612646117646997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31];&quot;.&quot;;&quot;,&quot;)/1" office:value-type="float" office:value="0.09101565" calcext:value-type="float">
            <text:p>0,09</text:p>
          </table:table-cell>
          <table:table-cell table:style-name="ce8" table:formula="of:=SUBSTITUTE([.B31];&quot;.&quot;;&quot;,&quot;)/1" office:value-type="float" office:value="0.000765455911764676" calcext:value-type="float">
            <text:p>0,00</text:p>
          </table:table-cell>
          <table:table-cell table:style-name="ce8" table:formula="of:=SUBSTITUTE([.C31];&quot;.&quot;;&quot;,&quot;)/1" office:value-type="float" office:value="-0.0000612646117646998" calcext:value-type="float">
            <text:p>0,00</text:p>
          </table:table-cell>
          <table:table-cell table:style-name="ce8" table:formula="of:=SUBSTITUTE([.D31];&quot;.&quot;;&quot;,&quot;)/1" office:value-type="float" office:value="0" calcext:value-type="float">
            <text:p>0,00</text:p>
          </table:table-cell>
          <table:table-cell table:style-name="ce8" table:formula="of:=SUBSTITUTE([.E3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5175</text:p>
          </table:table-cell>
          <table:table-cell table:style-name="ce5" office:value-type="string" calcext:value-type="string">
            <text:p>0.0007309982352940864</text:p>
          </table:table-cell>
          <table:table-cell table:style-name="ce5" office:value-type="string" calcext:value-type="string">
            <text:p>-0.0000625127176470646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32];&quot;.&quot;;&quot;,&quot;)/1" office:value-type="float" office:value="0.0915175" calcext:value-type="float">
            <text:p>0,09</text:p>
          </table:table-cell>
          <table:table-cell table:style-name="ce8" table:formula="of:=SUBSTITUTE([.B32];&quot;.&quot;;&quot;,&quot;)/1" office:value-type="float" office:value="0.000730998235294086" calcext:value-type="float">
            <text:p>0,00</text:p>
          </table:table-cell>
          <table:table-cell table:style-name="ce8" table:formula="of:=SUBSTITUTE([.C32];&quot;.&quot;;&quot;,&quot;)/1" office:value-type="float" office:value="-0.0000625127176470646" calcext:value-type="float">
            <text:p>0,00</text:p>
          </table:table-cell>
          <table:table-cell table:style-name="ce8" table:formula="of:=SUBSTITUTE([.D32];&quot;.&quot;;&quot;,&quot;)/1" office:value-type="float" office:value="0" calcext:value-type="float">
            <text:p>0,00</text:p>
          </table:table-cell>
          <table:table-cell table:style-name="ce8" table:formula="of:=SUBSTITUTE([.E3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18</text:p>
          </table:table-cell>
          <table:table-cell table:style-name="ce5" office:value-type="string" calcext:value-type="string">
            <text:p>0.0006991591764705513</text:p>
          </table:table-cell>
          <table:table-cell table:style-name="ce5" office:value-type="string" calcext:value-type="string">
            <text:p>-0.0000464729058823554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33];&quot;.&quot;;&quot;,&quot;)/1" office:value-type="float" office:value="0.09118" calcext:value-type="float">
            <text:p>0,09</text:p>
          </table:table-cell>
          <table:table-cell table:style-name="ce8" table:formula="of:=SUBSTITUTE([.B33];&quot;.&quot;;&quot;,&quot;)/1" office:value-type="float" office:value="0.000699159176470551" calcext:value-type="float">
            <text:p>0,00</text:p>
          </table:table-cell>
          <table:table-cell table:style-name="ce8" table:formula="of:=SUBSTITUTE([.C33];&quot;.&quot;;&quot;,&quot;)/1" office:value-type="float" office:value="-0.0000464729058823554" calcext:value-type="float">
            <text:p>0,00</text:p>
          </table:table-cell>
          <table:table-cell table:style-name="ce8" table:formula="of:=SUBSTITUTE([.D33];&quot;.&quot;;&quot;,&quot;)/1" office:value-type="float" office:value="0" calcext:value-type="float">
            <text:p>0,00</text:p>
          </table:table-cell>
          <table:table-cell table:style-name="ce8" table:formula="of:=SUBSTITUTE([.E3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60786</text:p>
          </table:table-cell>
          <table:table-cell table:style-name="ce5" office:value-type="string" calcext:value-type="string">
            <text:p>0.0007707685294117417</text:p>
          </table:table-cell>
          <table:table-cell table:style-name="ce5" office:value-type="string" calcext:value-type="string">
            <text:p>-0.0000494192352941263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34];&quot;.&quot;;&quot;,&quot;)/1" office:value-type="float" office:value="0.09160786" calcext:value-type="float">
            <text:p>0,09</text:p>
          </table:table-cell>
          <table:table-cell table:style-name="ce8" table:formula="of:=SUBSTITUTE([.B34];&quot;.&quot;;&quot;,&quot;)/1" office:value-type="float" office:value="0.000770768529411742" calcext:value-type="float">
            <text:p>0,00</text:p>
          </table:table-cell>
          <table:table-cell table:style-name="ce8" table:formula="of:=SUBSTITUTE([.C34];&quot;.&quot;;&quot;,&quot;)/1" office:value-type="float" office:value="-0.0000494192352941264" calcext:value-type="float">
            <text:p>0,00</text:p>
          </table:table-cell>
          <table:table-cell table:style-name="ce8" table:formula="of:=SUBSTITUTE([.D34];&quot;.&quot;;&quot;,&quot;)/1" office:value-type="float" office:value="0" calcext:value-type="float">
            <text:p>0,00</text:p>
          </table:table-cell>
          <table:table-cell table:style-name="ce8" table:formula="of:=SUBSTITUTE([.E3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84324</text:p>
          </table:table-cell>
          <table:table-cell table:style-name="ce5" office:value-type="string" calcext:value-type="string">
            <text:p>0.0009256009999999842</text:p>
          </table:table-cell>
          <table:table-cell table:style-name="ce5" office:value-type="string" calcext:value-type="string">
            <text:p>-0.00000762804117646618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35];&quot;.&quot;;&quot;,&quot;)/1" office:value-type="float" office:value="0.09184324" calcext:value-type="float">
            <text:p>0,09</text:p>
          </table:table-cell>
          <table:table-cell table:style-name="ce8" table:formula="of:=SUBSTITUTE([.B35];&quot;.&quot;;&quot;,&quot;)/1" office:value-type="float" office:value="0.000925600999999984" calcext:value-type="float">
            <text:p>0,00</text:p>
          </table:table-cell>
          <table:table-cell table:style-name="ce8" table:formula="of:=SUBSTITUTE([.C35];&quot;.&quot;;&quot;,&quot;)/1" office:value-type="float" office:value="-0.00000762804117646618" calcext:value-type="float">
            <text:p>0,00</text:p>
          </table:table-cell>
          <table:table-cell table:style-name="ce8" table:formula="of:=SUBSTITUTE([.D35];&quot;.&quot;;&quot;,&quot;)/1" office:value-type="float" office:value="0" calcext:value-type="float">
            <text:p>0,00</text:p>
          </table:table-cell>
          <table:table-cell table:style-name="ce8" table:formula="of:=SUBSTITUTE([.E3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19218</text:p>
          </table:table-cell>
          <table:table-cell table:style-name="ce5" office:value-type="string" calcext:value-type="string">
            <text:p>0.0010201719999999859</text:p>
          </table:table-cell>
          <table:table-cell table:style-name="ce5" office:value-type="string" calcext:value-type="string">
            <text:p>0.0000962612117647143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36];&quot;.&quot;;&quot;,&quot;)/1" office:value-type="float" office:value="0.09219218" calcext:value-type="float">
            <text:p>0,09</text:p>
          </table:table-cell>
          <table:table-cell table:style-name="ce8" table:formula="of:=SUBSTITUTE([.B36];&quot;.&quot;;&quot;,&quot;)/1" office:value-type="float" office:value="0.00102017199999999" calcext:value-type="float">
            <text:p>0,00</text:p>
          </table:table-cell>
          <table:table-cell table:style-name="ce8" table:formula="of:=SUBSTITUTE([.C36];&quot;.&quot;;&quot;,&quot;)/1" office:value-type="float" office:value="0.0000962612117647143" calcext:value-type="float">
            <text:p>0,00</text:p>
          </table:table-cell>
          <table:table-cell table:style-name="ce8" table:formula="of:=SUBSTITUTE([.D36];&quot;.&quot;;&quot;,&quot;)/1" office:value-type="float" office:value="0" calcext:value-type="float">
            <text:p>0,00</text:p>
          </table:table-cell>
          <table:table-cell table:style-name="ce8" table:formula="of:=SUBSTITUTE([.E3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86507</text:p>
          </table:table-cell>
          <table:table-cell table:style-name="ce5" office:value-type="string" calcext:value-type="string">
            <text:p>0.0012322248235293876</text:p>
          </table:table-cell>
          <table:table-cell table:style-name="ce5" office:value-type="string" calcext:value-type="string">
            <text:p>0.000090586894117655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37];&quot;.&quot;;&quot;,&quot;)/1" office:value-type="float" office:value="0.09186507" calcext:value-type="float">
            <text:p>0,09</text:p>
          </table:table-cell>
          <table:table-cell table:style-name="ce8" table:formula="of:=SUBSTITUTE([.B37];&quot;.&quot;;&quot;,&quot;)/1" office:value-type="float" office:value="0.00123222482352939" calcext:value-type="float">
            <text:p>0,00</text:p>
          </table:table-cell>
          <table:table-cell table:style-name="ce8" table:formula="of:=SUBSTITUTE([.C37];&quot;.&quot;;&quot;,&quot;)/1" office:value-type="float" office:value="0.0000905868941176557" calcext:value-type="float">
            <text:p>0,00</text:p>
          </table:table-cell>
          <table:table-cell table:style-name="ce8" table:formula="of:=SUBSTITUTE([.D37];&quot;.&quot;;&quot;,&quot;)/1" office:value-type="float" office:value="2" calcext:value-type="float">
            <text:p>2,00</text:p>
          </table:table-cell>
          <table:table-cell table:style-name="ce8" table:formula="of:=SUBSTITUTE([.E3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86905</text:p>
          </table:table-cell>
          <table:table-cell table:style-name="ce5" office:value-type="string" calcext:value-type="string">
            <text:p>0.0014136624411764526</text:p>
          </table:table-cell>
          <table:table-cell table:style-name="ce5" office:value-type="string" calcext:value-type="string">
            <text:p>0.0001597390647058772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38];&quot;.&quot;;&quot;,&quot;)/1" office:value-type="float" office:value="0.09286905" calcext:value-type="float">
            <text:p>0,09</text:p>
          </table:table-cell>
          <table:table-cell table:style-name="ce8" table:formula="of:=SUBSTITUTE([.B38];&quot;.&quot;;&quot;,&quot;)/1" office:value-type="float" office:value="0.00141366244117645" calcext:value-type="float">
            <text:p>0,00</text:p>
          </table:table-cell>
          <table:table-cell table:style-name="ce8" table:formula="of:=SUBSTITUTE([.C38];&quot;.&quot;;&quot;,&quot;)/1" office:value-type="float" office:value="0.000159739064705877" calcext:value-type="float">
            <text:p>0,00</text:p>
          </table:table-cell>
          <table:table-cell table:style-name="ce8" table:formula="of:=SUBSTITUTE([.D38];&quot;.&quot;;&quot;,&quot;)/1" office:value-type="float" office:value="2" calcext:value-type="float">
            <text:p>2,00</text:p>
          </table:table-cell>
          <table:table-cell table:style-name="ce8" table:formula="of:=SUBSTITUTE([.E3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11051</text:p>
          </table:table-cell>
          <table:table-cell table:style-name="ce5" office:value-type="string" calcext:value-type="string">
            <text:p>0.0015869776470587987</text:p>
          </table:table-cell>
          <table:table-cell table:style-name="ce5" office:value-type="string" calcext:value-type="string">
            <text:p>0.0001779348588235307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39];&quot;.&quot;;&quot;,&quot;)/1" office:value-type="float" office:value="0.09211051" calcext:value-type="float">
            <text:p>0,09</text:p>
          </table:table-cell>
          <table:table-cell table:style-name="ce8" table:formula="of:=SUBSTITUTE([.B39];&quot;.&quot;;&quot;,&quot;)/1" office:value-type="float" office:value="0.0015869776470588" calcext:value-type="float">
            <text:p>0,00</text:p>
          </table:table-cell>
          <table:table-cell table:style-name="ce8" table:formula="of:=SUBSTITUTE([.C39];&quot;.&quot;;&quot;,&quot;)/1" office:value-type="float" office:value="0.000177934858823531" calcext:value-type="float">
            <text:p>0,00</text:p>
          </table:table-cell>
          <table:table-cell table:style-name="ce8" table:formula="of:=SUBSTITUTE([.D39];&quot;.&quot;;&quot;,&quot;)/1" office:value-type="float" office:value="2" calcext:value-type="float">
            <text:p>2,00</text:p>
          </table:table-cell>
          <table:table-cell table:style-name="ce8" table:formula="of:=SUBSTITUTE([.E3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0011</text:p>
          </table:table-cell>
          <table:table-cell table:style-name="ce5" office:value-type="string" calcext:value-type="string">
            <text:p>0.0015352209705882247</text:p>
          </table:table-cell>
          <table:table-cell table:style-name="ce5" office:value-type="string" calcext:value-type="string">
            <text:p>0.000229326070588228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40];&quot;.&quot;;&quot;,&quot;)/1" office:value-type="float" office:value="0.0920011" calcext:value-type="float">
            <text:p>0,09</text:p>
          </table:table-cell>
          <table:table-cell table:style-name="ce8" table:formula="of:=SUBSTITUTE([.B40];&quot;.&quot;;&quot;,&quot;)/1" office:value-type="float" office:value="0.00153522097058822" calcext:value-type="float">
            <text:p>0,00</text:p>
          </table:table-cell>
          <table:table-cell table:style-name="ce8" table:formula="of:=SUBSTITUTE([.C40];&quot;.&quot;;&quot;,&quot;)/1" office:value-type="float" office:value="0.000229326070588229" calcext:value-type="float">
            <text:p>0,00</text:p>
          </table:table-cell>
          <table:table-cell table:style-name="ce8" table:formula="of:=SUBSTITUTE([.D40];&quot;.&quot;;&quot;,&quot;)/1" office:value-type="float" office:value="2" calcext:value-type="float">
            <text:p>2,00</text:p>
          </table:table-cell>
          <table:table-cell table:style-name="ce8" table:formula="of:=SUBSTITUTE([.E4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35756</text:p>
          </table:table-cell>
          <table:table-cell table:style-name="ce5" office:value-type="string" calcext:value-type="string">
            <text:p>0.0015778162352940855</text:p>
          </table:table-cell>
          <table:table-cell table:style-name="ce5" office:value-type="string" calcext:value-type="string">
            <text:p>0.0000660405470588349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41];&quot;.&quot;;&quot;,&quot;)/1" office:value-type="float" office:value="0.09235756" calcext:value-type="float">
            <text:p>0,09</text:p>
          </table:table-cell>
          <table:table-cell table:style-name="ce8" table:formula="of:=SUBSTITUTE([.B41];&quot;.&quot;;&quot;,&quot;)/1" office:value-type="float" office:value="0.00157781623529409" calcext:value-type="float">
            <text:p>0,00</text:p>
          </table:table-cell>
          <table:table-cell table:style-name="ce8" table:formula="of:=SUBSTITUTE([.C41];&quot;.&quot;;&quot;,&quot;)/1" office:value-type="float" office:value="0.0000660405470588349" calcext:value-type="float">
            <text:p>0,00</text:p>
          </table:table-cell>
          <table:table-cell table:style-name="ce8" table:formula="of:=SUBSTITUTE([.D41];&quot;.&quot;;&quot;,&quot;)/1" office:value-type="float" office:value="0" calcext:value-type="float">
            <text:p>0,00</text:p>
          </table:table-cell>
          <table:table-cell table:style-name="ce8" table:formula="of:=SUBSTITUTE([.E4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33659</text:p>
          </table:table-cell>
          <table:table-cell table:style-name="ce5" office:value-type="string" calcext:value-type="string">
            <text:p>0.0014907372941176389</text:p>
          </table:table-cell>
          <table:table-cell table:style-name="ce5" office:value-type="string" calcext:value-type="string">
            <text:p>0.000056933317647045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42];&quot;.&quot;;&quot;,&quot;)/1" office:value-type="float" office:value="0.09233659" calcext:value-type="float">
            <text:p>0,09</text:p>
          </table:table-cell>
          <table:table-cell table:style-name="ce8" table:formula="of:=SUBSTITUTE([.B42];&quot;.&quot;;&quot;,&quot;)/1" office:value-type="float" office:value="0.00149073729411764" calcext:value-type="float">
            <text:p>0,00</text:p>
          </table:table-cell>
          <table:table-cell table:style-name="ce8" table:formula="of:=SUBSTITUTE([.C42];&quot;.&quot;;&quot;,&quot;)/1" office:value-type="float" office:value="0.0000569333176470455" calcext:value-type="float">
            <text:p>0,00</text:p>
          </table:table-cell>
          <table:table-cell table:style-name="ce8" table:formula="of:=SUBSTITUTE([.D42];&quot;.&quot;;&quot;,&quot;)/1" office:value-type="float" office:value="2" calcext:value-type="float">
            <text:p>2,00</text:p>
          </table:table-cell>
          <table:table-cell table:style-name="ce8" table:formula="of:=SUBSTITUTE([.E4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</text:p>
          </table:table-cell>
          <table:table-cell table:style-name="ce5" office:value-type="string" calcext:value-type="string">
            <text:p>0.0013891542352940933</text:p>
          </table:table-cell>
          <table:table-cell table:style-name="ce5" office:value-type="string" calcext:value-type="string">
            <text:p>-0.0000252439823529293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43];&quot;.&quot;;&quot;,&quot;)/1" office:value-type="float" office:value="0.092" calcext:value-type="float">
            <text:p>0,09</text:p>
          </table:table-cell>
          <table:table-cell table:style-name="ce8" table:formula="of:=SUBSTITUTE([.B43];&quot;.&quot;;&quot;,&quot;)/1" office:value-type="float" office:value="0.00138915423529409" calcext:value-type="float">
            <text:p>0,00</text:p>
          </table:table-cell>
          <table:table-cell table:style-name="ce8" table:formula="of:=SUBSTITUTE([.C43];&quot;.&quot;;&quot;,&quot;)/1" office:value-type="float" office:value="-0.0000252439823529293" calcext:value-type="float">
            <text:p>0,00</text:p>
          </table:table-cell>
          <table:table-cell table:style-name="ce8" table:formula="of:=SUBSTITUTE([.D43];&quot;.&quot;;&quot;,&quot;)/1" office:value-type="float" office:value="0" calcext:value-type="float">
            <text:p>0,00</text:p>
          </table:table-cell>
          <table:table-cell table:style-name="ce8" table:formula="of:=SUBSTITUTE([.E4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89711</text:p>
          </table:table-cell>
          <table:table-cell table:style-name="ce5" office:value-type="string" calcext:value-type="string">
            <text:p>0.0010105805294117615</text:p>
          </table:table-cell>
          <table:table-cell table:style-name="ce5" office:value-type="string" calcext:value-type="string">
            <text:p>-0.00001154761764706737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44];&quot;.&quot;;&quot;,&quot;)/1" office:value-type="float" office:value="0.09189711" calcext:value-type="float">
            <text:p>0,09</text:p>
          </table:table-cell>
          <table:table-cell table:style-name="ce8" table:formula="of:=SUBSTITUTE([.B44];&quot;.&quot;;&quot;,&quot;)/1" office:value-type="float" office:value="0.00101058052941176" calcext:value-type="float">
            <text:p>0,00</text:p>
          </table:table-cell>
          <table:table-cell table:style-name="ce8" table:formula="of:=SUBSTITUTE([.C44];&quot;.&quot;;&quot;,&quot;)/1" office:value-type="float" office:value="-0.0000115476176470674" calcext:value-type="float">
            <text:p>0,00</text:p>
          </table:table-cell>
          <table:table-cell table:style-name="ce8" table:formula="of:=SUBSTITUTE([.D44];&quot;.&quot;;&quot;,&quot;)/1" office:value-type="float" office:value="0" calcext:value-type="float">
            <text:p>0,00</text:p>
          </table:table-cell>
          <table:table-cell table:style-name="ce8" table:formula="of:=SUBSTITUTE([.E4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28287</text:p>
          </table:table-cell>
          <table:table-cell table:style-name="ce5" office:value-type="string" calcext:value-type="string">
            <text:p>0.0009097990000000028</text:p>
          </table:table-cell>
          <table:table-cell table:style-name="ce5" office:value-type="string" calcext:value-type="string">
            <text:p>-0.00026503692941175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45];&quot;.&quot;;&quot;,&quot;)/1" office:value-type="float" office:value="0.09228287" calcext:value-type="float">
            <text:p>0,09</text:p>
          </table:table-cell>
          <table:table-cell table:style-name="ce8" table:formula="of:=SUBSTITUTE([.B45];&quot;.&quot;;&quot;,&quot;)/1" office:value-type="float" office:value="0.000909799000000003" calcext:value-type="float">
            <text:p>0,00</text:p>
          </table:table-cell>
          <table:table-cell table:style-name="ce8" table:formula="of:=SUBSTITUTE([.C45];&quot;.&quot;;&quot;,&quot;)/1" office:value-type="float" office:value="-0.000265036929411755" calcext:value-type="float">
            <text:p>0,00</text:p>
          </table:table-cell>
          <table:table-cell table:style-name="ce8" table:formula="of:=SUBSTITUTE([.D45];&quot;.&quot;;&quot;,&quot;)/1" office:value-type="float" office:value="0" calcext:value-type="float">
            <text:p>0,00</text:p>
          </table:table-cell>
          <table:table-cell table:style-name="ce8" table:formula="of:=SUBSTITUTE([.E4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70003</text:p>
          </table:table-cell>
          <table:table-cell table:style-name="ce5" office:value-type="string" calcext:value-type="string">
            <text:p>0.0007493559999999927</text:p>
          </table:table-cell>
          <table:table-cell table:style-name="ce5" office:value-type="string" calcext:value-type="string">
            <text:p>-0.000200126411764694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46];&quot;.&quot;;&quot;,&quot;)/1" office:value-type="float" office:value="0.09170003" calcext:value-type="float">
            <text:p>0,09</text:p>
          </table:table-cell>
          <table:table-cell table:style-name="ce8" table:formula="of:=SUBSTITUTE([.B46];&quot;.&quot;;&quot;,&quot;)/1" office:value-type="float" office:value="0.000749355999999993" calcext:value-type="float">
            <text:p>0,00</text:p>
          </table:table-cell>
          <table:table-cell table:style-name="ce8" table:formula="of:=SUBSTITUTE([.C46];&quot;.&quot;;&quot;,&quot;)/1" office:value-type="float" office:value="-0.000200126411764695" calcext:value-type="float">
            <text:p>0,00</text:p>
          </table:table-cell>
          <table:table-cell table:style-name="ce8" table:formula="of:=SUBSTITUTE([.D46];&quot;.&quot;;&quot;,&quot;)/1" office:value-type="float" office:value="0" calcext:value-type="float">
            <text:p>0,00</text:p>
          </table:table-cell>
          <table:table-cell table:style-name="ce8" table:formula="of:=SUBSTITUTE([.E4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6402</text:p>
          </table:table-cell>
          <table:table-cell table:style-name="ce5" office:value-type="string" calcext:value-type="string">
            <text:p>0.0005489119117646907</text:p>
          </table:table-cell>
          <table:table-cell table:style-name="ce5" office:value-type="string" calcext:value-type="string">
            <text:p>-0.0001722043352941155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47];&quot;.&quot;;&quot;,&quot;)/1" office:value-type="float" office:value="0.0916402" calcext:value-type="float">
            <text:p>0,09</text:p>
          </table:table-cell>
          <table:table-cell table:style-name="ce8" table:formula="of:=SUBSTITUTE([.B47];&quot;.&quot;;&quot;,&quot;)/1" office:value-type="float" office:value="0.000548911911764691" calcext:value-type="float">
            <text:p>0,00</text:p>
          </table:table-cell>
          <table:table-cell table:style-name="ce8" table:formula="of:=SUBSTITUTE([.C47];&quot;.&quot;;&quot;,&quot;)/1" office:value-type="float" office:value="-0.000172204335294116" calcext:value-type="float">
            <text:p>0,00</text:p>
          </table:table-cell>
          <table:table-cell table:style-name="ce8" table:formula="of:=SUBSTITUTE([.D47];&quot;.&quot;;&quot;,&quot;)/1" office:value-type="float" office:value="0" calcext:value-type="float">
            <text:p>0,00</text:p>
          </table:table-cell>
          <table:table-cell table:style-name="ce8" table:formula="of:=SUBSTITUTE([.E4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862</text:p>
          </table:table-cell>
          <table:table-cell table:style-name="ce5" office:value-type="string" calcext:value-type="string">
            <text:p>0.0002918626176470762</text:p>
          </table:table-cell>
          <table:table-cell table:style-name="ce5" office:value-type="string" calcext:value-type="string">
            <text:p>-0.000153190100000014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48];&quot;.&quot;;&quot;,&quot;)/1" office:value-type="float" office:value="0.090862" calcext:value-type="float">
            <text:p>0,09</text:p>
          </table:table-cell>
          <table:table-cell table:style-name="ce8" table:formula="of:=SUBSTITUTE([.B48];&quot;.&quot;;&quot;,&quot;)/1" office:value-type="float" office:value="0.000291862617647076" calcext:value-type="float">
            <text:p>0,00</text:p>
          </table:table-cell>
          <table:table-cell table:style-name="ce8" table:formula="of:=SUBSTITUTE([.C48];&quot;.&quot;;&quot;,&quot;)/1" office:value-type="float" office:value="-0.000153190100000014" calcext:value-type="float">
            <text:p>0,00</text:p>
          </table:table-cell>
          <table:table-cell table:style-name="ce8" table:formula="of:=SUBSTITUTE([.D48];&quot;.&quot;;&quot;,&quot;)/1" office:value-type="float" office:value="0" calcext:value-type="float">
            <text:p>0,00</text:p>
          </table:table-cell>
          <table:table-cell table:style-name="ce8" table:formula="of:=SUBSTITUTE([.E4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65274</text:p>
          </table:table-cell>
          <table:table-cell table:style-name="ce5" office:value-type="string" calcext:value-type="string">
            <text:p>0.00025698488235297023</text:p>
          </table:table-cell>
          <table:table-cell table:style-name="ce5" office:value-type="string" calcext:value-type="string">
            <text:p>-0.0002595202647058703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49];&quot;.&quot;;&quot;,&quot;)/1" office:value-type="float" office:value="0.09165274" calcext:value-type="float">
            <text:p>0,09</text:p>
          </table:table-cell>
          <table:table-cell table:style-name="ce8" table:formula="of:=SUBSTITUTE([.B49];&quot;.&quot;;&quot;,&quot;)/1" office:value-type="float" office:value="0.00025698488235297" calcext:value-type="float">
            <text:p>0,00</text:p>
          </table:table-cell>
          <table:table-cell table:style-name="ce8" table:formula="of:=SUBSTITUTE([.C49];&quot;.&quot;;&quot;,&quot;)/1" office:value-type="float" office:value="-0.00025952026470587" calcext:value-type="float">
            <text:p>0,00</text:p>
          </table:table-cell>
          <table:table-cell table:style-name="ce8" table:formula="of:=SUBSTITUTE([.D49];&quot;.&quot;;&quot;,&quot;)/1" office:value-type="float" office:value="0" calcext:value-type="float">
            <text:p>0,00</text:p>
          </table:table-cell>
          <table:table-cell table:style-name="ce8" table:formula="of:=SUBSTITUTE([.E4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11385</text:p>
          </table:table-cell>
          <table:table-cell table:style-name="ce5" office:value-type="string" calcext:value-type="string">
            <text:p>0.00006220829411766882</text:p>
          </table:table-cell>
          <table:table-cell table:style-name="ce5" office:value-type="string" calcext:value-type="string">
            <text:p>-0.0001248798588235094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50];&quot;.&quot;;&quot;,&quot;)/1" office:value-type="float" office:value="0.09011385" calcext:value-type="float">
            <text:p>0,09</text:p>
          </table:table-cell>
          <table:table-cell table:style-name="ce8" table:formula="of:=SUBSTITUTE([.B50];&quot;.&quot;;&quot;,&quot;)/1" office:value-type="float" office:value="0.0000622082941176688" calcext:value-type="float">
            <text:p>0,00</text:p>
          </table:table-cell>
          <table:table-cell table:style-name="ce8" table:formula="of:=SUBSTITUTE([.C50];&quot;.&quot;;&quot;,&quot;)/1" office:value-type="float" office:value="-0.000124879858823509" calcext:value-type="float">
            <text:p>0,00</text:p>
          </table:table-cell>
          <table:table-cell table:style-name="ce8" table:formula="of:=SUBSTITUTE([.D50];&quot;.&quot;;&quot;,&quot;)/1" office:value-type="float" office:value="0" calcext:value-type="float">
            <text:p>0,00</text:p>
          </table:table-cell>
          <table:table-cell table:style-name="ce8" table:formula="of:=SUBSTITUTE([.E5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8949283</text:p>
          </table:table-cell>
          <table:table-cell table:style-name="ce5" office:value-type="string" calcext:value-type="string">
            <text:p>-0.0003589605294117282</text:p>
          </table:table-cell>
          <table:table-cell table:style-name="ce5" office:value-type="string" calcext:value-type="string">
            <text:p>-0.000097993141176466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51];&quot;.&quot;;&quot;,&quot;)/1" office:value-type="float" office:value="0.08949283" calcext:value-type="float">
            <text:p>0,09</text:p>
          </table:table-cell>
          <table:table-cell table:style-name="ce8" table:formula="of:=SUBSTITUTE([.B51];&quot;.&quot;;&quot;,&quot;)/1" office:value-type="float" office:value="-0.000358960529411728" calcext:value-type="float">
            <text:p>0,00</text:p>
          </table:table-cell>
          <table:table-cell table:style-name="ce8" table:formula="of:=SUBSTITUTE([.C51];&quot;.&quot;;&quot;,&quot;)/1" office:value-type="float" office:value="-0.0000979931411764667" calcext:value-type="float">
            <text:p>0,00</text:p>
          </table:table-cell>
          <table:table-cell table:style-name="ce8" table:formula="of:=SUBSTITUTE([.D51];&quot;.&quot;;&quot;,&quot;)/1" office:value-type="float" office:value="0" calcext:value-type="float">
            <text:p>0,00</text:p>
          </table:table-cell>
          <table:table-cell table:style-name="ce8" table:formula="of:=SUBSTITUTE([.E5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4576</text:p>
          </table:table-cell>
          <table:table-cell table:style-name="ce5" office:value-type="string" calcext:value-type="string">
            <text:p>-0.0006535932058822913</text:p>
          </table:table-cell>
          <table:table-cell table:style-name="ce5" office:value-type="string" calcext:value-type="string">
            <text:p>-0.0002786609411764673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52];&quot;.&quot;;&quot;,&quot;)/1" office:value-type="float" office:value="0.0904576" calcext:value-type="float">
            <text:p>0,09</text:p>
          </table:table-cell>
          <table:table-cell table:style-name="ce8" table:formula="of:=SUBSTITUTE([.B52];&quot;.&quot;;&quot;,&quot;)/1" office:value-type="float" office:value="-0.000653593205882291" calcext:value-type="float">
            <text:p>0,00</text:p>
          </table:table-cell>
          <table:table-cell table:style-name="ce8" table:formula="of:=SUBSTITUTE([.C52];&quot;.&quot;;&quot;,&quot;)/1" office:value-type="float" office:value="-0.000278660941176467" calcext:value-type="float">
            <text:p>0,00</text:p>
          </table:table-cell>
          <table:table-cell table:style-name="ce8" table:formula="of:=SUBSTITUTE([.D52];&quot;.&quot;;&quot;,&quot;)/1" office:value-type="float" office:value="0" calcext:value-type="float">
            <text:p>0,00</text:p>
          </table:table-cell>
          <table:table-cell table:style-name="ce8" table:formula="of:=SUBSTITUTE([.E5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7176</text:p>
          </table:table-cell>
          <table:table-cell table:style-name="ce5" office:value-type="string" calcext:value-type="string">
            <text:p>-0.0007829369705881772</text:p>
          </table:table-cell>
          <table:table-cell table:style-name="ce5" office:value-type="string" calcext:value-type="string">
            <text:p>-0.0003583336999999797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53];&quot;.&quot;;&quot;,&quot;)/1" office:value-type="float" office:value="0.0907176" calcext:value-type="float">
            <text:p>0,09</text:p>
          </table:table-cell>
          <table:table-cell table:style-name="ce8" table:formula="of:=SUBSTITUTE([.B53];&quot;.&quot;;&quot;,&quot;)/1" office:value-type="float" office:value="-0.000782936970588177" calcext:value-type="float">
            <text:p>0,00</text:p>
          </table:table-cell>
          <table:table-cell table:style-name="ce8" table:formula="of:=SUBSTITUTE([.C53];&quot;.&quot;;&quot;,&quot;)/1" office:value-type="float" office:value="-0.00035833369999998" calcext:value-type="float">
            <text:p>0,00</text:p>
          </table:table-cell>
          <table:table-cell table:style-name="ce8" table:formula="of:=SUBSTITUTE([.D53];&quot;.&quot;;&quot;,&quot;)/1" office:value-type="float" office:value="0" calcext:value-type="float">
            <text:p>0,00</text:p>
          </table:table-cell>
          <table:table-cell table:style-name="ce8" table:formula="of:=SUBSTITUTE([.E5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63107</text:p>
          </table:table-cell>
          <table:table-cell table:style-name="ce5" office:value-type="string" calcext:value-type="string">
            <text:p>-0.000908667029411725</text:p>
          </table:table-cell>
          <table:table-cell table:style-name="ce5" office:value-type="string" calcext:value-type="string">
            <text:p>-0.000254547082352926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54];&quot;.&quot;;&quot;,&quot;)/1" office:value-type="float" office:value="0.09063107" calcext:value-type="float">
            <text:p>0,09</text:p>
          </table:table-cell>
          <table:table-cell table:style-name="ce8" table:formula="of:=SUBSTITUTE([.B54];&quot;.&quot;;&quot;,&quot;)/1" office:value-type="float" office:value="-0.000908667029411725" calcext:value-type="float">
            <text:p>0,00</text:p>
          </table:table-cell>
          <table:table-cell table:style-name="ce8" table:formula="of:=SUBSTITUTE([.C54];&quot;.&quot;;&quot;,&quot;)/1" office:value-type="float" office:value="-0.000254547082352927" calcext:value-type="float">
            <text:p>0,00</text:p>
          </table:table-cell>
          <table:table-cell table:style-name="ce8" table:formula="of:=SUBSTITUTE([.D54];&quot;.&quot;;&quot;,&quot;)/1" office:value-type="float" office:value="0" calcext:value-type="float">
            <text:p>0,00</text:p>
          </table:table-cell>
          <table:table-cell table:style-name="ce8" table:formula="of:=SUBSTITUTE([.E5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00006</text:p>
          </table:table-cell>
          <table:table-cell table:style-name="ce5" office:value-type="string" calcext:value-type="string">
            <text:p>-0.0009309574117646741</text:p>
          </table:table-cell>
          <table:table-cell table:style-name="ce5" office:value-type="string" calcext:value-type="string">
            <text:p>-0.0001816440000000057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55];&quot;.&quot;;&quot;,&quot;)/1" office:value-type="float" office:value="0.09100006" calcext:value-type="float">
            <text:p>0,09</text:p>
          </table:table-cell>
          <table:table-cell table:style-name="ce8" table:formula="of:=SUBSTITUTE([.B55];&quot;.&quot;;&quot;,&quot;)/1" office:value-type="float" office:value="-0.000930957411764674" calcext:value-type="float">
            <text:p>0,00</text:p>
          </table:table-cell>
          <table:table-cell table:style-name="ce8" table:formula="of:=SUBSTITUTE([.C55];&quot;.&quot;;&quot;,&quot;)/1" office:value-type="float" office:value="-0.000181644000000006" calcext:value-type="float">
            <text:p>0,00</text:p>
          </table:table-cell>
          <table:table-cell table:style-name="ce8" table:formula="of:=SUBSTITUTE([.D55];&quot;.&quot;;&quot;,&quot;)/1" office:value-type="float" office:value="0" calcext:value-type="float">
            <text:p>0,00</text:p>
          </table:table-cell>
          <table:table-cell table:style-name="ce8" table:formula="of:=SUBSTITUTE([.E5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4346</text:p>
          </table:table-cell>
          <table:table-cell table:style-name="ce5" office:value-type="string" calcext:value-type="string">
            <text:p>-0.0006397301764705654</text:p>
          </table:table-cell>
          <table:table-cell table:style-name="ce5" office:value-type="string" calcext:value-type="string">
            <text:p>-0.00014778045294118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56];&quot;.&quot;;&quot;,&quot;)/1" office:value-type="float" office:value="0.0914346" calcext:value-type="float">
            <text:p>0,09</text:p>
          </table:table-cell>
          <table:table-cell table:style-name="ce8" table:formula="of:=SUBSTITUTE([.B56];&quot;.&quot;;&quot;,&quot;)/1" office:value-type="float" office:value="-0.000639730176470565" calcext:value-type="float">
            <text:p>0,00</text:p>
          </table:table-cell>
          <table:table-cell table:style-name="ce8" table:formula="of:=SUBSTITUTE([.C56];&quot;.&quot;;&quot;,&quot;)/1" office:value-type="float" office:value="-0.000147780452941187" calcext:value-type="float">
            <text:p>0,00</text:p>
          </table:table-cell>
          <table:table-cell table:style-name="ce8" table:formula="of:=SUBSTITUTE([.D56];&quot;.&quot;;&quot;,&quot;)/1" office:value-type="float" office:value="0" calcext:value-type="float">
            <text:p>0,00</text:p>
          </table:table-cell>
          <table:table-cell table:style-name="ce8" table:formula="of:=SUBSTITUTE([.E5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10457</text:p>
          </table:table-cell>
          <table:table-cell table:style-name="ce5" office:value-type="string" calcext:value-type="string">
            <text:p>-0.00043572411764702945</text:p>
          </table:table-cell>
          <table:table-cell table:style-name="ce5" office:value-type="string" calcext:value-type="string">
            <text:p>0.0000998729647058687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57];&quot;.&quot;;&quot;,&quot;)/1" office:value-type="float" office:value="0.09110457" calcext:value-type="float">
            <text:p>0,09</text:p>
          </table:table-cell>
          <table:table-cell table:style-name="ce8" table:formula="of:=SUBSTITUTE([.B57];&quot;.&quot;;&quot;,&quot;)/1" office:value-type="float" office:value="-0.000435724117647029" calcext:value-type="float">
            <text:p>0,00</text:p>
          </table:table-cell>
          <table:table-cell table:style-name="ce8" table:formula="of:=SUBSTITUTE([.C57];&quot;.&quot;;&quot;,&quot;)/1" office:value-type="float" office:value="0.0000998729647058688" calcext:value-type="float">
            <text:p>0,00</text:p>
          </table:table-cell>
          <table:table-cell table:style-name="ce8" table:formula="of:=SUBSTITUTE([.D57];&quot;.&quot;;&quot;,&quot;)/1" office:value-type="float" office:value="0" calcext:value-type="float">
            <text:p>0,00</text:p>
          </table:table-cell>
          <table:table-cell table:style-name="ce8" table:formula="of:=SUBSTITUTE([.E5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351</text:p>
          </table:table-cell>
          <table:table-cell table:style-name="ce5" office:value-type="string" calcext:value-type="string">
            <text:p>-0.00029128123529408023</text:p>
          </table:table-cell>
          <table:table-cell table:style-name="ce5" office:value-type="string" calcext:value-type="string">
            <text:p>0.000205547876470585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58];&quot;.&quot;;&quot;,&quot;)/1" office:value-type="float" office:value="0.091351" calcext:value-type="float">
            <text:p>0,09</text:p>
          </table:table-cell>
          <table:table-cell table:style-name="ce8" table:formula="of:=SUBSTITUTE([.B58];&quot;.&quot;;&quot;,&quot;)/1" office:value-type="float" office:value="-0.00029128123529408" calcext:value-type="float">
            <text:p>0,00</text:p>
          </table:table-cell>
          <table:table-cell table:style-name="ce8" table:formula="of:=SUBSTITUTE([.C58];&quot;.&quot;;&quot;,&quot;)/1" office:value-type="float" office:value="0.000205547876470585" calcext:value-type="float">
            <text:p>0,00</text:p>
          </table:table-cell>
          <table:table-cell table:style-name="ce8" table:formula="of:=SUBSTITUTE([.D58];&quot;.&quot;;&quot;,&quot;)/1" office:value-type="float" office:value="2" calcext:value-type="float">
            <text:p>2,00</text:p>
          </table:table-cell>
          <table:table-cell table:style-name="ce8" table:formula="of:=SUBSTITUTE([.E5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22</text:p>
          </table:table-cell>
          <table:table-cell table:style-name="ce5" office:value-type="string" calcext:value-type="string">
            <text:p>-0.00018924599999997627</text:p>
          </table:table-cell>
          <table:table-cell table:style-name="ce5" office:value-type="string" calcext:value-type="string">
            <text:p>0.0002061065529411848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59];&quot;.&quot;;&quot;,&quot;)/1" office:value-type="float" office:value="0.09122" calcext:value-type="float">
            <text:p>0,09</text:p>
          </table:table-cell>
          <table:table-cell table:style-name="ce8" table:formula="of:=SUBSTITUTE([.B59];&quot;.&quot;;&quot;,&quot;)/1" office:value-type="float" office:value="-0.000189245999999976" calcext:value-type="float">
            <text:p>0,00</text:p>
          </table:table-cell>
          <table:table-cell table:style-name="ce8" table:formula="of:=SUBSTITUTE([.C59];&quot;.&quot;;&quot;,&quot;)/1" office:value-type="float" office:value="0.000206106552941185" calcext:value-type="float">
            <text:p>0,00</text:p>
          </table:table-cell>
          <table:table-cell table:style-name="ce8" table:formula="of:=SUBSTITUTE([.D59];&quot;.&quot;;&quot;,&quot;)/1" office:value-type="float" office:value="2" calcext:value-type="float">
            <text:p>2,00</text:p>
          </table:table-cell>
          <table:table-cell table:style-name="ce8" table:formula="of:=SUBSTITUTE([.E5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098007</text:p>
          </table:table-cell>
          <table:table-cell table:style-name="ce5" office:value-type="string" calcext:value-type="string">
            <text:p>-0.0001668689117646921</text:p>
          </table:table-cell>
          <table:table-cell table:style-name="ce5" office:value-type="string" calcext:value-type="string">
            <text:p>0.0001553240882352924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0];&quot;.&quot;;&quot;,&quot;)/1" office:value-type="float" office:value="0.09098007" calcext:value-type="float">
            <text:p>0,09</text:p>
          </table:table-cell>
          <table:table-cell table:style-name="ce8" table:formula="of:=SUBSTITUTE([.B60];&quot;.&quot;;&quot;,&quot;)/1" office:value-type="float" office:value="-0.000166868911764692" calcext:value-type="float">
            <text:p>0,00</text:p>
          </table:table-cell>
          <table:table-cell table:style-name="ce8" table:formula="of:=SUBSTITUTE([.C60];&quot;.&quot;;&quot;,&quot;)/1" office:value-type="float" office:value="0.000155324088235292" calcext:value-type="float">
            <text:p>0,00</text:p>
          </table:table-cell>
          <table:table-cell table:style-name="ce8" table:formula="of:=SUBSTITUTE([.D60];&quot;.&quot;;&quot;,&quot;)/1" office:value-type="float" office:value="2" calcext:value-type="float">
            <text:p>2,00</text:p>
          </table:table-cell>
          <table:table-cell table:style-name="ce8" table:formula="of:=SUBSTITUTE([.E6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170003</text:p>
          </table:table-cell>
          <table:table-cell table:style-name="ce5" office:value-type="string" calcext:value-type="string">
            <text:p>-0.000012255029411753493</text:p>
          </table:table-cell>
          <table:table-cell table:style-name="ce5" office:value-type="string" calcext:value-type="string">
            <text:p>0.0000522061470588142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1];&quot;.&quot;;&quot;,&quot;)/1" office:value-type="float" office:value="0.09170003" calcext:value-type="float">
            <text:p>0,09</text:p>
          </table:table-cell>
          <table:table-cell table:style-name="ce8" table:formula="of:=SUBSTITUTE([.B61];&quot;.&quot;;&quot;,&quot;)/1" office:value-type="float" office:value="-0.0000122550294117535" calcext:value-type="float">
            <text:p>0,00</text:p>
          </table:table-cell>
          <table:table-cell table:style-name="ce8" table:formula="of:=SUBSTITUTE([.C61];&quot;.&quot;;&quot;,&quot;)/1" office:value-type="float" office:value="0.0000522061470588142" calcext:value-type="float">
            <text:p>0,00</text:p>
          </table:table-cell>
          <table:table-cell table:style-name="ce8" table:formula="of:=SUBSTITUTE([.D61];&quot;.&quot;;&quot;,&quot;)/1" office:value-type="float" office:value="2" calcext:value-type="float">
            <text:p>2,00</text:p>
          </table:table-cell>
          <table:table-cell table:style-name="ce8" table:formula="of:=SUBSTITUTE([.E6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53998</text:p>
          </table:table-cell>
          <table:table-cell table:style-name="ce5" office:value-type="string" calcext:value-type="string">
            <text:p>0.0001921411470588441</text:p>
          </table:table-cell>
          <table:table-cell table:style-name="ce5" office:value-type="string" calcext:value-type="string">
            <text:p>0.000081246976470578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2];&quot;.&quot;;&quot;,&quot;)/1" office:value-type="float" office:value="0.09253998" calcext:value-type="float">
            <text:p>0,09</text:p>
          </table:table-cell>
          <table:table-cell table:style-name="ce8" table:formula="of:=SUBSTITUTE([.B62];&quot;.&quot;;&quot;,&quot;)/1" office:value-type="float" office:value="0.000192141147058844" calcext:value-type="float">
            <text:p>0,00</text:p>
          </table:table-cell>
          <table:table-cell table:style-name="ce8" table:formula="of:=SUBSTITUTE([.C62];&quot;.&quot;;&quot;,&quot;)/1" office:value-type="float" office:value="0.0000812469764705781" calcext:value-type="float">
            <text:p>0,00</text:p>
          </table:table-cell>
          <table:table-cell table:style-name="ce8" table:formula="of:=SUBSTITUTE([.D62];&quot;.&quot;;&quot;,&quot;)/1" office:value-type="float" office:value="2" calcext:value-type="float">
            <text:p>2,00</text:p>
          </table:table-cell>
          <table:table-cell table:style-name="ce8" table:formula="of:=SUBSTITUTE([.E6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23097</text:p>
          </table:table-cell>
          <table:table-cell table:style-name="ce5" office:value-type="string" calcext:value-type="string">
            <text:p>0.0004349893529412008</text:p>
          </table:table-cell>
          <table:table-cell table:style-name="ce5" office:value-type="string" calcext:value-type="string">
            <text:p>0.000140389035294119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3];&quot;.&quot;;&quot;,&quot;)/1" office:value-type="float" office:value="0.09223097" calcext:value-type="float">
            <text:p>0,09</text:p>
          </table:table-cell>
          <table:table-cell table:style-name="ce8" table:formula="of:=SUBSTITUTE([.B63];&quot;.&quot;;&quot;,&quot;)/1" office:value-type="float" office:value="0.000434989352941201" calcext:value-type="float">
            <text:p>0,00</text:p>
          </table:table-cell>
          <table:table-cell table:style-name="ce8" table:formula="of:=SUBSTITUTE([.C63];&quot;.&quot;;&quot;,&quot;)/1" office:value-type="float" office:value="0.00014038903529412" calcext:value-type="float">
            <text:p>0,00</text:p>
          </table:table-cell>
          <table:table-cell table:style-name="ce8" table:formula="of:=SUBSTITUTE([.D63];&quot;.&quot;;&quot;,&quot;)/1" office:value-type="float" office:value="2" calcext:value-type="float">
            <text:p>2,00</text:p>
          </table:table-cell>
          <table:table-cell table:style-name="ce8" table:formula="of:=SUBSTITUTE([.E6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655</text:p>
          </table:table-cell>
          <table:table-cell table:style-name="ce5" office:value-type="string" calcext:value-type="string">
            <text:p>0.0006709514705882519</text:p>
          </table:table-cell>
          <table:table-cell table:style-name="ce5" office:value-type="string" calcext:value-type="string">
            <text:p>0.0002111977470588305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4];&quot;.&quot;;&quot;,&quot;)/1" office:value-type="float" office:value="0.092655" calcext:value-type="float">
            <text:p>0,09</text:p>
          </table:table-cell>
          <table:table-cell table:style-name="ce8" table:formula="of:=SUBSTITUTE([.B64];&quot;.&quot;;&quot;,&quot;)/1" office:value-type="float" office:value="0.000670951470588252" calcext:value-type="float">
            <text:p>0,00</text:p>
          </table:table-cell>
          <table:table-cell table:style-name="ce8" table:formula="of:=SUBSTITUTE([.C64];&quot;.&quot;;&quot;,&quot;)/1" office:value-type="float" office:value="0.00021119774705883" calcext:value-type="float">
            <text:p>0,00</text:p>
          </table:table-cell>
          <table:table-cell table:style-name="ce8" table:formula="of:=SUBSTITUTE([.D64];&quot;.&quot;;&quot;,&quot;)/1" office:value-type="float" office:value="2" calcext:value-type="float">
            <text:p>2,00</text:p>
          </table:table-cell>
          <table:table-cell table:style-name="ce8" table:formula="of:=SUBSTITUTE([.E6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300003</text:p>
          </table:table-cell>
          <table:table-cell table:style-name="ce5" office:value-type="string" calcext:value-type="string">
            <text:p>0.0010857806764705824</text:p>
          </table:table-cell>
          <table:table-cell table:style-name="ce5" office:value-type="string" calcext:value-type="string">
            <text:p>0.0001966299470588267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5];&quot;.&quot;;&quot;,&quot;)/1" office:value-type="float" office:value="0.09300003" calcext:value-type="float">
            <text:p>0,09</text:p>
          </table:table-cell>
          <table:table-cell table:style-name="ce8" table:formula="of:=SUBSTITUTE([.B65];&quot;.&quot;;&quot;,&quot;)/1" office:value-type="float" office:value="0.00108578067647058" calcext:value-type="float">
            <text:p>0,00</text:p>
          </table:table-cell>
          <table:table-cell table:style-name="ce8" table:formula="of:=SUBSTITUTE([.C65];&quot;.&quot;;&quot;,&quot;)/1" office:value-type="float" office:value="0.000196629947058827" calcext:value-type="float">
            <text:p>0,00</text:p>
          </table:table-cell>
          <table:table-cell table:style-name="ce8" table:formula="of:=SUBSTITUTE([.D65];&quot;.&quot;;&quot;,&quot;)/1" office:value-type="float" office:value="2" calcext:value-type="float">
            <text:p>2,00</text:p>
          </table:table-cell>
          <table:table-cell table:style-name="ce8" table:formula="of:=SUBSTITUTE([.E6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383155</text:p>
          </table:table-cell>
          <table:table-cell table:style-name="ce5" office:value-type="string" calcext:value-type="string">
            <text:p>0.001302314647058822</text:p>
          </table:table-cell>
          <table:table-cell table:style-name="ce5" office:value-type="string" calcext:value-type="string">
            <text:p>0.000348545217647042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6];&quot;.&quot;;&quot;,&quot;)/1" office:value-type="float" office:value="0.09383155" calcext:value-type="float">
            <text:p>0,09</text:p>
          </table:table-cell>
          <table:table-cell table:style-name="ce8" table:formula="of:=SUBSTITUTE([.B66];&quot;.&quot;;&quot;,&quot;)/1" office:value-type="float" office:value="0.00130231464705882" calcext:value-type="float">
            <text:p>0,00</text:p>
          </table:table-cell>
          <table:table-cell table:style-name="ce8" table:formula="of:=SUBSTITUTE([.C66];&quot;.&quot;;&quot;,&quot;)/1" office:value-type="float" office:value="0.000348545217647042" calcext:value-type="float">
            <text:p>0,00</text:p>
          </table:table-cell>
          <table:table-cell table:style-name="ce8" table:formula="of:=SUBSTITUTE([.D66];&quot;.&quot;;&quot;,&quot;)/1" office:value-type="float" office:value="2" calcext:value-type="float">
            <text:p>2,00</text:p>
          </table:table-cell>
          <table:table-cell table:style-name="ce8" table:formula="of:=SUBSTITUTE([.E6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34095</text:p>
          </table:table-cell>
          <table:table-cell table:style-name="ce5" office:value-type="string" calcext:value-type="string">
            <text:p>0.00159897429411765</text:p>
          </table:table-cell>
          <table:table-cell table:style-name="ce5" office:value-type="string" calcext:value-type="string">
            <text:p>0.0002837125588235206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7];&quot;.&quot;;&quot;,&quot;)/1" office:value-type="float" office:value="0.09434095" calcext:value-type="float">
            <text:p>0,09</text:p>
          </table:table-cell>
          <table:table-cell table:style-name="ce8" table:formula="of:=SUBSTITUTE([.B67];&quot;.&quot;;&quot;,&quot;)/1" office:value-type="float" office:value="0.00159897429411765" calcext:value-type="float">
            <text:p>0,00</text:p>
          </table:table-cell>
          <table:table-cell table:style-name="ce8" table:formula="of:=SUBSTITUTE([.C67];&quot;.&quot;;&quot;,&quot;)/1" office:value-type="float" office:value="0.000283712558823521" calcext:value-type="float">
            <text:p>0,00</text:p>
          </table:table-cell>
          <table:table-cell table:style-name="ce8" table:formula="of:=SUBSTITUTE([.D67];&quot;.&quot;;&quot;,&quot;)/1" office:value-type="float" office:value="2" calcext:value-type="float">
            <text:p>2,00</text:p>
          </table:table-cell>
          <table:table-cell table:style-name="ce8" table:formula="of:=SUBSTITUTE([.E6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39001</text:p>
          </table:table-cell>
          <table:table-cell table:style-name="ce5" office:value-type="string" calcext:value-type="string">
            <text:p>0.0017960397647058673</text:p>
          </table:table-cell>
          <table:table-cell table:style-name="ce5" office:value-type="string" calcext:value-type="string">
            <text:p>0.000308162123529415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8];&quot;.&quot;;&quot;,&quot;)/1" office:value-type="float" office:value="0.09439001" calcext:value-type="float">
            <text:p>0,09</text:p>
          </table:table-cell>
          <table:table-cell table:style-name="ce8" table:formula="of:=SUBSTITUTE([.B68];&quot;.&quot;;&quot;,&quot;)/1" office:value-type="float" office:value="0.00179603976470587" calcext:value-type="float">
            <text:p>0,00</text:p>
          </table:table-cell>
          <table:table-cell table:style-name="ce8" table:formula="of:=SUBSTITUTE([.C68];&quot;.&quot;;&quot;,&quot;)/1" office:value-type="float" office:value="0.000308162123529415" calcext:value-type="float">
            <text:p>0,00</text:p>
          </table:table-cell>
          <table:table-cell table:style-name="ce8" table:formula="of:=SUBSTITUTE([.D68];&quot;.&quot;;&quot;,&quot;)/1" office:value-type="float" office:value="2" calcext:value-type="float">
            <text:p>2,00</text:p>
          </table:table-cell>
          <table:table-cell table:style-name="ce8" table:formula="of:=SUBSTITUTE([.E6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11878</text:p>
          </table:table-cell>
          <table:table-cell table:style-name="ce5" office:value-type="string" calcext:value-type="string">
            <text:p>0.002045253205882336</text:p>
          </table:table-cell>
          <table:table-cell table:style-name="ce5" office:value-type="string" calcext:value-type="string">
            <text:p>0.0002303672470588158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69];&quot;.&quot;;&quot;,&quot;)/1" office:value-type="float" office:value="0.09411878" calcext:value-type="float">
            <text:p>0,09</text:p>
          </table:table-cell>
          <table:table-cell table:style-name="ce8" table:formula="of:=SUBSTITUTE([.B69];&quot;.&quot;;&quot;,&quot;)/1" office:value-type="float" office:value="0.00204525320588234" calcext:value-type="float">
            <text:p>0,00</text:p>
          </table:table-cell>
          <table:table-cell table:style-name="ce8" table:formula="of:=SUBSTITUTE([.C69];&quot;.&quot;;&quot;,&quot;)/1" office:value-type="float" office:value="0.000230367247058816" calcext:value-type="float">
            <text:p>0,00</text:p>
          </table:table-cell>
          <table:table-cell table:style-name="ce8" table:formula="of:=SUBSTITUTE([.D69];&quot;.&quot;;&quot;,&quot;)/1" office:value-type="float" office:value="2" calcext:value-type="float">
            <text:p>2,00</text:p>
          </table:table-cell>
          <table:table-cell table:style-name="ce8" table:formula="of:=SUBSTITUTE([.E6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00005</text:p>
          </table:table-cell>
          <table:table-cell table:style-name="ce5" office:value-type="string" calcext:value-type="string">
            <text:p>0.002066847529411747</text:p>
          </table:table-cell>
          <table:table-cell table:style-name="ce5" office:value-type="string" calcext:value-type="string">
            <text:p>0.000283367317647051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70];&quot;.&quot;;&quot;,&quot;)/1" office:value-type="float" office:value="0.09400005" calcext:value-type="float">
            <text:p>0,09</text:p>
          </table:table-cell>
          <table:table-cell table:style-name="ce8" table:formula="of:=SUBSTITUTE([.B70];&quot;.&quot;;&quot;,&quot;)/1" office:value-type="float" office:value="0.00206684752941175" calcext:value-type="float">
            <text:p>0,00</text:p>
          </table:table-cell>
          <table:table-cell table:style-name="ce8" table:formula="of:=SUBSTITUTE([.C70];&quot;.&quot;;&quot;,&quot;)/1" office:value-type="float" office:value="0.000283367317647051" calcext:value-type="float">
            <text:p>0,00</text:p>
          </table:table-cell>
          <table:table-cell table:style-name="ce8" table:formula="of:=SUBSTITUTE([.D70];&quot;.&quot;;&quot;,&quot;)/1" office:value-type="float" office:value="2" calcext:value-type="float">
            <text:p>2,00</text:p>
          </table:table-cell>
          <table:table-cell table:style-name="ce8" table:formula="of:=SUBSTITUTE([.E7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3918</text:p>
          </table:table-cell>
          <table:table-cell table:style-name="ce5" office:value-type="string" calcext:value-type="string">
            <text:p>0.002141465676470569</text:p>
          </table:table-cell>
          <table:table-cell table:style-name="ce5" office:value-type="string" calcext:value-type="string">
            <text:p>0.0001371314352941132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71];&quot;.&quot;;&quot;,&quot;)/1" office:value-type="float" office:value="0.093918" calcext:value-type="float">
            <text:p>0,09</text:p>
          </table:table-cell>
          <table:table-cell table:style-name="ce8" table:formula="of:=SUBSTITUTE([.B71];&quot;.&quot;;&quot;,&quot;)/1" office:value-type="float" office:value="0.00214146567647057" calcext:value-type="float">
            <text:p>0,00</text:p>
          </table:table-cell>
          <table:table-cell table:style-name="ce8" table:formula="of:=SUBSTITUTE([.C71];&quot;.&quot;;&quot;,&quot;)/1" office:value-type="float" office:value="0.000137131435294113" calcext:value-type="float">
            <text:p>0,00</text:p>
          </table:table-cell>
          <table:table-cell table:style-name="ce8" table:formula="of:=SUBSTITUTE([.D71];&quot;.&quot;;&quot;,&quot;)/1" office:value-type="float" office:value="2" calcext:value-type="float">
            <text:p>2,00</text:p>
          </table:table-cell>
          <table:table-cell table:style-name="ce8" table:formula="of:=SUBSTITUTE([.E7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366985</text:p>
          </table:table-cell>
          <table:table-cell table:style-name="ce5" office:value-type="string" calcext:value-type="string">
            <text:p>0.0020072646176470116</text:p>
          </table:table-cell>
          <table:table-cell table:style-name="ce5" office:value-type="string" calcext:value-type="string">
            <text:p>0.0001300915176470629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formula="of:=SUBSTITUTE([.A72];&quot;.&quot;;&quot;,&quot;)/1" office:value-type="float" office:value="0.09366985" calcext:value-type="float">
            <text:p>0,09</text:p>
          </table:table-cell>
          <table:table-cell table:style-name="ce8" table:formula="of:=SUBSTITUTE([.B72];&quot;.&quot;;&quot;,&quot;)/1" office:value-type="float" office:value="0.00200726461764701" calcext:value-type="float">
            <text:p>0,00</text:p>
          </table:table-cell>
          <table:table-cell table:style-name="ce8" table:formula="of:=SUBSTITUTE([.C72];&quot;.&quot;;&quot;,&quot;)/1" office:value-type="float" office:value="0.000130091517647063" calcext:value-type="float">
            <text:p>0,00</text:p>
          </table:table-cell>
          <table:table-cell table:style-name="ce8" table:formula="of:=SUBSTITUTE([.D72];&quot;.&quot;;&quot;,&quot;)/1" office:value-type="float" office:value="2" calcext:value-type="float">
            <text:p>2,00</text:p>
          </table:table-cell>
          <table:table-cell table:style-name="ce8" table:formula="of:=SUBSTITUTE([.E7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372186</text:p>
          </table:table-cell>
          <table:table-cell table:style-name="ce5" office:value-type="string" calcext:value-type="string">
            <text:p>0.0017817440294117248</text:p>
          </table:table-cell>
          <table:table-cell table:style-name="ce5" office:value-type="string" calcext:value-type="string">
            <text:p>-0.000001250394117665969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73];&quot;.&quot;;&quot;,&quot;)/1" office:value-type="float" office:value="0.09372186" calcext:value-type="float">
            <text:p>0,09</text:p>
          </table:table-cell>
          <table:table-cell table:style-name="ce8" table:formula="of:=SUBSTITUTE([.B73];&quot;.&quot;;&quot;,&quot;)/1" office:value-type="float" office:value="0.00178174402941172" calcext:value-type="float">
            <text:p>0,00</text:p>
          </table:table-cell>
          <table:table-cell table:style-name="ce8" table:formula="of:=SUBSTITUTE([.C73];&quot;.&quot;;&quot;,&quot;)/1" office:value-type="float" office:value="-0.00000125039411766597" calcext:value-type="float">
            <text:p>0,00</text:p>
          </table:table-cell>
          <table:table-cell table:style-name="ce8" table:formula="of:=SUBSTITUTE([.D73];&quot;.&quot;;&quot;,&quot;)/1" office:value-type="float" office:value="0" calcext:value-type="float">
            <text:p>0,00</text:p>
          </table:table-cell>
          <table:table-cell table:style-name="ce8" table:formula="of:=SUBSTITUTE([.E7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65284</text:p>
          </table:table-cell>
          <table:table-cell table:style-name="ce5" office:value-type="string" calcext:value-type="string">
            <text:p>0.0017268278235293838</text:p>
          </table:table-cell>
          <table:table-cell table:style-name="ce5" office:value-type="string" calcext:value-type="string">
            <text:p>-0.00016308590588236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74];&quot;.&quot;;&quot;,&quot;)/1" office:value-type="float" office:value="0.09465284" calcext:value-type="float">
            <text:p>0,09</text:p>
          </table:table-cell>
          <table:table-cell table:style-name="ce8" table:formula="of:=SUBSTITUTE([.B74];&quot;.&quot;;&quot;,&quot;)/1" office:value-type="float" office:value="0.00172682782352938" calcext:value-type="float">
            <text:p>0,00</text:p>
          </table:table-cell>
          <table:table-cell table:style-name="ce8" table:formula="of:=SUBSTITUTE([.C74];&quot;.&quot;;&quot;,&quot;)/1" office:value-type="float" office:value="-0.000163085905882363" calcext:value-type="float">
            <text:p>0,00</text:p>
          </table:table-cell>
          <table:table-cell table:style-name="ce8" table:formula="of:=SUBSTITUTE([.D74];&quot;.&quot;;&quot;,&quot;)/1" office:value-type="float" office:value="0" calcext:value-type="float">
            <text:p>0,00</text:p>
          </table:table-cell>
          <table:table-cell table:style-name="ce8" table:formula="of:=SUBSTITUTE([.E7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76934</text:p>
          </table:table-cell>
          <table:table-cell table:style-name="ce5" office:value-type="string" calcext:value-type="string">
            <text:p>0.0017837986470587708</text:p>
          </table:table-cell>
          <table:table-cell table:style-name="ce5" office:value-type="string" calcext:value-type="string">
            <text:p>-0.0001613923352941082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formula="of:=SUBSTITUTE([.A75];&quot;.&quot;;&quot;,&quot;)/1" office:value-type="float" office:value="0.09476934" calcext:value-type="float">
            <text:p>0,09</text:p>
          </table:table-cell>
          <table:table-cell table:style-name="ce8" table:formula="of:=SUBSTITUTE([.B75];&quot;.&quot;;&quot;,&quot;)/1" office:value-type="float" office:value="0.00178379864705877" calcext:value-type="float">
            <text:p>0,00</text:p>
          </table:table-cell>
          <table:table-cell table:style-name="ce8" table:formula="of:=SUBSTITUTE([.C75];&quot;.&quot;;&quot;,&quot;)/1" office:value-type="float" office:value="-0.000161392335294108" calcext:value-type="float">
            <text:p>0,00</text:p>
          </table:table-cell>
          <table:table-cell table:style-name="ce8" table:formula="of:=SUBSTITUTE([.D75];&quot;.&quot;;&quot;,&quot;)/1" office:value-type="float" office:value="0" calcext:value-type="float">
            <text:p>0,00</text:p>
          </table:table-cell>
          <table:table-cell table:style-name="ce8" table:formula="of:=SUBSTITUTE([.E7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25371</text:p>
          </table:table-cell>
          <table:table-cell table:style-name="ce5" office:value-type="string" calcext:value-type="string">
            <text:p>0.0018109641470587523</text:p>
          </table:table-cell>
          <table:table-cell table:style-name="ce5" office:value-type="string" calcext:value-type="string">
            <text:p>-0.00003832120588235783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76];&quot;.&quot;;&quot;,&quot;)/1" office:value-type="float" office:value="0.09425371" calcext:value-type="float">
            <text:p>0,09</text:p>
          </table:table-cell>
          <table:table-cell table:style-name="ce8" table:formula="of:=SUBSTITUTE([.B76];&quot;.&quot;;&quot;,&quot;)/1" office:value-type="float" office:value="0.00181096414705875" calcext:value-type="float">
            <text:p>0,00</text:p>
          </table:table-cell>
          <table:table-cell table:style-name="ce8" table:formula="of:=SUBSTITUTE([.C76];&quot;.&quot;;&quot;,&quot;)/1" office:value-type="float" office:value="-0.0000383212058823578" calcext:value-type="float">
            <text:p>0,00</text:p>
          </table:table-cell>
          <table:table-cell table:style-name="ce8" table:formula="of:=SUBSTITUTE([.D76];&quot;.&quot;;&quot;,&quot;)/1" office:value-type="float" office:value="0" calcext:value-type="float">
            <text:p>0,00</text:p>
          </table:table-cell>
          <table:table-cell table:style-name="ce8" table:formula="of:=SUBSTITUTE([.E7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400003</text:p>
          </table:table-cell>
          <table:table-cell table:style-name="ce5" office:value-type="string" calcext:value-type="string">
            <text:p>0.001898555147058792</text:p>
          </table:table-cell>
          <table:table-cell table:style-name="ce5" office:value-type="string" calcext:value-type="string">
            <text:p>0.0000105861882352675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formula="of:=SUBSTITUTE([.A77];&quot;.&quot;;&quot;,&quot;)/1" office:value-type="float" office:value="0.09400003" calcext:value-type="float">
            <text:p>0,09</text:p>
          </table:table-cell>
          <table:table-cell table:style-name="ce8" table:formula="of:=SUBSTITUTE([.B77];&quot;.&quot;;&quot;,&quot;)/1" office:value-type="float" office:value="0.00189855514705879" calcext:value-type="float">
            <text:p>0,00</text:p>
          </table:table-cell>
          <table:table-cell table:style-name="ce8" table:formula="of:=SUBSTITUTE([.C77];&quot;.&quot;;&quot;,&quot;)/1" office:value-type="float" office:value="0.0000105861882352676" calcext:value-type="float">
            <text:p>0,00</text:p>
          </table:table-cell>
          <table:table-cell table:style-name="ce8" table:formula="of:=SUBSTITUTE([.D77];&quot;.&quot;;&quot;,&quot;)/1" office:value-type="float" office:value="0" calcext:value-type="float">
            <text:p>0,00</text:p>
          </table:table-cell>
          <table:table-cell table:style-name="ce8" table:formula="of:=SUBSTITUTE([.E7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357186</text:p>
          </table:table-cell>
          <table:table-cell table:style-name="ce5" office:value-type="string" calcext:value-type="string">
            <text:p>0.00198625352941173</text:p>
          </table:table-cell>
          <table:table-cell table:style-name="ce5" office:value-type="string" calcext:value-type="string">
            <text:p>0.00005727528823530614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</text:p>
          </table:table-cell>
          <table:table-cell office:value-type="string" calcext:value-type="string">
            <text:p>long</text:p>
          </table:table-cell>
          <table:table-cell/>
          <table:table-cell table:style-name="ce8" table:formula="of:=SUBSTITUTE([.A78];&quot;.&quot;;&quot;,&quot;)/1" office:value-type="float" office:value="0.09357186" calcext:value-type="float">
            <text:p>0,09</text:p>
          </table:table-cell>
          <table:table-cell table:style-name="ce8" table:formula="of:=SUBSTITUTE([.B78];&quot;.&quot;;&quot;,&quot;)/1" office:value-type="float" office:value="0.00198625352941173" calcext:value-type="float">
            <text:p>0,00</text:p>
          </table:table-cell>
          <table:table-cell table:style-name="ce8" table:formula="of:=SUBSTITUTE([.C78];&quot;.&quot;;&quot;,&quot;)/1" office:value-type="float" office:value="0.0000572752882353061" calcext:value-type="float">
            <text:p>0,00</text:p>
          </table:table-cell>
          <table:table-cell table:style-name="ce8" table:formula="of:=SUBSTITUTE([.D78];&quot;.&quot;;&quot;,&quot;)/1" office:value-type="float" office:value="2" calcext:value-type="float">
            <text:p>2,00</text:p>
          </table:table-cell>
          <table:table-cell table:style-name="ce8" table:formula="of:=SUBSTITUTE([.E7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0.09276268</text:p>
          </table:table-cell>
          <table:table-cell table:style-name="ce5" office:value-type="string" calcext:value-type="string">
            <text:p>0.0017000605882352554</text:p>
          </table:table-cell>
          <table:table-cell table:style-name="ce5" office:value-type="string" calcext:value-type="string">
            <text:p>0.0001503271176470700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354645</text:p>
          </table:table-cell>
          <table:table-cell table:style-name="ce5" office:value-type="string" calcext:value-type="string">
            <text:p>0.0014026287647058572</text:p>
          </table:table-cell>
          <table:table-cell table:style-name="ce5" office:value-type="string" calcext:value-type="string">
            <text:p>-0.0000596318470588220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384688</text:p>
          </table:table-cell>
          <table:table-cell table:style-name="ce5" office:value-type="string" calcext:value-type="string">
            <text:p>0.001142350999999972</text:p>
          </table:table-cell>
          <table:table-cell table:style-name="ce5" office:value-type="string" calcext:value-type="string">
            <text:p>-0.000223341041176464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54936</text:p>
          </table:table-cell>
          <table:table-cell table:style-name="ce5" office:value-type="string" calcext:value-type="string">
            <text:p>0.0009783793823529147</text:p>
          </table:table-cell>
          <table:table-cell table:style-name="ce5" office:value-type="string" calcext:value-type="string">
            <text:p>-0.0002995836529411737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90826</text:p>
          </table:table-cell>
          <table:table-cell table:style-name="ce5" office:value-type="string" calcext:value-type="string">
            <text:p>0.0011086956176470097</text:p>
          </table:table-cell>
          <table:table-cell table:style-name="ce5" office:value-type="string" calcext:value-type="string">
            <text:p>-0.000288043688235287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638</text:p>
          </table:table-cell>
          <table:table-cell table:style-name="ce5" office:value-type="string" calcext:value-type="string">
            <text:p>0.001635776264705846</text:p>
          </table:table-cell>
          <table:table-cell table:style-name="ce5" office:value-type="string" calcext:value-type="string">
            <text:p>-0.0001448705882353101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18989</text:p>
          </table:table-cell>
          <table:table-cell table:style-name="ce5" office:value-type="string" calcext:value-type="string">
            <text:p>0.0020099149117646653</text:p>
          </table:table-cell>
          <table:table-cell table:style-name="ce5" office:value-type="string" calcext:value-type="string">
            <text:p>0.000260752829411764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490157</text:p>
          </table:table-cell>
          <table:table-cell table:style-name="ce5" office:value-type="string" calcext:value-type="string">
            <text:p>0.0020743887647058645</text:p>
          </table:table-cell>
          <table:table-cell table:style-name="ce5" office:value-type="string" calcext:value-type="string">
            <text:p>0.0004484839235294052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462783</text:p>
          </table:table-cell>
          <table:table-cell table:style-name="ce5" office:value-type="string" calcext:value-type="string">
            <text:p>0.002101887088235277</text:p>
          </table:table-cell>
          <table:table-cell table:style-name="ce5" office:value-type="string" calcext:value-type="string">
            <text:p>0.00028825623529413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23988</text:p>
          </table:table-cell>
          <table:table-cell table:style-name="ce5" office:value-type="string" calcext:value-type="string">
            <text:p>0.0019008379999999742</text:p>
          </table:table-cell>
          <table:table-cell table:style-name="ce5" office:value-type="string" calcext:value-type="string">
            <text:p>0.0001573260823529514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44854</text:p>
          </table:table-cell>
          <table:table-cell table:style-name="ce5" office:value-type="string" calcext:value-type="string">
            <text:p>0.0014319770588235164</text:p>
          </table:table-cell>
          <table:table-cell table:style-name="ce5" office:value-type="string" calcext:value-type="string">
            <text:p>-0.00000296316470588535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461448</text:p>
          </table:table-cell>
          <table:table-cell table:style-name="ce5" office:value-type="string" calcext:value-type="string">
            <text:p>0.0010847288235293906</text:p>
          </table:table-cell>
          <table:table-cell table:style-name="ce5" office:value-type="string" calcext:value-type="string">
            <text:p>-0.000286786888235288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06323</text:p>
          </table:table-cell>
          <table:table-cell table:style-name="ce5" office:value-type="string" calcext:value-type="string">
            <text:p>0.0009647282058823231</text:p>
          </table:table-cell>
          <table:table-cell table:style-name="ce5" office:value-type="string" calcext:value-type="string">
            <text:p>-0.000412103011764705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48409</text:p>
          </table:table-cell>
          <table:table-cell table:style-name="ce5" office:value-type="string" calcext:value-type="string">
            <text:p>0.00089373002941176</text:p>
          </table:table-cell>
          <table:table-cell table:style-name="ce5" office:value-type="string" calcext:value-type="string">
            <text:p>-0.000290472217647069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483444</text:p>
          </table:table-cell>
          <table:table-cell table:style-name="ce5" office:value-type="string" calcext:value-type="string">
            <text:p>0.0006694601470588063</text:p>
          </table:table-cell>
          <table:table-cell table:style-name="ce5" office:value-type="string" calcext:value-type="string">
            <text:p>-0.0001151948235293992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40149</text:p>
          </table:table-cell>
          <table:table-cell table:style-name="ce5" office:value-type="string" calcext:value-type="string">
            <text:p>0.000662897352941158</text:p>
          </table:table-cell>
          <table:table-cell table:style-name="ce5" office:value-type="string" calcext:value-type="string">
            <text:p>-0.0001856487647058813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678294</text:p>
          </table:table-cell>
          <table:table-cell table:style-name="ce5" office:value-type="string" calcext:value-type="string">
            <text:p>0.0008038524411764641</text:p>
          </table:table-cell>
          <table:table-cell table:style-name="ce5" office:value-type="string" calcext:value-type="string">
            <text:p>-0.000136036282352944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644103</text:p>
          </table:table-cell>
          <table:table-cell table:style-name="ce5" office:value-type="string" calcext:value-type="string">
            <text:p>0.001052943176470575</text:p>
          </table:table-cell>
          <table:table-cell table:style-name="ce5" office:value-type="string" calcext:value-type="string">
            <text:p>-0.00001272418823528855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24838</text:p>
          </table:table-cell>
          <table:table-cell table:style-name="ce5" office:value-type="string" calcext:value-type="string">
            <text:p>0.0011615849411764634</text:p>
          </table:table-cell>
          <table:table-cell table:style-name="ce5" office:value-type="string" calcext:value-type="string">
            <text:p>0.00018279556470588158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580541</text:p>
          </table:table-cell>
          <table:table-cell table:style-name="ce5" office:value-type="string" calcext:value-type="string">
            <text:p>0.0012994897941176337</text:p>
          </table:table-cell>
          <table:table-cell table:style-name="ce5" office:value-type="string" calcext:value-type="string">
            <text:p>0.0001654314000000046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606107</text:p>
          </table:table-cell>
          <table:table-cell table:style-name="ce5" office:value-type="string" calcext:value-type="string">
            <text:p>0.001533585382352931</text:p>
          </table:table-cell>
          <table:table-cell table:style-name="ce5" office:value-type="string" calcext:value-type="string">
            <text:p>0.0001291986470588202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688949</text:p>
          </table:table-cell>
          <table:table-cell table:style-name="ce5" office:value-type="string" calcext:value-type="string">
            <text:p>0.0015534067352941106</text:p>
          </table:table-cell>
          <table:table-cell table:style-name="ce5" office:value-type="string" calcext:value-type="string">
            <text:p>0.0002133833764705883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71053</text:p>
          </table:table-cell>
          <table:table-cell table:style-name="ce5" office:value-type="string" calcext:value-type="string">
            <text:p>0.0015898967647058754</text:p>
          </table:table-cell>
          <table:table-cell table:style-name="ce5" office:value-type="string" calcext:value-type="string">
            <text:p>0.0001258140117647078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719936</text:p>
          </table:table-cell>
          <table:table-cell table:style-name="ce5" office:value-type="string" calcext:value-type="string">
            <text:p>0.001773056470588244</text:p>
          </table:table-cell>
          <table:table-cell table:style-name="ce5" office:value-type="string" calcext:value-type="string">
            <text:p>0.0000400097352941165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788798</text:p>
          </table:table-cell>
          <table:table-cell table:style-name="ce5" office:value-type="string" calcext:value-type="string">
            <text:p>0.00200788923529413</text:p>
          </table:table-cell>
          <table:table-cell table:style-name="ce5" office:value-type="string" calcext:value-type="string">
            <text:p>0.000081489552941185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805263</text:p>
          </table:table-cell>
          <table:table-cell table:style-name="ce5" office:value-type="string" calcext:value-type="string">
            <text:p>0.0020482946470588292</text:p>
          </table:table-cell>
          <table:table-cell table:style-name="ce5" office:value-type="string" calcext:value-type="string">
            <text:p>0.0002133804647058922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09864259</text:p>
          </table:table-cell>
          <table:table-cell table:style-name="ce5" office:value-type="string" calcext:value-type="string">
            <text:p>0.002405227352941186</text:p>
          </table:table-cell>
          <table:table-cell table:style-name="ce5" office:value-type="string" calcext:value-type="string">
            <text:p>0.0000834217529411761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015996</text:p>
          </table:table-cell>
          <table:table-cell table:style-name="ce5" office:value-type="string" calcext:value-type="string">
            <text:p>0.0026798342058823726</text:p>
          </table:table-cell>
          <table:table-cell table:style-name="ce5" office:value-type="string" calcext:value-type="string">
            <text:p>0.000222366970588233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74613</text:p>
          </table:table-cell>
          <table:table-cell table:style-name="ce5" office:value-type="string" calcext:value-type="string">
            <text:p>0.003454501705882365</text:p>
          </table:table-cell>
          <table:table-cell table:style-name="ce5" office:value-type="string" calcext:value-type="string">
            <text:p>0.0001606847764705960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9</text:p>
          </table:table-cell>
          <table:table-cell table:style-name="ce5" office:value-type="string" calcext:value-type="string">
            <text:p>0.004523145088235314</text:p>
          </table:table-cell>
          <table:table-cell table:style-name="ce5" office:value-type="string" calcext:value-type="string">
            <text:p>0.000432301105882351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4929</text:p>
          </table:table-cell>
          <table:table-cell table:style-name="ce5" office:value-type="string" calcext:value-type="string">
            <text:p>0.005527296382352956</text:p>
          </table:table-cell>
          <table:table-cell table:style-name="ce5" office:value-type="string" calcext:value-type="string">
            <text:p>0.000805144141176475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86603</text:p>
          </table:table-cell>
          <table:table-cell table:style-name="ce5" office:value-type="string" calcext:value-type="string">
            <text:p>0.006187281911764736</text:p>
          </table:table-cell>
          <table:table-cell table:style-name="ce5" office:value-type="string" calcext:value-type="string">
            <text:p>0.00105288452352940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05059</text:p>
          </table:table-cell>
          <table:table-cell table:style-name="ce5" office:value-type="string" calcext:value-type="string">
            <text:p>0.006900327235294115</text:p>
          </table:table-cell>
          <table:table-cell table:style-name="ce5" office:value-type="string" calcext:value-type="string">
            <text:p>0.000868771447058838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75692</text:p>
          </table:table-cell>
          <table:table-cell table:style-name="ce5" office:value-type="string" calcext:value-type="string">
            <text:p>0.0069452328529411855</text:p>
          </table:table-cell>
          <table:table-cell table:style-name="ce5" office:value-type="string" calcext:value-type="string">
            <text:p>0.000883670541176453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16894</text:p>
          </table:table-cell>
          <table:table-cell table:style-name="ce5" office:value-type="string" calcext:value-type="string">
            <text:p>0.006733550147058814</text:p>
          </table:table-cell>
          <table:table-cell table:style-name="ce5" office:value-type="string" calcext:value-type="string">
            <text:p>0.0004864951470588243</text:p>
          </table:table-cell>
          <table:table-cell office:value-type="float" office:value="2" calcext:value-type="float">
            <text:p>2,0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50001</text:p>
          </table:table-cell>
          <table:table-cell table:style-name="ce5" office:value-type="string" calcext:value-type="string">
            <text:p>0.006464692882352949</text:p>
          </table:table-cell>
          <table:table-cell table:style-name="ce5" office:value-type="string" calcext:value-type="string">
            <text:p>0.00008733314117645441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79463</text:p>
          </table:table-cell>
          <table:table-cell table:style-name="ce5" office:value-type="string" calcext:value-type="string">
            <text:p>0.006163212205882354</text:p>
          </table:table-cell>
          <table:table-cell table:style-name="ce5" office:value-type="string" calcext:value-type="string">
            <text:p>-0.0001767101823529349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98782</text:p>
          </table:table-cell>
          <table:table-cell table:style-name="ce5" office:value-type="string" calcext:value-type="string">
            <text:p>0.005787776294117655</text:p>
          </table:table-cell>
          <table:table-cell table:style-name="ce5" office:value-type="string" calcext:value-type="string">
            <text:p>-0.000255680670588237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40865</text:p>
          </table:table-cell>
          <table:table-cell table:style-name="ce5" office:value-type="string" calcext:value-type="string">
            <text:p>0.005601376088235299</text:p>
          </table:table-cell>
          <table:table-cell table:style-name="ce5" office:value-type="string" calcext:value-type="string">
            <text:p>-0.000362345229411758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46245</text:p>
          </table:table-cell>
          <table:table-cell table:style-name="ce5" office:value-type="string" calcext:value-type="string">
            <text:p>0.005229915500000001</text:p>
          </table:table-cell>
          <table:table-cell table:style-name="ce5" office:value-type="string" calcext:value-type="string">
            <text:p>-0.00024801850588235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85873</text:p>
          </table:table-cell>
          <table:table-cell table:style-name="ce5" office:value-type="string" calcext:value-type="string">
            <text:p>0.004995266970588275</text:p>
          </table:table-cell>
          <table:table-cell table:style-name="ce5" office:value-type="string" calcext:value-type="string">
            <text:p>-0.000325593911764715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14355</text:p>
          </table:table-cell>
          <table:table-cell table:style-name="ce5" office:value-type="string" calcext:value-type="string">
            <text:p>0.005035509323529433</text:p>
          </table:table-cell>
          <table:table-cell table:style-name="ce5" office:value-type="string" calcext:value-type="string">
            <text:p>-0.0003347018647058579</text:p>
          </table:table-cell>
          <table:table-cell office:value-type="float" office:value="0" calcext:value-type="float">
            <text:p>0,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30039</text:p>
          </table:table-cell>
          <table:table-cell table:style-name="ce5" office:value-type="string" calcext:value-type="string">
            <text:p>0.00498206682352946</text:p>
          </table:table-cell>
          <table:table-cell table:style-name="ce5" office:value-type="string" calcext:value-type="string">
            <text:p>-0.0001333176176470610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56515</text:p>
          </table:table-cell>
          <table:table-cell table:style-name="ce5" office:value-type="string" calcext:value-type="string">
            <text:p>0.004775260088235339</text:p>
          </table:table-cell>
          <table:table-cell table:style-name="ce5" office:value-type="string" calcext:value-type="string">
            <text:p>-0.00002153691764704163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44</text:p>
          </table:table-cell>
          <table:table-cell table:style-name="ce5" office:value-type="string" calcext:value-type="string">
            <text:p>0.004515744941176528</text:p>
          </table:table-cell>
          <table:table-cell table:style-name="ce5" office:value-type="string" calcext:value-type="string">
            <text:p>-0.0000855095411764674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90691</text:p>
          </table:table-cell>
          <table:table-cell table:style-name="ce5" office:value-type="string" calcext:value-type="string">
            <text:p>0.003962585382353015</text:p>
          </table:table-cell>
          <table:table-cell table:style-name="ce5" office:value-type="string" calcext:value-type="string">
            <text:p>-0.0001384883705882276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49697</text:p>
          </table:table-cell>
          <table:table-cell table:style-name="ce5" office:value-type="string" calcext:value-type="string">
            <text:p>0.0035571485882353593</text:p>
          </table:table-cell>
          <table:table-cell table:style-name="ce5" office:value-type="string" calcext:value-type="string">
            <text:p>-0.000395975782352925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709</text:p>
          </table:table-cell>
          <table:table-cell table:style-name="ce5" office:value-type="string" calcext:value-type="string">
            <text:p>0.0030373280588235907</text:p>
          </table:table-cell>
          <table:table-cell table:style-name="ce5" office:value-type="string" calcext:value-type="string">
            <text:p>-0.000412464823529407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08346</text:p>
          </table:table-cell>
          <table:table-cell table:style-name="ce5" office:value-type="string" calcext:value-type="string">
            <text:p>0.0025072352941177267</text:p>
          </table:table-cell>
          <table:table-cell table:style-name="ce5" office:value-type="string" calcext:value-type="string">
            <text:p>-0.00047868039411765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92394</text:p>
          </table:table-cell>
          <table:table-cell table:style-name="ce5" office:value-type="string" calcext:value-type="string">
            <text:p>0.002191512294117723</text:p>
          </table:table-cell>
          <table:table-cell table:style-name="ce5" office:value-type="string" calcext:value-type="string">
            <text:p>-0.000543926629411756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42</text:p>
          </table:table-cell>
          <table:table-cell table:style-name="ce5" office:value-type="string" calcext:value-type="string">
            <text:p>0.0023621117352941867</text:p>
          </table:table-cell>
          <table:table-cell table:style-name="ce5" office:value-type="string" calcext:value-type="string">
            <text:p>-0.000539554899999994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666506</text:p>
          </table:table-cell>
          <table:table-cell table:style-name="ce5" office:value-type="string" calcext:value-type="string">
            <text:p>0.002400002235294185</text:p>
          </table:table-cell>
          <table:table-cell table:style-name="ce5" office:value-type="string" calcext:value-type="string">
            <text:p>-0.0001375261882352956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83607</text:p>
          </table:table-cell>
          <table:table-cell table:style-name="ce5" office:value-type="string" calcext:value-type="string">
            <text:p>0.0025015944411765495</text:p>
          </table:table-cell>
          <table:table-cell table:style-name="ce5" office:value-type="string" calcext:value-type="string">
            <text:p>0.00000751103529411092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699998</text:p>
          </table:table-cell>
          <table:table-cell table:style-name="ce5" office:value-type="string" calcext:value-type="string">
            <text:p>0.002718604852941245</text:p>
          </table:table-cell>
          <table:table-cell table:style-name="ce5" office:value-type="string" calcext:value-type="string">
            <text:p>0.0000668293294117717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57055</text:p>
          </table:table-cell>
          <table:table-cell table:style-name="ce5" office:value-type="string" calcext:value-type="string">
            <text:p>0.0030743995882353548</text:p>
          </table:table-cell>
          <table:table-cell table:style-name="ce5" office:value-type="string" calcext:value-type="string">
            <text:p>0.0001072622823529408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66707</text:p>
          </table:table-cell>
          <table:table-cell table:style-name="ce5" office:value-type="string" calcext:value-type="string">
            <text:p>0.003201100529411832</text:p>
          </table:table-cell>
          <table:table-cell table:style-name="ce5" office:value-type="string" calcext:value-type="string">
            <text:p>0.000295259258823521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679808</text:p>
          </table:table-cell>
          <table:table-cell table:style-name="ce5" office:value-type="string" calcext:value-type="string">
            <text:p>0.0029708175000000697</text:p>
          </table:table-cell>
          <table:table-cell table:style-name="ce5" office:value-type="string" calcext:value-type="string">
            <text:p>0.00030779714705882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19999</text:p>
          </table:table-cell>
          <table:table-cell table:style-name="ce5" office:value-type="string" calcext:value-type="string">
            <text:p>0.0026653992647059505</text:p>
          </table:table-cell>
          <table:table-cell table:style-name="ce5" office:value-type="string" calcext:value-type="string">
            <text:p>0.00004475315294117949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85009</text:p>
          </table:table-cell>
          <table:table-cell table:style-name="ce5" office:value-type="string" calcext:value-type="string">
            <text:p>0.0022784592647059343</text:p>
          </table:table-cell>
          <table:table-cell table:style-name="ce5" office:value-type="string" calcext:value-type="string">
            <text:p>-0.0001726359647058776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69958</text:p>
          </table:table-cell>
          <table:table-cell table:style-name="ce5" office:value-type="string" calcext:value-type="string">
            <text:p>0.0017860309117647688</text:p>
          </table:table-cell>
          <table:table-cell table:style-name="ce5" office:value-type="string" calcext:value-type="string">
            <text:p>-0.00030190222941177663</text:p>
          </table:table-cell>
          <table:table-cell office:value-type="float" office:value="0" calcext:value-type="float">
            <text:p>0,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4599</text:p>
          </table:table-cell>
          <table:table-cell table:style-name="ce5" office:value-type="string" calcext:value-type="string">
            <text:p>0.0013066897647059372</text:p>
          </table:table-cell>
          <table:table-cell table:style-name="ce5" office:value-type="string" calcext:value-type="string">
            <text:p>-0.0004154484294117632</text:p>
          </table:table-cell>
          <table:table-cell office:value-type="float" office:value="0" calcext:value-type="float">
            <text:p>0,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681004</text:p>
          </table:table-cell>
          <table:table-cell table:style-name="ce5" office:value-type="string" calcext:value-type="string">
            <text:p>0.0012662899705882802</text:p>
          </table:table-cell>
          <table:table-cell table:style-name="ce5" office:value-type="string" calcext:value-type="string">
            <text:p>-0.000553884070588237</text:p>
          </table:table-cell>
          <table:table-cell office:value-type="float" office:value="0" calcext:value-type="float">
            <text:p>0,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8699</text:p>
          </table:table-cell>
          <table:table-cell table:style-name="ce5" office:value-type="string" calcext:value-type="string">
            <text:p>0.0013875378823530043</text:p>
          </table:table-cell>
          <table:table-cell table:style-name="ce5" office:value-type="string" calcext:value-type="string">
            <text:p>-0.00033871158823530487</text:p>
          </table:table-cell>
          <table:table-cell office:value-type="float" office:value="0" calcext:value-type="float">
            <text:p>0,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42027</text:p>
          </table:table-cell>
          <table:table-cell table:style-name="ce5" office:value-type="string" calcext:value-type="string">
            <text:p>0.0016451720294118066</text:p>
          </table:table-cell>
          <table:table-cell table:style-name="ce5" office:value-type="string" calcext:value-type="string">
            <text:p>-0.00009080622941175513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807223</text:p>
          </table:table-cell>
          <table:table-cell table:style-name="ce5" office:value-type="string" calcext:value-type="string">
            <text:p>0.0018689980882353324</text:p>
          </table:table-cell>
          <table:table-cell table:style-name="ce5" office:value-type="string" calcext:value-type="string">
            <text:p>0.00015023448235293446</text:p>
          </table:table-cell>
          <table:table-cell office:value-type="float" office:value="0" calcext:value-type="float">
            <text:p>0,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899499</text:p>
          </table:table-cell>
          <table:table-cell table:style-name="ce5" office:value-type="string" calcext:value-type="string">
            <text:p>0.0021874544117647388</text:p>
          </table:table-cell>
          <table:table-cell table:style-name="ce5" office:value-type="string" calcext:value-type="string">
            <text:p>0.00019790761176469987</text:p>
          </table:table-cell>
          <table:table-cell office:value-type="float" office:value="2" calcext:value-type="float">
            <text:p>2,0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980914</text:p>
          </table:table-cell>
          <table:table-cell table:style-name="ce5" office:value-type="string" calcext:value-type="string">
            <text:p>0.0025460428823529946</text:p>
          </table:table-cell>
          <table:table-cell table:style-name="ce5" office:value-type="string" calcext:value-type="string">
            <text:p>0.0002604133529411634</text:p>
          </table:table-cell>
          <table:table-cell office:value-type="float" office:value="2" calcext:value-type="float">
            <text:p>2,0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02</text:p>
          </table:table-cell>
          <table:table-cell table:style-name="ce5" office:value-type="string" calcext:value-type="string">
            <text:p>0.0029232077941176854</text:p>
          </table:table-cell>
          <table:table-cell table:style-name="ce5" office:value-type="string" calcext:value-type="string">
            <text:p>0.00031186784117648303</text:p>
          </table:table-cell>
          <table:table-cell office:value-type="float" office:value="2" calcext:value-type="float">
            <text:p>2,0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0.0032493626470588566</text:p>
          </table:table-cell>
          <table:table-cell table:style-name="ce5" office:value-type="string" calcext:value-type="string">
            <text:p>0.0003681946294117636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963854</text:p>
          </table:table-cell>
          <table:table-cell table:style-name="ce5" office:value-type="string" calcext:value-type="string">
            <text:p>0.0033865835588235693</text:p>
          </table:table-cell>
          <table:table-cell table:style-name="ce5" office:value-type="string" calcext:value-type="string">
            <text:p>0.000390832388235287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91131</text:p>
          </table:table-cell>
          <table:table-cell table:style-name="ce5" office:value-type="string" calcext:value-type="string">
            <text:p>0.0033511588529412106</text:p>
          </table:table-cell>
          <table:table-cell table:style-name="ce5" office:value-type="string" calcext:value-type="string">
            <text:p>0.0002953124117647059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0399</text:p>
          </table:table-cell>
          <table:table-cell table:style-name="ce5" office:value-type="string" calcext:value-type="string">
            <text:p>0.0031960035882353244</text:p>
          </table:table-cell>
          <table:table-cell table:style-name="ce5" office:value-type="string" calcext:value-type="string">
            <text:p>0.00012989556470588155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344003</text:p>
          </table:table-cell>
          <table:table-cell table:style-name="ce5" office:value-type="string" calcext:value-type="string">
            <text:p>0.0033885953823529352</text:p>
          </table:table-cell>
          <table:table-cell table:style-name="ce5" office:value-type="string" calcext:value-type="string">
            <text:p>-0.0001183372176470549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323331</text:p>
          </table:table-cell>
          <table:table-cell table:style-name="ce5" office:value-type="string" calcext:value-type="string">
            <text:p>0.003799630000000026</text:p>
          </table:table-cell>
          <table:table-cell table:style-name="ce5" office:value-type="string" calcext:value-type="string">
            <text:p>-0.0000357988941176779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272646</text:p>
          </table:table-cell>
          <table:table-cell table:style-name="ce5" office:value-type="string" calcext:value-type="string">
            <text:p>0.004301269588235304</text:p>
          </table:table-cell>
          <table:table-cell table:style-name="ce5" office:value-type="string" calcext:value-type="string">
            <text:p>0.0001922985176470658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464995</text:p>
          </table:table-cell>
          <table:table-cell table:style-name="ce5" office:value-type="string" calcext:value-type="string">
            <text:p>0.004853035323529417</text:p>
          </table:table-cell>
          <table:table-cell table:style-name="ce5" office:value-type="string" calcext:value-type="string">
            <text:p>0.000393562811764702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67</text:p>
          </table:table-cell>
          <table:table-cell table:style-name="ce5" office:value-type="string" calcext:value-type="string">
            <text:p>0.005674336676470576</text:p>
          </table:table-cell>
          <table:table-cell table:style-name="ce5" office:value-type="string" calcext:value-type="string">
            <text:p>0.0004496619294117650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215</text:p>
          </table:table-cell>
          <table:table-cell table:style-name="ce5" office:value-type="string" calcext:value-type="string">
            <text:p>0.006764863941176452</text:p>
          </table:table-cell>
          <table:table-cell table:style-name="ce5" office:value-type="string" calcext:value-type="string">
            <text:p>0.000595709570588220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55</text:p>
          </table:table-cell>
          <table:table-cell table:style-name="ce5" office:value-type="string" calcext:value-type="string">
            <text:p>0.007425179882352903</text:p>
          </table:table-cell>
          <table:table-cell table:style-name="ce5" office:value-type="string" calcext:value-type="string">
            <text:p>0.000961126858823521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599985</text:p>
          </table:table-cell>
          <table:table-cell table:style-name="ce5" office:value-type="string" calcext:value-type="string">
            <text:p>0.007608582235294092</text:p>
          </table:table-cell>
          <table:table-cell table:style-name="ce5" office:value-type="string" calcext:value-type="string">
            <text:p>0.000959980270588215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34407</text:p>
          </table:table-cell>
          <table:table-cell table:style-name="ce5" office:value-type="string" calcext:value-type="string">
            <text:p>0.007573741588235275</text:p>
          </table:table-cell>
          <table:table-cell table:style-name="ce5" office:value-type="string" calcext:value-type="string">
            <text:p>0.000599241370588232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158994</text:p>
          </table:table-cell>
          <table:table-cell table:style-name="ce5" office:value-type="string" calcext:value-type="string">
            <text:p>0.006660992235294108</text:p>
          </table:table-cell>
          <table:table-cell table:style-name="ce5" office:value-type="string" calcext:value-type="string">
            <text:p>0.000367069611764708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260003</text:p>
          </table:table-cell>
          <table:table-cell table:style-name="ce5" office:value-type="string" calcext:value-type="string">
            <text:p>0.0048944545882353</text:p>
          </table:table-cell>
          <table:table-cell table:style-name="ce5" office:value-type="string" calcext:value-type="string">
            <text:p>-0.0001715978705882272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962531</text:p>
          </table:table-cell>
          <table:table-cell table:style-name="ce5" office:value-type="string" calcext:value-type="string">
            <text:p>0.003258421794117658</text:p>
          </table:table-cell>
          <table:table-cell table:style-name="ce5" office:value-type="string" calcext:value-type="string">
            <text:p>-0.001104783899999986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1018501</text:p>
          </table:table-cell>
          <table:table-cell table:style-name="ce5" office:value-type="string" calcext:value-type="string">
            <text:p>0.002001645794117657</text:p>
          </table:table-cell>
          <table:table-cell table:style-name="ce5" office:value-type="string" calcext:value-type="string">
            <text:p>-0.00161942940588234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22779</text:p>
          </table:table-cell>
          <table:table-cell table:style-name="ce5" office:value-type="string" calcext:value-type="string">
            <text:p>0.0007687819411764663</text:p>
          </table:table-cell>
          <table:table-cell table:style-name="ce5" office:value-type="string" calcext:value-type="string">
            <text:p>-0.00151521347647058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52334</text:p>
          </table:table-cell>
          <table:table-cell table:style-name="ce5" office:value-type="string" calcext:value-type="string">
            <text:p>-0.0003055243235293992</text:p>
          </table:table-cell>
          <table:table-cell table:style-name="ce5" office:value-type="string" calcext:value-type="string">
            <text:p>-0.00135477401764707</text:p>
          </table:table-cell>
          <table:table-cell office:value-type="float" office:value="0" calcext:value-type="float">
            <text:p>0,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510246</text:p>
          </table:table-cell>
          <table:table-cell table:style-name="ce5" office:value-type="string" calcext:value-type="string">
            <text:p>-0.0016071287647058674</text:p>
          </table:table-cell>
          <table:table-cell table:style-name="ce5" office:value-type="string" calcext:value-type="string">
            <text:p>-0.0011287636117647021</text:p>
          </table:table-cell>
          <table:table-cell office:value-type="float" office:value="0" calcext:value-type="float">
            <text:p>0,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203956</text:p>
          </table:table-cell>
          <table:table-cell table:style-name="ce5" office:value-type="string" calcext:value-type="string">
            <text:p>-0.003092543588235283</text:p>
          </table:table-cell>
          <table:table-cell table:style-name="ce5" office:value-type="string" calcext:value-type="string">
            <text:p>-0.00116017497647058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92143</text:p>
          </table:table-cell>
          <table:table-cell table:style-name="ce5" office:value-type="string" calcext:value-type="string">
            <text:p>-0.004343159705882338</text:p>
          </table:table-cell>
          <table:table-cell table:style-name="ce5" office:value-type="string" calcext:value-type="string">
            <text:p>-0.00137662869999999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713875</text:p>
          </table:table-cell>
          <table:table-cell table:style-name="ce5" office:value-type="string" calcext:value-type="string">
            <text:p>-0.004785499058823514</text:p>
          </table:table-cell>
          <table:table-cell table:style-name="ce5" office:value-type="string" calcext:value-type="string">
            <text:p>-0.00151638861764705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-0.004997664205882352</text:p>
          </table:table-cell>
          <table:table-cell table:style-name="ce5" office:value-type="string" calcext:value-type="string">
            <text:p>-0.001020299994117643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46954</text:p>
          </table:table-cell>
          <table:table-cell table:style-name="ce5" office:value-type="string" calcext:value-type="string">
            <text:p>-0.005377080735294096</text:p>
          </table:table-cell>
          <table:table-cell table:style-name="ce5" office:value-type="string" calcext:value-type="string">
            <text:p>-0.0004784747470588353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69382</text:p>
          </table:table-cell>
          <table:table-cell table:style-name="ce5" office:value-type="string" calcext:value-type="string">
            <text:p>-0.005136136147058809</text:p>
          </table:table-cell>
          <table:table-cell table:style-name="ce5" office:value-type="string" calcext:value-type="string">
            <text:p>-0.0004491727647058744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955</text:p>
          </table:table-cell>
          <table:table-cell table:style-name="ce5" office:value-type="string" calcext:value-type="string">
            <text:p>-0.005028407235294116</text:p>
          </table:table-cell>
          <table:table-cell table:style-name="ce5" office:value-type="string" calcext:value-type="string">
            <text:p>-0.0000711786705882315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44912</text:p>
          </table:table-cell>
          <table:table-cell table:style-name="ce5" office:value-type="string" calcext:value-type="string">
            <text:p>-0.0053590956470588175</text:p>
          </table:table-cell>
          <table:table-cell table:style-name="ce5" office:value-type="string" calcext:value-type="string">
            <text:p>0.00015126955882352206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337</text:p>
          </table:table-cell>
          <table:table-cell table:style-name="ce5" office:value-type="string" calcext:value-type="string">
            <text:p>-0.005551374470588233</text:p>
          </table:table-cell>
          <table:table-cell table:style-name="ce5" office:value-type="string" calcext:value-type="string">
            <text:p>-0.0000686768000000030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430817</text:p>
          </table:table-cell>
          <table:table-cell table:style-name="ce5" office:value-type="string" calcext:value-type="string">
            <text:p>-0.005260013117647039</text:p>
          </table:table-cell>
          <table:table-cell table:style-name="ce5" office:value-type="string" calcext:value-type="string">
            <text:p>-0.000284369147058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612517</text:p>
          </table:table-cell>
          <table:table-cell table:style-name="ce5" office:value-type="string" calcext:value-type="string">
            <text:p>-0.004875969941176464</text:p>
          </table:table-cell>
          <table:table-cell table:style-name="ce5" office:value-type="string" calcext:value-type="string">
            <text:p>-0.00004504103529410531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10623555</text:p>
          </table:table-cell>
          <table:table-cell table:style-name="ce5" office:value-type="string" calcext:value-type="string">
            <text:p>-0.004271247352941168</text:p>
          </table:table-cell>
          <table:table-cell table:style-name="ce5" office:value-type="string" calcext:value-type="string">
            <text:p>0.0001875701647058806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650045</text:p>
          </table:table-cell>
          <table:table-cell table:style-name="ce5" office:value-type="string" calcext:value-type="string">
            <text:p>-0.003759440735294106</text:p>
          </table:table-cell>
          <table:table-cell table:style-name="ce5" office:value-type="string" calcext:value-type="string">
            <text:p>0.00047236177058823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631967</text:p>
          </table:table-cell>
          <table:table-cell table:style-name="ce5" office:value-type="string" calcext:value-type="string">
            <text:p>-0.003156625705882321</text:p>
          </table:table-cell>
          <table:table-cell table:style-name="ce5" office:value-type="string" calcext:value-type="string">
            <text:p>0.0005052186352941133</text:p>
          </table:table-cell>
          <table:table-cell office:value-type="float" office:value="2" calcext:value-type="float">
            <text:p>2,0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42095</text:p>
          </table:table-cell>
          <table:table-cell table:style-name="ce5" office:value-type="string" calcext:value-type="string">
            <text:p>-0.002883353823529361</text:p>
          </table:table-cell>
          <table:table-cell table:style-name="ce5" office:value-type="string" calcext:value-type="string">
            <text:p>0.000632701805882362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501016</text:p>
          </table:table-cell>
          <table:table-cell table:style-name="ce5" office:value-type="string" calcext:value-type="string">
            <text:p>-0.002916324029411735</text:p>
          </table:table-cell>
          <table:table-cell table:style-name="ce5" office:value-type="string" calcext:value-type="string">
            <text:p>0.000514044505882377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493437</text:p>
          </table:table-cell>
          <table:table-cell table:style-name="ce5" office:value-type="string" calcext:value-type="string">
            <text:p>-0.0030070594705881998</text:p>
          </table:table-cell>
          <table:table-cell table:style-name="ce5" office:value-type="string" calcext:value-type="string">
            <text:p>0.000228236723529409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508997</text:p>
          </table:table-cell>
          <table:table-cell table:style-name="ce5" office:value-type="string" calcext:value-type="string">
            <text:p>-0.0032429232352940984</text:p>
          </table:table-cell>
          <table:table-cell table:style-name="ce5" office:value-type="string" calcext:value-type="string">
            <text:p>0.00003419778235294341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529234</text:p>
          </table:table-cell>
          <table:table-cell table:style-name="ce5" office:value-type="string" calcext:value-type="string">
            <text:p>-0.0033087092352940967</text:p>
          </table:table-cell>
          <table:table-cell table:style-name="ce5" office:value-type="string" calcext:value-type="string">
            <text:p>-0.0001712492764706003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488123</text:p>
          </table:table-cell>
          <table:table-cell table:style-name="ce5" office:value-type="string" calcext:value-type="string">
            <text:p>-0.003064420117647043</text:p>
          </table:table-cell>
          <table:table-cell table:style-name="ce5" office:value-type="string" calcext:value-type="string">
            <text:p>-0.00020082201764706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426609</text:p>
          </table:table-cell>
          <table:table-cell table:style-name="ce5" office:value-type="string" calcext:value-type="string">
            <text:p>-0.0028618196470588247</text:p>
          </table:table-cell>
          <table:table-cell table:style-name="ce5" office:value-type="string" calcext:value-type="string">
            <text:p>0.000032566223529409324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390595</text:p>
          </table:table-cell>
          <table:table-cell table:style-name="ce5" office:value-type="string" calcext:value-type="string">
            <text:p>-0.0027620651176470667</text:p>
          </table:table-cell>
          <table:table-cell table:style-name="ce5" office:value-type="string" calcext:value-type="string">
            <text:p>0.0001861678235294010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329997</text:p>
          </table:table-cell>
          <table:table-cell table:style-name="ce5" office:value-type="string" calcext:value-type="string">
            <text:p>-0.002660090264705886</text:p>
          </table:table-cell>
          <table:table-cell table:style-name="ce5" office:value-type="string" calcext:value-type="string">
            <text:p>0.0001693557588235165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199997</text:p>
          </table:table-cell>
          <table:table-cell table:style-name="ce5" office:value-type="string" calcext:value-type="string">
            <text:p>-0.0026549272647058697</text:p>
          </table:table-cell>
          <table:table-cell table:style-name="ce5" office:value-type="string" calcext:value-type="string">
            <text:p>0.0001405742176470519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180503</text:p>
          </table:table-cell>
          <table:table-cell table:style-name="ce5" office:value-type="string" calcext:value-type="string">
            <text:p>-0.0028112016176470578</text:p>
          </table:table-cell>
          <table:table-cell table:style-name="ce5" office:value-type="string" calcext:value-type="string">
            <text:p>0.0000950935176470711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10621</text:p>
          </table:table-cell>
          <table:table-cell table:style-name="ce5" office:value-type="string" calcext:value-type="string">
            <text:p>-0.0030016245588235374</text:p>
          </table:table-cell>
          <table:table-cell table:style-name="ce5" office:value-type="string" calcext:value-type="string">
            <text:p>-0.00003321985294117442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191069</text:p>
          </table:table-cell>
          <table:table-cell table:style-name="ce5" office:value-type="string" calcext:value-type="string">
            <text:p>-0.003106465147058826</text:p>
          </table:table-cell>
          <table:table-cell table:style-name="ce5" office:value-type="string" calcext:value-type="string">
            <text:p>-0.000154762788235301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288505</text:p>
          </table:table-cell>
          <table:table-cell table:style-name="ce5" office:value-type="string" calcext:value-type="string">
            <text:p>-0.0029900302352941083</text:p>
          </table:table-cell>
          <table:table-cell table:style-name="ce5" office:value-type="string" calcext:value-type="string">
            <text:p>-0.00019361538235294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221563</text:p>
          </table:table-cell>
          <table:table-cell table:style-name="ce5" office:value-type="string" calcext:value-type="string">
            <text:p>-0.002718411735294135</text:p>
          </table:table-cell>
          <table:table-cell table:style-name="ce5" office:value-type="string" calcext:value-type="string">
            <text:p>-0.0000644835764705754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.10013929</text:p>
          </table:table-cell>
          <table:table-cell table:style-name="ce5" office:value-type="string" calcext:value-type="string">
            <text:p>-0.0026442878823529636</text:p>
          </table:table-cell>
          <table:table-cell table:style-name="ce5" office:value-type="string" calcext:value-type="string">
            <text:p>0.0001737521764705791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style-name="ce5" office:value-type="float" office:value="8838" calcext:value-type="float">
            <text:p>8838</text:p>
          </table:table-cell>
          <table:table-cell table:style-name="ce5" office:value-type="string" calcext:value-type="string">
            <text:p>327.6598461805206</text:p>
          </table:table-cell>
          <table:table-cell table:style-name="ce5" office:value-type="string" calcext:value-type="string">
            <text:p>38.2823619593276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835.97273254</text:p>
          </table:table-cell>
          <table:table-cell table:style-name="ce5" office:value-type="string" calcext:value-type="string">
            <text:p>282.9415707287844</text:p>
          </table:table-cell>
          <table:table-cell table:style-name="ce5" office:value-type="string" calcext:value-type="string">
            <text:p>9.5970025563834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851.1463917</text:p>
          </table:table-cell>
          <table:table-cell table:style-name="ce5" office:value-type="string" calcext:value-type="string">
            <text:p>256.51972116008073</text:p>
          </table:table-cell>
          <table:table-cell table:style-name="ce5" office:value-type="string" calcext:value-type="string">
            <text:p>-27.7665838382530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775.56138957</text:p>
          </table:table-cell>
          <table:table-cell table:style-name="ce5" office:value-type="string" calcext:value-type="string">
            <text:p>228.3701883384947</text:p>
          </table:table-cell>
          <table:table-cell table:style-name="ce5" office:value-type="string" calcext:value-type="string">
            <text:p>-32.3586610674225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890.23814992</text:p>
          </table:table-cell>
          <table:table-cell table:style-name="ce5" office:value-type="string" calcext:value-type="string">
            <text:p>203.17538347817208</text:p>
          </table:table-cell>
          <table:table-cell table:style-name="ce5" office:value-type="string" calcext:value-type="string">
            <text:p>-31.363153638715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980.62689463</text:p>
          </table:table-cell>
          <table:table-cell table:style-name="ce5" office:value-type="string" calcext:value-type="string">
            <text:p>209.46373334816963</text:p>
          </table:table-cell>
          <table:table-cell table:style-name="ce5" office:value-type="string" calcext:value-type="string">
            <text:p>-32.9187359325682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59.93999972</text:p>
          </table:table-cell>
          <table:table-cell table:style-name="ce5" office:value-type="string" calcext:value-type="string">
            <text:p>233.98115115593646</text:p>
          </table:table-cell>
          <table:table-cell table:style-name="ce5" office:value-type="string" calcext:value-type="string">
            <text:p>-16.83830214800110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00.5613898</text:p>
          </table:table-cell>
          <table:table-cell table:style-name="ce5" office:value-type="string" calcext:value-type="string">
            <text:p>255.41878020387594</text:p>
          </table:table-cell>
          <table:table-cell table:style-name="ce5" office:value-type="string" calcext:value-type="string">
            <text:p>7.89930385100669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22.00000005</text:p>
          </table:table-cell>
          <table:table-cell table:style-name="ce5" office:value-type="string" calcext:value-type="string">
            <text:p>284.6287510048478</text:p>
          </table:table-cell>
          <table:table-cell table:style-name="ce5" office:value-type="string" calcext:value-type="string">
            <text:p>18.08522036567555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994.38846189</text:p>
          </table:table-cell>
          <table:table-cell table:style-name="ce5" office:value-type="string" calcext:value-type="string">
            <text:p>302.0201292517868</text:p>
          </table:table-cell>
          <table:table-cell table:style-name="ce5" office:value-type="string" calcext:value-type="string">
            <text:p>27.52624201192446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89.04774277</text:p>
          </table:table-cell>
          <table:table-cell table:style-name="ce5" office:value-type="string" calcext:value-type="string">
            <text:p>297.4490545071076</text:p>
          </table:table-cell>
          <table:table-cell table:style-name="ce5" office:value-type="string" calcext:value-type="string">
            <text:p>27.32055602707589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47.00000044</text:p>
          </table:table-cell>
          <table:table-cell table:style-name="ce5" office:value-type="string" calcext:value-type="string">
            <text:p>290.0839112295216</text:p>
          </table:table-cell>
          <table:table-cell table:style-name="ce5" office:value-type="string" calcext:value-type="string">
            <text:p>11.52892926767964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9000" calcext:value-type="float">
            <text:p>9000</text:p>
          </table:table-cell>
          <table:table-cell table:style-name="ce5" office:value-type="string" calcext:value-type="string">
            <text:p>276.12956283646054</text:p>
          </table:table-cell>
          <table:table-cell table:style-name="ce5" office:value-type="string" calcext:value-type="string">
            <text:p>0.02162946357674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02.73055011</text:p>
          </table:table-cell>
          <table:table-cell table:style-name="ce5" office:value-type="string" calcext:value-type="string">
            <text:p>252.78841011622717</text:p>
          </table:table-cell>
          <table:table-cell table:style-name="ce5" office:value-type="string" calcext:value-type="string">
            <text:p>-7.56465075176021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83.26002392</text:p>
          </table:table-cell>
          <table:table-cell table:style-name="ce5" office:value-type="string" calcext:value-type="string">
            <text:p>263.96174055355004</text:p>
          </table:table-cell>
          <table:table-cell table:style-name="ce5" office:value-type="string" calcext:value-type="string">
            <text:p>-23.2941257323462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68.84155168</text:p>
          </table:table-cell>
          <table:table-cell table:style-name="ce5" office:value-type="string" calcext:value-type="string">
            <text:p>287.17011252375596</text:p>
          </table:table-cell>
          <table:table-cell table:style-name="ce5" office:value-type="string" calcext:value-type="string">
            <text:p>-10.06500689835303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71.95339593</text:p>
          </table:table-cell>
          <table:table-cell table:style-name="ce5" office:value-type="string" calcext:value-type="string">
            <text:p>303.7636080796965</text:p>
          </table:table-cell>
          <table:table-cell table:style-name="ce5" office:value-type="string" calcext:value-type="string">
            <text:p>10.4074257018179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9350" calcext:value-type="float">
            <text:p>9350</text:p>
          </table:table-cell>
          <table:table-cell table:style-name="ce5" office:value-type="string" calcext:value-type="string">
            <text:p>344.1074052294334</text:p>
          </table:table-cell>
          <table:table-cell table:style-name="ce5" office:value-type="string" calcext:value-type="string">
            <text:p>13.40535277916387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9412" calcext:value-type="float">
            <text:p>9412</text:p>
          </table:table-cell>
          <table:table-cell table:style-name="ce5" office:value-type="string" calcext:value-type="string">
            <text:p>380.76188419866594</text:p>
          </table:table-cell>
          <table:table-cell table:style-name="ce5" office:value-type="string" calcext:value-type="string">
            <text:p>28.1544551124130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392.44053870219614</text:p>
          </table:table-cell>
          <table:table-cell table:style-name="ce5" office:value-type="string" calcext:value-type="string">
            <text:p>39.11317445191633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465.99999986</text:p>
          </table:table-cell>
          <table:table-cell table:style-name="ce5" office:value-type="string" calcext:value-type="string">
            <text:p>396.4224036934611</text:p>
          </table:table-cell>
          <table:table-cell table:style-name="ce5" office:value-type="string" calcext:value-type="string">
            <text:p>28.94137072150550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80.00000018</text:p>
          </table:table-cell>
          <table:table-cell table:style-name="ce5" office:value-type="string" calcext:value-type="string">
            <text:p>385.7405114961384</text:p>
          </table:table-cell>
          <table:table-cell table:style-name="ce5" office:value-type="string" calcext:value-type="string">
            <text:p>16.5278550294821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9314" calcext:value-type="float">
            <text:p>9314</text:p>
          </table:table-cell>
          <table:table-cell table:style-name="ce5" office:value-type="string" calcext:value-type="string">
            <text:p>356.06749233669507</text:p>
          </table:table-cell>
          <table:table-cell table:style-name="ce5" office:value-type="string" calcext:value-type="string">
            <text:p>3.453945410707092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26.00409454</text:p>
          </table:table-cell>
          <table:table-cell table:style-name="ce5" office:value-type="string" calcext:value-type="string">
            <text:p>314.27093197525573</text:p>
          </table:table-cell>
          <table:table-cell table:style-name="ce5" office:value-type="string" calcext:value-type="string">
            <text:p>-12.92088330405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40.72969861</text:p>
          </table:table-cell>
          <table:table-cell table:style-name="ce5" office:value-type="string" calcext:value-type="string">
            <text:p>259.38446756972553</text:p>
          </table:table-cell>
          <table:table-cell table:style-name="ce5" office:value-type="string" calcext:value-type="string">
            <text:p>-28.10622943899943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90.00000075</text:p>
          </table:table-cell>
          <table:table-cell table:style-name="ce5" office:value-type="string" calcext:value-type="string">
            <text:p>191.63767605278372</text:p>
          </table:table-cell>
          <table:table-cell table:style-name="ce5" office:value-type="string" calcext:value-type="string">
            <text:p>-42.0357483163941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40.85017207</text:p>
          </table:table-cell>
          <table:table-cell table:style-name="ce5" office:value-type="string" calcext:value-type="string">
            <text:p>152.2193446620222</text:p>
          </table:table-cell>
          <table:table-cell table:style-name="ce5" office:value-type="string" calcext:value-type="string">
            <text:p>-63.078306466512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94.59402677</text:p>
          </table:table-cell>
          <table:table-cell table:style-name="ce5" office:value-type="string" calcext:value-type="string">
            <text:p>129.85840351290244</text:p>
          </table:table-cell>
          <table:table-cell table:style-name="ce5" office:value-type="string" calcext:value-type="string">
            <text:p>-57.254820092515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99.99999999</text:p>
          </table:table-cell>
          <table:table-cell table:style-name="ce5" office:value-type="string" calcext:value-type="string">
            <text:p>132.34068981949167</text:p>
          </table:table-cell>
          <table:table-cell table:style-name="ce5" office:value-type="string" calcext:value-type="string">
            <text:p>-43.2297128104826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40.00000017</text:p>
          </table:table-cell>
          <table:table-cell table:style-name="ce5" office:value-type="string" calcext:value-type="string">
            <text:p>145.56353089561162</text:p>
          </table:table-cell>
          <table:table-cell table:style-name="ce5" office:value-type="string" calcext:value-type="string">
            <text:p>-17.98323916907065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59.99999982</text:p>
          </table:table-cell>
          <table:table-cell table:style-name="ce5" office:value-type="string" calcext:value-type="string">
            <text:p>164.99113700220005</text:p>
          </table:table-cell>
          <table:table-cell table:style-name="ce5" office:value-type="string" calcext:value-type="string">
            <text:p>0.56890971716603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08.17367857</text:p>
          </table:table-cell>
          <table:table-cell table:style-name="ce5" office:value-type="string" calcext:value-type="string">
            <text:p>147.07703235943336</text:p>
          </table:table-cell>
          <table:table-cell table:style-name="ce5" office:value-type="string" calcext:value-type="string">
            <text:p>21.0249782842722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57.02706085</text:p>
          </table:table-cell>
          <table:table-cell table:style-name="ce5" office:value-type="string" calcext:value-type="string">
            <text:p>123.99503171655306</text:p>
          </table:table-cell>
          <table:table-cell table:style-name="ce5" office:value-type="string" calcext:value-type="string">
            <text:p>4.28354800077539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09.05290205</text:p>
          </table:table-cell>
          <table:table-cell table:style-name="ce5" office:value-type="string" calcext:value-type="string">
            <text:p>93.04660670190424</text:p>
          </table:table-cell>
          <table:table-cell table:style-name="ce5" office:value-type="string" calcext:value-type="string">
            <text:p>-10.93963601858740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73.99999999</text:p>
          </table:table-cell>
          <table:table-cell table:style-name="ce5" office:value-type="string" calcext:value-type="string">
            <text:p>73.46849381455286</text:p>
          </table:table-cell>
          <table:table-cell table:style-name="ce5" office:value-type="string" calcext:value-type="string">
            <text:p>-27.4690536170244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99.1329332</text:p>
          </table:table-cell>
          <table:table-cell table:style-name="ce5" office:value-type="string" calcext:value-type="string">
            <text:p>65.0691001961095</text:p>
          </table:table-cell>
          <table:table-cell table:style-name="ce5" office:value-type="string" calcext:value-type="string">
            <text:p>-27.062759143157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94.12721499</text:p>
          </table:table-cell>
          <table:table-cell table:style-name="ce5" office:value-type="string" calcext:value-type="string">
            <text:p>85.27507059593154</text:p>
          </table:table-cell>
          <table:table-cell table:style-name="ce5" office:value-type="string" calcext:value-type="string">
            <text:p>-23.101760408900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62.99508395</text:p>
          </table:table-cell>
          <table:table-cell table:style-name="ce5" office:value-type="string" calcext:value-type="string">
            <text:p>100.55835071184447</text:p>
          </table:table-cell>
          <table:table-cell table:style-name="ce5" office:value-type="string" calcext:value-type="string">
            <text:p>1.7915461918630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9300" calcext:value-type="float">
            <text:p>9300</text:p>
          </table:table-cell>
          <table:table-cell table:style-name="ce5" office:value-type="string" calcext:value-type="string">
            <text:p>109.27429918631606</text:p>
          </table:table-cell>
          <table:table-cell table:style-name="ce5" office:value-type="string" calcext:value-type="string">
            <text:p>13.8292878108935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49.97482365</text:p>
          </table:table-cell>
          <table:table-cell table:style-name="ce5" office:value-type="string" calcext:value-type="string">
            <text:p>110.82619618781428</text:p>
          </table:table-cell>
          <table:table-cell table:style-name="ce5" office:value-type="string" calcext:value-type="string">
            <text:p>15.07369581071289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409.42524721</text:p>
          </table:table-cell>
          <table:table-cell table:style-name="ce5" office:value-type="string" calcext:value-type="string">
            <text:p>108.95878730778713</text:p>
          </table:table-cell>
          <table:table-cell table:style-name="ce5" office:value-type="string" calcext:value-type="string">
            <text:p>7.84765538987558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43.86884641</text:p>
          </table:table-cell>
          <table:table-cell table:style-name="ce5" office:value-type="string" calcext:value-type="string">
            <text:p>102.60584675175596</text:p>
          </table:table-cell>
          <table:table-cell table:style-name="ce5" office:value-type="string" calcext:value-type="string">
            <text:p>2.514091278683551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381.59499646</text:p>
          </table:table-cell>
          <table:table-cell table:style-name="ce5" office:value-type="string" calcext:value-type="string">
            <text:p>93.07990839431477</text:p>
          </table:table-cell>
          <table:table-cell table:style-name="ce5" office:value-type="string" calcext:value-type="string">
            <text:p>-2.343160813841677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86.76482656</text:p>
          </table:table-cell>
          <table:table-cell table:style-name="ce5" office:value-type="string" calcext:value-type="string">
            <text:p>80.3510087374907</text:p>
          </table:table-cell>
          <table:table-cell table:style-name="ce5" office:value-type="string" calcext:value-type="string">
            <text:p>-6.08444108151779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00.91107998</text:p>
          </table:table-cell>
          <table:table-cell table:style-name="ce5" office:value-type="string" calcext:value-type="string">
            <text:p>54.733890288873226</text:p>
          </table:table-cell>
          <table:table-cell table:style-name="ce5" office:value-type="string" calcext:value-type="string">
            <text:p>-7.59487955855365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50.77455902</text:p>
          </table:table-cell>
          <table:table-cell table:style-name="ce5" office:value-type="string" calcext:value-type="string">
            <text:p>17.792896767934508</text:p>
          </table:table-cell>
          <table:table-cell table:style-name="ce5" office:value-type="string" calcext:value-type="string">
            <text:p>-14.97881989920060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77.79696027</text:p>
          </table:table-cell>
          <table:table-cell table:style-name="ce5" office:value-type="string" calcext:value-type="string">
            <text:p>-24.77146085759705</text:p>
          </table:table-cell>
          <table:table-cell table:style-name="ce5" office:value-type="string" calcext:value-type="string">
            <text:p>-26.444351898268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39.99999929</text:p>
          </table:table-cell>
          <table:table-cell table:style-name="ce5" office:value-type="string" calcext:value-type="string">
            <text:p>-69.64114574665655</text:p>
          </table:table-cell>
          <table:table-cell table:style-name="ce5" office:value-type="string" calcext:value-type="string">
            <text:p>-36.4644986956060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79.99999133</text:p>
          </table:table-cell>
          <table:table-cell table:style-name="ce5" office:value-type="string" calcext:value-type="string">
            <text:p>-106.07654082630324</text:p>
          </table:table-cell>
          <table:table-cell table:style-name="ce5" office:value-type="string" calcext:value-type="string">
            <text:p>-44.048673671906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31.45596117</text:p>
          </table:table-cell>
          <table:table-cell table:style-name="ce5" office:value-type="string" calcext:value-type="string">
            <text:p>-123.00158725918482</text:p>
          </table:table-cell>
          <table:table-cell table:style-name="ce5" office:value-type="string" calcext:value-type="string">
            <text:p>-44.93697324194181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59.99999795</text:p>
          </table:table-cell>
          <table:table-cell table:style-name="ce5" office:value-type="string" calcext:value-type="string">
            <text:p>-130.32813789606917</text:p>
          </table:table-cell>
          <table:table-cell table:style-name="ce5" office:value-type="string" calcext:value-type="string">
            <text:p>-32.23781274202265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81.36329997</text:p>
          </table:table-cell>
          <table:table-cell table:style-name="ce5" office:value-type="string" calcext:value-type="string">
            <text:p>-146.1388379801283</text:p>
          </table:table-cell>
          <table:table-cell table:style-name="ce5" office:value-type="string" calcext:value-type="string">
            <text:p>-15.29088795440074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69.99999866</text:p>
          </table:table-cell>
          <table:table-cell table:style-name="ce5" office:value-type="string" calcext:value-type="string">
            <text:p>-154.7289486398622</text:p>
          </table:table-cell>
          <table:table-cell table:style-name="ce5" office:value-type="string" calcext:value-type="string">
            <text:p>-14.0840274598187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79.99999997</text:p>
          </table:table-cell>
          <table:table-cell table:style-name="ce5" office:value-type="string" calcext:value-type="string">
            <text:p>-149.59446859339369</text:p>
          </table:table-cell>
          <table:table-cell table:style-name="ce5" office:value-type="string" calcext:value-type="string">
            <text:p>-13.97055256613458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21.70311258</text:p>
          </table:table-cell>
          <table:table-cell table:style-name="ce5" office:value-type="string" calcext:value-type="string">
            <text:p>-144.4884667898932</text:p>
          </table:table-cell>
          <table:table-cell table:style-name="ce5" office:value-type="string" calcext:value-type="string">
            <text:p>-4.53869661352436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99.95999708</text:p>
          </table:table-cell>
          <table:table-cell table:style-name="ce5" office:value-type="string" calcext:value-type="string">
            <text:p>-136.7896280286277</text:p>
          </table:table-cell>
          <table:table-cell table:style-name="ce5" office:value-type="string" calcext:value-type="string">
            <text:p>1.85960321648781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16.78377343</text:p>
          </table:table-cell>
          <table:table-cell table:style-name="ce5" office:value-type="string" calcext:value-type="string">
            <text:p>-119.51686447718566</text:p>
          </table:table-cell>
          <table:table-cell table:style-name="ce5" office:value-type="string" calcext:value-type="string">
            <text:p>4.23404727716479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33.99999557</text:p>
          </table:table-cell>
          <table:table-cell table:style-name="ce5" office:value-type="string" calcext:value-type="string">
            <text:p>-93.53373715312773</text:p>
          </table:table-cell>
          <table:table-cell table:style-name="ce5" office:value-type="string" calcext:value-type="string">
            <text:p>9.26776853125994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93.5310412</text:p>
          </table:table-cell>
          <table:table-cell table:style-name="ce5" office:value-type="string" calcext:value-type="string">
            <text:p>-92.92156249312757</text:p>
          </table:table-cell>
          <table:table-cell table:style-name="ce5" office:value-type="string" calcext:value-type="string">
            <text:p>23.916314635264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53.64136521</text:p>
          </table:table-cell>
          <table:table-cell table:style-name="ce5" office:value-type="string" calcext:value-type="string">
            <text:p>-92.34376846727537</text:p>
          </table:table-cell>
          <table:table-cell table:style-name="ce5" office:value-type="string" calcext:value-type="string">
            <text:p>14.09954963074123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22.70710605</text:p>
          </table:table-cell>
          <table:table-cell table:style-name="ce5" office:value-type="string" calcext:value-type="string">
            <text:p>-100.70213046545177</text:p>
          </table:table-cell>
          <table:table-cell table:style-name="ce5" office:value-type="string" calcext:value-type="string">
            <text:p>7.459844143958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93.47809196</text:p>
          </table:table-cell>
          <table:table-cell table:style-name="ce5" office:value-type="string" calcext:value-type="string">
            <text:p>-111.98751890577478</text:p>
          </table:table-cell>
          <table:table-cell table:style-name="ce5" office:value-type="string" calcext:value-type="string">
            <text:p>-2.40438696850033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9120" calcext:value-type="float">
            <text:p>9120</text:p>
          </table:table-cell>
          <table:table-cell table:style-name="ce5" office:value-type="string" calcext:value-type="string">
            <text:p>-119.824567283129</text:p>
          </table:table-cell>
          <table:table-cell table:style-name="ce5" office:value-type="string" calcext:value-type="string">
            <text:p>-8.43160938282308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8960" calcext:value-type="float">
            <text:p>8960</text:p>
          </table:table-cell>
          <table:table-cell table:style-name="ce5" office:value-type="string" calcext:value-type="string">
            <text:p>-128.2224674683348</text:p>
          </table:table-cell>
          <table:table-cell table:style-name="ce5" office:value-type="string" calcext:value-type="string">
            <text:p>-9.2084767651358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9008" calcext:value-type="float">
            <text:p>9008</text:p>
          </table:table-cell>
          <table:table-cell table:style-name="ce5" office:value-type="string" calcext:value-type="string">
            <text:p>-137.37994299174716</text:p>
          </table:table-cell>
          <table:table-cell table:style-name="ce5" office:value-type="string" calcext:value-type="string">
            <text:p>-8.59914204544729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969.86024412</text:p>
          </table:table-cell>
          <table:table-cell table:style-name="ce5" office:value-type="string" calcext:value-type="string">
            <text:p>-147.25801515574494</text:p>
          </table:table-cell>
          <table:table-cell table:style-name="ce5" office:value-type="string" calcext:value-type="string">
            <text:p>-8.44544063080101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99.99999999</text:p>
          </table:table-cell>
          <table:table-cell table:style-name="ce5" office:value-type="string" calcext:value-type="string">
            <text:p>-154.75822183574564</text:p>
          </table:table-cell>
          <table:table-cell table:style-name="ce5" office:value-type="string" calcext:value-type="string">
            <text:p>-9.769372208804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57.81948332</text:p>
          </table:table-cell>
          <table:table-cell table:style-name="ce5" office:value-type="string" calcext:value-type="string">
            <text:p>-154.62685089545084</text:p>
          </table:table-cell>
          <table:table-cell table:style-name="ce5" office:value-type="string" calcext:value-type="string">
            <text:p>-10.3091221663409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28.12226966</text:p>
          </table:table-cell>
          <table:table-cell table:style-name="ce5" office:value-type="string" calcext:value-type="string">
            <text:p>-129.4120071543639</text:p>
          </table:table-cell>
          <table:table-cell table:style-name="ce5" office:value-type="string" calcext:value-type="string">
            <text:p>-9.93984328884033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21.36069611</text:p>
          </table:table-cell>
          <table:table-cell table:style-name="ce5" office:value-type="string" calcext:value-type="string">
            <text:p>-90.35891195212935</text:p>
          </table:table-cell>
          <table:table-cell table:style-name="ce5" office:value-type="string" calcext:value-type="string">
            <text:p>5.870794244323036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223.66491036</text:p>
          </table:table-cell>
          <table:table-cell table:style-name="ce5" office:value-type="string" calcext:value-type="string">
            <text:p>-49.059069408893265</text:p>
          </table:table-cell>
          <table:table-cell table:style-name="ce5" office:value-type="string" calcext:value-type="string">
            <text:p>25.284100297187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98.64404366</text:p>
          </table:table-cell>
          <table:table-cell table:style-name="ce5" office:value-type="string" calcext:value-type="string">
            <text:p>-11.018909167218226</text:p>
          </table:table-cell>
          <table:table-cell table:style-name="ce5" office:value-type="string" calcext:value-type="string">
            <text:p>37.8360803067178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42.26494938</text:p>
          </table:table-cell>
          <table:table-cell table:style-name="ce5" office:value-type="string" calcext:value-type="string">
            <text:p>11.482044591310114</text:p>
          </table:table-cell>
          <table:table-cell table:style-name="ce5" office:value-type="string" calcext:value-type="string">
            <text:p>42.65446145104069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063.28861739</text:p>
          </table:table-cell>
          <table:table-cell table:style-name="ce5" office:value-type="string" calcext:value-type="string">
            <text:p>13.645997318222726</text:p>
          </table:table-cell>
          <table:table-cell table:style-name="ce5" office:value-type="string" calcext:value-type="string">
            <text:p>36.5438143150517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9105.58865084</text:p>
          </table:table-cell>
          <table:table-cell table:style-name="ce5" office:value-type="string" calcext:value-type="string">
            <text:p>12.611493711487128</text:p>
          </table:table-cell>
          <table:table-cell table:style-name="ce5" office:value-type="string" calcext:value-type="string">
            <text:p>18.1136859092410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078.5414656</text:p>
          </table:table-cell>
          <table:table-cell table:style-name="ce5" office:value-type="string" calcext:value-type="string">
            <text:p>2.3597502753982553</text:p>
          </table:table-cell>
          <table:table-cell table:style-name="ce5" office:value-type="string" calcext:value-type="string">
            <text:p>6.79541836564712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150.81637264</text:p>
          </table:table-cell>
          <table:table-cell table:style-name="ce5" office:value-type="string" calcext:value-type="string">
            <text:p>-7.879706977984824</text:p>
          </table:table-cell>
          <table:table-cell table:style-name="ce5" office:value-type="string" calcext:value-type="string">
            <text:p>-4.08416550828842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178.31282047</text:p>
          </table:table-cell>
          <table:table-cell table:style-name="ce5" office:value-type="string" calcext:value-type="string">
            <text:p>-0.002220634687546408</text:p>
          </table:table-cell>
          <table:table-cell table:style-name="ce5" office:value-type="string" calcext:value-type="string">
            <text:p>-12.026769716471971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205.656779</text:p>
          </table:table-cell>
          <table:table-cell table:style-name="ce5" office:value-type="string" calcext:value-type="string">
            <text:p>17.060458734957137</text:p>
          </table:table-cell>
          <table:table-cell table:style-name="ce5" office:value-type="string" calcext:value-type="string">
            <text:p>-4.83217565652157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261.85954224</text:p>
          </table:table-cell>
          <table:table-cell table:style-name="ce5" office:value-type="string" calcext:value-type="string">
            <text:p>41.546675961370056</text:p>
          </table:table-cell>
          <table:table-cell table:style-name="ce5" office:value-type="string" calcext:value-type="string">
            <text:p>6.44346726314652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307.58957041</text:p>
          </table:table-cell>
          <table:table-cell table:style-name="ce5" office:value-type="string" calcext:value-type="string">
            <text:p>84.02510248466388</text:p>
          </table:table-cell>
          <table:table-cell table:style-name="ce5" office:value-type="string" calcext:value-type="string">
            <text:p>14.59661404770631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321.232519</text:p>
          </table:table-cell>
          <table:table-cell table:style-name="ce5" office:value-type="string" calcext:value-type="string">
            <text:p>123.60566090257453</text:p>
          </table:table-cell>
          <table:table-cell table:style-name="ce5" office:value-type="string" calcext:value-type="string">
            <text:p>30.77796699488826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303.0000001</text:p>
          </table:table-cell>
          <table:table-cell table:style-name="ce5" office:value-type="string" calcext:value-type="string">
            <text:p>142.21449542066512</text:p>
          </table:table-cell>
          <table:table-cell table:style-name="ce5" office:value-type="string" calcext:value-type="string">
            <text:p>41.91518220172838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252.74139029</text:p>
          </table:table-cell>
          <table:table-cell table:style-name="ce5" office:value-type="string" calcext:value-type="string">
            <text:p>155.6997076708376</text:p>
          </table:table-cell>
          <table:table-cell table:style-name="ce5" office:value-type="string" calcext:value-type="string">
            <text:p>32.79616693264287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309.99999999</text:p>
          </table:table-cell>
          <table:table-cell table:style-name="ce5" office:value-type="string" calcext:value-type="string">
            <text:p>161.63262605339878</text:p>
          </table:table-cell>
          <table:table-cell table:style-name="ce5" office:value-type="string" calcext:value-type="string">
            <text:p>22.2641891644096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226.56138928</text:p>
          </table:table-cell>
          <table:table-cell table:style-name="ce5" office:value-type="string" calcext:value-type="string">
            <text:p>144.2647302173973</text:p>
          </table:table-cell>
          <table:table-cell table:style-name="ce5" office:value-type="string" calcext:value-type="string">
            <text:p>16.14918200042410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9195" calcext:value-type="float">
            <text:p>9195</text:p>
          </table:table-cell>
          <table:table-cell table:style-name="ce5" office:value-type="string" calcext:value-type="string">
            <text:p>110.2624054238695</text:p>
          </table:table-cell>
          <table:table-cell table:style-name="ce5" office:value-type="string" calcext:value-type="string">
            <text:p>1.449937260163636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213.3002186</text:p>
          </table:table-cell>
          <table:table-cell table:style-name="ce5" office:value-type="string" calcext:value-type="string">
            <text:p>83.89155247266353</text:p>
          </table:table-cell>
          <table:table-cell table:style-name="ce5" office:value-type="string" calcext:value-type="string">
            <text:p>-20.887798943763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137.21204161</text:p>
          </table:table-cell>
          <table:table-cell table:style-name="ce5" office:value-type="string" calcext:value-type="string">
            <text:p>61.51265281137057</text:p>
          </table:table-cell>
          <table:table-cell table:style-name="ce5" office:value-type="string" calcext:value-type="string">
            <text:p>-28.42124092307639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072.93420007</text:p>
          </table:table-cell>
          <table:table-cell table:style-name="ce5" office:value-type="string" calcext:value-type="string">
            <text:p>28.066690064339127</text:p>
          </table:table-cell>
          <table:table-cell table:style-name="ce5" office:value-type="string" calcext:value-type="string">
            <text:p>-24.0869533865574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095.24999788</text:p>
          </table:table-cell>
          <table:table-cell table:style-name="ce5" office:value-type="string" calcext:value-type="string">
            <text:p>-4.708130631957829</text:p>
          </table:table-cell>
          <table:table-cell table:style-name="ce5" office:value-type="string" calcext:value-type="string">
            <text:p>-27.73834396371785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9080.99999132</text:p>
          </table:table-cell>
          <table:table-cell table:style-name="ce5" office:value-type="string" calcext:value-type="string">
            <text:p>-23.17810537913283</text:p>
          </table:table-cell>
          <table:table-cell table:style-name="ce5" office:value-type="string" calcext:value-type="string">
            <text:p>-33.82506249941434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990.00000001</text:p>
          </table:table-cell>
          <table:table-cell table:style-name="ce5" office:value-type="string" calcext:value-type="string">
            <text:p>-56.04338723563342</text:p>
          </table:table-cell>
          <table:table-cell table:style-name="ce5" office:value-type="string" calcext:value-type="string">
            <text:p>-24.30804930492995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892.00000003</text:p>
          </table:table-cell>
          <table:table-cell table:style-name="ce5" office:value-type="string" calcext:value-type="string">
            <text:p>-100.02544101260173</text:p>
          </table:table-cell>
          <table:table-cell table:style-name="ce5" office:value-type="string" calcext:value-type="string">
            <text:p>-24.8657123966360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789.99999997</text:p>
          </table:table-cell>
          <table:table-cell table:style-name="ce5" office:value-type="string" calcext:value-type="string">
            <text:p>-147.67813022513292</text:p>
          </table:table-cell>
          <table:table-cell table:style-name="ce5" office:value-type="string" calcext:value-type="string">
            <text:p>-33.69880211570998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838.86698208</text:p>
          </table:table-cell>
          <table:table-cell table:style-name="ce5" office:value-type="string" calcext:value-type="string">
            <text:p>-193.22623758413283</text:p>
          </table:table-cell>
          <table:table-cell table:style-name="ce5" office:value-type="string" calcext:value-type="string">
            <text:p>-43.6478699378061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790" calcext:value-type="float">
            <text:p>8790</text:p>
          </table:table-cell>
          <table:table-cell table:style-name="ce5" office:value-type="string" calcext:value-type="string">
            <text:p>-242.1159725157504</text:p>
          </table:table-cell>
          <table:table-cell table:style-name="ce5" office:value-type="string" calcext:value-type="string">
            <text:p>-45.4084038694825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773.47698136</text:p>
          </table:table-cell>
          <table:table-cell table:style-name="ce5" office:value-type="string" calcext:value-type="string">
            <text:p>-286.9424899766036</text:p>
          </table:table-cell>
          <table:table-cell table:style-name="ce5" office:value-type="string" calcext:value-type="string">
            <text:p>-48.11831825290611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762.70006557</text:p>
          </table:table-cell>
          <table:table-cell table:style-name="ce5" office:value-type="string" calcext:value-type="string">
            <text:p>-304.19349679530933</text:p>
          </table:table-cell>
          <table:table-cell table:style-name="ce5" office:value-type="string" calcext:value-type="string">
            <text:p>-52.1112245572177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810.99999999</text:p>
          </table:table-cell>
          <table:table-cell table:style-name="ce5" office:value-type="string" calcext:value-type="string">
            <text:p>-308.4233211007231</text:p>
          </table:table-cell>
          <table:table-cell table:style-name="ce5" office:value-type="string" calcext:value-type="string">
            <text:p>-37.2131932008054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926.80199088</text:p>
          </table:table-cell>
          <table:table-cell table:style-name="ce5" office:value-type="string" calcext:value-type="string">
            <text:p>-291.6512449022812</text:p>
          </table:table-cell>
          <table:table-cell table:style-name="ce5" office:value-type="string" calcext:value-type="string">
            <text:p>-21.7580160425895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926.5640479</text:p>
          </table:table-cell>
          <table:table-cell table:style-name="ce5" office:value-type="string" calcext:value-type="string">
            <text:p>-265.27258221357624</text:p>
          </table:table-cell>
          <table:table-cell table:style-name="ce5" office:value-type="string" calcext:value-type="string">
            <text:p>-0.354617904582482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869.99999912</text:p>
          </table:table-cell>
          <table:table-cell table:style-name="ce5" office:value-type="string" calcext:value-type="string">
            <text:p>-226.83783258825133</text:p>
          </table:table-cell>
          <table:table-cell table:style-name="ce5" office:value-type="string" calcext:value-type="string">
            <text:p>14.00311330645200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662.97500004</text:p>
          </table:table-cell>
          <table:table-cell table:style-name="ce5" office:value-type="string" calcext:value-type="string">
            <text:p>-226.7385521371034</text:p>
          </table:table-cell>
          <table:table-cell table:style-name="ce5" office:value-type="string" calcext:value-type="string">
            <text:p>36.9468740001357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585.00000042</text:p>
          </table:table-cell>
          <table:table-cell table:style-name="ce5" office:value-type="string" calcext:value-type="string">
            <text:p>-246.91326974066396</text:p>
          </table:table-cell>
          <table:table-cell table:style-name="ce5" office:value-type="string" calcext:value-type="string">
            <text:p>24.74414417927181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500" calcext:value-type="float">
            <text:p>8500</text:p>
          </table:table-cell>
          <table:table-cell table:style-name="ce5" office:value-type="string" calcext:value-type="string">
            <text:p>-293.18354370454654</text:p>
          </table:table-cell>
          <table:table-cell table:style-name="ce5" office:value-type="string" calcext:value-type="string">
            <text:p>4.87588633616434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600.00000018</text:p>
          </table:table-cell>
          <table:table-cell table:style-name="ce5" office:value-type="string" calcext:value-type="string">
            <text:p>-349.0666318868407</text:p>
          </table:table-cell>
          <table:table-cell table:style-name="ce5" office:value-type="string" calcext:value-type="string">
            <text:p>-24.6355776930653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699" calcext:value-type="float">
            <text:p>8699</text:p>
          </table:table-cell>
          <table:table-cell table:style-name="ce5" office:value-type="string" calcext:value-type="string">
            <text:p>-383.55683559019417</text:p>
          </table:table-cell>
          <table:table-cell table:style-name="ce5" office:value-type="string" calcext:value-type="string">
            <text:p>-49.17486527497095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630.01055984</text:p>
          </table:table-cell>
          <table:table-cell table:style-name="ce5" office:value-type="string" calcext:value-type="string">
            <text:p>-386.36924676813396</text:p>
          </table:table-cell>
          <table:table-cell table:style-name="ce5" office:value-type="string" calcext:value-type="string">
            <text:p>-51.7389300521182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722" calcext:value-type="float">
            <text:p>8722</text:p>
          </table:table-cell>
          <table:table-cell table:style-name="ce5" office:value-type="string" calcext:value-type="string">
            <text:p>-354.20828881781017</text:p>
          </table:table-cell>
          <table:table-cell table:style-name="ce5" office:value-type="string" calcext:value-type="string">
            <text:p>-33.09233741462884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626.33329995</text:p>
          </table:table-cell>
          <table:table-cell table:style-name="ce5" office:value-type="string" calcext:value-type="string">
            <text:p>-315.8217582536927</text:p>
          </table:table-cell>
          <table:table-cell table:style-name="ce5" office:value-type="string" calcext:value-type="string">
            <text:p>3.59626344552418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703.8430299</text:p>
          </table:table-cell>
          <table:table-cell table:style-name="ce5" office:value-type="string" calcext:value-type="string">
            <text:p>-272.04772780886924</text:p>
          </table:table-cell>
          <table:table-cell table:style-name="ce5" office:value-type="string" calcext:value-type="string">
            <text:p>26.57901319404737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849.99999999</text:p>
          </table:table-cell>
          <table:table-cell table:style-name="ce5" office:value-type="string" calcext:value-type="string">
            <text:p>-234.75749453533717</text:p>
          </table:table-cell>
          <table:table-cell table:style-name="ce5" office:value-type="string" calcext:value-type="string">
            <text:p>40.5931754278993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767.54095489</text:p>
          </table:table-cell>
          <table:table-cell table:style-name="ce5" office:value-type="string" calcext:value-type="string">
            <text:p>-196.48200412977894</text:p>
          </table:table-cell>
          <table:table-cell table:style-name="ce5" office:value-type="string" calcext:value-type="string">
            <text:p>39.9059601737604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736.52189788</text:p>
          </table:table-cell>
          <table:table-cell table:style-name="ce5" office:value-type="string" calcext:value-type="string">
            <text:p>-159.47258867833807</text:p>
          </table:table-cell>
          <table:table-cell table:style-name="ce5" office:value-type="string" calcext:value-type="string">
            <text:p>39.2343105514242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640" calcext:value-type="float">
            <text:p>8640</text:p>
          </table:table-cell>
          <table:table-cell table:style-name="ce5" office:value-type="string" calcext:value-type="string">
            <text:p>-132.93108864710302</text:p>
          </table:table-cell>
          <table:table-cell table:style-name="ce5" office:value-type="string" calcext:value-type="string">
            <text:p>39.6655920815472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676.46806071</text:p>
          </table:table-cell>
          <table:table-cell table:style-name="ce5" office:value-type="string" calcext:value-type="string">
            <text:p>-116.50860324474888</text:p>
          </table:table-cell>
          <table:table-cell table:style-name="ce5" office:value-type="string" calcext:value-type="string">
            <text:p>35.09926719995820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524.91129838</text:p>
          </table:table-cell>
          <table:table-cell table:style-name="ce5" office:value-type="string" calcext:value-type="string">
            <text:p>-140.6822000283937</text:p>
          </table:table-cell>
          <table:table-cell table:style-name="ce5" office:value-type="string" calcext:value-type="string">
            <text:p>32.7066937009236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401.04532074</text:p>
          </table:table-cell>
          <table:table-cell table:style-name="ce5" office:value-type="string" calcext:value-type="string">
            <text:p>-193.22477689151128</text:p>
          </table:table-cell>
          <table:table-cell table:style-name="ce5" office:value-type="string" calcext:value-type="string">
            <text:p>7.88165146962529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404.0097973</text:p>
          </table:table-cell>
          <table:table-cell table:style-name="ce5" office:value-type="string" calcext:value-type="string">
            <text:p>-245.16081649677471</text:p>
          </table:table-cell>
          <table:table-cell table:style-name="ce5" office:value-type="string" calcext:value-type="string">
            <text:p>-27.5232798298049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399.99999972</text:p>
          </table:table-cell>
          <table:table-cell table:style-name="ce5" office:value-type="string" calcext:value-type="string">
            <text:p>-279.9803438142462</text:p>
          </table:table-cell>
          <table:table-cell table:style-name="ce5" office:value-type="string" calcext:value-type="string">
            <text:p>-50.0494684016397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438.95627082</text:p>
          </table:table-cell>
          <table:table-cell table:style-name="ce5" office:value-type="string" calcext:value-type="string">
            <text:p>-324.2428599044815</text:p>
          </table:table-cell>
          <table:table-cell table:style-name="ce5" office:value-type="string" calcext:value-type="string">
            <text:p>-43.3221443871647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410" calcext:value-type="float">
            <text:p>8410</text:p>
          </table:table-cell>
          <table:table-cell table:style-name="ce5" office:value-type="string" calcext:value-type="string">
            <text:p>-326.03260385730573</text:p>
          </table:table-cell>
          <table:table-cell table:style-name="ce5" office:value-type="string" calcext:value-type="string">
            <text:p>-50.51457971161761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487.12129022</text:p>
          </table:table-cell>
          <table:table-cell table:style-name="ce5" office:value-type="string" calcext:value-type="string">
            <text:p>-309.1083250314223</text:p>
          </table:table-cell>
          <table:table-cell table:style-name="ce5" office:value-type="string" calcext:value-type="string">
            <text:p>-29.12761403645964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534.00000011</text:p>
          </table:table-cell>
          <table:table-cell table:style-name="ce5" office:value-type="string" calcext:value-type="string">
            <text:p>-270.61750931589086</text:p>
          </table:table-cell>
          <table:table-cell table:style-name="ce5" office:value-type="string" calcext:value-type="string">
            <text:p>-7.11199664675297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450" calcext:value-type="float">
            <text:p>8450</text:p>
          </table:table-cell>
          <table:table-cell table:style-name="ce5" office:value-type="string" calcext:value-type="string">
            <text:p>-236.6071674613595</text:p>
          </table:table-cell>
          <table:table-cell table:style-name="ce5" office:value-type="string" calcext:value-type="string">
            <text:p>22.70418379820114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533.99999999</text:p>
          </table:table-cell>
          <table:table-cell table:style-name="ce5" office:value-type="string" calcext:value-type="string">
            <text:p>-190.79084575953675</text:p>
          </table:table-cell>
          <table:table-cell table:style-name="ce5" office:value-type="string" calcext:value-type="string">
            <text:p>30.0241228237435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486.6356675</text:p>
          </table:table-cell>
          <table:table-cell table:style-name="ce5" office:value-type="string" calcext:value-type="string">
            <text:p>-170.15811797794777</text:p>
          </table:table-cell>
          <table:table-cell table:style-name="ce5" office:value-type="string" calcext:value-type="string">
            <text:p>44.6655473496946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553.2117335</text:p>
          </table:table-cell>
          <table:table-cell table:style-name="ce5" office:value-type="string" calcext:value-type="string">
            <text:p>-138.45807166877057</text:p>
          </table:table-cell>
          <table:table-cell table:style-name="ce5" office:value-type="string" calcext:value-type="string">
            <text:p>31.1682244587533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8384" calcext:value-type="float">
            <text:p>8384</text:p>
          </table:table-cell>
          <table:table-cell table:style-name="ce5" office:value-type="string" calcext:value-type="string">
            <text:p>-136.5289036841241</text:p>
          </table:table-cell>
          <table:table-cell table:style-name="ce5" office:value-type="string" calcext:value-type="string">
            <text:p>36.0505496415771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369.14672631</text:p>
          </table:table-cell>
          <table:table-cell table:style-name="ce5" office:value-type="string" calcext:value-type="string">
            <text:p>-152.62849811118394</text:p>
          </table:table-cell>
          <table:table-cell table:style-name="ce5" office:value-type="string" calcext:value-type="string">
            <text:p>21.18398375618852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339.84645517</text:p>
          </table:table-cell>
          <table:table-cell table:style-name="ce5" office:value-type="string" calcext:value-type="string">
            <text:p>-166.91632906647828</text:p>
          </table:table-cell>
          <table:table-cell table:style-name="ce5" office:value-type="string" calcext:value-type="string">
            <text:p>0.3094859905169755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274.63989952</text:p>
          </table:table-cell>
          <table:table-cell table:style-name="ce5" office:value-type="string" calcext:value-type="string">
            <text:p>-191.28465160209635</text:p>
          </table:table-cell>
          <table:table-cell table:style-name="ce5" office:value-type="string" calcext:value-type="string">
            <text:p>-9.75303823994764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252.84466088</text:p>
          </table:table-cell>
          <table:table-cell table:style-name="ce5" office:value-type="string" calcext:value-type="string">
            <text:p>-236.31962570562428</text:p>
          </table:table-cell>
          <table:table-cell table:style-name="ce5" office:value-type="string" calcext:value-type="string">
            <text:p>-14.54904996819496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300.00000003</text:p>
          </table:table-cell>
          <table:table-cell table:style-name="ce5" office:value-type="string" calcext:value-type="string">
            <text:p>-256.90271803627184</text:p>
          </table:table-cell>
          <table:table-cell table:style-name="ce5" office:value-type="string" calcext:value-type="string">
            <text:p>-35.5092612012933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240.16286874</text:p>
          </table:table-cell>
          <table:table-cell table:style-name="ce5" office:value-type="string" calcext:value-type="string">
            <text:p>-252.00265837403276</text:p>
          </table:table-cell>
          <table:table-cell table:style-name="ce5" office:value-type="string" calcext:value-type="string">
            <text:p>-36.2175214793711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7983.46106793</text:p>
          </table:table-cell>
          <table:table-cell table:style-name="ce5" office:value-type="string" calcext:value-type="string">
            <text:p>-275.70296225303355</text:p>
          </table:table-cell>
          <table:table-cell table:style-name="ce5" office:value-type="string" calcext:value-type="string">
            <text:p>-9.56013517982100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011.05517202</text:p>
          </table:table-cell>
          <table:table-cell table:style-name="ce5" office:value-type="string" calcext:value-type="string">
            <text:p>-308.8844963321826</text:p>
          </table:table-cell>
          <table:table-cell table:style-name="ce5" office:value-type="string" calcext:value-type="string">
            <text:p>-9.7404701128045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8074.15000055</text:p>
          </table:table-cell>
          <table:table-cell table:style-name="ce5" office:value-type="string" calcext:value-type="string">
            <text:p>-338.5553755936535</text:p>
          </table:table-cell>
          <table:table-cell table:style-name="ce5" office:value-type="string" calcext:value-type="string">
            <text:p>-22.47485421434777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136.00000285</text:p>
          </table:table-cell>
          <table:table-cell table:style-name="ce5" office:value-type="string" calcext:value-type="string">
            <text:p>-362.3055934829172</text:p>
          </table:table-cell>
          <table:table-cell table:style-name="ce5" office:value-type="string" calcext:value-type="string">
            <text:p>-31.06515838648954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235.1973974</text:p>
          </table:table-cell>
          <table:table-cell table:style-name="ce5" office:value-type="string" calcext:value-type="string">
            <text:p>-379.8656466415068</text:p>
          </table:table-cell>
          <table:table-cell table:style-name="ce5" office:value-type="string" calcext:value-type="string">
            <text:p>-29.242778622258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226.22660657</text:p>
          </table:table-cell>
          <table:table-cell table:style-name="ce5" office:value-type="string" calcext:value-type="string">
            <text:p>-342.59622331703395</text:p>
          </table:table-cell>
          <table:table-cell table:style-name="ce5" office:value-type="string" calcext:value-type="string">
            <text:p>-33.424179568048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185.28216651</text:p>
          </table:table-cell>
          <table:table-cell table:style-name="ce5" office:value-type="string" calcext:value-type="string">
            <text:p>-289.50005230006354</text:p>
          </table:table-cell>
          <table:table-cell table:style-name="ce5" office:value-type="string" calcext:value-type="string">
            <text:p>-0.031645049998928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095.11079791</text:p>
          </table:table-cell>
          <table:table-cell table:style-name="ce5" office:value-type="string" calcext:value-type="string">
            <text:p>-245.56328330947508</text:p>
          </table:table-cell>
          <table:table-cell table:style-name="ce5" office:value-type="string" calcext:value-type="string">
            <text:p>34.4661075101357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192.99546927</text:p>
          </table:table-cell>
          <table:table-cell table:style-name="ce5" office:value-type="string" calcext:value-type="string">
            <text:p>-221.41966971185866</text:p>
          </table:table-cell>
          <table:table-cell table:style-name="ce5" office:value-type="string" calcext:value-type="string">
            <text:p>50.2256917465125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329.99999998</text:p>
          </table:table-cell>
          <table:table-cell table:style-name="ce5" office:value-type="string" calcext:value-type="string">
            <text:p>-183.28809525503493</text:p>
          </table:table-cell>
          <table:table-cell table:style-name="ce5" office:value-type="string" calcext:value-type="string">
            <text:p>35.05379506683459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float" office:value="8357" calcext:value-type="float">
            <text:p>8357</text:p>
          </table:table-cell>
          <table:table-cell table:style-name="ce5" office:value-type="string" calcext:value-type="string">
            <text:p>-133.57290082285908</text:p>
          </table:table-cell>
          <table:table-cell table:style-name="ce5" office:value-type="string" calcext:value-type="string">
            <text:p>31.38070502482332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440.01465798</text:p>
          </table:table-cell>
          <table:table-cell table:style-name="ce5" office:value-type="string" calcext:value-type="string">
            <text:p>-87.50776310300535</text:p>
          </table:table-cell>
          <table:table-cell table:style-name="ce5" office:value-type="string" calcext:value-type="string">
            <text:p>40.6974416175875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352.13478751</text:p>
          </table:table-cell>
          <table:table-cell table:style-name="ce5" office:value-type="string" calcext:value-type="string">
            <text:p>-26.413471489182484</text:p>
          </table:table-cell>
          <table:table-cell table:style-name="ce5" office:value-type="string" calcext:value-type="string">
            <text:p>42.9326169733827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352.82810037</text:p>
          </table:table-cell>
          <table:table-cell table:style-name="ce5" office:value-type="string" calcext:value-type="string">
            <text:p>20.15657932123031</text:p>
          </table:table-cell>
          <table:table-cell table:style-name="ce5" office:value-type="string" calcext:value-type="string">
            <text:p>55.7116587805878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8330.28567387</text:p>
          </table:table-cell>
          <table:table-cell table:style-name="ce5" office:value-type="string" calcext:value-type="string">
            <text:p>44.1921654992002</text:p>
          </table:table-cell>
          <table:table-cell table:style-name="ce5" office:value-type="string" calcext:value-type="string">
            <text:p>56.7856574401535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float" office:value="8201" calcext:value-type="float">
            <text:p>8201</text:p>
          </table:table-cell>
          <table:table-cell table:style-name="ce5" office:value-type="string" calcext:value-type="string">
            <text:p>20.401599485994666</text:p>
          </table:table-cell>
          <table:table-cell table:style-name="ce5" office:value-type="string" calcext:value-type="string">
            <text:p>50.026343556352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8309855" calcext:value-type="float">
            <text:p>8309855</text:p>
          </table:table-cell>
          <table:table-cell table:style-name="ce5" office:value-type="string" calcext:value-type="string">
            <text:p>2.568272685022748</text:p>
          </table:table-cell>
          <table:table-cell table:style-name="ce5" office:value-type="string" calcext:value-type="string">
            <text:p>8.22057038554157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95.22542694</text:p>
          </table:table-cell>
          <table:table-cell table:style-name="ce5" office:value-type="string" calcext:value-type="string">
            <text:p>-12.866526612977395</text:p>
          </table:table-cell>
          <table:table-cell table:style-name="ce5" office:value-type="string" calcext:value-type="string">
            <text:p>-12.32214539067135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48.97150361</text:p>
          </table:table-cell>
          <table:table-cell table:style-name="ce5" office:value-type="string" calcext:value-type="string">
            <text:p>-14.880293753125443</text:p>
          </table:table-cell>
          <table:table-cell table:style-name="ce5" office:value-type="string" calcext:value-type="string">
            <text:p>-20.7495700738003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20.54540126</text:p>
          </table:table-cell>
          <table:table-cell table:style-name="ce5" office:value-type="string" calcext:value-type="string">
            <text:p>-29.74962113085894</text:p>
          </table:table-cell>
          <table:table-cell table:style-name="ce5" office:value-type="string" calcext:value-type="string">
            <text:p>-7.9749798879365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119.44291917</text:p>
          </table:table-cell>
          <table:table-cell table:style-name="ce5" office:value-type="string" calcext:value-type="string">
            <text:p>-37.535492017892466</text:p>
          </table:table-cell>
          <table:table-cell table:style-name="ce5" office:value-type="string" calcext:value-type="string">
            <text:p>-11.2568889648926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033.99999959</text:p>
          </table:table-cell>
          <table:table-cell table:style-name="ce5" office:value-type="string" calcext:value-type="string">
            <text:p>-72.31601565347955</text:p>
          </table:table-cell>
          <table:table-cell table:style-name="ce5" office:value-type="string" calcext:value-type="string">
            <text:p>-4.06590218422570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99.1547775</text:p>
          </table:table-cell>
          <table:table-cell table:style-name="ce5" office:value-type="string" calcext:value-type="string">
            <text:p>-112.43046277589201</text:p>
          </table:table-cell>
          <table:table-cell table:style-name="ce5" office:value-type="string" calcext:value-type="string">
            <text:p>-18.9336385872298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108.90956338</text:p>
          </table:table-cell>
          <table:table-cell table:style-name="ce5" office:value-type="string" calcext:value-type="string">
            <text:p>-146.00049871518422</text:p>
          </table:table-cell>
          <table:table-cell table:style-name="ce5" office:value-type="string" calcext:value-type="string">
            <text:p>-32.8240447172305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020.57856856</text:p>
          </table:table-cell>
          <table:table-cell table:style-name="ce5" office:value-type="string" calcext:value-type="string">
            <text:p>-168.81986077095007</text:p>
          </table:table-cell>
          <table:table-cell table:style-name="ce5" office:value-type="string" calcext:value-type="string">
            <text:p>-38.580032728504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45.41186772</text:p>
          </table:table-cell>
          <table:table-cell table:style-name="ce5" office:value-type="string" calcext:value-type="string">
            <text:p>-189.974873450391</text:p>
          </table:table-cell>
          <table:table-cell table:style-name="ce5" office:value-type="string" calcext:value-type="string">
            <text:p>-30.91151849777071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68.98974</text:p>
          </table:table-cell>
          <table:table-cell table:style-name="ce5" office:value-type="string" calcext:value-type="string">
            <text:p>-197.8988577359196</text:p>
          </table:table-cell>
          <table:table-cell table:style-name="ce5" office:value-type="string" calcext:value-type="string">
            <text:p>-26.94996276072362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072.69878096</text:p>
          </table:table-cell>
          <table:table-cell table:style-name="ce5" office:value-type="string" calcext:value-type="string">
            <text:p>-185.66101446809716</text:p>
          </table:table-cell>
          <table:table-cell table:style-name="ce5" office:value-type="string" calcext:value-type="string">
            <text:p>-20.2278367078111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184.06987823</text:p>
          </table:table-cell>
          <table:table-cell table:style-name="ce5" office:value-type="string" calcext:value-type="string">
            <text:p>-160.03784636865566</text:p>
          </table:table-cell>
          <table:table-cell table:style-name="ce5" office:value-type="string" calcext:value-type="string">
            <text:p>-5.1825239092944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174.73233355</text:p>
          </table:table-cell>
          <table:table-cell table:style-name="ce5" office:value-type="string" calcext:value-type="string">
            <text:p>-132.2765664486251</text:p>
          </table:table-cell>
          <table:table-cell table:style-name="ce5" office:value-type="string" calcext:value-type="string">
            <text:p>13.13198532568202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150.45746724</text:p>
          </table:table-cell>
          <table:table-cell table:style-name="ce5" office:value-type="string" calcext:value-type="string">
            <text:p>-91.95362648747869</text:p>
          </table:table-cell>
          <table:table-cell table:style-name="ce5" office:value-type="string" calcext:value-type="string">
            <text:p>21.28901585313013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120.02872349</text:p>
          </table:table-cell>
          <table:table-cell table:style-name="ce5" office:value-type="string" calcext:value-type="string">
            <text:p>-46.23514999980125</text:p>
          </table:table-cell>
          <table:table-cell table:style-name="ce5" office:value-type="string" calcext:value-type="string">
            <text:p>31.2792142670528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099.99999949</text:p>
          </table:table-cell>
          <table:table-cell table:style-name="ce5" office:value-type="string" calcext:value-type="string">
            <text:p>-26.826987609449134</text:p>
          </table:table-cell>
          <table:table-cell table:style-name="ce5" office:value-type="string" calcext:value-type="string">
            <text:p>45.2308853830007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155.9999999</text:p>
          </table:table-cell>
          <table:table-cell table:style-name="ce5" office:value-type="string" calcext:value-type="string">
            <text:p>-27.834314258860104</text:p>
          </table:table-cell>
          <table:table-cell table:style-name="ce5" office:value-type="string" calcext:value-type="string">
            <text:p>38.198341351393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54.99720289</text:p>
          </table:table-cell>
          <table:table-cell table:style-name="ce5" office:value-type="string" calcext:value-type="string">
            <text:p>-27.846867110743005</text:p>
          </table:table-cell>
          <table:table-cell table:style-name="ce5" office:value-type="string" calcext:value-type="string">
            <text:p>16.30507483440633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94.99101929</text:p>
          </table:table-cell>
          <table:table-cell table:style-name="ce5" office:value-type="string" calcext:value-type="string">
            <text:p>-19.681013139476818</text:p>
          </table:table-cell>
          <table:table-cell table:style-name="ce5" office:value-type="string" calcext:value-type="string">
            <text:p>1.837999312923056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353.67787154</text:p>
          </table:table-cell>
          <table:table-cell table:style-name="ce5" office:value-type="string" calcext:value-type="string">
            <text:p>8.294850989200313</text:p>
          </table:table-cell>
          <table:table-cell table:style-name="ce5" office:value-type="string" calcext:value-type="string">
            <text:p>-0.902146913611069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79.65167286</text:p>
          </table:table-cell>
          <table:table-cell table:style-name="ce5" office:value-type="string" calcext:value-type="string">
            <text:p>51.726954717259105</text:p>
          </table:table-cell>
          <table:table-cell table:style-name="ce5" office:value-type="string" calcext:value-type="string">
            <text:p>11.36292874972441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99.65108208</text:p>
          </table:table-cell>
          <table:table-cell table:style-name="ce5" office:value-type="string" calcext:value-type="string">
            <text:p>81.15191226969819</text:p>
          </table:table-cell>
          <table:table-cell table:style-name="ce5" office:value-type="string" calcext:value-type="string">
            <text:p>32.9977871720715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11.4256703</text:p>
          </table:table-cell>
          <table:table-cell table:style-name="ce5" office:value-type="string" calcext:value-type="string">
            <text:p>88.93128549955145</text:p>
          </table:table-cell>
          <table:table-cell table:style-name="ce5" office:value-type="string" calcext:value-type="string">
            <text:p>39.067114202451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90.81566876</text:p>
          </table:table-cell>
          <table:table-cell table:style-name="ce5" office:value-type="string" calcext:value-type="string">
            <text:p>89.53033914355365</text:p>
          </table:table-cell>
          <table:table-cell table:style-name="ce5" office:value-type="string" calcext:value-type="string">
            <text:p>25.0042169756989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265.88996449</text:p>
          </table:table-cell>
          <table:table-cell table:style-name="ce5" office:value-type="string" calcext:value-type="string">
            <text:p>82.49366222052413</text:p>
          </table:table-cell>
          <table:table-cell table:style-name="ce5" office:value-type="string" calcext:value-type="string">
            <text:p>10.763508373436338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style-name="ce5" office:value-type="string" calcext:value-type="string">
            <text:p>63.83084340966889</text:p>
          </table:table-cell>
          <table:table-cell table:style-name="ce5" office:value-type="string" calcext:value-type="string">
            <text:p>1.3060537119248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8089.66686369</text:p>
          </table:table-cell>
          <table:table-cell table:style-name="ce5" office:value-type="string" calcext:value-type="string">
            <text:p>42.46266081757858</text:p>
          </table:table-cell>
          <table:table-cell table:style-name="ce5" office:value-type="string" calcext:value-type="string">
            <text:p>-9.61891480850644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60.0000002</text:p>
          </table:table-cell>
          <table:table-cell table:style-name="ce5" office:value-type="string" calcext:value-type="string">
            <text:p>10.757889387873547</text:p>
          </table:table-cell>
          <table:table-cell table:style-name="ce5" office:value-type="string" calcext:value-type="string">
            <text:p>-15.3524181782611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74.2518096</text:p>
          </table:table-cell>
          <table:table-cell table:style-name="ce5" office:value-type="string" calcext:value-type="string">
            <text:p>-29.894451022270914</text:p>
          </table:table-cell>
          <table:table-cell table:style-name="ce5" office:value-type="string" calcext:value-type="string">
            <text:p>-23.172231574801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62.42099996</text:p>
          </table:table-cell>
          <table:table-cell table:style-name="ce5" office:value-type="string" calcext:value-type="string">
            <text:p>-77.3045426227718</text:p>
          </table:table-cell>
          <table:table-cell table:style-name="ce5" office:value-type="string" calcext:value-type="string">
            <text:p>-31.8649310162865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7991" calcext:value-type="float">
            <text:p>7991</text:p>
          </table:table-cell>
          <table:table-cell table:style-name="ce5" office:value-type="string" calcext:value-type="string">
            <text:p>-124.00233363803727</text:p>
          </table:table-cell>
          <table:table-cell table:style-name="ce5" office:value-type="string" calcext:value-type="string">
            <text:p>-41.7083872072462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831.96957167</text:p>
          </table:table-cell>
          <table:table-cell table:style-name="ce5" office:value-type="string" calcext:value-type="string">
            <text:p>-163.96290401547958</text:p>
          </table:table-cell>
          <table:table-cell table:style-name="ce5" office:value-type="string" calcext:value-type="string">
            <text:p>-47.1210652559000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52.15179769</text:p>
          </table:table-cell>
          <table:table-cell table:style-name="ce5" office:value-type="string" calcext:value-type="string">
            <text:p>-179.9726388392446</text:p>
          </table:table-cell>
          <table:table-cell table:style-name="ce5" office:value-type="string" calcext:value-type="string">
            <text:p>-48.935529987918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850.77801451</text:p>
          </table:table-cell>
          <table:table-cell table:style-name="ce5" office:value-type="string" calcext:value-type="string">
            <text:p>-187.2379634989511</text:p>
          </table:table-cell>
          <table:table-cell table:style-name="ce5" office:value-type="string" calcext:value-type="string">
            <text:p>-33.47656231634772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801.55180681</text:p>
          </table:table-cell>
          <table:table-cell table:style-name="ce5" office:value-type="string" calcext:value-type="string">
            <text:p>-207.2738576334823</text:p>
          </table:table-cell>
          <table:table-cell table:style-name="ce5" office:value-type="string" calcext:value-type="string">
            <text:p>-14.74802397391212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7965" calcext:value-type="float">
            <text:p>7965</text:p>
          </table:table-cell>
          <table:table-cell table:style-name="ce5" office:value-type="string" calcext:value-type="string">
            <text:p>-211.96873890189545</text:p>
          </table:table-cell>
          <table:table-cell table:style-name="ce5" office:value-type="string" calcext:value-type="string">
            <text:p>-17.19063705567168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50.51522778</text:p>
          </table:table-cell>
          <table:table-cell table:style-name="ce5" office:value-type="string" calcext:value-type="string">
            <text:p>-184.97558236354143</text:p>
          </table:table-cell>
          <table:table-cell table:style-name="ce5" office:value-type="string" calcext:value-type="string">
            <text:p>-17.68298265447248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916.05794918</text:p>
          </table:table-cell>
          <table:table-cell table:style-name="ce5" office:value-type="string" calcext:value-type="string">
            <text:p>-173.28302448418708</text:p>
          </table:table-cell>
          <table:table-cell table:style-name="ce5" office:value-type="string" calcext:value-type="string">
            <text:p>7.972251012870032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style-name="ce5" office:value-type="string" calcext:value-type="string">
            <text:p>-171.007930242803</text:p>
          </table:table-cell>
          <table:table-cell table:style-name="ce5" office:value-type="string" calcext:value-type="string">
            <text:p>16.4188022409947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828.0000003</text:p>
          </table:table-cell>
          <table:table-cell table:style-name="ce5" office:value-type="string" calcext:value-type="string">
            <text:p>-164.88809422730446</text:p>
          </table:table-cell>
          <table:table-cell table:style-name="ce5" office:value-type="string" calcext:value-type="string">
            <text:p>10.2167438011432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844.99999995</text:p>
          </table:table-cell>
          <table:table-cell table:style-name="ce5" office:value-type="string" calcext:value-type="string">
            <text:p>-160.0506991492448</text:p>
          </table:table-cell>
          <table:table-cell table:style-name="ce5" office:value-type="string" calcext:value-type="string">
            <text:p>5.95297186611168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811.00000027</text:p>
          </table:table-cell>
          <table:table-cell table:style-name="ce5" office:value-type="string" calcext:value-type="string">
            <text:p>-191.46569318056845</text:p>
          </table:table-cell>
          <table:table-cell table:style-name="ce5" office:value-type="string" calcext:value-type="string">
            <text:p>12.0883891075767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705.96697916</text:p>
          </table:table-cell>
          <table:table-cell table:style-name="ce5" office:value-type="string" calcext:value-type="string">
            <text:p>-218.16668650300744</text:p>
          </table:table-cell>
          <table:table-cell table:style-name="ce5" office:value-type="string" calcext:value-type="string">
            <text:p>-10.34987251998282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62.4765</text:p>
          </table:table-cell>
          <table:table-cell table:style-name="ce5" office:value-type="string" calcext:value-type="string">
            <text:p>-252.26497258959807</text:p>
          </table:table-cell>
          <table:table-cell table:style-name="ce5" office:value-type="string" calcext:value-type="string">
            <text:p>-20.79945737306280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94.98927317</text:p>
          </table:table-cell>
          <table:table-cell table:style-name="ce5" office:value-type="string" calcext:value-type="string">
            <text:p>-275.36387520730295</text:p>
          </table:table-cell>
          <table:table-cell table:style-name="ce5" office:value-type="string" calcext:value-type="string">
            <text:p>-32.802587263653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03.45216412</text:p>
          </table:table-cell>
          <table:table-cell table:style-name="ce5" office:value-type="string" calcext:value-type="string">
            <text:p>-304.0566180717442</text:p>
          </table:table-cell>
          <table:table-cell table:style-name="ce5" office:value-type="string" calcext:value-type="string">
            <text:p>-27.100306096858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7600" calcext:value-type="float">
            <text:p>7600</text:p>
          </table:table-cell>
          <table:table-cell table:style-name="ce5" office:value-type="string" calcext:value-type="string">
            <text:p>-331.8546907964501</text:p>
          </table:table-cell>
          <table:table-cell table:style-name="ce5" office:value-type="string" calcext:value-type="string">
            <text:p>-27.71524943812363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27.03974413</text:p>
          </table:table-cell>
          <table:table-cell table:style-name="ce5" office:value-type="string" calcext:value-type="string">
            <text:p>-337.17398741256875</text:p>
          </table:table-cell>
          <table:table-cell table:style-name="ce5" office:value-type="string" calcext:value-type="string">
            <text:p>-31.71186198091726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7650" calcext:value-type="float">
            <text:p>7650</text:p>
          </table:table-cell>
          <table:table-cell table:style-name="ce5" office:value-type="string" calcext:value-type="string">
            <text:p>-334.0848813261864</text:p>
          </table:table-cell>
          <table:table-cell table:style-name="ce5" office:value-type="string" calcext:value-type="string">
            <text:p>-20.6671768497182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584.33208759</text:p>
          </table:table-cell>
          <table:table-cell table:style-name="ce5" office:value-type="string" calcext:value-type="string">
            <text:p>-333.78353875871653</text:p>
          </table:table-cell>
          <table:table-cell table:style-name="ce5" office:value-type="string" calcext:value-type="string">
            <text:p>-5.894138053053211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720.77200084</text:p>
          </table:table-cell>
          <table:table-cell table:style-name="ce5" office:value-type="string" calcext:value-type="string">
            <text:p>-315.55804752148106</text:p>
          </table:table-cell>
          <table:table-cell table:style-name="ce5" office:value-type="string" calcext:value-type="string">
            <text:p>-3.29250959563597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55.79999996</text:p>
          </table:table-cell>
          <table:table-cell table:style-name="ce5" office:value-type="string" calcext:value-type="string">
            <text:p>-278.4264446290981</text:p>
          </table:table-cell>
          <table:table-cell table:style-name="ce5" office:value-type="string" calcext:value-type="string">
            <text:p>4.2473324081291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80.00000033</text:p>
          </table:table-cell>
          <table:table-cell table:style-name="ce5" office:value-type="string" calcext:value-type="string">
            <text:p>-259.5850975911553</text:p>
          </table:table-cell>
          <table:table-cell table:style-name="ce5" office:value-type="string" calcext:value-type="string">
            <text:p>25.86115733622938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70.00000244</text:p>
          </table:table-cell>
          <table:table-cell table:style-name="ce5" office:value-type="string" calcext:value-type="string">
            <text:p>-230.2070760239776</text:p>
          </table:table-cell>
          <table:table-cell table:style-name="ce5" office:value-type="string" calcext:value-type="string">
            <text:p>23.926943313730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200.4661157053015</text:p>
          </table:table-cell>
          <table:table-cell table:style-name="ce5" office:value-type="string" calcext:value-type="string">
            <text:p>26.64148027022508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472.38287996</text:p>
          </table:table-cell>
          <table:table-cell table:style-name="ce5" office:value-type="string" calcext:value-type="string">
            <text:p>-206.17900774791906</text:p>
          </table:table-cell>
          <table:table-cell table:style-name="ce5" office:value-type="string" calcext:value-type="string">
            <text:p>34.5066326341888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7380" calcext:value-type="float">
            <text:p>7380</text:p>
          </table:table-cell>
          <table:table-cell table:style-name="ce5" office:value-type="string" calcext:value-type="string">
            <text:p>-235.3348901947429</text:p>
          </table:table-cell>
          <table:table-cell table:style-name="ce5" office:value-type="string" calcext:value-type="string">
            <text:p>20.17542970470020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7400.0001221</text:p>
          </table:table-cell>
          <table:table-cell table:style-name="ce5" office:value-type="string" calcext:value-type="string">
            <text:p>-257.67603830624194</text:p>
          </table:table-cell>
          <table:table-cell table:style-name="ce5" office:value-type="string" calcext:value-type="string">
            <text:p>-9.36226459910631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468288</text:p>
          </table:table-cell>
          <table:table-cell table:style-name="ce5" office:value-type="string" calcext:value-type="string">
            <text:p>-0.009713109235294004</text:p>
          </table:table-cell>
          <table:table-cell table:style-name="ce5" office:value-type="string" calcext:value-type="string">
            <text:p>0.000305568571429271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200004</text:p>
          </table:table-cell>
          <table:table-cell table:style-name="ce5" office:value-type="string" calcext:value-type="string">
            <text:p>-0.0056968932647057935</text:p>
          </table:table-cell>
          <table:table-cell table:style-name="ce5" office:value-type="string" calcext:value-type="string">
            <text:p>-0.00566466285714217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783692</text:p>
          </table:table-cell>
          <table:table-cell table:style-name="ce5" office:value-type="string" calcext:value-type="string">
            <text:p>-0.0009570925588235357</text:p>
          </table:table-cell>
          <table:table-cell table:style-name="ce5" office:value-type="string" calcext:value-type="string">
            <text:p>-0.000808439999999299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140604</text:p>
          </table:table-cell>
          <table:table-cell table:style-name="ce5" office:value-type="string" calcext:value-type="string">
            <text:p>0.0024273155588235285</text:p>
          </table:table-cell>
          <table:table-cell table:style-name="ce5" office:value-type="string" calcext:value-type="string">
            <text:p>-0.0055556042857135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995769</text:p>
          </table:table-cell>
          <table:table-cell table:style-name="ce5" office:value-type="string" calcext:value-type="string">
            <text:p>0.006075894911764745</text:p>
          </table:table-cell>
          <table:table-cell table:style-name="ce5" office:value-type="string" calcext:value-type="string">
            <text:p>-0.01481389714285647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216784</text:p>
          </table:table-cell>
          <table:table-cell table:style-name="ce5" office:value-type="string" calcext:value-type="string">
            <text:p>0.010942609852941154</text:p>
          </table:table-cell>
          <table:table-cell table:style-name="ce5" office:value-type="string" calcext:value-type="string">
            <text:p>-0.000552559999999369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13291196794117666</text:p>
          </table:table-cell>
          <table:table-cell table:style-name="ce5" office:value-type="string" calcext:value-type="string">
            <text:p>0.00240100428571493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077746</text:p>
          </table:table-cell>
          <table:table-cell table:style-name="ce5" office:value-type="string" calcext:value-type="string">
            <text:p>0.011266205705882326</text:p>
          </table:table-cell>
          <table:table-cell table:style-name="ce5" office:value-type="string" calcext:value-type="string">
            <text:p>0.00509947000000066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75</text:p>
          </table:table-cell>
          <table:table-cell table:style-name="ce5" office:value-type="string" calcext:value-type="string">
            <text:p>0.00826801585294118</text:p>
          </table:table-cell>
          <table:table-cell table:style-name="ce5" office:value-type="string" calcext:value-type="string">
            <text:p>0.00429398285714355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00734</text:p>
          </table:table-cell>
          <table:table-cell table:style-name="ce5" office:value-type="string" calcext:value-type="string">
            <text:p>0.006390600588235262</text:p>
          </table:table-cell>
          <table:table-cell table:style-name="ce5" office:value-type="string" calcext:value-type="string">
            <text:p>0.00747978714285774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000001</text:p>
          </table:table-cell>
          <table:table-cell table:style-name="ce5" office:value-type="string" calcext:value-type="string">
            <text:p>0.003255517147058795</text:p>
          </table:table-cell>
          <table:table-cell table:style-name="ce5" office:value-type="string" calcext:value-type="string">
            <text:p>0.0083699514285721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85</text:p>
          </table:table-cell>
          <table:table-cell table:style-name="ce5" office:value-type="string" calcext:value-type="string">
            <text:p>-0.0019486750294117616</text:p>
          </table:table-cell>
          <table:table-cell table:style-name="ce5" office:value-type="string" calcext:value-type="string">
            <text:p>-0.00778720428571361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63332</text:p>
          </table:table-cell>
          <table:table-cell table:style-name="ce5" office:value-type="string" calcext:value-type="string">
            <text:p>-0.005038965441176491</text:p>
          </table:table-cell>
          <table:table-cell table:style-name="ce5" office:value-type="string" calcext:value-type="string">
            <text:p>0.002625998571429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91508</text:p>
          </table:table-cell>
          <table:table-cell table:style-name="ce5" office:value-type="string" calcext:value-type="string">
            <text:p>-0.0064615819705882704</text:p>
          </table:table-cell>
          <table:table-cell table:style-name="ce5" office:value-type="string" calcext:value-type="string">
            <text:p>0.00900261285714343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03377</text:p>
          </table:table-cell>
          <table:table-cell table:style-name="ce5" office:value-type="string" calcext:value-type="string">
            <text:p>-0.008101144823529416</text:p>
          </table:table-cell>
          <table:table-cell table:style-name="ce5" office:value-type="string" calcext:value-type="string">
            <text:p>-0.001755618571427974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1</text:p>
          </table:table-cell>
          <table:table-cell table:style-name="ce5" office:value-type="string" calcext:value-type="string">
            <text:p>-0.008474747647058856</text:p>
          </table:table-cell>
          <table:table-cell table:style-name="ce5" office:value-type="string" calcext:value-type="string">
            <text:p>-0.002055628571427936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00067</text:p>
          </table:table-cell>
          <table:table-cell table:style-name="ce5" office:value-type="string" calcext:value-type="string">
            <text:p>-0.006976831058823629</text:p>
          </table:table-cell>
          <table:table-cell table:style-name="ce5" office:value-type="string" calcext:value-type="string">
            <text:p>-0.00422147571428510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471297</text:p>
          </table:table-cell>
          <table:table-cell table:style-name="ce5" office:value-type="string" calcext:value-type="string">
            <text:p>-0.003837119794117716</text:p>
          </table:table-cell>
          <table:table-cell table:style-name="ce5" office:value-type="string" calcext:value-type="string">
            <text:p>-0.002741447142856512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46458</text:p>
          </table:table-cell>
          <table:table-cell table:style-name="ce5" office:value-type="string" calcext:value-type="string">
            <text:p>-0.000015924911764775285</text:p>
          </table:table-cell>
          <table:table-cell table:style-name="ce5" office:value-type="string" calcext:value-type="string">
            <text:p>-0.00547483999999942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099912</text:p>
          </table:table-cell>
          <table:table-cell table:style-name="ce5" office:value-type="string" calcext:value-type="string">
            <text:p>0.0032975551764705124</text:p>
          </table:table-cell>
          <table:table-cell table:style-name="ce5" office:value-type="string" calcext:value-type="string">
            <text:p>-0.00893231285714224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06585423705882276</text:p>
          </table:table-cell>
          <table:table-cell table:style-name="ce5" office:value-type="string" calcext:value-type="string">
            <text:p>0.000099082857143495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489943</text:p>
          </table:table-cell>
          <table:table-cell table:style-name="ce5" office:value-type="string" calcext:value-type="string">
            <text:p>0.009390116117647007</text:p>
          </table:table-cell>
          <table:table-cell table:style-name="ce5" office:value-type="string" calcext:value-type="string">
            <text:p>0.0001162885714292016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390344</text:p>
          </table:table-cell>
          <table:table-cell table:style-name="ce5" office:value-type="string" calcext:value-type="string">
            <text:p>0.011401656735294141</text:p>
          </table:table-cell>
          <table:table-cell table:style-name="ce5" office:value-type="string" calcext:value-type="string">
            <text:p>-0.00667544999999936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899989</text:p>
          </table:table-cell>
          <table:table-cell table:style-name="ce5" office:value-type="string" calcext:value-type="string">
            <text:p>0.013733859588235253</text:p>
          </table:table-cell>
          <table:table-cell table:style-name="ce5" office:value-type="string" calcext:value-type="string">
            <text:p>0.00028777285714348677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4408475</text:p>
          </table:table-cell>
          <table:table-cell table:style-name="ce5" office:value-type="string" calcext:value-type="string">
            <text:p>0.016441703911764638</text:p>
          </table:table-cell>
          <table:table-cell table:style-name="ce5" office:value-type="string" calcext:value-type="string">
            <text:p>-0.00347874428571365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4899998</text:p>
          </table:table-cell>
          <table:table-cell table:style-name="ce5" office:value-type="string" calcext:value-type="string">
            <text:p>0.018421291705882248</text:p>
          </table:table-cell>
          <table:table-cell table:style-name="ce5" office:value-type="string" calcext:value-type="string">
            <text:p>-0.00251294285714220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5</text:p>
          </table:table-cell>
          <table:table-cell table:style-name="ce5" office:value-type="string" calcext:value-type="string">
            <text:p>0.019961992470588164</text:p>
          </table:table-cell>
          <table:table-cell table:style-name="ce5" office:value-type="string" calcext:value-type="string">
            <text:p>-0.00458048714285647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66545</text:p>
          </table:table-cell>
          <table:table-cell table:style-name="ce5" office:value-type="string" calcext:value-type="string">
            <text:p>0.020451696941176267</text:p>
          </table:table-cell>
          <table:table-cell table:style-name="ce5" office:value-type="string" calcext:value-type="string">
            <text:p>-0.0001505299999993159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29498</text:p>
          </table:table-cell>
          <table:table-cell table:style-name="ce5" office:value-type="string" calcext:value-type="string">
            <text:p>0.019725875999999865</text:p>
          </table:table-cell>
          <table:table-cell table:style-name="ce5" office:value-type="string" calcext:value-type="string">
            <text:p>0.0051635371428577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9991</text:p>
          </table:table-cell>
          <table:table-cell table:style-name="ce5" office:value-type="string" calcext:value-type="string">
            <text:p>0.016736991470588047</text:p>
          </table:table-cell>
          <table:table-cell table:style-name="ce5" office:value-type="string" calcext:value-type="string">
            <text:p>0.00992212857142915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02481</text:p>
          </table:table-cell>
          <table:table-cell table:style-name="ce5" office:value-type="string" calcext:value-type="string">
            <text:p>0.013762759676470393</text:p>
          </table:table-cell>
          <table:table-cell table:style-name="ce5" office:value-type="string" calcext:value-type="string">
            <text:p>0.000418588571429234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89998</text:p>
          </table:table-cell>
          <table:table-cell table:style-name="ce5" office:value-type="string" calcext:value-type="string">
            <text:p>0.011172651705882108</text:p>
          </table:table-cell>
          <table:table-cell table:style-name="ce5" office:value-type="string" calcext:value-type="string">
            <text:p>-0.00238956571428511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9794</text:p>
          </table:table-cell>
          <table:table-cell table:style-name="ce5" office:value-type="string" calcext:value-type="string">
            <text:p>0.009840199411764505</text:p>
          </table:table-cell>
          <table:table-cell table:style-name="ce5" office:value-type="string" calcext:value-type="string">
            <text:p>-0.00175974428571368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99773</text:p>
          </table:table-cell>
          <table:table-cell table:style-name="ce5" office:value-type="string" calcext:value-type="string">
            <text:p>0.009716887235293903</text:p>
          </table:table-cell>
          <table:table-cell table:style-name="ce5" office:value-type="string" calcext:value-type="string">
            <text:p>-0.001411632857142186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61</text:p>
          </table:table-cell>
          <table:table-cell table:style-name="ce5" office:value-type="string" calcext:value-type="string">
            <text:p>0.013067562911764474</text:p>
          </table:table-cell>
          <table:table-cell table:style-name="ce5" office:value-type="string" calcext:value-type="string">
            <text:p>-0.0074488114285707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31</text:p>
          </table:table-cell>
          <table:table-cell table:style-name="ce5" office:value-type="string" calcext:value-type="string">
            <text:p>0.015855831970588097</text:p>
          </table:table-cell>
          <table:table-cell table:style-name="ce5" office:value-type="string" calcext:value-type="string">
            <text:p>-0.005402929999999417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0.01864405399999991</text:p>
          </table:table-cell>
          <table:table-cell table:style-name="ce5" office:value-type="string" calcext:value-type="string">
            <text:p>-0.00930498285714226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869139</text:p>
          </table:table-cell>
          <table:table-cell table:style-name="ce5" office:value-type="string" calcext:value-type="string">
            <text:p>0.02044840999999986</text:p>
          </table:table-cell>
          <table:table-cell table:style-name="ce5" office:value-type="string" calcext:value-type="string">
            <text:p>0.00131386714285774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8967</text:p>
          </table:table-cell>
          <table:table-cell table:style-name="ce5" office:value-type="string" calcext:value-type="string">
            <text:p>0.021757141029411675</text:p>
          </table:table-cell>
          <table:table-cell table:style-name="ce5" office:value-type="string" calcext:value-type="string">
            <text:p>0.0068451771428578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171986</text:p>
          </table:table-cell>
          <table:table-cell table:style-name="ce5" office:value-type="string" calcext:value-type="string">
            <text:p>0.020888329617646917</text:p>
          </table:table-cell>
          <table:table-cell table:style-name="ce5" office:value-type="string" calcext:value-type="string">
            <text:p>0.00145633142857209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957328</text:p>
          </table:table-cell>
          <table:table-cell table:style-name="ce5" office:value-type="string" calcext:value-type="string">
            <text:p>0.019913780999999797</text:p>
          </table:table-cell>
          <table:table-cell table:style-name="ce5" office:value-type="string" calcext:value-type="string">
            <text:p>-0.00286874714285656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8537</text:p>
          </table:table-cell>
          <table:table-cell table:style-name="ce5" office:value-type="string" calcext:value-type="string">
            <text:p>0.01726998729411755</text:p>
          </table:table-cell>
          <table:table-cell office:value-type="string" calcext:value-type="string">
            <text:p>6.857142862970456e-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340749</text:p>
          </table:table-cell>
          <table:table-cell table:style-name="ce5" office:value-type="string" calcext:value-type="string">
            <text:p>0.01609008332352929</text:p>
          </table:table-cell>
          <table:table-cell table:style-name="ce5" office:value-type="string" calcext:value-type="string">
            <text:p>0.00759064000000059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052998</text:p>
          </table:table-cell>
          <table:table-cell table:style-name="ce5" office:value-type="string" calcext:value-type="string">
            <text:p>0.013645398147058674</text:p>
          </table:table-cell>
          <table:table-cell table:style-name="ce5" office:value-type="string" calcext:value-type="string">
            <text:p>0.00562380285714342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989969</text:p>
          </table:table-cell>
          <table:table-cell table:style-name="ce5" office:value-type="string" calcext:value-type="string">
            <text:p>0.010125399617646913</text:p>
          </table:table-cell>
          <table:table-cell table:style-name="ce5" office:value-type="string" calcext:value-type="string">
            <text:p>0.0047331800000005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0.005624687470588197</text:p>
          </table:table-cell>
          <table:table-cell table:style-name="ce5" office:value-type="string" calcext:value-type="string">
            <text:p>-0.00714401428571376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13</text:p>
          </table:table-cell>
          <table:table-cell table:style-name="ce5" office:value-type="string" calcext:value-type="string">
            <text:p>0.002631178999999928</text:p>
          </table:table-cell>
          <table:table-cell table:style-name="ce5" office:value-type="string" calcext:value-type="string">
            <text:p>0.0067554700000005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378611</text:p>
          </table:table-cell>
          <table:table-cell table:style-name="ce5" office:value-type="string" calcext:value-type="string">
            <text:p>-0.0025182518529412445</text:p>
          </table:table-cell>
          <table:table-cell table:style-name="ce5" office:value-type="string" calcext:value-type="string">
            <text:p>0.0075618414285720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88872</text:p>
          </table:table-cell>
          <table:table-cell table:style-name="ce5" office:value-type="string" calcext:value-type="string">
            <text:p>-0.008082620823529452</text:p>
          </table:table-cell>
          <table:table-cell table:style-name="ce5" office:value-type="string" calcext:value-type="string">
            <text:p>0.00978369142857199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589994</text:p>
          </table:table-cell>
          <table:table-cell table:style-name="ce5" office:value-type="string" calcext:value-type="string">
            <text:p>-0.012944662529411843</text:p>
          </table:table-cell>
          <table:table-cell table:style-name="ce5" office:value-type="string" calcext:value-type="string">
            <text:p>0.001813651428572038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5</text:p>
          </table:table-cell>
          <table:table-cell table:style-name="ce5" office:value-type="string" calcext:value-type="string">
            <text:p>-0.017969148264705914</text:p>
          </table:table-cell>
          <table:table-cell table:style-name="ce5" office:value-type="string" calcext:value-type="string">
            <text:p>-0.000024922857142228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8</text:p>
          </table:table-cell>
          <table:table-cell table:style-name="ce5" office:value-type="string" calcext:value-type="string">
            <text:p>-0.022391281735294144</text:p>
          </table:table-cell>
          <table:table-cell table:style-name="ce5" office:value-type="string" calcext:value-type="string">
            <text:p>0.0071897142857149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89</text:p>
          </table:table-cell>
          <table:table-cell table:style-name="ce5" office:value-type="string" calcext:value-type="string">
            <text:p>-0.023694475411764726</text:p>
          </table:table-cell>
          <table:table-cell table:style-name="ce5" office:value-type="string" calcext:value-type="string">
            <text:p>-0.00140767571428512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44922</text:p>
          </table:table-cell>
          <table:table-cell table:style-name="ce5" office:value-type="string" calcext:value-type="string">
            <text:p>-0.02307827349999997</text:p>
          </table:table-cell>
          <table:table-cell table:style-name="ce5" office:value-type="string" calcext:value-type="string">
            <text:p>0.001725084285714828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07788</text:p>
          </table:table-cell>
          <table:table-cell table:style-name="ce5" office:value-type="string" calcext:value-type="string">
            <text:p>-0.022804470029411716</text:p>
          </table:table-cell>
          <table:table-cell table:style-name="ce5" office:value-type="string" calcext:value-type="string">
            <text:p>-0.00628796571428519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867905</text:p>
          </table:table-cell>
          <table:table-cell table:style-name="ce5" office:value-type="string" calcext:value-type="string">
            <text:p>-0.02173669897058822</text:p>
          </table:table-cell>
          <table:table-cell table:style-name="ce5" office:value-type="string" calcext:value-type="string">
            <text:p>-0.00524372714285659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488811</text:p>
          </table:table-cell>
          <table:table-cell table:style-name="ce5" office:value-type="string" calcext:value-type="string">
            <text:p>-0.02191725849999998</text:p>
          </table:table-cell>
          <table:table-cell table:style-name="ce5" office:value-type="string" calcext:value-type="string">
            <text:p>0.009857962857143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-0.0255609349705882</text:p>
          </table:table-cell>
          <table:table-cell table:style-name="ce5" office:value-type="string" calcext:value-type="string">
            <text:p>0.00776432571428625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588196</text:p>
          </table:table-cell>
          <table:table-cell table:style-name="ce5" office:value-type="string" calcext:value-type="string">
            <text:p>-0.030488352352941117</text:p>
          </table:table-cell>
          <table:table-cell table:style-name="ce5" office:value-type="string" calcext:value-type="string">
            <text:p>0.01138127714285769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71</text:p>
          </table:table-cell>
          <table:table-cell table:style-name="ce5" office:value-type="string" calcext:value-type="string">
            <text:p>-0.03489466799999991</text:p>
          </table:table-cell>
          <table:table-cell table:style-name="ce5" office:value-type="string" calcext:value-type="string">
            <text:p>0.01052530428571485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499986</text:p>
          </table:table-cell>
          <table:table-cell table:style-name="ce5" office:value-type="string" calcext:value-type="string">
            <text:p>-0.03695019429411761</text:p>
          </table:table-cell>
          <table:table-cell table:style-name="ce5" office:value-type="string" calcext:value-type="string">
            <text:p>-0.00063001285714231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5" office:value-type="string" calcext:value-type="string">
            <text:p>-0.03809326217647052</text:p>
          </table:table-cell>
          <table:table-cell table:style-name="ce5" office:value-type="string" calcext:value-type="string">
            <text:p>-0.00822128285714229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94662</text:p>
          </table:table-cell>
          <table:table-cell table:style-name="ce5" office:value-type="string" calcext:value-type="string">
            <text:p>-0.03639374655882344</text:p>
          </table:table-cell>
          <table:table-cell table:style-name="ce5" office:value-type="string" calcext:value-type="string">
            <text:p>-0.002594629999999431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397227</text:p>
          </table:table-cell>
          <table:table-cell table:style-name="ce5" office:value-type="string" calcext:value-type="string">
            <text:p>-0.03344580408823522</text:p>
          </table:table-cell>
          <table:table-cell table:style-name="ce5" office:value-type="string" calcext:value-type="string">
            <text:p>-0.00124575571428509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" office:value-type="string" calcext:value-type="string">
            <text:p>-0.030179764970588108</text:p>
          </table:table-cell>
          <table:table-cell table:style-name="ce5" office:value-type="string" calcext:value-type="string">
            <text:p>0.0043683900000006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6961</text:p>
          </table:table-cell>
          <table:table-cell table:style-name="ce5" office:value-type="string" calcext:value-type="string">
            <text:p>-0.025811612911764592</text:p>
          </table:table-cell>
          <table:table-cell table:style-name="ce5" office:value-type="string" calcext:value-type="string">
            <text:p>-0.01074777571428514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016305</text:p>
          </table:table-cell>
          <table:table-cell table:style-name="ce5" office:value-type="string" calcext:value-type="string">
            <text:p>-0.018841752411764556</text:p>
          </table:table-cell>
          <table:table-cell table:style-name="ce5" office:value-type="string" calcext:value-type="string">
            <text:p>-0.0085762971428565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610663</text:p>
          </table:table-cell>
          <table:table-cell table:style-name="ce5" office:value-type="string" calcext:value-type="string">
            <text:p>-0.011935904205882197</text:p>
          </table:table-cell>
          <table:table-cell table:style-name="ce5" office:value-type="string" calcext:value-type="string">
            <text:p>-0.00851405142857086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601118</text:p>
          </table:table-cell>
          <table:table-cell table:style-name="ce5" office:value-type="string" calcext:value-type="string">
            <text:p>-0.00227725058823508</text:p>
          </table:table-cell>
          <table:table-cell table:style-name="ce5" office:value-type="string" calcext:value-type="string">
            <text:p>-0.0137736328571422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099981</text:p>
          </table:table-cell>
          <table:table-cell table:style-name="ce5" office:value-type="string" calcext:value-type="string">
            <text:p>0.009307522411764912</text:p>
          </table:table-cell>
          <table:table-cell table:style-name="ce5" office:value-type="string" calcext:value-type="string">
            <text:p>-0.00686804857142803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99796</text:p>
          </table:table-cell>
          <table:table-cell table:style-name="ce5" office:value-type="string" calcext:value-type="string">
            <text:p>0.019563837235294257</text:p>
          </table:table-cell>
          <table:table-cell table:style-name="ce5" office:value-type="string" calcext:value-type="string">
            <text:p>-0.022259288571428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9408506</text:p>
          </table:table-cell>
          <table:table-cell table:style-name="ce5" office:value-type="string" calcext:value-type="string">
            <text:p>0.03360794126470601</text:p>
          </table:table-cell>
          <table:table-cell table:style-name="ce5" office:value-type="string" calcext:value-type="string">
            <text:p>-0.0198992885714280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40570754</text:p>
          </table:table-cell>
          <table:table-cell table:style-name="ce5" office:value-type="string" calcext:value-type="string">
            <text:p>0.047897225235294216</text:p>
          </table:table-cell>
          <table:table-cell table:style-name="ce5" office:value-type="string" calcext:value-type="string">
            <text:p>-0.0029963728571423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</text:p>
          </table:table-cell>
          <table:table-cell table:style-name="ce5" office:value-type="string" calcext:value-type="string">
            <text:p>0.057098078705882516</text:p>
          </table:table-cell>
          <table:table-cell table:style-name="ce5" office:value-type="string" calcext:value-type="string">
            <text:p>-0.0179844499999994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088047</text:p>
          </table:table-cell>
          <table:table-cell table:style-name="ce5" office:value-type="string" calcext:value-type="string">
            <text:p>0.06308505688235316</text:p>
          </table:table-cell>
          <table:table-cell table:style-name="ce5" office:value-type="string" calcext:value-type="string">
            <text:p>-0.006829494285713777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79</text:p>
          </table:table-cell>
          <table:table-cell table:style-name="ce5" office:value-type="string" calcext:value-type="string">
            <text:p>0.0642297978529413</text:p>
          </table:table-cell>
          <table:table-cell table:style-name="ce5" office:value-type="string" calcext:value-type="string">
            <text:p>0.014148991428571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80001</text:p>
          </table:table-cell>
          <table:table-cell table:style-name="ce5" office:value-type="string" calcext:value-type="string">
            <text:p>0.057805436852941317</text:p>
          </table:table-cell>
          <table:table-cell table:style-name="ce5" office:value-type="string" calcext:value-type="string">
            <text:p>0.0248000142857147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400002</text:p>
          </table:table-cell>
          <table:table-cell table:style-name="ce5" office:value-type="string" calcext:value-type="string">
            <text:p>0.051219687264706104</text:p>
          </table:table-cell>
          <table:table-cell table:style-name="ce5" office:value-type="string" calcext:value-type="string">
            <text:p>-0.00148187142857086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93258</text:p>
          </table:table-cell>
          <table:table-cell table:style-name="ce5" office:value-type="string" calcext:value-type="string">
            <text:p>0.04262113314705901</text:p>
          </table:table-cell>
          <table:table-cell table:style-name="ce5" office:value-type="string" calcext:value-type="string">
            <text:p>0.00870609571428626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11873</text:p>
          </table:table-cell>
          <table:table-cell table:style-name="ce5" office:value-type="string" calcext:value-type="string">
            <text:p>0.03266754614705908</text:p>
          </table:table-cell>
          <table:table-cell table:style-name="ce5" office:value-type="string" calcext:value-type="string">
            <text:p>0.01637137428571483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739078</text:p>
          </table:table-cell>
          <table:table-cell table:style-name="ce5" office:value-type="string" calcext:value-type="string">
            <text:p>0.022268711000000274</text:p>
          </table:table-cell>
          <table:table-cell table:style-name="ce5" office:value-type="string" calcext:value-type="string">
            <text:p>0.0052155585714290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219998</text:p>
          </table:table-cell>
          <table:table-cell table:style-name="ce5" office:value-type="string" calcext:value-type="string">
            <text:p>0.01285290538235323</text:p>
          </table:table-cell>
          <table:table-cell table:style-name="ce5" office:value-type="string" calcext:value-type="string">
            <text:p>0.02836992428571477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99998</text:p>
          </table:table-cell>
          <table:table-cell table:style-name="ce5" office:value-type="string" calcext:value-type="string">
            <text:p>0.007129692000000187</text:p>
          </table:table-cell>
          <table:table-cell table:style-name="ce5" office:value-type="string" calcext:value-type="string">
            <text:p>-0.0138546557142852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459925</text:p>
          </table:table-cell>
          <table:table-cell table:style-name="ce5" office:value-type="string" calcext:value-type="string">
            <text:p>0.009515838558823764</text:p>
          </table:table-cell>
          <table:table-cell table:style-name="ce5" office:value-type="string" calcext:value-type="string">
            <text:p>-0.0139998271428566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0002</text:p>
          </table:table-cell>
          <table:table-cell table:style-name="ce5" office:value-type="string" calcext:value-type="string">
            <text:p>0.014476861470588465</text:p>
          </table:table-cell>
          <table:table-cell table:style-name="ce5" office:value-type="string" calcext:value-type="string">
            <text:p>-0.02865377285714243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436172</text:p>
          </table:table-cell>
          <table:table-cell table:style-name="ce5" office:value-type="string" calcext:value-type="string">
            <text:p>0.021011105970588473</text:p>
          </table:table-cell>
          <table:table-cell table:style-name="ce5" office:value-type="string" calcext:value-type="string">
            <text:p>-0.017477307142856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201432</text:p>
          </table:table-cell>
          <table:table-cell table:style-name="ce5" office:value-type="string" calcext:value-type="string">
            <text:p>0.024327021029411977</text:p>
          </table:table-cell>
          <table:table-cell table:style-name="ce5" office:value-type="string" calcext:value-type="string">
            <text:p>0.00391883285714328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9</text:p>
          </table:table-cell>
          <table:table-cell table:style-name="ce5" office:value-type="string" calcext:value-type="string">
            <text:p>0.02857436423529436</text:p>
          </table:table-cell>
          <table:table-cell table:style-name="ce5" office:value-type="string" calcext:value-type="string">
            <text:p>0.0101453571428575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200547</text:p>
          </table:table-cell>
          <table:table-cell table:style-name="ce5" office:value-type="string" calcext:value-type="string">
            <text:p>0.029348435882353197</text:p>
          </table:table-cell>
          <table:table-cell table:style-name="ce5" office:value-type="string" calcext:value-type="string">
            <text:p>0.0084330371428574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19859</text:p>
          </table:table-cell>
          <table:table-cell table:style-name="ce5" office:value-type="string" calcext:value-type="string">
            <text:p>0.0262549006470591</text:p>
          </table:table-cell>
          <table:table-cell table:style-name="ce5" office:value-type="string" calcext:value-type="string">
            <text:p>-0.0170927585714282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02944</text:p>
          </table:table-cell>
          <table:table-cell table:style-name="ce5" office:value-type="string" calcext:value-type="string">
            <text:p>0.023267483000000255</text:p>
          </table:table-cell>
          <table:table-cell table:style-name="ce5" office:value-type="string" calcext:value-type="string">
            <text:p>-0.005787328571428218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835693</text:p>
          </table:table-cell>
          <table:table-cell table:style-name="ce5" office:value-type="string" calcext:value-type="string">
            <text:p>0.02224664152941197</text:p>
          </table:table-cell>
          <table:table-cell table:style-name="ce5" office:value-type="string" calcext:value-type="string">
            <text:p>0.02529050428571466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892556</text:p>
          </table:table-cell>
          <table:table-cell table:style-name="ce5" office:value-type="string" calcext:value-type="string">
            <text:p>0.015497285441176678</text:p>
          </table:table-cell>
          <table:table-cell table:style-name="ce5" office:value-type="string" calcext:value-type="string">
            <text:p>0.0180725685714289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169995</text:p>
          </table:table-cell>
          <table:table-cell table:style-name="ce5" office:value-type="string" calcext:value-type="string">
            <text:p>0.007551243500000193</text:p>
          </table:table-cell>
          <table:table-cell table:style-name="ce5" office:value-type="string" calcext:value-type="string">
            <text:p>-0.00383225857142827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722818</text:p>
          </table:table-cell>
          <table:table-cell table:style-name="ce5" office:value-type="string" calcext:value-type="string">
            <text:p>-0.0003258252941174544</text:p>
          </table:table-cell>
          <table:table-cell table:style-name="ce5" office:value-type="string" calcext:value-type="string">
            <text:p>-0.004462577142856749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055301</text:p>
          </table:table-cell>
          <table:table-cell table:style-name="ce5" office:value-type="string" calcext:value-type="string">
            <text:p>-0.005376589088235129</text:p>
          </table:table-cell>
          <table:table-cell table:style-name="ce5" office:value-type="string" calcext:value-type="string">
            <text:p>0.01221526428571467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984495</text:p>
          </table:table-cell>
          <table:table-cell table:style-name="ce5" office:value-type="string" calcext:value-type="string">
            <text:p>-0.011173961411764466</text:p>
          </table:table-cell>
          <table:table-cell table:style-name="ce5" office:value-type="string" calcext:value-type="string">
            <text:p>0.00669155714285751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40001</text:p>
          </table:table-cell>
          <table:table-cell table:style-name="ce5" office:value-type="string" calcext:value-type="string">
            <text:p>-0.016005765882352696</text:p>
          </table:table-cell>
          <table:table-cell table:style-name="ce5" office:value-type="string" calcext:value-type="string">
            <text:p>0.000184424285714579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-0.01934827270588213</text:p>
          </table:table-cell>
          <table:table-cell table:style-name="ce5" office:value-type="string" calcext:value-type="string">
            <text:p>-0.00109349857142826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7962</text:p>
          </table:table-cell>
          <table:table-cell table:style-name="ce5" office:value-type="string" calcext:value-type="string">
            <text:p>-0.02025886761764678</text:p>
          </table:table-cell>
          <table:table-cell table:style-name="ce5" office:value-type="string" calcext:value-type="string">
            <text:p>-0.00489304571428544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81042</text:p>
          </table:table-cell>
          <table:table-cell table:style-name="ce5" office:value-type="string" calcext:value-type="string">
            <text:p>-0.024073957029411508</text:p>
          </table:table-cell>
          <table:table-cell table:style-name="ce5" office:value-type="string" calcext:value-type="string">
            <text:p>-0.001616887142856848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177564</text:p>
          </table:table-cell>
          <table:table-cell table:style-name="ce5" office:value-type="string" calcext:value-type="string">
            <text:p>-0.0255293361470586</text:p>
          </table:table-cell>
          <table:table-cell table:style-name="ce5" office:value-type="string" calcext:value-type="string">
            <text:p>0.0147457685714288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54363</text:p>
          </table:table-cell>
          <table:table-cell table:style-name="ce5" office:value-type="string" calcext:value-type="string">
            <text:p>-0.02602039670588213</text:p>
          </table:table-cell>
          <table:table-cell table:style-name="ce5" office:value-type="string" calcext:value-type="string">
            <text:p>0.00631843714285745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1873</text:p>
          </table:table-cell>
          <table:table-cell table:style-name="ce5" office:value-type="string" calcext:value-type="string">
            <text:p>-0.02765891988235275</text:p>
          </table:table-cell>
          <table:table-cell table:style-name="ce5" office:value-type="string" calcext:value-type="string">
            <text:p>-0.001175084285713945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73166</text:p>
          </table:table-cell>
          <table:table-cell table:style-name="ce5" office:value-type="string" calcext:value-type="string">
            <text:p>-0.02504477679411743</text:p>
          </table:table-cell>
          <table:table-cell table:style-name="ce5" office:value-type="string" calcext:value-type="string">
            <text:p>-0.0169796585714282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672976</text:p>
          </table:table-cell>
          <table:table-cell table:style-name="ce5" office:value-type="string" calcext:value-type="string">
            <text:p>-0.016760427147058554</text:p>
          </table:table-cell>
          <table:table-cell table:style-name="ce5" office:value-type="string" calcext:value-type="string">
            <text:p>-0.01197583285714254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779989</text:p>
          </table:table-cell>
          <table:table-cell table:style-name="ce5" office:value-type="string" calcext:value-type="string">
            <text:p>-0.009178452058823283</text:p>
          </table:table-cell>
          <table:table-cell table:style-name="ce5" office:value-type="string" calcext:value-type="string">
            <text:p>-0.00292265571428546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</text:p>
          </table:table-cell>
          <table:table-cell table:style-name="ce5" office:value-type="string" calcext:value-type="string">
            <text:p>-0.005018767588235051</text:p>
          </table:table-cell>
          <table:table-cell table:style-name="ce5" office:value-type="string" calcext:value-type="string">
            <text:p>-0.0097632257142855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099652</text:p>
          </table:table-cell>
          <table:table-cell table:style-name="ce5" office:value-type="string" calcext:value-type="string">
            <text:p>-0.0010130351176468322</text:p>
          </table:table-cell>
          <table:table-cell table:style-name="ce5" office:value-type="string" calcext:value-type="string">
            <text:p>0.00534959428571446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99991</text:p>
          </table:table-cell>
          <table:table-cell table:style-name="ce5" office:value-type="string" calcext:value-type="string">
            <text:p>0.00009802423529436943</text:p>
          </table:table-cell>
          <table:table-cell table:style-name="ce5" office:value-type="string" calcext:value-type="string">
            <text:p>0.00999679714285728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35</text:p>
          </table:table-cell>
          <table:table-cell table:style-name="ce5" office:value-type="string" calcext:value-type="string">
            <text:p>-0.00032515535294097564</text:p>
          </table:table-cell>
          <table:table-cell table:style-name="ce5" office:value-type="string" calcext:value-type="string">
            <text:p>-0.00059407285714274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527907</text:p>
          </table:table-cell>
          <table:table-cell table:style-name="ce5" office:value-type="string" calcext:value-type="string">
            <text:p>-0.0009903544411762333</text:p>
          </table:table-cell>
          <table:table-cell table:style-name="ce5" office:value-type="string" calcext:value-type="string">
            <text:p>0.0022421214285715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957872</text:p>
          </table:table-cell>
          <table:table-cell table:style-name="ce5" office:value-type="string" calcext:value-type="string">
            <text:p>-0.0014678881764703666</text:p>
          </table:table-cell>
          <table:table-cell table:style-name="ce5" office:value-type="string" calcext:value-type="string">
            <text:p>-0.00431120999999984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209306</text:p>
          </table:table-cell>
          <table:table-cell table:style-name="ce5" office:value-type="string" calcext:value-type="string">
            <text:p>-0.002830639499999843</text:p>
          </table:table-cell>
          <table:table-cell table:style-name="ce5" office:value-type="string" calcext:value-type="string">
            <text:p>0.005507441428571624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600345</text:p>
          </table:table-cell>
          <table:table-cell table:style-name="ce5" office:value-type="string" calcext:value-type="string">
            <text:p>-0.0038543673823527302</text:p>
          </table:table-cell>
          <table:table-cell table:style-name="ce5" office:value-type="string" calcext:value-type="string">
            <text:p>0.001007038571428808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574</text:p>
          </table:table-cell>
          <table:table-cell table:style-name="ce5" office:value-type="string" calcext:value-type="string">
            <text:p>-0.006321106352940975</text:p>
          </table:table-cell>
          <table:table-cell table:style-name="ce5" office:value-type="string" calcext:value-type="string">
            <text:p>0.003537040000000213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2084</text:p>
          </table:table-cell>
          <table:table-cell table:style-name="ce5" office:value-type="string" calcext:value-type="string">
            <text:p>-0.008310505647058652</text:p>
          </table:table-cell>
          <table:table-cell table:style-name="ce5" office:value-type="string" calcext:value-type="string">
            <text:p>0.000235477142857376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732941</text:p>
          </table:table-cell>
          <table:table-cell table:style-name="ce5" office:value-type="string" calcext:value-type="string">
            <text:p>-0.009671066264705708</text:p>
          </table:table-cell>
          <table:table-cell table:style-name="ce5" office:value-type="string" calcext:value-type="string">
            <text:p>0.00505990142857165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79329</text:p>
          </table:table-cell>
          <table:table-cell table:style-name="ce5" office:value-type="string" calcext:value-type="string">
            <text:p>-0.009217595323529282</text:p>
          </table:table-cell>
          <table:table-cell table:style-name="ce5" office:value-type="string" calcext:value-type="string">
            <text:p>0.000611117142857386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300505</text:p>
          </table:table-cell>
          <table:table-cell table:style-name="ce5" office:value-type="string" calcext:value-type="string">
            <text:p>-0.008568663558823408</text:p>
          </table:table-cell>
          <table:table-cell table:style-name="ce5" office:value-type="string" calcext:value-type="string">
            <text:p>-0.00014180857142831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9921</text:p>
          </table:table-cell>
          <table:table-cell table:style-name="ce5" office:value-type="string" calcext:value-type="string">
            <text:p>-0.007242309852940998</text:p>
          </table:table-cell>
          <table:table-cell table:style-name="ce5" office:value-type="string" calcext:value-type="string">
            <text:p>-0.00223142999999970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09899</text:p>
          </table:table-cell>
          <table:table-cell table:style-name="ce5" office:value-type="string" calcext:value-type="string">
            <text:p>-0.005103110470588035</text:p>
          </table:table-cell>
          <table:table-cell table:style-name="ce5" office:value-type="string" calcext:value-type="string">
            <text:p>-0.00840978285714266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6674</text:p>
          </table:table-cell>
          <table:table-cell table:style-name="ce5" office:value-type="string" calcext:value-type="string">
            <text:p>-0.0027685088529409985</text:p>
          </table:table-cell>
          <table:table-cell table:style-name="ce5" office:value-type="string" calcext:value-type="string">
            <text:p>-0.00240686571428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655</text:p>
          </table:table-cell>
          <table:table-cell table:style-name="ce5" office:value-type="string" calcext:value-type="string">
            <text:p>-0.0005543834705880046</text:p>
          </table:table-cell>
          <table:table-cell table:style-name="ce5" office:value-type="string" calcext:value-type="string">
            <text:p>0.0061253085714287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2989</text:p>
          </table:table-cell>
          <table:table-cell table:style-name="ce5" office:value-type="string" calcext:value-type="string">
            <text:p>-0.0003109962352939033</text:p>
          </table:table-cell>
          <table:table-cell table:style-name="ce5" office:value-type="string" calcext:value-type="string">
            <text:p>0.00055239857142874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650512</text:p>
          </table:table-cell>
          <table:table-cell table:style-name="ce5" office:value-type="string" calcext:value-type="string">
            <text:p>0.0007763051470589533</text:p>
          </table:table-cell>
          <table:table-cell table:style-name="ce5" office:value-type="string" calcext:value-type="string">
            <text:p>-0.00216379714285697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48003</text:p>
          </table:table-cell>
          <table:table-cell table:style-name="ce5" office:value-type="string" calcext:value-type="string">
            <text:p>0.0035989053235294666</text:p>
          </table:table-cell>
          <table:table-cell table:style-name="ce5" office:value-type="string" calcext:value-type="string">
            <text:p>-0.00293532999999984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697973</text:p>
          </table:table-cell>
          <table:table-cell table:style-name="ce5" office:value-type="string" calcext:value-type="string">
            <text:p>0.006749375676470604</text:p>
          </table:table-cell>
          <table:table-cell table:style-name="ce5" office:value-type="string" calcext:value-type="string">
            <text:p>-0.0050766442857141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52848</text:p>
          </table:table-cell>
          <table:table-cell table:style-name="ce5" office:value-type="string" calcext:value-type="string">
            <text:p>0.007372338264705902</text:p>
          </table:table-cell>
          <table:table-cell table:style-name="ce5" office:value-type="string" calcext:value-type="string">
            <text:p>-0.00480459999999988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00001</text:p>
          </table:table-cell>
          <table:table-cell table:style-name="ce5" office:value-type="string" calcext:value-type="string">
            <text:p>0.007285916676470605</text:p>
          </table:table-cell>
          <table:table-cell table:style-name="ce5" office:value-type="string" calcext:value-type="string">
            <text:p>0.003539724285714418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199994</text:p>
          </table:table-cell>
          <table:table-cell table:style-name="ce5" office:value-type="string" calcext:value-type="string">
            <text:p>0.005348357411764759</text:p>
          </table:table-cell>
          <table:table-cell table:style-name="ce5" office:value-type="string" calcext:value-type="string">
            <text:p>0.0109382857142858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</text:p>
          </table:table-cell>
          <table:table-cell table:style-name="ce5" office:value-type="string" calcext:value-type="string">
            <text:p>0.003035630588235305</text:p>
          </table:table-cell>
          <table:table-cell table:style-name="ce5" office:value-type="string" calcext:value-type="string">
            <text:p>0.0031949714285715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590997</text:p>
          </table:table-cell>
          <table:table-cell table:style-name="ce5" office:value-type="string" calcext:value-type="string">
            <text:p>0.0016365819999999975</text:p>
          </table:table-cell>
          <table:table-cell table:style-name="ce5" office:value-type="string" calcext:value-type="string">
            <text:p>-0.00517125714285704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</text:p>
          </table:table-cell>
          <table:table-cell table:style-name="ce5" office:value-type="string" calcext:value-type="string">
            <text:p>0.0018340997647058876</text:p>
          </table:table-cell>
          <table:table-cell table:style-name="ce5" office:value-type="string" calcext:value-type="string">
            <text:p>-0.0042454371428570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89975</text:p>
          </table:table-cell>
          <table:table-cell table:style-name="ce5" office:value-type="string" calcext:value-type="string">
            <text:p>0.0033357590294117445</text:p>
          </table:table-cell>
          <table:table-cell table:style-name="ce5" office:value-type="string" calcext:value-type="string">
            <text:p>-0.00137693857142845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07575</text:p>
          </table:table-cell>
          <table:table-cell table:style-name="ce5" office:value-type="string" calcext:value-type="string">
            <text:p>0.0048276904999999815</text:p>
          </table:table-cell>
          <table:table-cell table:style-name="ce5" office:value-type="string" calcext:value-type="string">
            <text:p>-0.00459791714285706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181518</text:p>
          </table:table-cell>
          <table:table-cell table:style-name="ce5" office:value-type="string" calcext:value-type="string">
            <text:p>0.005713095470588181</text:p>
          </table:table-cell>
          <table:table-cell table:style-name="ce5" office:value-type="string" calcext:value-type="string">
            <text:p>-0.0006615428571427606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0.006625960235293993</text:p>
          </table:table-cell>
          <table:table-cell table:style-name="ce5" office:value-type="string" calcext:value-type="string">
            <text:p>-0.00327152142857134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4904</text:p>
          </table:table-cell>
          <table:table-cell table:style-name="ce5" office:value-type="string" calcext:value-type="string">
            <text:p>0.007140245058823436</text:p>
          </table:table-cell>
          <table:table-cell table:style-name="ce5" office:value-type="string" calcext:value-type="string">
            <text:p>0.0062581714285715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994559</text:p>
          </table:table-cell>
          <table:table-cell table:style-name="ce5" office:value-type="string" calcext:value-type="string">
            <text:p>0.006956438441176271</text:p>
          </table:table-cell>
          <table:table-cell table:style-name="ce5" office:value-type="string" calcext:value-type="string">
            <text:p>-0.0021423457142855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077693</text:p>
          </table:table-cell>
          <table:table-cell table:style-name="ce5" office:value-type="string" calcext:value-type="string">
            <text:p>0.007039847441176361</text:p>
          </table:table-cell>
          <table:table-cell table:style-name="ce5" office:value-type="string" calcext:value-type="string">
            <text:p>0.00167180857142873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509</text:p>
          </table:table-cell>
          <table:table-cell table:style-name="ce5" office:value-type="string" calcext:value-type="string">
            <text:p>0.006833383999999831</text:p>
          </table:table-cell>
          <table:table-cell table:style-name="ce5" office:value-type="string" calcext:value-type="string">
            <text:p>0.0003636071428572140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9743</text:p>
          </table:table-cell>
          <table:table-cell table:style-name="ce5" office:value-type="string" calcext:value-type="string">
            <text:p>0.005278591029411583</text:p>
          </table:table-cell>
          <table:table-cell table:style-name="ce5" office:value-type="string" calcext:value-type="string">
            <text:p>-0.00076337571428558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8993</text:p>
          </table:table-cell>
          <table:table-cell table:style-name="ce5" office:value-type="string" calcext:value-type="string">
            <text:p>0.0038120874705880325</text:p>
          </table:table-cell>
          <table:table-cell table:style-name="ce5" office:value-type="string" calcext:value-type="string">
            <text:p>0.00275256428571435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06</text:p>
          </table:table-cell>
          <table:table-cell table:style-name="ce5" office:value-type="string" calcext:value-type="string">
            <text:p>0.002508144705882176</text:p>
          </table:table-cell>
          <table:table-cell table:style-name="ce5" office:value-type="string" calcext:value-type="string">
            <text:p>0.0047839042857144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9993</text:p>
          </table:table-cell>
          <table:table-cell table:style-name="ce5" office:value-type="string" calcext:value-type="string">
            <text:p>0.0006361260588234052</text:p>
          </table:table-cell>
          <table:table-cell table:style-name="ce5" office:value-type="string" calcext:value-type="string">
            <text:p>-0.000286344285714112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3387</text:p>
          </table:table-cell>
          <table:table-cell table:style-name="ce5" office:value-type="string" calcext:value-type="string">
            <text:p>-0.001545498705882331</text:p>
          </table:table-cell>
          <table:table-cell table:style-name="ce5" office:value-type="string" calcext:value-type="string">
            <text:p>0.00156117000000011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19999</text:p>
          </table:table-cell>
          <table:table-cell table:style-name="ce5" office:value-type="string" calcext:value-type="string">
            <text:p>-0.0027530053529411513</text:p>
          </table:table-cell>
          <table:table-cell table:style-name="ce5" office:value-type="string" calcext:value-type="string">
            <text:p>0.003778947142857258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</text:p>
          </table:table-cell>
          <table:table-cell table:style-name="ce5" office:value-type="string" calcext:value-type="string">
            <text:p>-0.00400865023529412</text:p>
          </table:table-cell>
          <table:table-cell table:style-name="ce5" office:value-type="string" calcext:value-type="string">
            <text:p>0.001567717142857305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904598</text:p>
          </table:table-cell>
          <table:table-cell table:style-name="ce5" office:value-type="string" calcext:value-type="string">
            <text:p>-0.0070331962058823305</text:p>
          </table:table-cell>
          <table:table-cell table:style-name="ce5" office:value-type="string" calcext:value-type="string">
            <text:p>0.002589282857142993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6963</text:p>
          </table:table-cell>
          <table:table-cell table:style-name="ce5" office:value-type="string" calcext:value-type="string">
            <text:p>-0.00973410755882348</text:p>
          </table:table-cell>
          <table:table-cell table:style-name="ce5" office:value-type="string" calcext:value-type="string">
            <text:p>0.00402714285714300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78527</text:p>
          </table:table-cell>
          <table:table-cell table:style-name="ce5" office:value-type="string" calcext:value-type="string">
            <text:p>-0.011139572029411848</text:p>
          </table:table-cell>
          <table:table-cell table:style-name="ce5" office:value-type="string" calcext:value-type="string">
            <text:p>0.0041476800000002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4</text:p>
          </table:table-cell>
          <table:table-cell table:style-name="ce5" office:value-type="string" calcext:value-type="string">
            <text:p>-0.013452858470588247</text:p>
          </table:table-cell>
          <table:table-cell table:style-name="ce5" office:value-type="string" calcext:value-type="string">
            <text:p>0.00419053714285733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641252</text:p>
          </table:table-cell>
          <table:table-cell table:style-name="ce5" office:value-type="string" calcext:value-type="string">
            <text:p>-0.015497841441176552</text:p>
          </table:table-cell>
          <table:table-cell table:style-name="ce5" office:value-type="string" calcext:value-type="string">
            <text:p>-0.00707402857142835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099412</text:p>
          </table:table-cell>
          <table:table-cell table:style-name="ce5" office:value-type="string" calcext:value-type="string">
            <text:p>-0.01626431529411776</text:p>
          </table:table-cell>
          <table:table-cell table:style-name="ce5" office:value-type="string" calcext:value-type="string">
            <text:p>0.00560570142857164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39996</text:p>
          </table:table-cell>
          <table:table-cell table:style-name="ce5" office:value-type="string" calcext:value-type="string">
            <text:p>-0.015427419647058849</text:p>
          </table:table-cell>
          <table:table-cell table:style-name="ce5" office:value-type="string" calcext:value-type="string">
            <text:p>0.000823248571428791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99996</text:p>
          </table:table-cell>
          <table:table-cell table:style-name="ce5" office:value-type="string" calcext:value-type="string">
            <text:p>-0.015041549852941205</text:p>
          </table:table-cell>
          <table:table-cell table:style-name="ce5" office:value-type="string" calcext:value-type="string">
            <text:p>-0.00112687571428549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9996</text:p>
          </table:table-cell>
          <table:table-cell table:style-name="ce5" office:value-type="string" calcext:value-type="string">
            <text:p>-0.01329556235294116</text:p>
          </table:table-cell>
          <table:table-cell table:style-name="ce5" office:value-type="string" calcext:value-type="string">
            <text:p>-0.00972916428571407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99992</text:p>
          </table:table-cell>
          <table:table-cell table:style-name="ce5" office:value-type="string" calcext:value-type="string">
            <text:p>-0.01122856429411756</text:p>
          </table:table-cell>
          <table:table-cell table:style-name="ce5" office:value-type="string" calcext:value-type="string">
            <text:p>-0.006178228571428301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5" office:value-type="string" calcext:value-type="string">
            <text:p>-0.008004586647058776</text:p>
          </table:table-cell>
          <table:table-cell table:style-name="ce5" office:value-type="string" calcext:value-type="string">
            <text:p>0.00414189714285745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50002</text:p>
          </table:table-cell>
          <table:table-cell table:style-name="ce5" office:value-type="string" calcext:value-type="string">
            <text:p>-0.0066954912941175615</text:p>
          </table:table-cell>
          <table:table-cell table:style-name="ce5" office:value-type="string" calcext:value-type="string">
            <text:p>0.000157968571428912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82849</text:p>
          </table:table-cell>
          <table:table-cell table:style-name="ce5" office:value-type="string" calcext:value-type="string">
            <text:p>-0.00673413144117635</text:p>
          </table:table-cell>
          <table:table-cell table:style-name="ce5" office:value-type="string" calcext:value-type="string">
            <text:p>0.00275305857142887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9991</text:p>
          </table:table-cell>
          <table:table-cell table:style-name="ce5" office:value-type="string" calcext:value-type="string">
            <text:p>-0.006321639764705733</text:p>
          </table:table-cell>
          <table:table-cell table:style-name="ce5" office:value-type="string" calcext:value-type="string">
            <text:p>0.000524454285714626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999998</text:p>
          </table:table-cell>
          <table:table-cell table:style-name="ce5" office:value-type="string" calcext:value-type="string">
            <text:p>-0.005363902029411671</text:p>
          </table:table-cell>
          <table:table-cell table:style-name="ce5" office:value-type="string" calcext:value-type="string">
            <text:p>-0.000904039999999661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41871</text:p>
          </table:table-cell>
          <table:table-cell table:style-name="ce5" office:value-type="string" calcext:value-type="string">
            <text:p>-0.004465795058823385</text:p>
          </table:table-cell>
          <table:table-cell table:style-name="ce5" office:value-type="string" calcext:value-type="string">
            <text:p>-0.00574955571428548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38489</text:p>
          </table:table-cell>
          <table:table-cell table:style-name="ce5" office:value-type="string" calcext:value-type="string">
            <text:p>-0.003568994470588005</text:p>
          </table:table-cell>
          <table:table-cell table:style-name="ce5" office:value-type="string" calcext:value-type="string">
            <text:p>-0.0030475099999998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8886</text:p>
          </table:table-cell>
          <table:table-cell table:style-name="ce5" office:value-type="string" calcext:value-type="string">
            <text:p>-0.0021813897352939704</text:p>
          </table:table-cell>
          <table:table-cell table:style-name="ce5" office:value-type="string" calcext:value-type="string">
            <text:p>0.000425501428571617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44551</text:p>
          </table:table-cell>
          <table:table-cell table:style-name="ce5" office:value-type="string" calcext:value-type="string">
            <text:p>-0.0021264061176468063</text:p>
          </table:table-cell>
          <table:table-cell table:style-name="ce5" office:value-type="string" calcext:value-type="string">
            <text:p>0.00629050142857162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000043</text:p>
          </table:table-cell>
          <table:table-cell table:style-name="ce5" office:value-type="string" calcext:value-type="string">
            <text:p>-0.00362272997058799</text:p>
          </table:table-cell>
          <table:table-cell table:style-name="ce5" office:value-type="string" calcext:value-type="string">
            <text:p>0.00425609714285735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099992</text:p>
          </table:table-cell>
          <table:table-cell table:style-name="ce5" office:value-type="string" calcext:value-type="string">
            <text:p>-0.008114426499999716</text:p>
          </table:table-cell>
          <table:table-cell table:style-name="ce5" office:value-type="string" calcext:value-type="string">
            <text:p>0.00750799000000024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00001</text:p>
          </table:table-cell>
          <table:table-cell table:style-name="ce5" office:value-type="string" calcext:value-type="string">
            <text:p>-0.013061433852940951</text:p>
          </table:table-cell>
          <table:table-cell table:style-name="ce5" office:value-type="string" calcext:value-type="string">
            <text:p>0.0075833842857145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537253</text:p>
          </table:table-cell>
          <table:table-cell table:style-name="ce5" office:value-type="string" calcext:value-type="string">
            <text:p>-0.018094775617646885</text:p>
          </table:table-cell>
          <table:table-cell table:style-name="ce5" office:value-type="string" calcext:value-type="string">
            <text:p>0.0105752028571431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02</text:p>
          </table:table-cell>
          <table:table-cell table:style-name="ce5" office:value-type="string" calcext:value-type="string">
            <text:p>-0.02222762349999985</text:p>
          </table:table-cell>
          <table:table-cell table:style-name="ce5" office:value-type="string" calcext:value-type="string">
            <text:p>0.0072993928571430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787421</text:p>
          </table:table-cell>
          <table:table-cell table:style-name="ce5" office:value-type="string" calcext:value-type="string">
            <text:p>-0.02515201455882332</text:p>
          </table:table-cell>
          <table:table-cell table:style-name="ce5" office:value-type="string" calcext:value-type="string">
            <text:p>0.00144383285714311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863338</text:p>
          </table:table-cell>
          <table:table-cell table:style-name="ce5" office:value-type="string" calcext:value-type="string">
            <text:p>-0.02388555447058799</text:p>
          </table:table-cell>
          <table:table-cell table:style-name="ce5" office:value-type="string" calcext:value-type="string">
            <text:p>-0.01272577285714260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30009</text:p>
          </table:table-cell>
          <table:table-cell table:style-name="ce5" office:value-type="string" calcext:value-type="string">
            <text:p>-0.02097997073529384</text:p>
          </table:table-cell>
          <table:table-cell table:style-name="ce5" office:value-type="string" calcext:value-type="string">
            <text:p>-0.000396061428571181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17425721941176198</text:p>
          </table:table-cell>
          <table:table-cell table:style-name="ce5" office:value-type="string" calcext:value-type="string">
            <text:p>-0.0061380028571425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72</text:p>
          </table:table-cell>
          <table:table-cell table:style-name="ce5" office:value-type="string" calcext:value-type="string">
            <text:p>-0.014269100441176186</text:p>
          </table:table-cell>
          <table:table-cell table:style-name="ce5" office:value-type="string" calcext:value-type="string">
            <text:p>-0.00146175142857118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11576317735293828</text:p>
          </table:table-cell>
          <table:table-cell table:style-name="ce5" office:value-type="string" calcext:value-type="string">
            <text:p>-0.00207590571428545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181629</text:p>
          </table:table-cell>
          <table:table-cell table:style-name="ce5" office:value-type="string" calcext:value-type="string">
            <text:p>-0.010040892382352673</text:p>
          </table:table-cell>
          <table:table-cell table:style-name="ce5" office:value-type="string" calcext:value-type="string">
            <text:p>0.0009313342857144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050001</text:p>
          </table:table-cell>
          <table:table-cell table:style-name="ce5" office:value-type="string" calcext:value-type="string">
            <text:p>-0.009024389588235038</text:p>
          </table:table-cell>
          <table:table-cell table:style-name="ce5" office:value-type="string" calcext:value-type="string">
            <text:p>0.00224193000000016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904345</text:p>
          </table:table-cell>
          <table:table-cell table:style-name="ce5" office:value-type="string" calcext:value-type="string">
            <text:p>-0.00884993502941156</text:p>
          </table:table-cell>
          <table:table-cell table:style-name="ce5" office:value-type="string" calcext:value-type="string">
            <text:p>0.002183268571428809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5" office:value-type="string" calcext:value-type="string">
            <text:p>-0.0091087013235292</text:p>
          </table:table-cell>
          <table:table-cell table:style-name="ce5" office:value-type="string" calcext:value-type="string">
            <text:p>0.00294050428571446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426728</text:p>
          </table:table-cell>
          <table:table-cell table:style-name="ce5" office:value-type="string" calcext:value-type="string">
            <text:p>-0.009788403735293882</text:p>
          </table:table-cell>
          <table:table-cell table:style-name="ce5" office:value-type="string" calcext:value-type="string">
            <text:p>0.001302211428571620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9</text:p>
          </table:table-cell>
          <table:table-cell table:style-name="ce5" office:value-type="string" calcext:value-type="string">
            <text:p>-0.009992477294117397</text:p>
          </table:table-cell>
          <table:table-cell table:style-name="ce5" office:value-type="string" calcext:value-type="string">
            <text:p>0.000141034285714547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30004</text:p>
          </table:table-cell>
          <table:table-cell table:style-name="ce5" office:value-type="string" calcext:value-type="string">
            <text:p>-0.009198768852940853</text:p>
          </table:table-cell>
          <table:table-cell table:style-name="ce5" office:value-type="string" calcext:value-type="string">
            <text:p>-0.001074702857142617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847401117647023</text:p>
          </table:table-cell>
          <table:table-cell table:style-name="ce5" office:value-type="string" calcext:value-type="string">
            <text:p>-0.002570939999999799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89995</text:p>
          </table:table-cell>
          <table:table-cell table:style-name="ce5" office:value-type="string" calcext:value-type="string">
            <text:p>-0.007182345058823203</text:p>
          </table:table-cell>
          <table:table-cell table:style-name="ce5" office:value-type="string" calcext:value-type="string">
            <text:p>-0.00693222285714262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226155</text:p>
          </table:table-cell>
          <table:table-cell table:style-name="ce5" office:value-type="string" calcext:value-type="string">
            <text:p>-0.005689340117646713</text:p>
          </table:table-cell>
          <table:table-cell table:style-name="ce5" office:value-type="string" calcext:value-type="string">
            <text:p>0.002240768571428797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219999</text:p>
          </table:table-cell>
          <table:table-cell table:style-name="ce5" office:value-type="string" calcext:value-type="string">
            <text:p>-0.004654114941176124</text:p>
          </table:table-cell>
          <table:table-cell table:style-name="ce5" office:value-type="string" calcext:value-type="string">
            <text:p>0.0010408100000002252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-0.004167220764705548</text:p>
          </table:table-cell>
          <table:table-cell table:style-name="ce5" office:value-type="string" calcext:value-type="string">
            <text:p>0.00162189571428589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3584155764705499</text:p>
          </table:table-cell>
          <table:table-cell table:style-name="ce5" office:value-type="string" calcext:value-type="string">
            <text:p>0.00138093142857159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99992</text:p>
          </table:table-cell>
          <table:table-cell table:style-name="ce5" office:value-type="string" calcext:value-type="string">
            <text:p>-0.0030681689117643685</text:p>
          </table:table-cell>
          <table:table-cell table:style-name="ce5" office:value-type="string" calcext:value-type="string">
            <text:p>-0.001357451428571243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82399</text:p>
          </table:table-cell>
          <table:table-cell table:style-name="ce5" office:value-type="string" calcext:value-type="string">
            <text:p>-0.002523066999999657</text:p>
          </table:table-cell>
          <table:table-cell table:style-name="ce5" office:value-type="string" calcext:value-type="string">
            <text:p>-0.00125303857142838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20156622058820073</text:p>
          </table:table-cell>
          <table:table-cell table:style-name="ce5" office:value-type="string" calcext:value-type="string">
            <text:p>-0.00146529285714264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5</text:p>
          </table:table-cell>
          <table:table-cell table:style-name="ce5" office:value-type="string" calcext:value-type="string">
            <text:p>-0.0015069317647055103</text:p>
          </table:table-cell>
          <table:table-cell table:style-name="ce5" office:value-type="string" calcext:value-type="string">
            <text:p>0.00120072857142872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999674</text:p>
          </table:table-cell>
          <table:table-cell table:style-name="ce5" office:value-type="string" calcext:value-type="string">
            <text:p>-0.0017788071176466635</text:p>
          </table:table-cell>
          <table:table-cell table:style-name="ce5" office:value-type="string" calcext:value-type="string">
            <text:p>0.00052959857142875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</text:p>
          </table:table-cell>
          <table:table-cell table:style-name="ce5" office:value-type="string" calcext:value-type="string">
            <text:p>-0.0018612039999996166</text:p>
          </table:table-cell>
          <table:table-cell table:style-name="ce5" office:value-type="string" calcext:value-type="string">
            <text:p>0.00063938285714298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129672</text:p>
          </table:table-cell>
          <table:table-cell table:style-name="ce5" office:value-type="string" calcext:value-type="string">
            <text:p>-0.0016037448529407916</text:p>
          </table:table-cell>
          <table:table-cell table:style-name="ce5" office:value-type="string" calcext:value-type="string">
            <text:p>0.0023282042857143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69609</text:p>
          </table:table-cell>
          <table:table-cell table:style-name="ce5" office:value-type="string" calcext:value-type="string">
            <text:p>-0.0011585463235290194</text:p>
          </table:table-cell>
          <table:table-cell table:style-name="ce5" office:value-type="string" calcext:value-type="string">
            <text:p>0.00174295142857161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05704544411760937</text:p>
          </table:table-cell>
          <table:table-cell table:style-name="ce5" office:value-type="string" calcext:value-type="string">
            <text:p>-0.00292628142857126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3682</text:p>
          </table:table-cell>
          <table:table-cell table:style-name="ce5" office:value-type="string" calcext:value-type="string">
            <text:p>0.0020088426176474994</text:p>
          </table:table-cell>
          <table:table-cell table:style-name="ce5" office:value-type="string" calcext:value-type="string">
            <text:p>-0.0041653357142855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352989</text:p>
          </table:table-cell>
          <table:table-cell table:style-name="ce5" office:value-type="string" calcext:value-type="string">
            <text:p>0.004781397117647468</text:p>
          </table:table-cell>
          <table:table-cell table:style-name="ce5" office:value-type="string" calcext:value-type="string">
            <text:p>-0.0041585999999998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</text:p>
          </table:table-cell>
          <table:table-cell table:style-name="ce5" office:value-type="string" calcext:value-type="string">
            <text:p>0.006497112205882727</text:p>
          </table:table-cell>
          <table:table-cell table:style-name="ce5" office:value-type="string" calcext:value-type="string">
            <text:p>-0.00218826714285702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681142</text:p>
          </table:table-cell>
          <table:table-cell table:style-name="ce5" office:value-type="string" calcext:value-type="string">
            <text:p>0.008295639235294472</text:p>
          </table:table-cell>
          <table:table-cell table:style-name="ce5" office:value-type="string" calcext:value-type="string">
            <text:p>-0.0043001885714283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21007</text:p>
          </table:table-cell>
          <table:table-cell table:style-name="ce5" office:value-type="string" calcext:value-type="string">
            <text:p>0.010605969411765115</text:p>
          </table:table-cell>
          <table:table-cell table:style-name="ce5" office:value-type="string" calcext:value-type="string">
            <text:p>0.001836961428571648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74592</text:p>
          </table:table-cell>
          <table:table-cell table:style-name="ce5" office:value-type="string" calcext:value-type="string">
            <text:p>0.011380605617647477</text:p>
          </table:table-cell>
          <table:table-cell table:style-name="ce5" office:value-type="string" calcext:value-type="string">
            <text:p>-0.00075083857142838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15814</text:p>
          </table:table-cell>
          <table:table-cell table:style-name="ce5" office:value-type="string" calcext:value-type="string">
            <text:p>0.012132548470588589</text:p>
          </table:table-cell>
          <table:table-cell table:style-name="ce5" office:value-type="string" calcext:value-type="string">
            <text:p>-0.00616249142857122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29226</text:p>
          </table:table-cell>
          <table:table-cell table:style-name="ce5" office:value-type="string" calcext:value-type="string">
            <text:p>0.012687584058823864</text:p>
          </table:table-cell>
          <table:table-cell table:style-name="ce5" office:value-type="string" calcext:value-type="string">
            <text:p>0.0001331771428573769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39749</text:p>
          </table:table-cell>
          <table:table-cell table:style-name="ce5" office:value-type="string" calcext:value-type="string">
            <text:p>0.012836036911765047</text:p>
          </table:table-cell>
          <table:table-cell table:style-name="ce5" office:value-type="string" calcext:value-type="string">
            <text:p>0.00140788428571453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31897</text:p>
          </table:table-cell>
          <table:table-cell table:style-name="ce5" office:value-type="string" calcext:value-type="string">
            <text:p>0.0121888410294122</text:p>
          </table:table-cell>
          <table:table-cell table:style-name="ce5" office:value-type="string" calcext:value-type="string">
            <text:p>0.00232673857142884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11888472441176912</text:p>
          </table:table-cell>
          <table:table-cell table:style-name="ce5" office:value-type="string" calcext:value-type="string">
            <text:p>-0.00171655285714267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01371</text:p>
          </table:table-cell>
          <table:table-cell table:style-name="ce5" office:value-type="string" calcext:value-type="string">
            <text:p>0.011379797117647528</text:p>
          </table:table-cell>
          <table:table-cell table:style-name="ce5" office:value-type="string" calcext:value-type="string">
            <text:p>-0.002697238571428395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61026</text:p>
          </table:table-cell>
          <table:table-cell table:style-name="ce5" office:value-type="string" calcext:value-type="string">
            <text:p>0.012146132235294593</text:p>
          </table:table-cell>
          <table:table-cell table:style-name="ce5" office:value-type="string" calcext:value-type="string">
            <text:p>0.000713085714285910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29605</text:p>
          </table:table-cell>
          <table:table-cell table:style-name="ce5" office:value-type="string" calcext:value-type="string">
            <text:p>0.013129789794118218</text:p>
          </table:table-cell>
          <table:table-cell table:style-name="ce5" office:value-type="string" calcext:value-type="string">
            <text:p>-0.00067084999999977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131896</text:p>
          </table:table-cell>
          <table:table-cell table:style-name="ce5" office:value-type="string" calcext:value-type="string">
            <text:p>0.014230759735294696</text:p>
          </table:table-cell>
          <table:table-cell table:style-name="ce5" office:value-type="string" calcext:value-type="string">
            <text:p>-0.0039936342857140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47522</text:p>
          </table:table-cell>
          <table:table-cell table:style-name="ce5" office:value-type="string" calcext:value-type="string">
            <text:p>0.01490089655882404</text:p>
          </table:table-cell>
          <table:table-cell table:style-name="ce5" office:value-type="string" calcext:value-type="string">
            <text:p>-0.0041338857142854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001</text:p>
          </table:table-cell>
          <table:table-cell table:style-name="ce5" office:value-type="string" calcext:value-type="string">
            <text:p>0.015099244000000567</text:p>
          </table:table-cell>
          <table:table-cell table:style-name="ce5" office:value-type="string" calcext:value-type="string">
            <text:p>0.00193666000000014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132</text:p>
          </table:table-cell>
          <table:table-cell table:style-name="ce5" office:value-type="string" calcext:value-type="string">
            <text:p>0.014412286058824053</text:p>
          </table:table-cell>
          <table:table-cell table:style-name="ce5" office:value-type="string" calcext:value-type="string">
            <text:p>0.0021491357142858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332</text:p>
          </table:table-cell>
          <table:table-cell table:style-name="ce5" office:value-type="string" calcext:value-type="string">
            <text:p>0.013245883323529883</text:p>
          </table:table-cell>
          <table:table-cell table:style-name="ce5" office:value-type="string" calcext:value-type="string">
            <text:p>0.00569783285714303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79483</text:p>
          </table:table-cell>
          <table:table-cell table:style-name="ce5" office:value-type="string" calcext:value-type="string">
            <text:p>0.011909582088235782</text:p>
          </table:table-cell>
          <table:table-cell table:style-name="ce5" office:value-type="string" calcext:value-type="string">
            <text:p>-0.0031722742857140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66705</text:p>
          </table:table-cell>
          <table:table-cell table:style-name="ce5" office:value-type="string" calcext:value-type="string">
            <text:p>0.010511394000000507</text:p>
          </table:table-cell>
          <table:table-cell table:style-name="ce5" office:value-type="string" calcext:value-type="string">
            <text:p>0.00072907714285730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8</text:p>
          </table:table-cell>
          <table:table-cell table:style-name="ce5" office:value-type="string" calcext:value-type="string">
            <text:p>0.008776900529412324</text:p>
          </table:table-cell>
          <table:table-cell table:style-name="ce5" office:value-type="string" calcext:value-type="string">
            <text:p>0.000543985714285877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16499</text:p>
          </table:table-cell>
          <table:table-cell table:style-name="ce5" office:value-type="string" calcext:value-type="string">
            <text:p>0.007941241500000529</text:p>
          </table:table-cell>
          <table:table-cell table:style-name="ce5" office:value-type="string" calcext:value-type="string">
            <text:p>0.00060830428571451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50056</text:p>
          </table:table-cell>
          <table:table-cell table:style-name="ce5" office:value-type="string" calcext:value-type="string">
            <text:p>0.007323265794118239</text:p>
          </table:table-cell>
          <table:table-cell table:style-name="ce5" office:value-type="string" calcext:value-type="string">
            <text:p>0.003998568571428829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0.007117242000000523</text:p>
          </table:table-cell>
          <table:table-cell table:style-name="ce5" office:value-type="string" calcext:value-type="string">
            <text:p>-0.006227325714285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9976</text:p>
          </table:table-cell>
          <table:table-cell table:style-name="ce5" office:value-type="string" calcext:value-type="string">
            <text:p>0.007696375941176947</text:p>
          </table:table-cell>
          <table:table-cell table:style-name="ce5" office:value-type="string" calcext:value-type="string">
            <text:p>-0.00390388428571403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008601</text:p>
          </table:table-cell>
          <table:table-cell table:style-name="ce5" office:value-type="string" calcext:value-type="string">
            <text:p>0.009006697588235857</text:p>
          </table:table-cell>
          <table:table-cell table:style-name="ce5" office:value-type="string" calcext:value-type="string">
            <text:p>-0.0030090628571425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9995</text:p>
          </table:table-cell>
          <table:table-cell table:style-name="ce5" office:value-type="string" calcext:value-type="string">
            <text:p>0.009699417441177083</text:p>
          </table:table-cell>
          <table:table-cell table:style-name="ce5" office:value-type="string" calcext:value-type="string">
            <text:p>-0.001149621428571112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00004</text:p>
          </table:table-cell>
          <table:table-cell table:style-name="ce5" office:value-type="string" calcext:value-type="string">
            <text:p>0.009450565205882888</text:p>
          </table:table-cell>
          <table:table-cell table:style-name="ce5" office:value-type="string" calcext:value-type="string">
            <text:p>0.00360695571428604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76701</text:p>
          </table:table-cell>
          <table:table-cell table:style-name="ce5" office:value-type="string" calcext:value-type="string">
            <text:p>0.008437776735294666</text:p>
          </table:table-cell>
          <table:table-cell table:style-name="ce5" office:value-type="string" calcext:value-type="string">
            <text:p>0.00094928428571455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32798</text:p>
          </table:table-cell>
          <table:table-cell table:style-name="ce5" office:value-type="string" calcext:value-type="string">
            <text:p>0.0071938277352946445</text:p>
          </table:table-cell>
          <table:table-cell table:style-name="ce5" office:value-type="string" calcext:value-type="string">
            <text:p>0.00206018857142881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26371</text:p>
          </table:table-cell>
          <table:table-cell table:style-name="ce5" office:value-type="string" calcext:value-type="string">
            <text:p>0.005799047647059352</text:p>
          </table:table-cell>
          <table:table-cell table:style-name="ce5" office:value-type="string" calcext:value-type="string">
            <text:p>0.000365027142857354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037583</text:p>
          </table:table-cell>
          <table:table-cell table:style-name="ce5" office:value-type="string" calcext:value-type="string">
            <text:p>0.00620310791176526</text:p>
          </table:table-cell>
          <table:table-cell table:style-name="ce5" office:value-type="string" calcext:value-type="string">
            <text:p>-0.00326003571428545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05994</text:p>
          </table:table-cell>
          <table:table-cell table:style-name="ce5" office:value-type="string" calcext:value-type="string">
            <text:p>0.006025269911765219</text:p>
          </table:table-cell>
          <table:table-cell table:style-name="ce5" office:value-type="string" calcext:value-type="string">
            <text:p>-0.00163219857142832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68079</text:p>
          </table:table-cell>
          <table:table-cell table:style-name="ce5" office:value-type="string" calcext:value-type="string">
            <text:p>0.005097622970588744</text:p>
          </table:table-cell>
          <table:table-cell table:style-name="ce5" office:value-type="string" calcext:value-type="string">
            <text:p>-0.0031684914285711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42015</text:p>
          </table:table-cell>
          <table:table-cell table:style-name="ce5" office:value-type="string" calcext:value-type="string">
            <text:p>0.0041791029117652645</text:p>
          </table:table-cell>
          <table:table-cell table:style-name="ce5" office:value-type="string" calcext:value-type="string">
            <text:p>0.00013579428571447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24145</text:p>
          </table:table-cell>
          <table:table-cell table:style-name="ce5" office:value-type="string" calcext:value-type="string">
            <text:p>0.003486075029412228</text:p>
          </table:table-cell>
          <table:table-cell table:style-name="ce5" office:value-type="string" calcext:value-type="string">
            <text:p>0.0123229942857144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86665</text:p>
          </table:table-cell>
          <table:table-cell table:style-name="ce5" office:value-type="string" calcext:value-type="string">
            <text:p>0.0011691706176474304</text:p>
          </table:table-cell>
          <table:table-cell table:style-name="ce5" office:value-type="string" calcext:value-type="string">
            <text:p>-0.003784134285714113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539344</text:p>
          </table:table-cell>
          <table:table-cell table:style-name="ce5" office:value-type="string" calcext:value-type="string">
            <text:p>-0.0009530810588231353</text:p>
          </table:table-cell>
          <table:table-cell table:style-name="ce5" office:value-type="string" calcext:value-type="string">
            <text:p>0.002675325714285914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59599</text:p>
          </table:table-cell>
          <table:table-cell table:style-name="ce5" office:value-type="string" calcext:value-type="string">
            <text:p>-0.00230199788235258</text:p>
          </table:table-cell>
          <table:table-cell table:style-name="ce5" office:value-type="string" calcext:value-type="string">
            <text:p>0.00066894857142879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93134</text:p>
          </table:table-cell>
          <table:table-cell table:style-name="ce5" office:value-type="string" calcext:value-type="string">
            <text:p>-0.003619498911764385</text:p>
          </table:table-cell>
          <table:table-cell table:style-name="ce5" office:value-type="string" calcext:value-type="string">
            <text:p>0.00365147714285735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63816</text:p>
          </table:table-cell>
          <table:table-cell table:style-name="ce5" office:value-type="string" calcext:value-type="string">
            <text:p>-0.004511502529411404</text:p>
          </table:table-cell>
          <table:table-cell table:style-name="ce5" office:value-type="string" calcext:value-type="string">
            <text:p>0.00242562428571452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01812</text:p>
          </table:table-cell>
          <table:table-cell table:style-name="ce5" office:value-type="string" calcext:value-type="string">
            <text:p>-0.00575374988235261</text:p>
          </table:table-cell>
          <table:table-cell table:style-name="ce5" office:value-type="string" calcext:value-type="string">
            <text:p>-0.0055615814285712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27</text:p>
          </table:table-cell>
          <table:table-cell table:style-name="ce5" office:value-type="string" calcext:value-type="string">
            <text:p>-0.006296810264705521</text:p>
          </table:table-cell>
          <table:table-cell table:style-name="ce5" office:value-type="string" calcext:value-type="string">
            <text:p>-0.001424538571428379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0191</text:p>
          </table:table-cell>
          <table:table-cell table:style-name="ce5" office:value-type="string" calcext:value-type="string">
            <text:p>-0.006195182852940795</text:p>
          </table:table-cell>
          <table:table-cell table:style-name="ce5" office:value-type="string" calcext:value-type="string">
            <text:p>0.004491488571428781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-0.006051518823529056</text:p>
          </table:table-cell>
          <table:table-cell table:style-name="ce5" office:value-type="string" calcext:value-type="string">
            <text:p>0.00168308571428588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0082</text:p>
          </table:table-cell>
          <table:table-cell table:style-name="ce5" office:value-type="string" calcext:value-type="string">
            <text:p>-0.005754139147058468</text:p>
          </table:table-cell>
          <table:table-cell table:style-name="ce5" office:value-type="string" calcext:value-type="string">
            <text:p>0.000748070000000156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60192</text:p>
          </table:table-cell>
          <table:table-cell table:style-name="ce5" office:value-type="string" calcext:value-type="string">
            <text:p>-0.005265300705881992</text:p>
          </table:table-cell>
          <table:table-cell table:style-name="ce5" office:value-type="string" calcext:value-type="string">
            <text:p>-0.00652298999999989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7079</text:p>
          </table:table-cell>
          <table:table-cell table:style-name="ce5" office:value-type="string" calcext:value-type="string">
            <text:p>-0.003778433588234875</text:p>
          </table:table-cell>
          <table:table-cell table:style-name="ce5" office:value-type="string" calcext:value-type="string">
            <text:p>-0.0000400271428570020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-0.002020733176470224</text:p>
          </table:table-cell>
          <table:table-cell table:style-name="ce5" office:value-type="string" calcext:value-type="string">
            <text:p>-0.001696491428571256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14561</text:p>
          </table:table-cell>
          <table:table-cell table:style-name="ce5" office:value-type="string" calcext:value-type="string">
            <text:p>-0.0004122837352937281</text:p>
          </table:table-cell>
          <table:table-cell table:style-name="ce5" office:value-type="string" calcext:value-type="string">
            <text:p>-0.00267361571428559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819</text:p>
          </table:table-cell>
          <table:table-cell table:style-name="ce5" office:value-type="string" calcext:value-type="string">
            <text:p>0.00004483682352979246</text:p>
          </table:table-cell>
          <table:table-cell table:style-name="ce5" office:value-type="string" calcext:value-type="string">
            <text:p>0.00026790000000009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02128</text:p>
          </table:table-cell>
          <table:table-cell table:style-name="ce5" office:value-type="string" calcext:value-type="string">
            <text:p>0.00008601011764736155</text:p>
          </table:table-cell>
          <table:table-cell table:style-name="ce5" office:value-type="string" calcext:value-type="string">
            <text:p>0.0026337300000001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99927</text:p>
          </table:table-cell>
          <table:table-cell table:style-name="ce5" office:value-type="string" calcext:value-type="string">
            <text:p>-0.00027307888235256206</text:p>
          </table:table-cell>
          <table:table-cell table:style-name="ce5" office:value-type="string" calcext:value-type="string">
            <text:p>0.00334887571428588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36953</text:p>
          </table:table-cell>
          <table:table-cell table:style-name="ce5" office:value-type="string" calcext:value-type="string">
            <text:p>-0.0015205770588231915</text:p>
          </table:table-cell>
          <table:table-cell table:style-name="ce5" office:value-type="string" calcext:value-type="string">
            <text:p>0.003670541428571538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584361</text:p>
          </table:table-cell>
          <table:table-cell table:style-name="ce5" office:value-type="string" calcext:value-type="string">
            <text:p>-0.0019997275294114103</text:p>
          </table:table-cell>
          <table:table-cell table:style-name="ce5" office:value-type="string" calcext:value-type="string">
            <text:p>-0.0042093285714285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99999</text:p>
          </table:table-cell>
          <table:table-cell table:style-name="ce5" office:value-type="string" calcext:value-type="string">
            <text:p>-0.0011884529117642817</text:p>
          </table:table-cell>
          <table:table-cell table:style-name="ce5" office:value-type="string" calcext:value-type="string">
            <text:p>-0.00400704714285704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-0.0008648236470584214</text:p>
          </table:table-cell>
          <table:table-cell table:style-name="ce5" office:value-type="string" calcext:value-type="string">
            <text:p>0.0004203157142858016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-0.0011786357941171999</text:p>
          </table:table-cell>
          <table:table-cell table:style-name="ce5" office:value-type="string" calcext:value-type="string">
            <text:p>-0.0066638528571428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123128</text:p>
          </table:table-cell>
          <table:table-cell table:style-name="ce5" office:value-type="string" calcext:value-type="string">
            <text:p>-0.0018316370882348054</text:p>
          </table:table-cell>
          <table:table-cell table:style-name="ce5" office:value-type="string" calcext:value-type="string">
            <text:p>0.0159230842857143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13076</text:p>
          </table:table-cell>
          <table:table-cell table:style-name="ce5" office:value-type="string" calcext:value-type="string">
            <text:p>-0.003221161264705341</text:p>
          </table:table-cell>
          <table:table-cell table:style-name="ce5" office:value-type="string" calcext:value-type="string">
            <text:p>0.0062035371428570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34081</text:p>
          </table:table-cell>
          <table:table-cell table:style-name="ce5" office:value-type="string" calcext:value-type="string">
            <text:p>-0.0037136785882347922</text:p>
          </table:table-cell>
          <table:table-cell table:style-name="ce5" office:value-type="string" calcext:value-type="string">
            <text:p>-0.00593520714285722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662617</text:p>
          </table:table-cell>
          <table:table-cell table:style-name="ce5" office:value-type="string" calcext:value-type="string">
            <text:p>-0.003237856941175954</text:p>
          </table:table-cell>
          <table:table-cell table:style-name="ce5" office:value-type="string" calcext:value-type="string">
            <text:p>-0.00318985857142861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07899</text:p>
          </table:table-cell>
          <table:table-cell table:style-name="ce5" office:value-type="string" calcext:value-type="string">
            <text:p>-0.002435211588234787</text:p>
          </table:table-cell>
          <table:table-cell table:style-name="ce5" office:value-type="string" calcext:value-type="string">
            <text:p>-0.0069698642857142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49999</text:p>
          </table:table-cell>
          <table:table-cell table:style-name="ce5" office:value-type="string" calcext:value-type="string">
            <text:p>0.00004802797058872654</text:p>
          </table:table-cell>
          <table:table-cell table:style-name="ce5" office:value-type="string" calcext:value-type="string">
            <text:p>0.00157247428571433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8054</text:p>
          </table:table-cell>
          <table:table-cell table:style-name="ce5" office:value-type="string" calcext:value-type="string">
            <text:p>0.0016175754117653263</text:p>
          </table:table-cell>
          <table:table-cell table:style-name="ce5" office:value-type="string" calcext:value-type="string">
            <text:p>0.001499590000000050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74644</text:p>
          </table:table-cell>
          <table:table-cell table:style-name="ce5" office:value-type="string" calcext:value-type="string">
            <text:p>0.000986648470588769</text:p>
          </table:table-cell>
          <table:table-cell table:style-name="ce5" office:value-type="string" calcext:value-type="string">
            <text:p>-0.0057172157142856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22785</text:p>
          </table:table-cell>
          <table:table-cell table:style-name="ce5" office:value-type="string" calcext:value-type="string">
            <text:p>0.0006741532647064896</text:p>
          </table:table-cell>
          <table:table-cell table:style-name="ce5" office:value-type="string" calcext:value-type="string">
            <text:p>0.00357887714285731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34021</text:p>
          </table:table-cell>
          <table:table-cell table:style-name="ce5" office:value-type="string" calcext:value-type="string">
            <text:p>0.0009433600588242275</text:p>
          </table:table-cell>
          <table:table-cell table:style-name="ce5" office:value-type="string" calcext:value-type="string">
            <text:p>0.00242853428571443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73249</text:p>
          </table:table-cell>
          <table:table-cell table:style-name="ce5" office:value-type="string" calcext:value-type="string">
            <text:p>-0.0010808268823522815</text:p>
          </table:table-cell>
          <table:table-cell table:style-name="ce5" office:value-type="string" calcext:value-type="string">
            <text:p>0.0036081814285715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530331</text:p>
          </table:table-cell>
          <table:table-cell table:style-name="ce5" office:value-type="string" calcext:value-type="string">
            <text:p>-0.004228358999999293</text:p>
          </table:table-cell>
          <table:table-cell table:style-name="ce5" office:value-type="string" calcext:value-type="string">
            <text:p>0.00434203571428576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531977</text:p>
          </table:table-cell>
          <table:table-cell table:style-name="ce5" office:value-type="string" calcext:value-type="string">
            <text:p>-0.007938976352940497</text:p>
          </table:table-cell>
          <table:table-cell table:style-name="ce5" office:value-type="string" calcext:value-type="string">
            <text:p>0.00899204857142860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38</text:p>
          </table:table-cell>
          <table:table-cell table:style-name="ce5" office:value-type="string" calcext:value-type="string">
            <text:p>-0.012144524264705248</text:p>
          </table:table-cell>
          <table:table-cell table:style-name="ce5" office:value-type="string" calcext:value-type="string">
            <text:p>0.01041591428571436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85</text:p>
          </table:table-cell>
          <table:table-cell table:style-name="ce5" office:value-type="string" calcext:value-type="string">
            <text:p>-0.017138442411764043</text:p>
          </table:table-cell>
          <table:table-cell table:style-name="ce5" office:value-type="string" calcext:value-type="string">
            <text:p>0.00055768571428577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019999</text:p>
          </table:table-cell>
          <table:table-cell table:style-name="ce5" office:value-type="string" calcext:value-type="string">
            <text:p>-0.022217960764705225</text:p>
          </table:table-cell>
          <table:table-cell table:style-name="ce5" office:value-type="string" calcext:value-type="string">
            <text:p>0.00713248571428581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790196</text:p>
          </table:table-cell>
          <table:table-cell table:style-name="ce5" office:value-type="string" calcext:value-type="string">
            <text:p>-0.02540971797058761</text:p>
          </table:table-cell>
          <table:table-cell table:style-name="ce5" office:value-type="string" calcext:value-type="string">
            <text:p>0.00164012428571436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353446</text:p>
          </table:table-cell>
          <table:table-cell table:style-name="ce5" office:value-type="string" calcext:value-type="string">
            <text:p>-0.027020886852940573</text:p>
          </table:table-cell>
          <table:table-cell table:style-name="ce5" office:value-type="string" calcext:value-type="string">
            <text:p>0.0031486442857143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93678</text:p>
          </table:table-cell>
          <table:table-cell table:style-name="ce5" office:value-type="string" calcext:value-type="string">
            <text:p>-0.02832757438235234</text:p>
          </table:table-cell>
          <table:table-cell table:style-name="ce5" office:value-type="string" calcext:value-type="string">
            <text:p>0.00075814857142858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93675</text:p>
          </table:table-cell>
          <table:table-cell table:style-name="ce5" office:value-type="string" calcext:value-type="string">
            <text:p>-0.028488844294117077</text:p>
          </table:table-cell>
          <table:table-cell table:style-name="ce5" office:value-type="string" calcext:value-type="string">
            <text:p>-0.00605857285714278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203919</text:p>
          </table:table-cell>
          <table:table-cell table:style-name="ce5" office:value-type="string" calcext:value-type="string">
            <text:p>-0.02800651517646996</text:p>
          </table:table-cell>
          <table:table-cell table:style-name="ce5" office:value-type="string" calcext:value-type="string">
            <text:p>0.00475208428571433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5" office:value-type="string" calcext:value-type="string">
            <text:p>-0.029949215235293536</text:p>
          </table:table-cell>
          <table:table-cell table:style-name="ce5" office:value-type="string" calcext:value-type="string">
            <text:p>0.004741727142857088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" office:value-type="string" calcext:value-type="string">
            <text:p>-0.033381629970587634</text:p>
          </table:table-cell>
          <table:table-cell table:style-name="ce5" office:value-type="string" calcext:value-type="string">
            <text:p>0.0084583314285713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916601</text:p>
          </table:table-cell>
          <table:table-cell table:style-name="ce5" office:value-type="string" calcext:value-type="string">
            <text:p>-0.03512988326470534</text:p>
          </table:table-cell>
          <table:table-cell table:style-name="ce5" office:value-type="string" calcext:value-type="string">
            <text:p>0.011134865714285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501074</text:p>
          </table:table-cell>
          <table:table-cell table:style-name="ce5" office:value-type="string" calcext:value-type="string">
            <text:p>-0.03761690682352886</text:p>
          </table:table-cell>
          <table:table-cell table:style-name="ce5" office:value-type="string" calcext:value-type="string">
            <text:p>0.00088355142857138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53888</text:p>
          </table:table-cell>
          <table:table-cell table:style-name="ce5" office:value-type="string" calcext:value-type="string">
            <text:p>-0.03813405791176411</text:p>
          </table:table-cell>
          <table:table-cell table:style-name="ce5" office:value-type="string" calcext:value-type="string">
            <text:p>-0.0103630699999999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789772</text:p>
          </table:table-cell>
          <table:table-cell table:style-name="ce5" office:value-type="string" calcext:value-type="string">
            <text:p>-0.036815104117646436</text:p>
          </table:table-cell>
          <table:table-cell table:style-name="ce5" office:value-type="string" calcext:value-type="string">
            <text:p>-0.001928922857142856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99996</text:p>
          </table:table-cell>
          <table:table-cell table:style-name="ce5" office:value-type="string" calcext:value-type="string">
            <text:p>-0.03293668491176416</text:p>
          </table:table-cell>
          <table:table-cell table:style-name="ce5" office:value-type="string" calcext:value-type="string">
            <text:p>0.002956977142857142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126163</text:p>
          </table:table-cell>
          <table:table-cell table:style-name="ce5" office:value-type="string" calcext:value-type="string">
            <text:p>-0.03003944191176411</text:p>
          </table:table-cell>
          <table:table-cell table:style-name="ce5" office:value-type="string" calcext:value-type="string">
            <text:p>-0.0045213828571428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68155</text:p>
          </table:table-cell>
          <table:table-cell table:style-name="ce5" office:value-type="string" calcext:value-type="string">
            <text:p>-0.02642731432352885</text:p>
          </table:table-cell>
          <table:table-cell table:style-name="ce5" office:value-type="string" calcext:value-type="string">
            <text:p>-0.0059741085714286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534529</text:p>
          </table:table-cell>
          <table:table-cell table:style-name="ce5" office:value-type="string" calcext:value-type="string">
            <text:p>-0.023102598264705287</text:p>
          </table:table-cell>
          <table:table-cell table:style-name="ce5" office:value-type="string" calcext:value-type="string">
            <text:p>-0.00434794285714285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5" office:value-type="string" calcext:value-type="string">
            <text:p>-0.01846560435294059</text:p>
          </table:table-cell>
          <table:table-cell table:style-name="ce5" office:value-type="string" calcext:value-type="string">
            <text:p>-0.0006727400000000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184139</text:p>
          </table:table-cell>
          <table:table-cell table:style-name="ce5" office:value-type="string" calcext:value-type="string">
            <text:p>-0.015407065617646432</text:p>
          </table:table-cell>
          <table:table-cell table:style-name="ce5" office:value-type="string" calcext:value-type="string">
            <text:p>0.0042385599999999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88728</text:p>
          </table:table-cell>
          <table:table-cell table:style-name="ce5" office:value-type="string" calcext:value-type="string">
            <text:p>-0.01307333070588168</text:p>
          </table:table-cell>
          <table:table-cell table:style-name="ce5" office:value-type="string" calcext:value-type="string">
            <text:p>-0.00263465000000007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653799</text:p>
          </table:table-cell>
          <table:table-cell table:style-name="ce5" office:value-type="string" calcext:value-type="string">
            <text:p>-0.012078146088234598</text:p>
          </table:table-cell>
          <table:table-cell table:style-name="ce5" office:value-type="string" calcext:value-type="string">
            <text:p>-0.00446743571428576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803192</text:p>
          </table:table-cell>
          <table:table-cell table:style-name="ce5" office:value-type="string" calcext:value-type="string">
            <text:p>-0.011268848911764051</text:p>
          </table:table-cell>
          <table:table-cell table:style-name="ce5" office:value-type="string" calcext:value-type="string">
            <text:p>0.0040772328571427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114399</text:p>
          </table:table-cell>
          <table:table-cell table:style-name="ce5" office:value-type="string" calcext:value-type="string">
            <text:p>-0.011441596852940494</text:p>
          </table:table-cell>
          <table:table-cell table:style-name="ce5" office:value-type="string" calcext:value-type="string">
            <text:p>0.0047288385714285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800468</text:p>
          </table:table-cell>
          <table:table-cell table:style-name="ce5" office:value-type="string" calcext:value-type="string">
            <text:p>-0.011837330205881735</text:p>
          </table:table-cell>
          <table:table-cell table:style-name="ce5" office:value-type="string" calcext:value-type="string">
            <text:p>0.0088233871428570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93299</text:p>
          </table:table-cell>
          <table:table-cell table:style-name="ce5" office:value-type="string" calcext:value-type="string">
            <text:p>-0.012578482794117107</text:p>
          </table:table-cell>
          <table:table-cell table:style-name="ce5" office:value-type="string" calcext:value-type="string">
            <text:p>0.002284111428571433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050001</text:p>
          </table:table-cell>
          <table:table-cell table:style-name="ce5" office:value-type="string" calcext:value-type="string">
            <text:p>-0.012772119794117076</text:p>
          </table:table-cell>
          <table:table-cell table:style-name="ce5" office:value-type="string" calcext:value-type="string">
            <text:p>-0.0046017614285714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36312</text:p>
          </table:table-cell>
          <table:table-cell table:style-name="ce5" office:value-type="string" calcext:value-type="string">
            <text:p>-0.011665377970587643</text:p>
          </table:table-cell>
          <table:table-cell table:style-name="ce5" office:value-type="string" calcext:value-type="string">
            <text:p>0.0001566171428570850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155035</text:p>
          </table:table-cell>
          <table:table-cell table:style-name="ce5" office:value-type="string" calcext:value-type="string">
            <text:p>-0.010114040999999463</text:p>
          </table:table-cell>
          <table:table-cell table:style-name="ce5" office:value-type="string" calcext:value-type="string">
            <text:p>-0.0022701728571429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023242</text:p>
          </table:table-cell>
          <table:table-cell table:style-name="ce5" office:value-type="string" calcext:value-type="string">
            <text:p>-0.008607105911764057</text:p>
          </table:table-cell>
          <table:table-cell table:style-name="ce5" office:value-type="string" calcext:value-type="string">
            <text:p>-0.00125931000000006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76362</text:p>
          </table:table-cell>
          <table:table-cell table:style-name="ce5" office:value-type="string" calcext:value-type="string">
            <text:p>-0.00718401179411704</text:p>
          </table:table-cell>
          <table:table-cell table:style-name="ce5" office:value-type="string" calcext:value-type="string">
            <text:p>-0.00046343285714295357</text:p>
          </table:table-cell>
          <table:table-cell table:number-columns-repeated="9"/>
        </table:table-row>
        <table:table-row table:style-name="ro1" table:number-rows-repeated="10478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10:34:22.46695818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3-03T11:32:44.383457282</dc:date>
    <meta:editing-duration>PT6H7M36S</meta:editing-duration>
    <meta:editing-cycles>30</meta:editing-cycles>
    <meta:generator>LibreOffice/5.1.6.2$Linux_X86_64 LibreOffice_project/10m0$Build-2</meta:generator>
    <meta:document-statistic meta:table-count="2" meta:cell-count="35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65cm" svg:height="11.403cm" xlink:href=".." xlink:type="simple" chart:class="chart:bar" chart:column-mapping="1 0 2" chart:style-name="ch1">
        <chart:legend svg:x="-0.001cm" svg:y="0cm" style:legend-expansion="custom" chartooo:width="17.565cm" chartooo:height="11.403cm" style:legend-expansion-aspect-ratio="1.54038410944488" chart:style-name="ch2"/>
        <chart:plot-area chart:style-name="ch3" table:cell-range-address="Foglio1.F1:Foglio1.H78" chart:data-source-has-labels="row" svg:x="0.351cm" svg:y="0.228cm" svg:width="16.863cm" svg:height="10.947cm">
          <chartooo:coordinate-region svg:x="1.943cm" svg:y="0.429cm" svg:width="15.271cm" svg:height="10.5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2:Foglio1.G78" chart:label-cell-address="Foglio1.G1:Foglio1.G1" chart:class="chart:bar">
            <chart:data-point chart:repeated="77"/>
          </chart:series>
          <chart:series chart:style-name="ch8" chart:values-cell-range-address="Foglio1.F2:Foglio1.F78" chart:label-cell-address="Foglio1.F1:Foglio1.F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grapf</text:p>
                <draw:g>
                  <svg:desc>Foglio1.G1:Foglio1.G1</svg:desc>
                </draw:g>
              </table:table-cell>
              <table:table-cell office:value-type="string">
                <text:p>prezzo graph</text:p>
                <draw:g>
                  <svg:desc>Foglio1.F1:Foglio1.F1</svg:desc>
                </draw:g>
              </table:table-cell>
              <table:table-cell office:value-type="string">
                <text:p>AC graf</text:p>
                <draw:g>
                  <svg:desc>Foglio1.H1:Fogli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6892211742755">
                <text:p>0.166892211742755</text:p>
                <draw:g>
                  <svg:desc>Foglio1.G2:Foglio1.G78</svg:desc>
                </draw:g>
              </table:table-cell>
              <table:table-cell office:value-type="float" office:value="0.909276569264785">
                <text:p>0.909276569264785</text:p>
                <draw:g>
                  <svg:desc>Foglio1.F2:Foglio1.F78</svg:desc>
                </draw:g>
              </table:table-cell>
              <table:table-cell office:value-type="float" office:value="0.0478623379431893">
                <text:p>0.0478623379431893</text:p>
                <draw:g>
                  <svg:desc>Foglio1.H2:Foglio1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061683162466">
                <text:p>0.176061683162466</text:p>
              </table:table-cell>
              <table:table-cell office:value-type="float" office:value="0.901344185677024">
                <text:p>0.901344185677024</text:p>
              </table:table-cell>
              <table:table-cell office:value-type="float" office:value="0.136312939293621">
                <text:p>0.136312939293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1160594313">
                <text:p>0.20081160594313</text:p>
              </table:table-cell>
              <table:table-cell office:value-type="float" office:value="0.679983847263964">
                <text:p>0.679983847263964</text:p>
              </table:table-cell>
              <table:table-cell office:value-type="float" office:value="0.128520937117621">
                <text:p>0.128520937117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737673251815">
                <text:p>0.125737673251815</text:p>
              </table:table-cell>
              <table:table-cell office:value-type="float" office:value="0.710526751314065">
                <text:p>0.710526751314065</text:p>
              </table:table-cell>
              <table:table-cell office:value-type="float" office:value="0.259306821431548">
                <text:p>0.259306821431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9917231575983">
                <text:p>0.0689917231575983</text:p>
              </table:table-cell>
              <table:table-cell office:value-type="float" office:value="0.813798342358564">
                <text:p>0.813798342358564</text:p>
              </table:table-cell>
              <table:table-cell office:value-type="float" office:value="0.00835643991040713">
                <text:p>0.00835643991040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1145229657481">
                <text:p>0.0841145229657481</text:p>
              </table:table-cell>
              <table:table-cell office:value-type="float" office:value="0.88580048723007">
                <text:p>0.88580048723007</text:p>
              </table:table-cell>
              <table:table-cell office:value-type="float" office:value="-0.157639592044724">
                <text:p>-0.157639592044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1835168311184">
                <text:p>0.00991835168311184</text:p>
              </table:table-cell>
              <table:table-cell office:value-type="float" office:value="0.5">
                <text:p>0.5</text:p>
              </table:table-cell>
              <table:table-cell office:value-type="float" office:value="0.0420635472218731">
                <text:p>0.0420635472218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16069872052542">
                <text:p>-0.0916069872052542</text:p>
              </table:table-cell>
              <table:table-cell office:value-type="float" office:value="0.518698115955461">
                <text:p>0.518698115955461</text:p>
              </table:table-cell>
              <table:table-cell office:value-type="float" office:value="-0.0228326466933895">
                <text:p>-0.0228326466933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9327348467614">
                <text:p>-0.259327348467614</text:p>
              </table:table-cell>
              <table:table-cell office:value-type="float" office:value="0.512078142170557">
                <text:p>0.512078142170557</text:p>
              </table:table-cell>
              <table:table-cell office:value-type="float" office:value="-0.124074461135055">
                <text:p>-0.124074461135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76707480626675">
                <text:p>-0.376707480626675</text:p>
              </table:table-cell>
              <table:table-cell office:value-type="float" office:value="0.625940036277456">
                <text:p>0.625940036277456</text:p>
              </table:table-cell>
              <table:table-cell office:value-type="float" office:value="-0.448630837489645">
                <text:p>-0.448630837489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88214069718749">
                <text:p>-0.488214069718749</text:p>
              </table:table-cell>
              <table:table-cell office:value-type="float" office:value="0.627100186683259">
                <text:p>0.627100186683259</text:p>
              </table:table-cell>
              <table:table-cell office:value-type="float" office:value="-0.46066806399721">
                <text:p>-0.4606680639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">
                <text:p>-0.5</text:p>
              </table:table-cell>
              <table:table-cell office:value-type="float" office:value="0.71067735571767">
                <text:p>0.710677355717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48598486865644">
                <text:p>-0.448598486865644</text:p>
              </table:table-cell>
              <table:table-cell office:value-type="float" office:value="0.639055859338797">
                <text:p>0.639055859338797</text:p>
              </table:table-cell>
              <table:table-cell office:value-type="float" office:value="-0.253786631148273">
                <text:p>-0.253786631148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11396592657263">
                <text:p>-0.311396592657263</text:p>
              </table:table-cell>
              <table:table-cell office:value-type="float" office:value="0.692257278661176">
                <text:p>0.692257278661176</text:p>
              </table:table-cell>
              <table:table-cell office:value-type="float" office:value="0.00152562379367038">
                <text:p>0.00152562379367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6213059263052">
                <text:p>-0.266213059263052</text:p>
              </table:table-cell>
              <table:table-cell office:value-type="float" office:value="0.677165393425041">
                <text:p>0.677165393425041</text:p>
              </table:table-cell>
              <table:table-cell office:value-type="float" office:value="0.476928631713499">
                <text:p>0.476928631713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33973866932323">
                <text:p>-0.233973866932323</text:p>
              </table:table-cell>
              <table:table-cell office:value-type="float" office:value="0.673905056335976">
                <text:p>0.673905056335976</text:p>
              </table:table-cell>
              <table:table-cell office:value-type="float" office:value="0.453532860002453">
                <text:p>0.453532860002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967941676242">
                <text:p>-0.20967941676242</text:p>
              </table:table-cell>
              <table:table-cell office:value-type="float" office:value="0.724953329184816">
                <text:p>0.724953329184816</text:p>
              </table:table-cell>
              <table:table-cell office:value-type="float" office:value="0.346869735325124">
                <text:p>0.346869735325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03915508884587">
                <text:p>-0.203915508884587</text:p>
              </table:table-cell>
              <table:table-cell office:value-type="float" office:value="0.735412887764964">
                <text:p>0.735412887764964</text:p>
              </table:table-cell>
              <table:table-cell office:value-type="float" office:value="0.245091770840847">
                <text:p>0.245091770840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2018804794096">
                <text:p>-0.192018804794096</text:p>
              </table:table-cell>
              <table:table-cell office:value-type="float" office:value="0.646054826622887">
                <text:p>0.646054826622887</text:p>
              </table:table-cell>
              <table:table-cell office:value-type="float" office:value="0.170286318332597">
                <text:p>0.170286318332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87897614429539">
                <text:p>-0.187897614429539</text:p>
              </table:table-cell>
              <table:table-cell office:value-type="float" office:value="0.725439897258005">
                <text:p>0.725439897258005</text:p>
              </table:table-cell>
              <table:table-cell office:value-type="float" office:value="0.154730246426784">
                <text:p>0.154730246426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63368755968185">
                <text:p>-0.163368755968185</text:p>
              </table:table-cell>
              <table:table-cell office:value-type="float" office:value="0.745258443776561">
                <text:p>0.745258443776561</text:p>
              </table:table-cell>
              <table:table-cell office:value-type="float" office:value="0.113428545172317">
                <text:p>0.113428545172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0269030124143">
                <text:p>-0.150269030124143</text:p>
              </table:table-cell>
              <table:table-cell office:value-type="float" office:value="0.87617504534682">
                <text:p>0.87617504534682</text:p>
              </table:table-cell>
              <table:table-cell office:value-type="float" office:value="0.165662781225963">
                <text:p>0.165662781225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738330047185678">
                <text:p>-0.0738330047185678</text:p>
              </table:table-cell>
              <table:table-cell office:value-type="float" office:value="1.02347111705438">
                <text:p>1.02347111705438</text:p>
              </table:table-cell>
              <table:table-cell office:value-type="float" office:value="0.112313405862938">
                <text:p>0.112313405862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5216276421781">
                <text:p>0.0215216276421781</text:p>
              </table:table-cell>
              <table:table-cell office:value-type="float" office:value="0.942085159342769">
                <text:p>0.942085159342769</text:p>
              </table:table-cell>
              <table:table-cell office:value-type="float" office:value="0.251617874283608">
                <text:p>0.251617874283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32834531722705">
                <text:p>0.0832834531722705</text:p>
              </table:table-cell>
              <table:table-cell office:value-type="float" office:value="0.910085861059989">
                <text:p>0.910085861059989</text:p>
              </table:table-cell>
              <table:table-cell office:value-type="float" office:value="0.421446795426098">
                <text:p>0.421446795426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824429262783">
                <text:p>0.120824429262783</text:p>
              </table:table-cell>
              <table:table-cell office:value-type="float" office:value="0.930381045691057">
                <text:p>0.930381045691057</text:p>
              </table:table-cell>
              <table:table-cell office:value-type="float" office:value="0.441780743383759">
                <text:p>0.441780743383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8621841192431">
                <text:p>0.168621841192431</text:p>
              </table:table-cell>
              <table:table-cell office:value-type="float" office:value="0.835688940671795">
                <text:p>0.835688940671795</text:p>
              </table:table-cell>
              <table:table-cell office:value-type="float" office:value="0.333414828906705">
                <text:p>0.333414828906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8480004598385">
                <text:p>0.158480004598385</text:p>
              </table:table-cell>
              <table:table-cell office:value-type="float" office:value="0.876343854678336">
                <text:p>0.876343854678336</text:p>
              </table:table-cell>
              <table:table-cell office:value-type="float" office:value="0.338927914280016">
                <text:p>0.338927914280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9844355876184">
                <text:p>0.119844355876184</text:p>
              </table:table-cell>
              <table:table-cell office:value-type="float" office:value="0.920057196573502">
                <text:p>0.920057196573502</text:p>
              </table:table-cell>
              <table:table-cell office:value-type="float" office:value="0.215820414481115">
                <text:p>0.215820414481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765609066355">
                <text:p>0.116765609066355</text:p>
              </table:table-cell>
              <table:table-cell office:value-type="float" office:value="0.87876676508361">
                <text:p>0.87876676508361</text:p>
              </table:table-cell>
              <table:table-cell office:value-type="float" office:value="0.0285880636307516">
                <text:p>0.02858806363075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7168753728619">
                <text:p>0.107168753728619</text:p>
              </table:table-cell>
              <table:table-cell office:value-type="float" office:value="0.961822611182459">
                <text:p>0.961822611182459</text:p>
              </table:table-cell>
              <table:table-cell office:value-type="float" office:value="0.0271523440150362">
                <text:p>0.0271523440150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83012132291911">
                <text:p>0.0983012132291911</text:p>
              </table:table-cell>
              <table:table-cell office:value-type="float" office:value="0.905966582372335">
                <text:p>0.905966582372335</text:p>
              </table:table-cell>
              <table:table-cell office:value-type="float" office:value="0.0456032404560847">
                <text:p>0.0456032404560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8245233586805">
                <text:p>0.118245233586805</text:p>
              </table:table-cell>
              <table:table-cell office:value-type="float" office:value="0.976777131962556">
                <text:p>0.976777131962556</text:p>
              </table:table-cell>
              <table:table-cell office:value-type="float" office:value="0.0422140224493366">
                <text:p>0.04221402244933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1367840042522">
                <text:p>0.161367840042522</text:p>
              </table:table-cell>
              <table:table-cell office:value-type="float" office:value="1.01573236769982">
                <text:p>1.01573236769982</text:p>
              </table:table-cell>
              <table:table-cell office:value-type="float" office:value="0.0902872172052281">
                <text:p>0.0902872172052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706940617679">
                <text:p>0.187706940617679</text:p>
              </table:table-cell>
              <table:table-cell office:value-type="float" office:value="1.07348170901243">
                <text:p>1.07348170901243</text:p>
              </table:table-cell>
              <table:table-cell office:value-type="float" office:value="0.209792974222469">
                <text:p>0.2097929742224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6766067053762">
                <text:p>0.246766067053762</text:p>
              </table:table-cell>
              <table:table-cell office:value-type="float" office:value="1.01934521839294">
                <text:p>1.01934521839294</text:p>
              </table:table-cell>
              <table:table-cell office:value-type="float" office:value="0.203265700161196">
                <text:p>0.203265700161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8509973079">
                <text:p>0.297298509973079</text:p>
              </table:table-cell>
              <table:table-cell office:value-type="float" office:value="1.18550325040713">
                <text:p>1.18550325040713</text:p>
              </table:table-cell>
              <table:table-cell office:value-type="float" office:value="0.282812739547548">
                <text:p>0.282812739547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568768709257">
                <text:p>0.345568768709257</text:p>
              </table:table-cell>
              <table:table-cell office:value-type="float" office:value="1.05996537753711">
                <text:p>1.05996537753711</text:p>
              </table:table-cell>
              <table:table-cell office:value-type="float" office:value="0.303743702943648">
                <text:p>0.303743702943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115394485211">
                <text:p>0.33115394485211</text:p>
              </table:table-cell>
              <table:table-cell office:value-type="float" office:value="1.04185809424195">
                <text:p>1.04185809424195</text:p>
              </table:table-cell>
              <table:table-cell office:value-type="float" office:value="0.362859978131908">
                <text:p>0.362859978131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3017211192881">
                <text:p>0.343017211192881</text:p>
              </table:table-cell>
              <table:table-cell office:value-type="float" office:value="1.10085199062612">
                <text:p>1.10085199062612</text:p>
              </table:table-cell>
              <table:table-cell office:value-type="float" office:value="0.175029576556253">
                <text:p>0.175029576556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876473432762">
                <text:p>0.31876473432762</text:p>
              </table:table-cell>
              <table:table-cell office:value-type="float" office:value="1.09738146936938">
                <text:p>1.09738146936938</text:p>
              </table:table-cell>
              <table:table-cell office:value-type="float" office:value="0.16455335967748">
                <text:p>0.16455335967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0472695509321">
                <text:p>0.290472695509321</text:p>
              </table:table-cell>
              <table:table-cell office:value-type="float" office:value="1.04167604496286">
                <text:p>1.04167604496286</text:p>
              </table:table-cell>
              <table:table-cell office:value-type="float" office:value="0.070023269527634">
                <text:p>0.070023269527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5035606820988">
                <text:p>0.185035606820988</text:p>
              </table:table-cell>
              <table:table-cell office:value-type="float" office:value="1.02464781739464">
                <text:p>1.02464781739464</text:p>
              </table:table-cell>
              <table:table-cell office:value-type="float" office:value="0.0857784548448773">
                <text:p>0.085778454844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6966803072541">
                <text:p>0.156966803072541</text:p>
              </table:table-cell>
              <table:table-cell office:value-type="float" office:value="1.08849084457625">
                <text:p>1.08849084457625</text:p>
              </table:table-cell>
              <table:table-cell office:value-type="float" office:value="-0.205815056905272">
                <text:p>-0.205815056905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2281600276968">
                <text:p>0.112281600276968</text:p>
              </table:table-cell>
              <table:table-cell office:value-type="float" office:value="0.992031206556421">
                <text:p>0.992031206556421</text:p>
              </table:table-cell>
              <table:table-cell office:value-type="float" office:value="-0.13114727048674">
                <text:p>-0.13114727048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4556388329196">
                <text:p>0.0564556388329196</text:p>
              </table:table-cell>
              <table:table-cell office:value-type="float" office:value="0.98212938076765">
                <text:p>0.98212938076765</text:p>
              </table:table-cell>
              <table:table-cell office:value-type="float" office:value="-0.0990279819978808">
                <text:p>-0.09902798199788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51355171296566">
                <text:p>-0.0151355171296566</text:p>
              </table:table-cell>
              <table:table-cell office:value-type="float" office:value="0.853337790782347">
                <text:p>0.853337790782347</text:p>
              </table:table-cell>
              <table:table-cell office:value-type="float" office:value="-0.0771555503594316">
                <text:p>-0.0771555503594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48493636338189">
                <text:p>-0.0248493636338189</text:p>
              </table:table-cell>
              <table:table-cell office:value-type="float" office:value="0.984204742549218">
                <text:p>0.984204742549218</text:p>
              </table:table-cell>
              <table:table-cell office:value-type="float" office:value="-0.199469133980402">
                <text:p>-0.199469133980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790968617803481">
                <text:p>-0.0790968617803481</text:p>
              </table:table-cell>
              <table:table-cell office:value-type="float" office:value="0.729519456102952">
                <text:p>0.729519456102952</text:p>
              </table:table-cell>
              <table:table-cell office:value-type="float" office:value="-0.0445897487258945">
                <text:p>-0.0445897487258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6397175851903">
                <text:p>-0.196397175851903</text:p>
              </table:table-cell>
              <table:table-cell office:value-type="float" office:value="0.626741053105428">
                <text:p>0.626741053105428</text:p>
              </table:table-cell>
              <table:table-cell office:value-type="float" office:value="-0.0136614529190333">
                <text:p>-0.0136614529190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78455731839317">
                <text:p>-0.278455731839317</text:p>
              </table:table-cell>
              <table:table-cell office:value-type="float" office:value="0.78640985581697">
                <text:p>0.78640985581697</text:p>
              </table:table-cell>
              <table:table-cell office:value-type="float" office:value="-0.221487013276693">
                <text:p>-0.221487013276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14479443414299">
                <text:p>-0.314479443414299</text:p>
              </table:table-cell>
              <table:table-cell office:value-type="float" office:value="0.829439685418844">
                <text:p>0.829439685418844</text:p>
              </table:table-cell>
              <table:table-cell office:value-type="float" office:value="-0.3131360827165">
                <text:p>-0.3131360827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49496696744324">
                <text:p>-0.349496696744324</text:p>
              </table:table-cell>
              <table:table-cell office:value-type="float" office:value="0.815119027128653">
                <text:p>0.815119027128653</text:p>
              </table:table-cell>
              <table:table-cell office:value-type="float" office:value="-0.193748389003924">
                <text:p>-0.193748389003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55704822096208">
                <text:p>-0.355704822096208</text:p>
              </table:table-cell>
              <table:table-cell office:value-type="float" office:value="0.876186630300944">
                <text:p>0.876186630300944</text:p>
              </table:table-cell>
              <table:table-cell office:value-type="float" office:value="-0.109886605433214">
                <text:p>-0.109886605433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74594720261224">
                <text:p>-0.274594720261224</text:p>
              </table:table-cell>
              <table:table-cell office:value-type="float" office:value="0.948102715513244">
                <text:p>0.948102715513244</text:p>
              </table:table-cell>
              <table:table-cell office:value-type="float" office:value="-0.0709327318420323">
                <text:p>-0.0709327318420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17776709440842">
                <text:p>-0.217776709440842</text:p>
              </table:table-cell>
              <table:table-cell office:value-type="float" office:value="0.89348296680745">
                <text:p>0.89348296680745</text:p>
              </table:table-cell>
              <table:table-cell office:value-type="float" office:value="0.213947641400953">
                <text:p>0.213947641400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7547721636337">
                <text:p>-0.177547721636337</text:p>
              </table:table-cell>
              <table:table-cell office:value-type="float" office:value="0.934266970302797">
                <text:p>0.934266970302797</text:p>
              </table:table-cell>
              <table:table-cell office:value-type="float" office:value="0.335507475268684">
                <text:p>0.33550747526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49129746521121">
                <text:p>-0.149129746521121</text:p>
              </table:table-cell>
              <table:table-cell office:value-type="float" office:value="0.912586556157238">
                <text:p>0.912586556157238</text:p>
              </table:table-cell>
              <table:table-cell office:value-type="float" office:value="0.336150131295718">
                <text:p>0.336150131295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42897472593507">
                <text:p>-0.142897472593507</text:p>
              </table:table-cell>
              <table:table-cell office:value-type="float" office:value="0.872878298401937">
                <text:p>0.872878298401937</text:p>
              </table:table-cell>
              <table:table-cell office:value-type="float" office:value="0.277734109271621">
                <text:p>0.277734109271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98357454508376">
                <text:p>-0.0998357454508376</text:p>
              </table:table-cell>
              <table:table-cell office:value-type="float" office:value="0.992031206556421">
                <text:p>0.992031206556421</text:p>
              </table:table-cell>
              <table:table-cell office:value-type="float" office:value="0.15911560665007">
                <text:p>0.15911560665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29090824226738">
                <text:p>-0.0429090824226738</text:p>
              </table:table-cell>
              <table:table-cell office:value-type="float" office:value="1.13104238107217">
                <text:p>1.13104238107217</text:p>
              </table:table-cell>
              <table:table-cell office:value-type="float" office:value="0.19252181763925">
                <text:p>0.19252181763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7269087292825">
                <text:p>0.0247269087292825</text:p>
              </table:table-cell>
              <table:table-cell office:value-type="float" office:value="1.07990142859034">
                <text:p>1.07990142859034</text:p>
              </table:table-cell>
              <table:table-cell office:value-type="float" office:value="0.260554037634779">
                <text:p>0.260554037634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04450458816077">
                <text:p>0.0904450458816077</text:p>
              </table:table-cell>
              <table:table-cell office:value-type="float" office:value="1.15007811569066">
                <text:p>1.15007811569066</text:p>
              </table:table-cell>
              <table:table-cell office:value-type="float" office:value="0.342006627419483">
                <text:p>0.342006627419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5979704236145">
                <text:p>0.205979704236145</text:p>
              </table:table-cell>
              <table:table-cell office:value-type="float" office:value="1.20718035456579">
                <text:p>1.20718035456579</text:p>
              </table:table-cell>
              <table:table-cell office:value-type="float" office:value="0.325249013731936">
                <text:p>0.325249013731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6286881164184">
                <text:p>0.266286881164184</text:p>
              </table:table-cell>
              <table:table-cell office:value-type="float" office:value="1.34479636960638">
                <text:p>1.344796369606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909971545726">
                <text:p>0.348909971545726</text:p>
              </table:table-cell>
              <table:table-cell office:value-type="float" office:value="1.42910173575713">
                <text:p>1.42910173575713</text:p>
              </table:table-cell>
              <table:table-cell office:value-type="float" office:value="0.425421776047113">
                <text:p>0.425421776047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379494949577">
                <text:p>0.40379494949577</text:p>
              </table:table-cell>
              <table:table-cell office:value-type="float" office:value="1.43722113360431">
                <text:p>1.43722113360431</text:p>
              </table:table-cell>
              <table:table-cell office:value-type="float" office:value="0.453546569095479">
                <text:p>0.453546569095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3203731171208">
                <text:p>0.473203731171208</text:p>
              </table:table-cell>
              <table:table-cell office:value-type="float" office:value="1.39233274636232">
                <text:p>1.39233274636232</text:p>
              </table:table-cell>
              <table:table-cell office:value-type="float" office:value="0.36405766296247">
                <text:p>0.364057662962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9217996213278">
                <text:p>0.479217996213278</text:p>
              </table:table-cell>
              <table:table-cell office:value-type="float" office:value="1.37268300917528">
                <text:p>1.37268300917528</text:p>
              </table:table-cell>
              <table:table-cell office:value-type="float" office:value="0.425024638643778">
                <text:p>0.425024638643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1.359103787949">
                <text:p>1.359103787949</text:p>
              </table:table-cell>
              <table:table-cell office:value-type="float" office:value="0.256806759229759">
                <text:p>0.256806759229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2623476693213">
                <text:p>0.462623476693213</text:p>
              </table:table-cell>
              <table:table-cell office:value-type="float" office:value="1.3180351255809">
                <text:p>1.3180351255809</text:p>
              </table:table-cell>
              <table:table-cell office:value-type="float" office:value="0.248708609864626">
                <text:p>0.2487086098646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9813424401309">
                <text:p>0.399813424401309</text:p>
              </table:table-cell>
              <table:table-cell office:value-type="float" office:value="1.32664274649472">
                <text:p>1.32664274649472</text:p>
              </table:table-cell>
              <table:table-cell office:value-type="float" office:value="0.0976235442859726">
                <text:p>0.0976235442859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4518635618903">
                <text:p>0.384518635618903</text:p>
              </table:table-cell>
              <table:table-cell office:value-type="float" office:value="1.48071932635147">
                <text:p>1.48071932635147</text:p>
              </table:table-cell>
              <table:table-cell office:value-type="float" office:value="-0.0885388815489943">
                <text:p>-0.08853888154899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0385658816183">
                <text:p>0.400385658816183</text:p>
              </table:table-cell>
              <table:table-cell office:value-type="float" office:value="1.5">
                <text:p>1.5</text:p>
              </table:table-cell>
              <table:table-cell office:value-type="float" office:value="-0.0865907355234757">
                <text:p>-0.0865907355234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7951559955792">
                <text:p>0.407951559955792</text:p>
              </table:table-cell>
              <table:table-cell office:value-type="float" office:value="1.41466357293225">
                <text:p>1.41466357293225</text:p>
              </table:table-cell>
              <table:table-cell office:value-type="float" office:value="0.0549802939230944">
                <text:p>0.0549802939230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2346651035293">
                <text:p>0.432346651035293</text:p>
              </table:table-cell>
              <table:table-cell office:value-type="float" office:value="1.37267969918839">
                <text:p>1.37267969918839</text:p>
              </table:table-cell>
              <table:table-cell office:value-type="float" office:value="0.111239387066025">
                <text:p>0.111239387066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771649323062">
                <text:p>0.456771649323062</text:p>
              </table:table-cell>
              <table:table-cell office:value-type="float" office:value="1.30181784480133">
                <text:p>1.30181784480133</text:p>
              </table:table-cell>
              <table:table-cell office:value-type="float" office:value="0.16494673486183">
                <text:p>0.16494673486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65cm" svg:height="11.403cm" xlink:href=".." xlink:type="simple" chart:class="chart:bar" chart:column-mapping="1 0 2" chart:style-name="ch1">
        <chart:legend svg:x="-0.001cm" svg:y="0cm" style:legend-expansion="custom" chartooo:width="17.565cm" chartooo:height="11.403cm" style:legend-expansion-aspect-ratio="1.54038410944488" chart:style-name="ch2"/>
        <chart:plot-area chart:style-name="ch3" table:cell-range-address="Foglio1.F1:Foglio1.H78 Foglio2.D2:Foglio2.D78" chart:data-source-has-labels="row" svg:x="0.351cm" svg:y="0.228cm" svg:width="16.863cm" svg:height="10.947cm">
          <chartooo:coordinate-region svg:x="1.943cm" svg:y="0.43cm" svg:width="15.271cm" svg:height="10.5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2:Foglio1.G78" chart:label-cell-address="Foglio1.G1:Foglio1.G1" chart:class="chart:bar">
            <chart:data-point chart:repeated="77"/>
          </chart:series>
          <chart:series chart:style-name="ch8" chart:values-cell-range-address="Foglio1.F2:Foglio1.F78" chart:label-cell-address="Foglio1.F1:Foglio1.F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series chart:style-name="ch10" chart:values-cell-range-address="Foglio2.D2:Foglio2.D78" chart:class="chart:line"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grapf</text:p>
                <draw:g>
                  <svg:desc>Foglio1.G1:Foglio1.G1</svg:desc>
                </draw:g>
              </table:table-cell>
              <table:table-cell office:value-type="string">
                <text:p>prezzo graph</text:p>
                <draw:g>
                  <svg:desc>Foglio1.F1:Foglio1.F1</svg:desc>
                </draw:g>
              </table:table-cell>
              <table:table-cell office:value-type="string">
                <text:p>AC graf</text:p>
                <draw:g>
                  <svg:desc>Foglio1.H1:Foglio1.H1</svg:desc>
                </draw:g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6892211742755">
                <text:p>0.166892211742755</text:p>
                <draw:g>
                  <svg:desc>Foglio1.G2:Foglio1.G78</svg:desc>
                </draw:g>
              </table:table-cell>
              <table:table-cell office:value-type="float" office:value="0.909276569264785">
                <text:p>0.909276569264785</text:p>
                <draw:g>
                  <svg:desc>Foglio1.F2:Foglio1.F78</svg:desc>
                </draw:g>
              </table:table-cell>
              <table:table-cell office:value-type="float" office:value="0.0478623379431893">
                <text:p>0.0478623379431893</text:p>
                <draw:g>
                  <svg:desc>Foglio1.H2:Foglio1.H78</svg:desc>
                </draw:g>
              </table:table-cell>
              <table:table-cell office:value-type="float" office:value="0">
                <text:p>0</text:p>
                <draw:g>
                  <svg:desc>Foglio2.D2:Foglio2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061683162466">
                <text:p>0.176061683162466</text:p>
              </table:table-cell>
              <table:table-cell office:value-type="float" office:value="0.901344185677024">
                <text:p>0.901344185677024</text:p>
              </table:table-cell>
              <table:table-cell office:value-type="float" office:value="0.136312939293621">
                <text:p>0.13631293929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81160594313">
                <text:p>0.20081160594313</text:p>
              </table:table-cell>
              <table:table-cell office:value-type="float" office:value="0.679983847263964">
                <text:p>0.679983847263964</text:p>
              </table:table-cell>
              <table:table-cell office:value-type="float" office:value="0.128520937117621">
                <text:p>0.128520937117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737673251815">
                <text:p>0.125737673251815</text:p>
              </table:table-cell>
              <table:table-cell office:value-type="float" office:value="0.710526751314065">
                <text:p>0.710526751314065</text:p>
              </table:table-cell>
              <table:table-cell office:value-type="float" office:value="0.259306821431548">
                <text:p>0.259306821431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9917231575983">
                <text:p>0.0689917231575983</text:p>
              </table:table-cell>
              <table:table-cell office:value-type="float" office:value="0.813798342358564">
                <text:p>0.813798342358564</text:p>
              </table:table-cell>
              <table:table-cell office:value-type="float" office:value="0.00835643991040713">
                <text:p>0.00835643991040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1145229657481">
                <text:p>0.0841145229657481</text:p>
              </table:table-cell>
              <table:table-cell office:value-type="float" office:value="0.88580048723007">
                <text:p>0.88580048723007</text:p>
              </table:table-cell>
              <table:table-cell office:value-type="float" office:value="-0.157639592044724">
                <text:p>-0.157639592044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1835168311184">
                <text:p>0.00991835168311184</text:p>
              </table:table-cell>
              <table:table-cell office:value-type="float" office:value="0.5">
                <text:p>0.5</text:p>
              </table:table-cell>
              <table:table-cell office:value-type="float" office:value="0.0420635472218731">
                <text:p>0.042063547221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16069872052542">
                <text:p>-0.0916069872052542</text:p>
              </table:table-cell>
              <table:table-cell office:value-type="float" office:value="0.518698115955461">
                <text:p>0.518698115955461</text:p>
              </table:table-cell>
              <table:table-cell office:value-type="float" office:value="-0.0228326466933895">
                <text:p>-0.022832646693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9327348467614">
                <text:p>-0.259327348467614</text:p>
              </table:table-cell>
              <table:table-cell office:value-type="float" office:value="0.512078142170557">
                <text:p>0.512078142170557</text:p>
              </table:table-cell>
              <table:table-cell office:value-type="float" office:value="-0.124074461135055">
                <text:p>-0.12407446113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76707480626675">
                <text:p>-0.376707480626675</text:p>
              </table:table-cell>
              <table:table-cell office:value-type="float" office:value="0.625940036277456">
                <text:p>0.625940036277456</text:p>
              </table:table-cell>
              <table:table-cell office:value-type="float" office:value="-0.448630837489645">
                <text:p>-0.448630837489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88214069718749">
                <text:p>-0.488214069718749</text:p>
              </table:table-cell>
              <table:table-cell office:value-type="float" office:value="0.627100186683259">
                <text:p>0.627100186683259</text:p>
              </table:table-cell>
              <table:table-cell office:value-type="float" office:value="-0.46066806399721">
                <text:p>-0.46066806399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">
                <text:p>-0.5</text:p>
              </table:table-cell>
              <table:table-cell office:value-type="float" office:value="0.71067735571767">
                <text:p>0.71067735571767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48598486865644">
                <text:p>-0.448598486865644</text:p>
              </table:table-cell>
              <table:table-cell office:value-type="float" office:value="0.639055859338797">
                <text:p>0.639055859338797</text:p>
              </table:table-cell>
              <table:table-cell office:value-type="float" office:value="-0.253786631148273">
                <text:p>-0.253786631148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11396592657263">
                <text:p>-0.311396592657263</text:p>
              </table:table-cell>
              <table:table-cell office:value-type="float" office:value="0.692257278661176">
                <text:p>0.692257278661176</text:p>
              </table:table-cell>
              <table:table-cell office:value-type="float" office:value="0.00152562379367038">
                <text:p>0.0015256237936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6213059263052">
                <text:p>-0.266213059263052</text:p>
              </table:table-cell>
              <table:table-cell office:value-type="float" office:value="0.677165393425041">
                <text:p>0.677165393425041</text:p>
              </table:table-cell>
              <table:table-cell office:value-type="float" office:value="0.476928631713499">
                <text:p>0.47692863171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33973866932323">
                <text:p>-0.233973866932323</text:p>
              </table:table-cell>
              <table:table-cell office:value-type="float" office:value="0.673905056335976">
                <text:p>0.673905056335976</text:p>
              </table:table-cell>
              <table:table-cell office:value-type="float" office:value="0.453532860002453">
                <text:p>0.453532860002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967941676242">
                <text:p>-0.20967941676242</text:p>
              </table:table-cell>
              <table:table-cell office:value-type="float" office:value="0.724953329184816">
                <text:p>0.724953329184816</text:p>
              </table:table-cell>
              <table:table-cell office:value-type="float" office:value="0.346869735325124">
                <text:p>0.346869735325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03915508884587">
                <text:p>-0.203915508884587</text:p>
              </table:table-cell>
              <table:table-cell office:value-type="float" office:value="0.735412887764964">
                <text:p>0.735412887764964</text:p>
              </table:table-cell>
              <table:table-cell office:value-type="float" office:value="0.245091770840847">
                <text:p>0.245091770840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2018804794096">
                <text:p>-0.192018804794096</text:p>
              </table:table-cell>
              <table:table-cell office:value-type="float" office:value="0.646054826622887">
                <text:p>0.646054826622887</text:p>
              </table:table-cell>
              <table:table-cell office:value-type="float" office:value="0.170286318332597">
                <text:p>0.170286318332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87897614429539">
                <text:p>-0.187897614429539</text:p>
              </table:table-cell>
              <table:table-cell office:value-type="float" office:value="0.725439897258005">
                <text:p>0.725439897258005</text:p>
              </table:table-cell>
              <table:table-cell office:value-type="float" office:value="0.154730246426784">
                <text:p>0.154730246426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63368755968185">
                <text:p>-0.163368755968185</text:p>
              </table:table-cell>
              <table:table-cell office:value-type="float" office:value="0.745258443776561">
                <text:p>0.745258443776561</text:p>
              </table:table-cell>
              <table:table-cell office:value-type="float" office:value="0.113428545172317">
                <text:p>0.113428545172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0269030124143">
                <text:p>-0.150269030124143</text:p>
              </table:table-cell>
              <table:table-cell office:value-type="float" office:value="0.87617504534682">
                <text:p>0.87617504534682</text:p>
              </table:table-cell>
              <table:table-cell office:value-type="float" office:value="0.165662781225963">
                <text:p>0.165662781225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738330047185678">
                <text:p>-0.0738330047185678</text:p>
              </table:table-cell>
              <table:table-cell office:value-type="float" office:value="1.02347111705438">
                <text:p>1.02347111705438</text:p>
              </table:table-cell>
              <table:table-cell office:value-type="float" office:value="0.112313405862938">
                <text:p>0.112313405862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5216276421781">
                <text:p>0.0215216276421781</text:p>
              </table:table-cell>
              <table:table-cell office:value-type="float" office:value="0.942085159342769">
                <text:p>0.942085159342769</text:p>
              </table:table-cell>
              <table:table-cell office:value-type="float" office:value="0.251617874283608">
                <text:p>0.251617874283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32834531722705">
                <text:p>0.0832834531722705</text:p>
              </table:table-cell>
              <table:table-cell office:value-type="float" office:value="0.910085861059989">
                <text:p>0.910085861059989</text:p>
              </table:table-cell>
              <table:table-cell office:value-type="float" office:value="0.421446795426098">
                <text:p>0.421446795426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824429262783">
                <text:p>0.120824429262783</text:p>
              </table:table-cell>
              <table:table-cell office:value-type="float" office:value="0.930381045691057">
                <text:p>0.930381045691057</text:p>
              </table:table-cell>
              <table:table-cell office:value-type="float" office:value="0.441780743383759">
                <text:p>0.441780743383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8621841192431">
                <text:p>0.168621841192431</text:p>
              </table:table-cell>
              <table:table-cell office:value-type="float" office:value="0.835688940671795">
                <text:p>0.835688940671795</text:p>
              </table:table-cell>
              <table:table-cell office:value-type="float" office:value="0.333414828906705">
                <text:p>0.333414828906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8480004598385">
                <text:p>0.158480004598385</text:p>
              </table:table-cell>
              <table:table-cell office:value-type="float" office:value="0.876343854678336">
                <text:p>0.876343854678336</text:p>
              </table:table-cell>
              <table:table-cell office:value-type="float" office:value="0.338927914280016">
                <text:p>0.338927914280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9844355876184">
                <text:p>0.119844355876184</text:p>
              </table:table-cell>
              <table:table-cell office:value-type="float" office:value="0.920057196573502">
                <text:p>0.920057196573502</text:p>
              </table:table-cell>
              <table:table-cell office:value-type="float" office:value="0.215820414481115">
                <text:p>0.21582041448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6765609066355">
                <text:p>0.116765609066355</text:p>
              </table:table-cell>
              <table:table-cell office:value-type="float" office:value="0.87876676508361">
                <text:p>0.87876676508361</text:p>
              </table:table-cell>
              <table:table-cell office:value-type="float" office:value="0.0285880636307516">
                <text:p>0.0285880636307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7168753728619">
                <text:p>0.107168753728619</text:p>
              </table:table-cell>
              <table:table-cell office:value-type="float" office:value="0.961822611182459">
                <text:p>0.961822611182459</text:p>
              </table:table-cell>
              <table:table-cell office:value-type="float" office:value="0.0271523440150362">
                <text:p>0.027152344015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83012132291911">
                <text:p>0.0983012132291911</text:p>
              </table:table-cell>
              <table:table-cell office:value-type="float" office:value="0.905966582372335">
                <text:p>0.905966582372335</text:p>
              </table:table-cell>
              <table:table-cell office:value-type="float" office:value="0.0456032404560847">
                <text:p>0.045603240456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8245233586805">
                <text:p>0.118245233586805</text:p>
              </table:table-cell>
              <table:table-cell office:value-type="float" office:value="0.976777131962556">
                <text:p>0.976777131962556</text:p>
              </table:table-cell>
              <table:table-cell office:value-type="float" office:value="0.0422140224493366">
                <text:p>0.042214022449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1367840042522">
                <text:p>0.161367840042522</text:p>
              </table:table-cell>
              <table:table-cell office:value-type="float" office:value="1.01573236769982">
                <text:p>1.01573236769982</text:p>
              </table:table-cell>
              <table:table-cell office:value-type="float" office:value="0.0902872172052281">
                <text:p>0.090287217205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706940617679">
                <text:p>0.187706940617679</text:p>
              </table:table-cell>
              <table:table-cell office:value-type="float" office:value="1.07348170901243">
                <text:p>1.07348170901243</text:p>
              </table:table-cell>
              <table:table-cell office:value-type="float" office:value="0.209792974222469">
                <text:p>0.20979297422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6766067053762">
                <text:p>0.246766067053762</text:p>
              </table:table-cell>
              <table:table-cell office:value-type="float" office:value="1.01934521839294">
                <text:p>1.01934521839294</text:p>
              </table:table-cell>
              <table:table-cell office:value-type="float" office:value="0.203265700161196">
                <text:p>0.203265700161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298509973079">
                <text:p>0.297298509973079</text:p>
              </table:table-cell>
              <table:table-cell office:value-type="float" office:value="1.18550325040713">
                <text:p>1.18550325040713</text:p>
              </table:table-cell>
              <table:table-cell office:value-type="float" office:value="0.282812739547548">
                <text:p>0.282812739547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568768709257">
                <text:p>0.345568768709257</text:p>
              </table:table-cell>
              <table:table-cell office:value-type="float" office:value="1.05996537753711">
                <text:p>1.05996537753711</text:p>
              </table:table-cell>
              <table:table-cell office:value-type="float" office:value="0.303743702943648">
                <text:p>0.303743702943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115394485211">
                <text:p>0.33115394485211</text:p>
              </table:table-cell>
              <table:table-cell office:value-type="float" office:value="1.04185809424195">
                <text:p>1.04185809424195</text:p>
              </table:table-cell>
              <table:table-cell office:value-type="float" office:value="0.362859978131908">
                <text:p>0.362859978131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3017211192881">
                <text:p>0.343017211192881</text:p>
              </table:table-cell>
              <table:table-cell office:value-type="float" office:value="1.10085199062612">
                <text:p>1.10085199062612</text:p>
              </table:table-cell>
              <table:table-cell office:value-type="float" office:value="0.175029576556253">
                <text:p>0.17502957655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876473432762">
                <text:p>0.31876473432762</text:p>
              </table:table-cell>
              <table:table-cell office:value-type="float" office:value="1.09738146936938">
                <text:p>1.09738146936938</text:p>
              </table:table-cell>
              <table:table-cell office:value-type="float" office:value="0.16455335967748">
                <text:p>0.164553359677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0472695509321">
                <text:p>0.290472695509321</text:p>
              </table:table-cell>
              <table:table-cell office:value-type="float" office:value="1.04167604496286">
                <text:p>1.04167604496286</text:p>
              </table:table-cell>
              <table:table-cell office:value-type="float" office:value="0.070023269527634">
                <text:p>0.070023269527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5035606820988">
                <text:p>0.185035606820988</text:p>
              </table:table-cell>
              <table:table-cell office:value-type="float" office:value="1.02464781739464">
                <text:p>1.02464781739464</text:p>
              </table:table-cell>
              <table:table-cell office:value-type="float" office:value="0.0857784548448773">
                <text:p>0.0857784548448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6966803072541">
                <text:p>0.156966803072541</text:p>
              </table:table-cell>
              <table:table-cell office:value-type="float" office:value="1.08849084457625">
                <text:p>1.08849084457625</text:p>
              </table:table-cell>
              <table:table-cell office:value-type="float" office:value="-0.205815056905272">
                <text:p>-0.205815056905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2281600276968">
                <text:p>0.112281600276968</text:p>
              </table:table-cell>
              <table:table-cell office:value-type="float" office:value="0.992031206556421">
                <text:p>0.992031206556421</text:p>
              </table:table-cell>
              <table:table-cell office:value-type="float" office:value="-0.13114727048674">
                <text:p>-0.1311472704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4556388329196">
                <text:p>0.0564556388329196</text:p>
              </table:table-cell>
              <table:table-cell office:value-type="float" office:value="0.98212938076765">
                <text:p>0.98212938076765</text:p>
              </table:table-cell>
              <table:table-cell office:value-type="float" office:value="-0.0990279819978808">
                <text:p>-0.0990279819978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51355171296566">
                <text:p>-0.0151355171296566</text:p>
              </table:table-cell>
              <table:table-cell office:value-type="float" office:value="0.853337790782347">
                <text:p>0.853337790782347</text:p>
              </table:table-cell>
              <table:table-cell office:value-type="float" office:value="-0.0771555503594316">
                <text:p>-0.077155550359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48493636338189">
                <text:p>-0.0248493636338189</text:p>
              </table:table-cell>
              <table:table-cell office:value-type="float" office:value="0.984204742549218">
                <text:p>0.984204742549218</text:p>
              </table:table-cell>
              <table:table-cell office:value-type="float" office:value="-0.199469133980402">
                <text:p>-0.19946913398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790968617803481">
                <text:p>-0.0790968617803481</text:p>
              </table:table-cell>
              <table:table-cell office:value-type="float" office:value="0.729519456102952">
                <text:p>0.729519456102952</text:p>
              </table:table-cell>
              <table:table-cell office:value-type="float" office:value="-0.0445897487258945">
                <text:p>-0.0445897487258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96397175851903">
                <text:p>-0.196397175851903</text:p>
              </table:table-cell>
              <table:table-cell office:value-type="float" office:value="0.626741053105428">
                <text:p>0.626741053105428</text:p>
              </table:table-cell>
              <table:table-cell office:value-type="float" office:value="-0.0136614529190333">
                <text:p>-0.0136614529190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78455731839317">
                <text:p>-0.278455731839317</text:p>
              </table:table-cell>
              <table:table-cell office:value-type="float" office:value="0.78640985581697">
                <text:p>0.78640985581697</text:p>
              </table:table-cell>
              <table:table-cell office:value-type="float" office:value="-0.221487013276693">
                <text:p>-0.22148701327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14479443414299">
                <text:p>-0.314479443414299</text:p>
              </table:table-cell>
              <table:table-cell office:value-type="float" office:value="0.829439685418844">
                <text:p>0.829439685418844</text:p>
              </table:table-cell>
              <table:table-cell office:value-type="float" office:value="-0.3131360827165">
                <text:p>-0.313136082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49496696744324">
                <text:p>-0.349496696744324</text:p>
              </table:table-cell>
              <table:table-cell office:value-type="float" office:value="0.815119027128653">
                <text:p>0.815119027128653</text:p>
              </table:table-cell>
              <table:table-cell office:value-type="float" office:value="-0.193748389003924">
                <text:p>-0.19374838900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55704822096208">
                <text:p>-0.355704822096208</text:p>
              </table:table-cell>
              <table:table-cell office:value-type="float" office:value="0.876186630300944">
                <text:p>0.876186630300944</text:p>
              </table:table-cell>
              <table:table-cell office:value-type="float" office:value="-0.109886605433214">
                <text:p>-0.10988660543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74594720261224">
                <text:p>-0.274594720261224</text:p>
              </table:table-cell>
              <table:table-cell office:value-type="float" office:value="0.948102715513244">
                <text:p>0.948102715513244</text:p>
              </table:table-cell>
              <table:table-cell office:value-type="float" office:value="-0.0709327318420323">
                <text:p>-0.0709327318420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17776709440842">
                <text:p>-0.217776709440842</text:p>
              </table:table-cell>
              <table:table-cell office:value-type="float" office:value="0.89348296680745">
                <text:p>0.89348296680745</text:p>
              </table:table-cell>
              <table:table-cell office:value-type="float" office:value="0.213947641400953">
                <text:p>0.213947641400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7547721636337">
                <text:p>-0.177547721636337</text:p>
              </table:table-cell>
              <table:table-cell office:value-type="float" office:value="0.934266970302797">
                <text:p>0.934266970302797</text:p>
              </table:table-cell>
              <table:table-cell office:value-type="float" office:value="0.335507475268684">
                <text:p>0.335507475268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49129746521121">
                <text:p>-0.149129746521121</text:p>
              </table:table-cell>
              <table:table-cell office:value-type="float" office:value="0.912586556157238">
                <text:p>0.912586556157238</text:p>
              </table:table-cell>
              <table:table-cell office:value-type="float" office:value="0.336150131295718">
                <text:p>0.336150131295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42897472593507">
                <text:p>-0.142897472593507</text:p>
              </table:table-cell>
              <table:table-cell office:value-type="float" office:value="0.872878298401937">
                <text:p>0.872878298401937</text:p>
              </table:table-cell>
              <table:table-cell office:value-type="float" office:value="0.277734109271621">
                <text:p>0.277734109271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98357454508376">
                <text:p>-0.0998357454508376</text:p>
              </table:table-cell>
              <table:table-cell office:value-type="float" office:value="0.992031206556421">
                <text:p>0.992031206556421</text:p>
              </table:table-cell>
              <table:table-cell office:value-type="float" office:value="0.15911560665007">
                <text:p>0.15911560665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29090824226738">
                <text:p>-0.0429090824226738</text:p>
              </table:table-cell>
              <table:table-cell office:value-type="float" office:value="1.13104238107217">
                <text:p>1.13104238107217</text:p>
              </table:table-cell>
              <table:table-cell office:value-type="float" office:value="0.19252181763925">
                <text:p>0.19252181763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7269087292825">
                <text:p>0.0247269087292825</text:p>
              </table:table-cell>
              <table:table-cell office:value-type="float" office:value="1.07990142859034">
                <text:p>1.07990142859034</text:p>
              </table:table-cell>
              <table:table-cell office:value-type="float" office:value="0.260554037634779">
                <text:p>0.260554037634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04450458816077">
                <text:p>0.0904450458816077</text:p>
              </table:table-cell>
              <table:table-cell office:value-type="float" office:value="1.15007811569066">
                <text:p>1.15007811569066</text:p>
              </table:table-cell>
              <table:table-cell office:value-type="float" office:value="0.342006627419483">
                <text:p>0.342006627419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5979704236145">
                <text:p>0.205979704236145</text:p>
              </table:table-cell>
              <table:table-cell office:value-type="float" office:value="1.20718035456579">
                <text:p>1.20718035456579</text:p>
              </table:table-cell>
              <table:table-cell office:value-type="float" office:value="0.325249013731936">
                <text:p>0.325249013731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6286881164184">
                <text:p>0.266286881164184</text:p>
              </table:table-cell>
              <table:table-cell office:value-type="float" office:value="1.34479636960638">
                <text:p>1.34479636960638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909971545726">
                <text:p>0.348909971545726</text:p>
              </table:table-cell>
              <table:table-cell office:value-type="float" office:value="1.42910173575713">
                <text:p>1.42910173575713</text:p>
              </table:table-cell>
              <table:table-cell office:value-type="float" office:value="0.425421776047113">
                <text:p>0.425421776047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379494949577">
                <text:p>0.40379494949577</text:p>
              </table:table-cell>
              <table:table-cell office:value-type="float" office:value="1.43722113360431">
                <text:p>1.43722113360431</text:p>
              </table:table-cell>
              <table:table-cell office:value-type="float" office:value="0.453546569095479">
                <text:p>0.453546569095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3203731171208">
                <text:p>0.473203731171208</text:p>
              </table:table-cell>
              <table:table-cell office:value-type="float" office:value="1.39233274636232">
                <text:p>1.39233274636232</text:p>
              </table:table-cell>
              <table:table-cell office:value-type="float" office:value="0.36405766296247">
                <text:p>0.36405766296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9217996213278">
                <text:p>0.479217996213278</text:p>
              </table:table-cell>
              <table:table-cell office:value-type="float" office:value="1.37268300917528">
                <text:p>1.37268300917528</text:p>
              </table:table-cell>
              <table:table-cell office:value-type="float" office:value="0.425024638643778">
                <text:p>0.425024638643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1.359103787949">
                <text:p>1.359103787949</text:p>
              </table:table-cell>
              <table:table-cell office:value-type="float" office:value="0.256806759229759">
                <text:p>0.256806759229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2623476693213">
                <text:p>0.462623476693213</text:p>
              </table:table-cell>
              <table:table-cell office:value-type="float" office:value="1.3180351255809">
                <text:p>1.3180351255809</text:p>
              </table:table-cell>
              <table:table-cell office:value-type="float" office:value="0.248708609864626">
                <text:p>0.248708609864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9813424401309">
                <text:p>0.399813424401309</text:p>
              </table:table-cell>
              <table:table-cell office:value-type="float" office:value="1.32664274649472">
                <text:p>1.32664274649472</text:p>
              </table:table-cell>
              <table:table-cell office:value-type="float" office:value="0.0976235442859726">
                <text:p>0.097623544285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4518635618903">
                <text:p>0.384518635618903</text:p>
              </table:table-cell>
              <table:table-cell office:value-type="float" office:value="1.48071932635147">
                <text:p>1.48071932635147</text:p>
              </table:table-cell>
              <table:table-cell office:value-type="float" office:value="-0.0885388815489943">
                <text:p>-0.0885388815489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0385658816183">
                <text:p>0.400385658816183</text:p>
              </table:table-cell>
              <table:table-cell office:value-type="float" office:value="1.5">
                <text:p>1.5</text:p>
              </table:table-cell>
              <table:table-cell office:value-type="float" office:value="-0.0865907355234757">
                <text:p>-0.0865907355234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7951559955792">
                <text:p>0.407951559955792</text:p>
              </table:table-cell>
              <table:table-cell office:value-type="float" office:value="1.41466357293225">
                <text:p>1.41466357293225</text:p>
              </table:table-cell>
              <table:table-cell office:value-type="float" office:value="0.0549802939230944">
                <text:p>0.054980293923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2346651035293">
                <text:p>0.432346651035293</text:p>
              </table:table-cell>
              <table:table-cell office:value-type="float" office:value="1.37267969918839">
                <text:p>1.37267969918839</text:p>
              </table:table-cell>
              <table:table-cell office:value-type="float" office:value="0.111239387066025">
                <text:p>0.11123938706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771649323062">
                <text:p>0.456771649323062</text:p>
              </table:table-cell>
              <table:table-cell office:value-type="float" office:value="1.30181784480133">
                <text:p>1.30181784480133</text:p>
              </table:table-cell>
              <table:table-cell office:value-type="float" office:value="0.16494673486183">
                <text:p>0.1649467348618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